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1.2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IA</text:p>
          </table:table-cell>
          <table:table-cell office:value-type="string">
            <text:p>TIME</text:p>
          </table:table-cell>
          <table:table-cell office:value-type="string">
            <text:p>IRR</text:p>
          </table:table-cell>
          <table:table-cell office:value-type="string">
            <text:p>TEMP</text:p>
          </table:table-cell>
          <table:table-cell office:value-type="string">
            <text:p>MA</text:p>
          </table:table-cell>
          <table:table-cell office:value-type="string">
            <text:p>PDC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7.72</text:p>
          </table:table-cell>
          <table:table-cell office:value-type="string">
            <text:p>0.69269</text:p>
          </table:table-cell>
          <table:table-cell office:value-type="string">
            <text:p>41.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8.03</text:p>
          </table:table-cell>
          <table:table-cell office:value-type="string">
            <text:p>0.69267</text:p>
          </table:table-cell>
          <table:table-cell office:value-type="string">
            <text:p>83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8.6</text:p>
          </table:table-cell>
          <table:table-cell office:value-type="string">
            <text:p>18.49</text:p>
          </table:table-cell>
          <table:table-cell office:value-type="string">
            <text:p>0.69265</text:p>
          </table:table-cell>
          <table:table-cell office:value-type="string">
            <text:p>147.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1.2</text:p>
          </table:table-cell>
          <table:table-cell office:value-type="string">
            <text:p>22.78</text:p>
          </table:table-cell>
          <table:table-cell office:value-type="string">
            <text:p>0.69262</text:p>
          </table:table-cell>
          <table:table-cell office:value-type="string">
            <text:p>299.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51.9</text:p>
          </table:table-cell>
          <table:table-cell office:value-type="string">
            <text:p>25.66</text:p>
          </table:table-cell>
          <table:table-cell office:value-type="string">
            <text:p>0.69259</text:p>
          </table:table-cell>
          <table:table-cell office:value-type="string">
            <text:p>517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77.7</text:p>
          </table:table-cell>
          <table:table-cell office:value-type="string">
            <text:p>28.04</text:p>
          </table:table-cell>
          <table:table-cell office:value-type="string">
            <text:p>0.69258</text:p>
          </table:table-cell>
          <table:table-cell office:value-type="string">
            <text:p>743.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11.7</text:p>
          </table:table-cell>
          <table:table-cell office:value-type="string">
            <text:p>28.75</text:p>
          </table:table-cell>
          <table:table-cell office:value-type="string">
            <text:p>0.69258</text:p>
          </table:table-cell>
          <table:table-cell office:value-type="string">
            <text:p>1011.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52.2</text:p>
          </table:table-cell>
          <table:table-cell office:value-type="string">
            <text:p>27.5</text:p>
          </table:table-cell>
          <table:table-cell office:value-type="string">
            <text:p>0.69264</text:p>
          </table:table-cell>
          <table:table-cell office:value-type="string">
            <text:p>1385.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00.3</text:p>
          </table:table-cell>
          <table:table-cell office:value-type="string">
            <text:p>25.76</text:p>
          </table:table-cell>
          <table:table-cell office:value-type="string">
            <text:p>0.69277</text:p>
          </table:table-cell>
          <table:table-cell office:value-type="string">
            <text:p>1863.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264.3</text:p>
          </table:table-cell>
          <table:table-cell office:value-type="string">
            <text:p>27.36</text:p>
          </table:table-cell>
          <table:table-cell office:value-type="string">
            <text:p>0.69285</text:p>
          </table:table-cell>
          <table:table-cell office:value-type="string">
            <text:p>2447.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320.1</text:p>
          </table:table-cell>
          <table:table-cell office:value-type="string">
            <text:p>27.98</text:p>
          </table:table-cell>
          <table:table-cell office:value-type="string">
            <text:p>0.69295</text:p>
          </table:table-cell>
          <table:table-cell office:value-type="string">
            <text:p>3025.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355.4</text:p>
          </table:table-cell>
          <table:table-cell office:value-type="string">
            <text:p>26.64</text:p>
          </table:table-cell>
          <table:table-cell office:value-type="string">
            <text:p>0.69315</text:p>
          </table:table-cell>
          <table:table-cell office:value-type="string">
            <text:p>3336.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419.3</text:p>
          </table:table-cell>
          <table:table-cell office:value-type="string">
            <text:p>27.09</text:p>
          </table:table-cell>
          <table:table-cell office:value-type="string">
            <text:p>0.69334</text:p>
          </table:table-cell>
          <table:table-cell office:value-type="string">
            <text:p>3934.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432.2</text:p>
          </table:table-cell>
          <table:table-cell office:value-type="string">
            <text:p>27.27</text:p>
          </table:table-cell>
          <table:table-cell office:value-type="string">
            <text:p>0.69358</text:p>
          </table:table-cell>
          <table:table-cell office:value-type="string">
            <text:p>4001.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414.3</text:p>
          </table:table-cell>
          <table:table-cell office:value-type="string">
            <text:p>27.46</text:p>
          </table:table-cell>
          <table:table-cell office:value-type="string">
            <text:p>0.69376</text:p>
          </table:table-cell>
          <table:table-cell office:value-type="string">
            <text:p>3918.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67">
            <text:p>567</text:p>
          </table:table-cell>
          <table:table-cell office:value-type="string">
            <text:p>27.77</text:p>
          </table:table-cell>
          <table:table-cell office:value-type="float" office:value="694">
            <text:p>694</text:p>
          </table:table-cell>
          <table:table-cell office:value-type="string">
            <text:p>5307.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586.1</text:p>
          </table:table-cell>
          <table:table-cell office:value-type="string">
            <text:p>28.42</text:p>
          </table:table-cell>
          <table:table-cell office:value-type="string">
            <text:p>0.69425</text:p>
          </table:table-cell>
          <table:table-cell office:value-type="string">
            <text:p>5469.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653.7</text:p>
          </table:table-cell>
          <table:table-cell office:value-type="string">
            <text:p>28.36</text:p>
          </table:table-cell>
          <table:table-cell office:value-type="string">
            <text:p>0.6945</text:p>
          </table:table-cell>
          <table:table-cell office:value-type="string">
            <text:p>5865.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10">
            <text:p>610</text:p>
          </table:table-cell>
          <table:table-cell office:value-type="string">
            <text:p>28.3</text:p>
          </table:table-cell>
          <table:table-cell office:value-type="string">
            <text:p>0.69467</text:p>
          </table:table-cell>
          <table:table-cell office:value-type="string">
            <text:p>5507.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754.8</text:p>
          </table:table-cell>
          <table:table-cell office:value-type="string">
            <text:p>28.54</text:p>
          </table:table-cell>
          <table:table-cell office:value-type="string">
            <text:p>0.69499</text:p>
          </table:table-cell>
          <table:table-cell office:value-type="string">
            <text:p>6827.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745.6</text:p>
          </table:table-cell>
          <table:table-cell office:value-type="string">
            <text:p>28.62</text:p>
          </table:table-cell>
          <table:table-cell office:value-type="string">
            <text:p>0.6952</text:p>
          </table:table-cell>
          <table:table-cell office:value-type="string">
            <text:p>6657.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780.6</text:p>
          </table:table-cell>
          <table:table-cell office:value-type="string">
            <text:p>28.8</text:p>
          </table:table-cell>
          <table:table-cell office:value-type="string">
            <text:p>0.69542</text:p>
          </table:table-cell>
          <table:table-cell office:value-type="string">
            <text:p>6979.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811.3</text:p>
          </table:table-cell>
          <table:table-cell office:value-type="string">
            <text:p>29.19</text:p>
          </table:table-cell>
          <table:table-cell office:value-type="string">
            <text:p>0.69565</text:p>
          </table:table-cell>
          <table:table-cell office:value-type="string">
            <text:p>7189.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859.6</text:p>
          </table:table-cell>
          <table:table-cell office:value-type="string">
            <text:p>29.81</text:p>
          </table:table-cell>
          <table:table-cell office:value-type="string">
            <text:p>0.69585</text:p>
          </table:table-cell>
          <table:table-cell office:value-type="string">
            <text:p>7508.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08">
            <text:p>908</text:p>
          </table:table-cell>
          <table:table-cell office:value-type="string">
            <text:p>30.63</text:p>
          </table:table-cell>
          <table:table-cell office:value-type="string">
            <text:p>0.69606</text:p>
          </table:table-cell>
          <table:table-cell office:value-type="string">
            <text:p>7850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929.5</text:p>
          </table:table-cell>
          <table:table-cell office:value-type="string">
            <text:p>29.46</text:p>
          </table:table-cell>
          <table:table-cell office:value-type="string">
            <text:p>0.69629</text:p>
          </table:table-cell>
          <table:table-cell office:value-type="string">
            <text:p>8025.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1006.2</text:p>
          </table:table-cell>
          <table:table-cell office:value-type="string">
            <text:p>29.87</text:p>
          </table:table-cell>
          <table:table-cell office:value-type="string">
            <text:p>0.69644</text:p>
          </table:table-cell>
          <table:table-cell office:value-type="string">
            <text:p>8389.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1012.6</text:p>
          </table:table-cell>
          <table:table-cell office:value-type="string">
            <text:p>30.25</text:p>
          </table:table-cell>
          <table:table-cell office:value-type="string">
            <text:p>0.69665</text:p>
          </table:table-cell>
          <table:table-cell office:value-type="string">
            <text:p>8132.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862.2</text:p>
          </table:table-cell>
          <table:table-cell office:value-type="string">
            <text:p>30.56</text:p>
          </table:table-cell>
          <table:table-cell office:value-type="string">
            <text:p>0.69688</text:p>
          </table:table-cell>
          <table:table-cell office:value-type="string">
            <text:p>6553.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1139.5</text:p>
          </table:table-cell>
          <table:table-cell office:value-type="string">
            <text:p>30.44</text:p>
          </table:table-cell>
          <table:table-cell office:value-type="string">
            <text:p>0.69706</text:p>
          </table:table-cell>
          <table:table-cell office:value-type="string">
            <text:p>84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1083.1</text:p>
          </table:table-cell>
          <table:table-cell office:value-type="string">
            <text:p>30.69</text:p>
          </table:table-cell>
          <table:table-cell office:value-type="string">
            <text:p>0.69719</text:p>
          </table:table-cell>
          <table:table-cell office:value-type="string">
            <text:p>8421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897.5</text:p>
          </table:table-cell>
          <table:table-cell office:value-type="string">
            <text:p>29.93</text:p>
          </table:table-cell>
          <table:table-cell office:value-type="string">
            <text:p>0.69735</text:p>
          </table:table-cell>
          <table:table-cell office:value-type="string">
            <text:p>6543.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1150.7</text:p>
          </table:table-cell>
          <table:table-cell office:value-type="string">
            <text:p>31.03</text:p>
          </table:table-cell>
          <table:table-cell office:value-type="string">
            <text:p>0.69747</text:p>
          </table:table-cell>
          <table:table-cell office:value-type="string">
            <text:p>8408.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1199.1</text:p>
          </table:table-cell>
          <table:table-cell office:value-type="string">
            <text:p>30.57</text:p>
          </table:table-cell>
          <table:table-cell office:value-type="string">
            <text:p>0.69765</text:p>
          </table:table-cell>
          <table:table-cell office:value-type="string">
            <text:p>8424.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1159.3</text:p>
          </table:table-cell>
          <table:table-cell office:value-type="string">
            <text:p>30.55</text:p>
          </table:table-cell>
          <table:table-cell office:value-type="string">
            <text:p>0.69778</text:p>
          </table:table-cell>
          <table:table-cell office:value-type="string">
            <text:p>8420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1150.9</text:p>
          </table:table-cell>
          <table:table-cell office:value-type="string">
            <text:p>30.18</text:p>
          </table:table-cell>
          <table:table-cell office:value-type="string">
            <text:p>0.69793</text:p>
          </table:table-cell>
          <table:table-cell office:value-type="string">
            <text:p>8416.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15">
            <text:p>315</text:p>
          </table:table-cell>
          <table:table-cell office:value-type="string">
            <text:p>29.01</text:p>
          </table:table-cell>
          <table:table-cell office:value-type="string">
            <text:p>0.69802</text:p>
          </table:table-cell>
          <table:table-cell office:value-type="string">
            <text:p>2627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585.6</text:p>
          </table:table-cell>
          <table:table-cell office:value-type="string">
            <text:p>28.81</text:p>
          </table:table-cell>
          <table:table-cell office:value-type="string">
            <text:p>0.69811</text:p>
          </table:table-cell>
          <table:table-cell office:value-type="string">
            <text:p>4467.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985.2</text:p>
          </table:table-cell>
          <table:table-cell office:value-type="string">
            <text:p>29.94</text:p>
          </table:table-cell>
          <table:table-cell office:value-type="string">
            <text:p>0.69826</text:p>
          </table:table-cell>
          <table:table-cell office:value-type="string">
            <text:p>6943.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1165.8</text:p>
          </table:table-cell>
          <table:table-cell office:value-type="string">
            <text:p>30.32</text:p>
          </table:table-cell>
          <table:table-cell office:value-type="string">
            <text:p>0.69835</text:p>
          </table:table-cell>
          <table:table-cell office:value-type="string">
            <text:p>8425.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939.3</text:p>
          </table:table-cell>
          <table:table-cell office:value-type="string">
            <text:p>30.3</text:p>
          </table:table-cell>
          <table:table-cell office:value-type="string">
            <text:p>0.69846</text:p>
          </table:table-cell>
          <table:table-cell office:value-type="string">
            <text:p>6967.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1161.6</text:p>
          </table:table-cell>
          <table:table-cell office:value-type="string">
            <text:p>32.33</text:p>
          </table:table-cell>
          <table:table-cell office:value-type="string">
            <text:p>0.69853</text:p>
          </table:table-cell>
          <table:table-cell office:value-type="string">
            <text:p>8412.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1156.3</text:p>
          </table:table-cell>
          <table:table-cell office:value-type="string">
            <text:p>32.16</text:p>
          </table:table-cell>
          <table:table-cell office:value-type="string">
            <text:p>0.69862</text:p>
          </table:table-cell>
          <table:table-cell office:value-type="string">
            <text:p>8424.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1146.4</text:p>
          </table:table-cell>
          <table:table-cell office:value-type="string">
            <text:p>32.2</text:p>
          </table:table-cell>
          <table:table-cell office:value-type="string">
            <text:p>0.69871</text:p>
          </table:table-cell>
          <table:table-cell office:value-type="string">
            <text:p>7890.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748.7</text:p>
          </table:table-cell>
          <table:table-cell office:value-type="string">
            <text:p>31.7</text:p>
          </table:table-cell>
          <table:table-cell office:value-type="string">
            <text:p>0.69882</text:p>
          </table:table-cell>
          <table:table-cell office:value-type="string">
            <text:p>5312.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1047.4</text:p>
          </table:table-cell>
          <table:table-cell office:value-type="string">
            <text:p>32.3</text:p>
          </table:table-cell>
          <table:table-cell office:value-type="string">
            <text:p>0.69887</text:p>
          </table:table-cell>
          <table:table-cell office:value-type="string">
            <text:p>7657.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924.2</text:p>
          </table:table-cell>
          <table:table-cell office:value-type="string">
            <text:p>32.13</text:p>
          </table:table-cell>
          <table:table-cell office:value-type="string">
            <text:p>0.69904</text:p>
          </table:table-cell>
          <table:table-cell office:value-type="string">
            <text:p>6772.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1139.5</text:p>
          </table:table-cell>
          <table:table-cell office:value-type="string">
            <text:p>33.19</text:p>
          </table:table-cell>
          <table:table-cell office:value-type="string">
            <text:p>0.69916</text:p>
          </table:table-cell>
          <table:table-cell office:value-type="string">
            <text:p>8421.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952.6</text:p>
          </table:table-cell>
          <table:table-cell office:value-type="string">
            <text:p>32.34</text:p>
          </table:table-cell>
          <table:table-cell office:value-type="string">
            <text:p>0.6993</text:p>
          </table:table-cell>
          <table:table-cell office:value-type="string">
            <text:p>7153.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247.6</text:p>
          </table:table-cell>
          <table:table-cell office:value-type="string">
            <text:p>30.6</text:p>
          </table:table-cell>
          <table:table-cell office:value-type="string">
            <text:p>0.69941</text:p>
          </table:table-cell>
          <table:table-cell office:value-type="string">
            <text:p>2117.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677.8</text:p>
          </table:table-cell>
          <table:table-cell office:value-type="string">
            <text:p>31.27</text:p>
          </table:table-cell>
          <table:table-cell office:value-type="string">
            <text:p>0.69955</text:p>
          </table:table-cell>
          <table:table-cell office:value-type="string">
            <text:p>5331.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89">
            <text:p>289</text:p>
          </table:table-cell>
          <table:table-cell office:value-type="string">
            <text:p>30.99</text:p>
          </table:table-cell>
          <table:table-cell office:value-type="string">
            <text:p>0.69967</text:p>
          </table:table-cell>
          <table:table-cell office:value-type="string">
            <text:p>2531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54">
            <text:p>254</text:p>
          </table:table-cell>
          <table:table-cell office:value-type="string">
            <text:p>31.1</text:p>
          </table:table-cell>
          <table:table-cell office:value-type="string">
            <text:p>0.69972</text:p>
          </table:table-cell>
          <table:table-cell office:value-type="string">
            <text:p>2274.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304.5</text:p>
          </table:table-cell>
          <table:table-cell office:value-type="string">
            <text:p>31.83</text:p>
          </table:table-cell>
          <table:table-cell office:value-type="string">
            <text:p>0.69972</text:p>
          </table:table-cell>
          <table:table-cell office:value-type="string">
            <text:p>2842.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975.6</text:p>
          </table:table-cell>
          <table:table-cell office:value-type="string">
            <text:p>33.52</text:p>
          </table:table-cell>
          <table:table-cell office:value-type="string">
            <text:p>0.6998</text:p>
          </table:table-cell>
          <table:table-cell office:value-type="string">
            <text:p>8118.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300.6</text:p>
          </table:table-cell>
          <table:table-cell office:value-type="string">
            <text:p>31.81</text:p>
          </table:table-cell>
          <table:table-cell office:value-type="string">
            <text:p>0.69984</text:p>
          </table:table-cell>
          <table:table-cell office:value-type="string">
            <text:p>2462.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232.6</text:p>
          </table:table-cell>
          <table:table-cell office:value-type="string">
            <text:p>31.14</text:p>
          </table:table-cell>
          <table:table-cell office:value-type="string">
            <text:p>0.69986</text:p>
          </table:table-cell>
          <table:table-cell office:value-type="string">
            <text:p>2015.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173.2</text:p>
          </table:table-cell>
          <table:table-cell office:value-type="string">
            <text:p>30.44</text:p>
          </table:table-cell>
          <table:table-cell office:value-type="string">
            <text:p>0.69987</text:p>
          </table:table-cell>
          <table:table-cell office:value-type="string">
            <text:p>1502.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140.1</text:p>
          </table:table-cell>
          <table:table-cell office:value-type="string">
            <text:p>30.19</text:p>
          </table:table-cell>
          <table:table-cell office:value-type="string">
            <text:p>0.69985</text:p>
          </table:table-cell>
          <table:table-cell office:value-type="string">
            <text:p>1229.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145.2</text:p>
          </table:table-cell>
          <table:table-cell office:value-type="string">
            <text:p>29.11</text:p>
          </table:table-cell>
          <table:table-cell office:value-type="string">
            <text:p>0.69984</text:p>
          </table:table-cell>
          <table:table-cell office:value-type="string">
            <text:p>1266.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99">
            <text:p>199</text:p>
          </table:table-cell>
          <table:table-cell office:value-type="string">
            <text:p>29.86</text:p>
          </table:table-cell>
          <table:table-cell office:value-type="string">
            <text:p>0.69984</text:p>
          </table:table-cell>
          <table:table-cell office:value-type="string">
            <text:p>1752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274.9</text:p>
          </table:table-cell>
          <table:table-cell office:value-type="string">
            <text:p>30.8</text:p>
          </table:table-cell>
          <table:table-cell office:value-type="string">
            <text:p>0.69983</text:p>
          </table:table-cell>
          <table:table-cell office:value-type="string">
            <text:p>2222.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71">
            <text:p>171</text:p>
          </table:table-cell>
          <table:table-cell office:value-type="string">
            <text:p>29.76</text:p>
          </table:table-cell>
          <table:table-cell office:value-type="string">
            <text:p>0.6999</text:p>
          </table:table-cell>
          <table:table-cell office:value-type="string">
            <text:p>1416.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207.9</text:p>
          </table:table-cell>
          <table:table-cell office:value-type="string">
            <text:p>29.79</text:p>
          </table:table-cell>
          <table:table-cell office:value-type="string">
            <text:p>0.69995</text:p>
          </table:table-cell>
          <table:table-cell office:value-type="string">
            <text:p>1759.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132.3</text:p>
          </table:table-cell>
          <table:table-cell office:value-type="string">
            <text:p>29.38</text:p>
          </table:table-cell>
          <table:table-cell office:value-type="string">
            <text:p>0.69999</text:p>
          </table:table-cell>
          <table:table-cell office:value-type="string">
            <text:p>1152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126.9</text:p>
          </table:table-cell>
          <table:table-cell office:value-type="string">
            <text:p>29.27</text:p>
          </table:table-cell>
          <table:table-cell office:value-type="string">
            <text:p>0.70001</text:p>
          </table:table-cell>
          <table:table-cell office:value-type="string">
            <text:p>1107.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28.6</text:p>
          </table:table-cell>
          <table:table-cell office:value-type="string">
            <text:p>29.97</text:p>
          </table:table-cell>
          <table:table-cell office:value-type="string">
            <text:p>0.69998</text:p>
          </table:table-cell>
          <table:table-cell office:value-type="string">
            <text:p>1068.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118.1</text:p>
          </table:table-cell>
          <table:table-cell office:value-type="string">
            <text:p>29.12</text:p>
          </table:table-cell>
          <table:table-cell office:value-type="string">
            <text:p>0.70004</text:p>
          </table:table-cell>
          <table:table-cell office:value-type="string">
            <text:p>1023.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string">
            <text:p>28.9</text:p>
          </table:table-cell>
          <table:table-cell office:value-type="string">
            <text:p>0.70012</text:p>
          </table:table-cell>
          <table:table-cell office:value-type="string">
            <text:p>1169.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62.9</text:p>
          </table:table-cell>
          <table:table-cell office:value-type="string">
            <text:p>28.36</text:p>
          </table:table-cell>
          <table:table-cell office:value-type="string">
            <text:p>0.7002</text:p>
          </table:table-cell>
          <table:table-cell office:value-type="string">
            <text:p>525.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31.9</text:p>
          </table:table-cell>
          <table:table-cell office:value-type="string">
            <text:p>27.96</text:p>
          </table:table-cell>
          <table:table-cell office:value-type="string">
            <text:p>0.70023</text:p>
          </table:table-cell>
          <table:table-cell office:value-type="string">
            <text:p>264.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string">
            <text:p>27.82</text:p>
          </table:table-cell>
          <table:table-cell office:value-type="string">
            <text:p>0.7003</text:p>
          </table:table-cell>
          <table:table-cell office:value-type="string">
            <text:p>162.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12.4</text:p>
          </table:table-cell>
          <table:table-cell office:value-type="string">
            <text:p>27.7</text:p>
          </table:table-cell>
          <table:table-cell office:value-type="string">
            <text:p>0.70036</text:p>
          </table:table-cell>
          <table:table-cell office:value-type="string">
            <text:p>103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7.7</text:p>
          </table:table-cell>
          <table:table-cell office:value-type="string">
            <text:p>27.25</text:p>
          </table:table-cell>
          <table:table-cell office:value-type="string">
            <text:p>0.70044</text:p>
          </table:table-cell>
          <table:table-cell office:value-type="string">
            <text:p>63.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2.9</text:p>
          </table:table-cell>
          <table:table-cell office:value-type="string">
            <text:p>27.17</text:p>
          </table:table-cell>
          <table:table-cell office:value-type="string">
            <text:p>0.70055</text:p>
          </table:table-cell>
          <table:table-cell office:value-type="string">
            <text:p>26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0.1</text:p>
          </table:table-cell>
          <table:table-cell office:value-type="string">
            <text:p>27.1</text:p>
          </table:table-cell>
          <table:table-cell office:value-type="string">
            <text:p>0.70071</text:p>
          </table:table-cell>
          <table:table-cell office:value-type="string">
            <text:p>3.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6.33</text:p>
          </table:table-cell>
          <table:table-cell office:value-type="string">
            <text:p>20.56</text:p>
          </table:table-cell>
          <table:table-cell office:value-type="string">
            <text:p>0.70923</text:p>
          </table:table-cell>
          <table:table-cell office:value-type="string">
            <text:p>41.95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10.6</text:p>
          </table:table-cell>
          <table:table-cell office:value-type="string">
            <text:p>20.59</text:p>
          </table:table-cell>
          <table:table-cell office:value-type="string">
            <text:p>0.7093</text:p>
          </table:table-cell>
          <table:table-cell office:value-type="string">
            <text:p>79.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1.37</text:p>
          </table:table-cell>
          <table:table-cell office:value-type="string">
            <text:p>0.70944</text:p>
          </table:table-cell>
          <table:table-cell office:value-type="string">
            <text:p>152.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9.7</text:p>
          </table:table-cell>
          <table:table-cell office:value-type="string">
            <text:p>22.74</text:p>
          </table:table-cell>
          <table:table-cell office:value-type="string">
            <text:p>0.70956</text:p>
          </table:table-cell>
          <table:table-cell office:value-type="string">
            <text:p>255.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8.2</text:p>
          </table:table-cell>
          <table:table-cell office:value-type="string">
            <text:p>23.92</text:p>
          </table:table-cell>
          <table:table-cell office:value-type="string">
            <text:p>0.70967</text:p>
          </table:table-cell>
          <table:table-cell office:value-type="string">
            <text:p>423.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76.15</text:p>
          </table:table-cell>
          <table:table-cell office:value-type="string">
            <text:p>24.77</text:p>
          </table:table-cell>
          <table:table-cell office:value-type="string">
            <text:p>0.70982</text:p>
          </table:table-cell>
          <table:table-cell office:value-type="string">
            <text:p>669.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10.7</text:p>
          </table:table-cell>
          <table:table-cell office:value-type="string">
            <text:p>25.14</text:p>
          </table:table-cell>
          <table:table-cell office:value-type="string">
            <text:p>0.70992</text:p>
          </table:table-cell>
          <table:table-cell office:value-type="string">
            <text:p>977.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50.2</text:p>
          </table:table-cell>
          <table:table-cell office:value-type="string">
            <text:p>25.38</text:p>
          </table:table-cell>
          <table:table-cell office:value-type="string">
            <text:p>0.71006</text:p>
          </table:table-cell>
          <table:table-cell office:value-type="string">
            <text:p>1382.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93.6</text:p>
          </table:table-cell>
          <table:table-cell office:value-type="string">
            <text:p>25.46</text:p>
          </table:table-cell>
          <table:table-cell office:value-type="string">
            <text:p>0.71021</text:p>
          </table:table-cell>
          <table:table-cell office:value-type="string">
            <text:p>1824.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239.2</text:p>
          </table:table-cell>
          <table:table-cell office:value-type="string">
            <text:p>25.63</text:p>
          </table:table-cell>
          <table:table-cell office:value-type="string">
            <text:p>0.71039</text:p>
          </table:table-cell>
          <table:table-cell office:value-type="string">
            <text:p>2292.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285.8</text:p>
          </table:table-cell>
          <table:table-cell office:value-type="string">
            <text:p>26.38</text:p>
          </table:table-cell>
          <table:table-cell office:value-type="string">
            <text:p>0.71055</text:p>
          </table:table-cell>
          <table:table-cell office:value-type="string">
            <text:p>2769.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34">
            <text:p>334</text:p>
          </table:table-cell>
          <table:table-cell office:value-type="string">
            <text:p>26.19</text:p>
          </table:table-cell>
          <table:table-cell office:value-type="string">
            <text:p>0.7108</text:p>
          </table:table-cell>
          <table:table-cell office:value-type="string">
            <text:p>3215.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380.7</text:p>
          </table:table-cell>
          <table:table-cell office:value-type="string">
            <text:p>27.56</text:p>
          </table:table-cell>
          <table:table-cell office:value-type="string">
            <text:p>0.71091</text:p>
          </table:table-cell>
          <table:table-cell office:value-type="string">
            <text:p>3651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427.5</text:p>
          </table:table-cell>
          <table:table-cell office:value-type="string">
            <text:p>26.84</text:p>
          </table:table-cell>
          <table:table-cell office:value-type="string">
            <text:p>0.71117</text:p>
          </table:table-cell>
          <table:table-cell office:value-type="string">
            <text:p>4075.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474.4</text:p>
          </table:table-cell>
          <table:table-cell office:value-type="string">
            <text:p>28.14</text:p>
          </table:table-cell>
          <table:table-cell office:value-type="string">
            <text:p>0.71131</text:p>
          </table:table-cell>
          <table:table-cell office:value-type="string">
            <text:p>4428.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519.1</text:p>
          </table:table-cell>
          <table:table-cell office:value-type="string">
            <text:p>27.95</text:p>
          </table:table-cell>
          <table:table-cell office:value-type="string">
            <text:p>0.71149</text:p>
          </table:table-cell>
          <table:table-cell office:value-type="string">
            <text:p>4858.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563.1</text:p>
          </table:table-cell>
          <table:table-cell office:value-type="string">
            <text:p>28.91</text:p>
          </table:table-cell>
          <table:table-cell office:value-type="string">
            <text:p>0.71161</text:p>
          </table:table-cell>
          <table:table-cell office:value-type="float" office:value="5220">
            <text:p>52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606.5</text:p>
          </table:table-cell>
          <table:table-cell office:value-type="string">
            <text:p>29.07</text:p>
          </table:table-cell>
          <table:table-cell office:value-type="string">
            <text:p>0.71176</text:p>
          </table:table-cell>
          <table:table-cell office:value-type="string">
            <text:p>5585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647.5</text:p>
          </table:table-cell>
          <table:table-cell office:value-type="string">
            <text:p>28.54</text:p>
          </table:table-cell>
          <table:table-cell office:value-type="string">
            <text:p>0.71193</text:p>
          </table:table-cell>
          <table:table-cell office:value-type="string">
            <text:p>5902.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686.6</text:p>
          </table:table-cell>
          <table:table-cell office:value-type="string">
            <text:p>29.75</text:p>
          </table:table-cell>
          <table:table-cell office:value-type="string">
            <text:p>0.7121</text:p>
          </table:table-cell>
          <table:table-cell office:value-type="string">
            <text:p>6184.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725.4</text:p>
          </table:table-cell>
          <table:table-cell office:value-type="string">
            <text:p>29.12</text:p>
          </table:table-cell>
          <table:table-cell office:value-type="string">
            <text:p>0.71226</text:p>
          </table:table-cell>
          <table:table-cell office:value-type="string">
            <text:p>6470.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762.7</text:p>
          </table:table-cell>
          <table:table-cell office:value-type="string">
            <text:p>29.3</text:p>
          </table:table-cell>
          <table:table-cell office:value-type="string">
            <text:p>0.71245</text:p>
          </table:table-cell>
          <table:table-cell office:value-type="string">
            <text:p>6776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796.3</text:p>
          </table:table-cell>
          <table:table-cell office:value-type="string">
            <text:p>29.28</text:p>
          </table:table-cell>
          <table:table-cell office:value-type="string">
            <text:p>0.71264</text:p>
          </table:table-cell>
          <table:table-cell office:value-type="string">
            <text:p>7022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828.9</text:p>
          </table:table-cell>
          <table:table-cell office:value-type="string">
            <text:p>29.48</text:p>
          </table:table-cell>
          <table:table-cell office:value-type="string">
            <text:p>0.71286</text:p>
          </table:table-cell>
          <table:table-cell office:value-type="string">
            <text:p>7269.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861.3</text:p>
          </table:table-cell>
          <table:table-cell office:value-type="string">
            <text:p>29.84</text:p>
          </table:table-cell>
          <table:table-cell office:value-type="string">
            <text:p>0.71297</text:p>
          </table:table-cell>
          <table:table-cell office:value-type="string">
            <text:p>7339.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892.6</text:p>
          </table:table-cell>
          <table:table-cell office:value-type="string">
            <text:p>30.18</text:p>
          </table:table-cell>
          <table:table-cell office:value-type="string">
            <text:p>0.71308</text:p>
          </table:table-cell>
          <table:table-cell office:value-type="string">
            <text:p>7703.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920">
            <text:p>920</text:p>
          </table:table-cell>
          <table:table-cell office:value-type="string">
            <text:p>30.13</text:p>
          </table:table-cell>
          <table:table-cell office:value-type="string">
            <text:p>0.71317</text:p>
          </table:table-cell>
          <table:table-cell office:value-type="string">
            <text:p>7883.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941">
            <text:p>941</text:p>
          </table:table-cell>
          <table:table-cell office:value-type="string">
            <text:p>30.09</text:p>
          </table:table-cell>
          <table:table-cell office:value-type="string">
            <text:p>0.71331</text:p>
          </table:table-cell>
          <table:table-cell office:value-type="string">
            <text:p>8003.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968.4</text:p>
          </table:table-cell>
          <table:table-cell office:value-type="string">
            <text:p>30.25</text:p>
          </table:table-cell>
          <table:table-cell office:value-type="string">
            <text:p>0.71349</text:p>
          </table:table-cell>
          <table:table-cell office:value-type="string">
            <text:p>8249.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990.2</text:p>
          </table:table-cell>
          <table:table-cell office:value-type="string">
            <text:p>30.6</text:p>
          </table:table-cell>
          <table:table-cell office:value-type="string">
            <text:p>0.71362</text:p>
          </table:table-cell>
          <table:table-cell office:value-type="string">
            <text:p>8383.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1006.5</text:p>
          </table:table-cell>
          <table:table-cell office:value-type="float" office:value="31">
            <text:p>31</text:p>
          </table:table-cell>
          <table:table-cell office:value-type="string">
            <text:p>0.71369</text:p>
          </table:table-cell>
          <table:table-cell office:value-type="string">
            <text:p>8401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1025.5</text:p>
          </table:table-cell>
          <table:table-cell office:value-type="string">
            <text:p>30.32</text:p>
          </table:table-cell>
          <table:table-cell office:value-type="string">
            <text:p>0.7138</text:p>
          </table:table-cell>
          <table:table-cell office:value-type="string">
            <text:p>8429.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1038.1</text:p>
          </table:table-cell>
          <table:table-cell office:value-type="string">
            <text:p>30.52</text:p>
          </table:table-cell>
          <table:table-cell office:value-type="string">
            <text:p>0.71394</text:p>
          </table:table-cell>
          <table:table-cell office:value-type="string">
            <text:p>8439.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1052.7</text:p>
          </table:table-cell>
          <table:table-cell office:value-type="string">
            <text:p>30.44</text:p>
          </table:table-cell>
          <table:table-cell office:value-type="string">
            <text:p>0.71405</text:p>
          </table:table-cell>
          <table:table-cell office:value-type="string">
            <text:p>8435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1066.2</text:p>
          </table:table-cell>
          <table:table-cell office:value-type="string">
            <text:p>30.87</text:p>
          </table:table-cell>
          <table:table-cell office:value-type="string">
            <text:p>0.71413</text:p>
          </table:table-cell>
          <table:table-cell office:value-type="string">
            <text:p>8433.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1090.5</text:p>
          </table:table-cell>
          <table:table-cell office:value-type="string">
            <text:p>31.04</text:p>
          </table:table-cell>
          <table:table-cell office:value-type="string">
            <text:p>0.71418</text:p>
          </table:table-cell>
          <table:table-cell office:value-type="string">
            <text:p>84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163.2</text:p>
          </table:table-cell>
          <table:table-cell office:value-type="string">
            <text:p>31.54</text:p>
          </table:table-cell>
          <table:table-cell office:value-type="string">
            <text:p>0.71429</text:p>
          </table:table-cell>
          <table:table-cell office:value-type="string">
            <text:p>8435.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700.5</text:p>
          </table:table-cell>
          <table:table-cell office:value-type="string">
            <text:p>30.75</text:p>
          </table:table-cell>
          <table:table-cell office:value-type="string">
            <text:p>0.71445</text:p>
          </table:table-cell>
          <table:table-cell office:value-type="string">
            <text:p>5249.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1101.2</text:p>
          </table:table-cell>
          <table:table-cell office:value-type="string">
            <text:p>30.54</text:p>
          </table:table-cell>
          <table:table-cell office:value-type="string">
            <text:p>0.71461</text:p>
          </table:table-cell>
          <table:table-cell office:value-type="string">
            <text:p>8244.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1148.3</text:p>
          </table:table-cell>
          <table:table-cell office:value-type="string">
            <text:p>31.76</text:p>
          </table:table-cell>
          <table:table-cell office:value-type="string">
            <text:p>0.71469</text:p>
          </table:table-cell>
          <table:table-cell office:value-type="string">
            <text:p>7866.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237">
            <text:p>1237</text:p>
          </table:table-cell>
          <table:table-cell office:value-type="string">
            <text:p>31.39</text:p>
          </table:table-cell>
          <table:table-cell office:value-type="string">
            <text:p>0.71483</text:p>
          </table:table-cell>
          <table:table-cell office:value-type="string">
            <text:p>8436.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1076.2</text:p>
          </table:table-cell>
          <table:table-cell office:value-type="string">
            <text:p>31.68</text:p>
          </table:table-cell>
          <table:table-cell office:value-type="string">
            <text:p>0.71492</text:p>
          </table:table-cell>
          <table:table-cell office:value-type="string">
            <text:p>7525.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1137.3</text:p>
          </table:table-cell>
          <table:table-cell office:value-type="string">
            <text:p>31.72</text:p>
          </table:table-cell>
          <table:table-cell office:value-type="string">
            <text:p>0.71499</text:p>
          </table:table-cell>
          <table:table-cell office:value-type="string">
            <text:p>8429.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1085.1</text:p>
          </table:table-cell>
          <table:table-cell office:value-type="string">
            <text:p>32.02</text:p>
          </table:table-cell>
          <table:table-cell office:value-type="string">
            <text:p>0.71507</text:p>
          </table:table-cell>
          <table:table-cell office:value-type="string">
            <text:p>80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830">
            <text:p>830</text:p>
          </table:table-cell>
          <table:table-cell office:value-type="string">
            <text:p>30.98</text:p>
          </table:table-cell>
          <table:table-cell office:value-type="string">
            <text:p>0.71517</text:p>
          </table:table-cell>
          <table:table-cell office:value-type="string">
            <text:p>6182.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1074.7</text:p>
          </table:table-cell>
          <table:table-cell office:value-type="string">
            <text:p>31.73</text:p>
          </table:table-cell>
          <table:table-cell office:value-type="string">
            <text:p>0.71528</text:p>
          </table:table-cell>
          <table:table-cell office:value-type="string">
            <text:p>8430.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1053.2</text:p>
          </table:table-cell>
          <table:table-cell office:value-type="string">
            <text:p>31.21</text:p>
          </table:table-cell>
          <table:table-cell office:value-type="string">
            <text:p>0.71539</text:p>
          </table:table-cell>
          <table:table-cell office:value-type="string">
            <text:p>8380.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931.3</text:p>
          </table:table-cell>
          <table:table-cell office:value-type="string">
            <text:p>31.85</text:p>
          </table:table-cell>
          <table:table-cell office:value-type="string">
            <text:p>0.71548</text:p>
          </table:table-cell>
          <table:table-cell office:value-type="string">
            <text:p>7342.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999">
            <text:p>999</text:p>
          </table:table-cell>
          <table:table-cell office:value-type="string">
            <text:p>32.01</text:p>
          </table:table-cell>
          <table:table-cell office:value-type="string">
            <text:p>0.71561</text:p>
          </table:table-cell>
          <table:table-cell office:value-type="string">
            <text:p>8255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973.1</text:p>
          </table:table-cell>
          <table:table-cell office:value-type="string">
            <text:p>30.92</text:p>
          </table:table-cell>
          <table:table-cell office:value-type="string">
            <text:p>0.7158</text:p>
          </table:table-cell>
          <table:table-cell office:value-type="string">
            <text:p>8041.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949.6</text:p>
          </table:table-cell>
          <table:table-cell office:value-type="string">
            <text:p>32.34</text:p>
          </table:table-cell>
          <table:table-cell office:value-type="string">
            <text:p>0.71588</text:p>
          </table:table-cell>
          <table:table-cell office:value-type="string">
            <text:p>7828.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927.5</text:p>
          </table:table-cell>
          <table:table-cell office:value-type="string">
            <text:p>32.71</text:p>
          </table:table-cell>
          <table:table-cell office:value-type="string">
            <text:p>0.71602</text:p>
          </table:table-cell>
          <table:table-cell office:value-type="string">
            <text:p>7721.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909.1</text:p>
          </table:table-cell>
          <table:table-cell office:value-type="string">
            <text:p>33.71</text:p>
          </table:table-cell>
          <table:table-cell office:value-type="string">
            <text:p>0.71612</text:p>
          </table:table-cell>
          <table:table-cell office:value-type="string">
            <text:p>7563.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string">
            <text:p>850.2</text:p>
          </table:table-cell>
          <table:table-cell office:value-type="float" office:value="34">
            <text:p>34</text:p>
          </table:table-cell>
          <table:table-cell office:value-type="string">
            <text:p>0.71623</text:p>
          </table:table-cell>
          <table:table-cell office:value-type="string">
            <text:p>7054.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881.9</text:p>
          </table:table-cell>
          <table:table-cell office:value-type="string">
            <text:p>33.88</text:p>
          </table:table-cell>
          <table:table-cell office:value-type="string">
            <text:p>0.71634</text:p>
          </table:table-cell>
          <table:table-cell office:value-type="float" office:value="7372">
            <text:p>73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887.1</text:p>
          </table:table-cell>
          <table:table-cell office:value-type="string">
            <text:p>33.43</text:p>
          </table:table-cell>
          <table:table-cell office:value-type="string">
            <text:p>0.71651</text:p>
          </table:table-cell>
          <table:table-cell office:value-type="string">
            <text:p>7449.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838.4</text:p>
          </table:table-cell>
          <table:table-cell office:value-type="string">
            <text:p>33.1</text:p>
          </table:table-cell>
          <table:table-cell office:value-type="string">
            <text:p>0.71673</text:p>
          </table:table-cell>
          <table:table-cell office:value-type="string">
            <text:p>7062.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68">
            <text:p>768</text:p>
          </table:table-cell>
          <table:table-cell office:value-type="string">
            <text:p>33.67</text:p>
          </table:table-cell>
          <table:table-cell office:value-type="string">
            <text:p>0.71685</text:p>
          </table:table-cell>
          <table:table-cell office:value-type="string">
            <text:p>6459.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709.2</text:p>
          </table:table-cell>
          <table:table-cell office:value-type="string">
            <text:p>34.18</text:p>
          </table:table-cell>
          <table:table-cell office:value-type="string">
            <text:p>0.71697</text:p>
          </table:table-cell>
          <table:table-cell office:value-type="string">
            <text:p>6029.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690.7</text:p>
          </table:table-cell>
          <table:table-cell office:value-type="string">
            <text:p>33.27</text:p>
          </table:table-cell>
          <table:table-cell office:value-type="string">
            <text:p>0.71709</text:p>
          </table:table-cell>
          <table:table-cell office:value-type="string">
            <text:p>5820.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624.5</text:p>
          </table:table-cell>
          <table:table-cell office:value-type="string">
            <text:p>33.16</text:p>
          </table:table-cell>
          <table:table-cell office:value-type="string">
            <text:p>0.71729</text:p>
          </table:table-cell>
          <table:table-cell office:value-type="string">
            <text:p>5286.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547.4</text:p>
          </table:table-cell>
          <table:table-cell office:value-type="string">
            <text:p>33.29</text:p>
          </table:table-cell>
          <table:table-cell office:value-type="string">
            <text:p>0.71743</text:p>
          </table:table-cell>
          <table:table-cell office:value-type="string">
            <text:p>46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496.2</text:p>
          </table:table-cell>
          <table:table-cell office:value-type="string">
            <text:p>32.9</text:p>
          </table:table-cell>
          <table:table-cell office:value-type="string">
            <text:p>0.71754</text:p>
          </table:table-cell>
          <table:table-cell office:value-type="string">
            <text:p>4141.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448.8</text:p>
          </table:table-cell>
          <table:table-cell office:value-type="string">
            <text:p>32.72</text:p>
          </table:table-cell>
          <table:table-cell office:value-type="string">
            <text:p>0.71768</text:p>
          </table:table-cell>
          <table:table-cell office:value-type="string">
            <text:p>3748.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405.7</text:p>
          </table:table-cell>
          <table:table-cell office:value-type="string">
            <text:p>32.75</text:p>
          </table:table-cell>
          <table:table-cell office:value-type="string">
            <text:p>0.71781</text:p>
          </table:table-cell>
          <table:table-cell office:value-type="string">
            <text:p>3314.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string">
            <text:p>344.2</text:p>
          </table:table-cell>
          <table:table-cell office:value-type="string">
            <text:p>32.1</text:p>
          </table:table-cell>
          <table:table-cell office:value-type="string">
            <text:p>0.71795</text:p>
          </table:table-cell>
          <table:table-cell office:value-type="string">
            <text:p>2789.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304.5</text:p>
          </table:table-cell>
          <table:table-cell office:value-type="string">
            <text:p>32.58</text:p>
          </table:table-cell>
          <table:table-cell office:value-type="string">
            <text:p>0.71802</text:p>
          </table:table-cell>
          <table:table-cell office:value-type="string">
            <text:p>2412.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245.4</text:p>
          </table:table-cell>
          <table:table-cell office:value-type="string">
            <text:p>31.73</text:p>
          </table:table-cell>
          <table:table-cell office:value-type="string">
            <text:p>0.71814</text:p>
          </table:table-cell>
          <table:table-cell office:value-type="string">
            <text:p>1880.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199.3</text:p>
          </table:table-cell>
          <table:table-cell office:value-type="string">
            <text:p>30.47</text:p>
          </table:table-cell>
          <table:table-cell office:value-type="string">
            <text:p>0.71822</text:p>
          </table:table-cell>
          <table:table-cell office:value-type="string">
            <text:p>1447.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154.8</text:p>
          </table:table-cell>
          <table:table-cell office:value-type="string">
            <text:p>28.87</text:p>
          </table:table-cell>
          <table:table-cell office:value-type="string">
            <text:p>0.71829</text:p>
          </table:table-cell>
          <table:table-cell office:value-type="string">
            <text:p>656.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113.7</text:p>
          </table:table-cell>
          <table:table-cell office:value-type="string">
            <text:p>28.46</text:p>
          </table:table-cell>
          <table:table-cell office:value-type="string">
            <text:p>0.71835</text:p>
          </table:table-cell>
          <table:table-cell office:value-type="string">
            <text:p>267.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75.6</text:p>
          </table:table-cell>
          <table:table-cell office:value-type="string">
            <text:p>28.25</text:p>
          </table:table-cell>
          <table:table-cell office:value-type="string">
            <text:p>0.71845</text:p>
          </table:table-cell>
          <table:table-cell office:value-type="string">
            <text:p>244.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35.4</text:p>
          </table:table-cell>
          <table:table-cell office:value-type="string">
            <text:p>27.75</text:p>
          </table:table-cell>
          <table:table-cell office:value-type="string">
            <text:p>0.71851</text:p>
          </table:table-cell>
          <table:table-cell office:value-type="string">
            <text:p>193.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18.1</text:p>
          </table:table-cell>
          <table:table-cell office:value-type="string">
            <text:p>27.47</text:p>
          </table:table-cell>
          <table:table-cell office:value-type="string">
            <text:p>0.71857</text:p>
          </table:table-cell>
          <table:table-cell office:value-type="string">
            <text:p>137.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27.21</text:p>
          </table:table-cell>
          <table:table-cell office:value-type="string">
            <text:p>0.71866</text:p>
          </table:table-cell>
          <table:table-cell office:value-type="string">
            <text:p>77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string">
            <text:p>2.5</text:p>
          </table:table-cell>
          <table:table-cell office:value-type="string">
            <text:p>26.82</text:p>
          </table:table-cell>
          <table:table-cell office:value-type="string">
            <text:p>0.7187</text:p>
          </table:table-cell>
          <table:table-cell office:value-type="string">
            <text:p>24.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8.19</text:p>
          </table:table-cell>
          <table:table-cell office:value-type="string">
            <text:p>0.7279</text:p>
          </table:table-cell>
          <table:table-cell office:value-type="string">
            <text:p>39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0.1</text:p>
          </table:table-cell>
          <table:table-cell office:value-type="string">
            <text:p>18.16</text:p>
          </table:table-cell>
          <table:table-cell office:value-type="string">
            <text:p>0.72795</text:p>
          </table:table-cell>
          <table:table-cell office:value-type="string">
            <text:p>71.9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16.9</text:p>
          </table:table-cell>
          <table:table-cell office:value-type="string">
            <text:p>18.49</text:p>
          </table:table-cell>
          <table:table-cell office:value-type="string">
            <text:p>0.72806</text:p>
          </table:table-cell>
          <table:table-cell office:value-type="string">
            <text:p>135.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8.7</text:p>
          </table:table-cell>
          <table:table-cell office:value-type="string">
            <text:p>19.97</text:p>
          </table:table-cell>
          <table:table-cell office:value-type="string">
            <text:p>0.72813</text:p>
          </table:table-cell>
          <table:table-cell office:value-type="string">
            <text:p>240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47.6</text:p>
          </table:table-cell>
          <table:table-cell office:value-type="string">
            <text:p>20.5</text:p>
          </table:table-cell>
          <table:table-cell office:value-type="string">
            <text:p>0.72824</text:p>
          </table:table-cell>
          <table:table-cell office:value-type="string">
            <text:p>396.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75.2</text:p>
          </table:table-cell>
          <table:table-cell office:value-type="string">
            <text:p>20.74</text:p>
          </table:table-cell>
          <table:table-cell office:value-type="string">
            <text:p>0.72838</text:p>
          </table:table-cell>
          <table:table-cell office:value-type="string">
            <text:p>600.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109.7</text:p>
          </table:table-cell>
          <table:table-cell office:value-type="float" office:value="21">
            <text:p>21</text:p>
          </table:table-cell>
          <table:table-cell office:value-type="string">
            <text:p>0.72855</text:p>
          </table:table-cell>
          <table:table-cell office:value-type="string">
            <text:p>920.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49.3</text:p>
          </table:table-cell>
          <table:table-cell office:value-type="string">
            <text:p>21.84</text:p>
          </table:table-cell>
          <table:table-cell office:value-type="string">
            <text:p>0.72877</text:p>
          </table:table-cell>
          <table:table-cell office:value-type="string">
            <text:p>1316.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91.8</text:p>
          </table:table-cell>
          <table:table-cell office:value-type="string">
            <text:p>22.36</text:p>
          </table:table-cell>
          <table:table-cell office:value-type="string">
            <text:p>0.72893</text:p>
          </table:table-cell>
          <table:table-cell office:value-type="string">
            <text:p>1746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237.5</text:p>
          </table:table-cell>
          <table:table-cell office:value-type="string">
            <text:p>22.74</text:p>
          </table:table-cell>
          <table:table-cell office:value-type="string">
            <text:p>0.72911</text:p>
          </table:table-cell>
          <table:table-cell office:value-type="string">
            <text:p>221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282.9</text:p>
          </table:table-cell>
          <table:table-cell office:value-type="string">
            <text:p>22.95</text:p>
          </table:table-cell>
          <table:table-cell office:value-type="string">
            <text:p>0.72934</text:p>
          </table:table-cell>
          <table:table-cell office:value-type="string">
            <text:p>2679.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30">
            <text:p>330</text:p>
          </table:table-cell>
          <table:table-cell office:value-type="string">
            <text:p>23.35</text:p>
          </table:table-cell>
          <table:table-cell office:value-type="string">
            <text:p>0.72957</text:p>
          </table:table-cell>
          <table:table-cell office:value-type="string">
            <text:p>3113.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376.3</text:p>
          </table:table-cell>
          <table:table-cell office:value-type="string">
            <text:p>23.99</text:p>
          </table:table-cell>
          <table:table-cell office:value-type="string">
            <text:p>0.72973</text:p>
          </table:table-cell>
          <table:table-cell office:value-type="string">
            <text:p>3550.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422.8</text:p>
          </table:table-cell>
          <table:table-cell office:value-type="string">
            <text:p>24.18</text:p>
          </table:table-cell>
          <table:table-cell office:value-type="string">
            <text:p>0.72989</text:p>
          </table:table-cell>
          <table:table-cell office:value-type="string">
            <text:p>3982.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469.7</text:p>
          </table:table-cell>
          <table:table-cell office:value-type="string">
            <text:p>24.88</text:p>
          </table:table-cell>
          <table:table-cell office:value-type="string">
            <text:p>0.73007</text:p>
          </table:table-cell>
          <table:table-cell office:value-type="string">
            <text:p>4397.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14">
            <text:p>514</text:p>
          </table:table-cell>
          <table:table-cell office:value-type="string">
            <text:p>24.93</text:p>
          </table:table-cell>
          <table:table-cell office:value-type="string">
            <text:p>0.73028</text:p>
          </table:table-cell>
          <table:table-cell office:value-type="string">
            <text:p>4813.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555.9</text:p>
          </table:table-cell>
          <table:table-cell office:value-type="string">
            <text:p>25.18</text:p>
          </table:table-cell>
          <table:table-cell office:value-type="string">
            <text:p>0.73046</text:p>
          </table:table-cell>
          <table:table-cell office:value-type="string">
            <text:p>5177.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598.6</text:p>
          </table:table-cell>
          <table:table-cell office:value-type="string">
            <text:p>25.27</text:p>
          </table:table-cell>
          <table:table-cell office:value-type="string">
            <text:p>0.73063</text:p>
          </table:table-cell>
          <table:table-cell office:value-type="string">
            <text:p>5538.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639.7</text:p>
          </table:table-cell>
          <table:table-cell office:value-type="string">
            <text:p>25.98</text:p>
          </table:table-cell>
          <table:table-cell office:value-type="string">
            <text:p>0.7308</text:p>
          </table:table-cell>
          <table:table-cell office:value-type="string">
            <text:p>5876.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682.8</text:p>
          </table:table-cell>
          <table:table-cell office:value-type="string">
            <text:p>26.24</text:p>
          </table:table-cell>
          <table:table-cell office:value-type="string">
            <text:p>0.73092</text:p>
          </table:table-cell>
          <table:table-cell office:value-type="string">
            <text:p>6209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720.8</text:p>
          </table:table-cell>
          <table:table-cell office:value-type="string">
            <text:p>25.83</text:p>
          </table:table-cell>
          <table:table-cell office:value-type="string">
            <text:p>0.7311</text:p>
          </table:table-cell>
          <table:table-cell office:value-type="string">
            <text:p>6504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756.6</text:p>
          </table:table-cell>
          <table:table-cell office:value-type="string">
            <text:p>25.84</text:p>
          </table:table-cell>
          <table:table-cell office:value-type="string">
            <text:p>0.73123</text:p>
          </table:table-cell>
          <table:table-cell office:value-type="string">
            <text:p>6779.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794.1</text:p>
          </table:table-cell>
          <table:table-cell office:value-type="string">
            <text:p>26.38</text:p>
          </table:table-cell>
          <table:table-cell office:value-type="string">
            <text:p>0.73136</text:p>
          </table:table-cell>
          <table:table-cell office:value-type="string">
            <text:p>7061.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822.6</text:p>
          </table:table-cell>
          <table:table-cell office:value-type="string">
            <text:p>26.8</text:p>
          </table:table-cell>
          <table:table-cell office:value-type="string">
            <text:p>0.73147</text:p>
          </table:table-cell>
          <table:table-cell office:value-type="string">
            <text:p>7275.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854.3</text:p>
          </table:table-cell>
          <table:table-cell office:value-type="string">
            <text:p>27.18</text:p>
          </table:table-cell>
          <table:table-cell office:value-type="string">
            <text:p>0.73158</text:p>
          </table:table-cell>
          <table:table-cell office:value-type="string">
            <text:p>7490.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885.2</text:p>
          </table:table-cell>
          <table:table-cell office:value-type="string">
            <text:p>26.99</text:p>
          </table:table-cell>
          <table:table-cell office:value-type="string">
            <text:p>0.73177</text:p>
          </table:table-cell>
          <table:table-cell office:value-type="string">
            <text:p>7705.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919.9</text:p>
          </table:table-cell>
          <table:table-cell office:value-type="string">
            <text:p>27.45</text:p>
          </table:table-cell>
          <table:table-cell office:value-type="string">
            <text:p>0.73187</text:p>
          </table:table-cell>
          <table:table-cell office:value-type="string">
            <text:p>7890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957.6</text:p>
          </table:table-cell>
          <table:table-cell office:value-type="string">
            <text:p>27.56</text:p>
          </table:table-cell>
          <table:table-cell office:value-type="string">
            <text:p>0.73199</text:p>
          </table:table-cell>
          <table:table-cell office:value-type="string">
            <text:p>8134.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947.5</text:p>
          </table:table-cell>
          <table:table-cell office:value-type="string">
            <text:p>28.01</text:p>
          </table:table-cell>
          <table:table-cell office:value-type="string">
            <text:p>0.73205</text:p>
          </table:table-cell>
          <table:table-cell office:value-type="string">
            <text:p>7971.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748.4</text:p>
          </table:table-cell>
          <table:table-cell office:value-type="string">
            <text:p>28.27</text:p>
          </table:table-cell>
          <table:table-cell office:value-type="string">
            <text:p>0.7321</text:p>
          </table:table-cell>
          <table:table-cell office:value-type="string">
            <text:p>6313.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461.7</text:p>
          </table:table-cell>
          <table:table-cell office:value-type="string">
            <text:p>27.16</text:p>
          </table:table-cell>
          <table:table-cell office:value-type="string">
            <text:p>0.73218</text:p>
          </table:table-cell>
          <table:table-cell office:value-type="string">
            <text:p>4105.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577.5</text:p>
          </table:table-cell>
          <table:table-cell office:value-type="string">
            <text:p>27.01</text:p>
          </table:table-cell>
          <table:table-cell office:value-type="string">
            <text:p>0.7322</text:p>
          </table:table-cell>
          <table:table-cell office:value-type="string">
            <text:p>4893.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814.3</text:p>
          </table:table-cell>
          <table:table-cell office:value-type="string">
            <text:p>27.93</text:p>
          </table:table-cell>
          <table:table-cell office:value-type="string">
            <text:p>0.73223</text:p>
          </table:table-cell>
          <table:table-cell office:value-type="string">
            <text:p>6584.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966.2</text:p>
          </table:table-cell>
          <table:table-cell office:value-type="string">
            <text:p>28.23</text:p>
          </table:table-cell>
          <table:table-cell office:value-type="string">
            <text:p>0.7323</text:p>
          </table:table-cell>
          <table:table-cell office:value-type="string">
            <text:p>7245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103">
            <text:p>1103</text:p>
          </table:table-cell>
          <table:table-cell office:value-type="string">
            <text:p>29.52</text:p>
          </table:table-cell>
          <table:table-cell office:value-type="string">
            <text:p>0.73234</text:p>
          </table:table-cell>
          <table:table-cell office:value-type="string">
            <text:p>8253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1123.4</text:p>
          </table:table-cell>
          <table:table-cell office:value-type="string">
            <text:p>30.03</text:p>
          </table:table-cell>
          <table:table-cell office:value-type="string">
            <text:p>0.73243</text:p>
          </table:table-cell>
          <table:table-cell office:value-type="string">
            <text:p>8418.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1187.8</text:p>
          </table:table-cell>
          <table:table-cell office:value-type="string">
            <text:p>30.27</text:p>
          </table:table-cell>
          <table:table-cell office:value-type="string">
            <text:p>0.73251</text:p>
          </table:table-cell>
          <table:table-cell office:value-type="string">
            <text:p>8414.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662">
            <text:p>662</text:p>
          </table:table-cell>
          <table:table-cell office:value-type="string">
            <text:p>29.58</text:p>
          </table:table-cell>
          <table:table-cell office:value-type="string">
            <text:p>0.73258</text:p>
          </table:table-cell>
          <table:table-cell office:value-type="string">
            <text:p>4805.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559.7</text:p>
          </table:table-cell>
          <table:table-cell office:value-type="string">
            <text:p>28.61</text:p>
          </table:table-cell>
          <table:table-cell office:value-type="string">
            <text:p>0.73259</text:p>
          </table:table-cell>
          <table:table-cell office:value-type="string">
            <text:p>3959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1083.3</text:p>
          </table:table-cell>
          <table:table-cell office:value-type="string">
            <text:p>29.15</text:p>
          </table:table-cell>
          <table:table-cell office:value-type="string">
            <text:p>0.73267</text:p>
          </table:table-cell>
          <table:table-cell office:value-type="string">
            <text:p>7712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884.3</text:p>
          </table:table-cell>
          <table:table-cell office:value-type="string">
            <text:p>29.78</text:p>
          </table:table-cell>
          <table:table-cell office:value-type="string">
            <text:p>0.7327</text:p>
          </table:table-cell>
          <table:table-cell office:value-type="string">
            <text:p>6355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291.7</text:p>
          </table:table-cell>
          <table:table-cell office:value-type="string">
            <text:p>29.16</text:p>
          </table:table-cell>
          <table:table-cell office:value-type="string">
            <text:p>0.73273</text:p>
          </table:table-cell>
          <table:table-cell office:value-type="string">
            <text:p>2302.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1135.9</text:p>
          </table:table-cell>
          <table:table-cell office:value-type="string">
            <text:p>30.39</text:p>
          </table:table-cell>
          <table:table-cell office:value-type="string">
            <text:p>0.73279</text:p>
          </table:table-cell>
          <table:table-cell office:value-type="string">
            <text:p>8415.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1130.1</text:p>
          </table:table-cell>
          <table:table-cell office:value-type="string">
            <text:p>31.24</text:p>
          </table:table-cell>
          <table:table-cell office:value-type="string">
            <text:p>0.73283</text:p>
          </table:table-cell>
          <table:table-cell office:value-type="string">
            <text:p>8415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850.5</text:p>
          </table:table-cell>
          <table:table-cell office:value-type="string">
            <text:p>30.9</text:p>
          </table:table-cell>
          <table:table-cell office:value-type="string">
            <text:p>0.73293</text:p>
          </table:table-cell>
          <table:table-cell office:value-type="string">
            <text:p>6404.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1149.4</text:p>
          </table:table-cell>
          <table:table-cell office:value-type="string">
            <text:p>31.92</text:p>
          </table:table-cell>
          <table:table-cell office:value-type="string">
            <text:p>0.73294</text:p>
          </table:table-cell>
          <table:table-cell office:value-type="string">
            <text:p>8423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715.5</text:p>
          </table:table-cell>
          <table:table-cell office:value-type="string">
            <text:p>31.3</text:p>
          </table:table-cell>
          <table:table-cell office:value-type="float" office:value="733">
            <text:p>733</text:p>
          </table:table-cell>
          <table:table-cell office:value-type="string">
            <text:p>5192.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26">
            <text:p>226</text:p>
          </table:table-cell>
          <table:table-cell office:value-type="string">
            <text:p>29.44</text:p>
          </table:table-cell>
          <table:table-cell office:value-type="string">
            <text:p>0.73307</text:p>
          </table:table-cell>
          <table:table-cell office:value-type="string">
            <text:p>1973.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924.7</text:p>
          </table:table-cell>
          <table:table-cell office:value-type="string">
            <text:p>30.55</text:p>
          </table:table-cell>
          <table:table-cell office:value-type="string">
            <text:p>0.73315</text:p>
          </table:table-cell>
          <table:table-cell office:value-type="string">
            <text:p>6916.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972.7</text:p>
          </table:table-cell>
          <table:table-cell office:value-type="string">
            <text:p>31.67</text:p>
          </table:table-cell>
          <table:table-cell office:value-type="string">
            <text:p>0.73323</text:p>
          </table:table-cell>
          <table:table-cell office:value-type="string">
            <text:p>7282.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490.4</text:p>
          </table:table-cell>
          <table:table-cell office:value-type="string">
            <text:p>30.91</text:p>
          </table:table-cell>
          <table:table-cell office:value-type="string">
            <text:p>0.73328</text:p>
          </table:table-cell>
          <table:table-cell office:value-type="string">
            <text:p>3867.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919.5</text:p>
          </table:table-cell>
          <table:table-cell office:value-type="string">
            <text:p>31.39</text:p>
          </table:table-cell>
          <table:table-cell office:value-type="string">
            <text:p>0.73333</text:p>
          </table:table-cell>
          <table:table-cell office:value-type="string">
            <text:p>7646.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915.1</text:p>
          </table:table-cell>
          <table:table-cell office:value-type="string">
            <text:p>32.94</text:p>
          </table:table-cell>
          <table:table-cell office:value-type="string">
            <text:p>0.7334</text:p>
          </table:table-cell>
          <table:table-cell office:value-type="string">
            <text:p>7600.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string">
            <text:p>869.7</text:p>
          </table:table-cell>
          <table:table-cell office:value-type="string">
            <text:p>33.68</text:p>
          </table:table-cell>
          <table:table-cell office:value-type="string">
            <text:p>0.73344</text:p>
          </table:table-cell>
          <table:table-cell office:value-type="string">
            <text:p>7191.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837.2</text:p>
          </table:table-cell>
          <table:table-cell office:value-type="string">
            <text:p>33.17</text:p>
          </table:table-cell>
          <table:table-cell office:value-type="string">
            <text:p>0.7335</text:p>
          </table:table-cell>
          <table:table-cell office:value-type="string">
            <text:p>6956.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812.5</text:p>
          </table:table-cell>
          <table:table-cell office:value-type="string">
            <text:p>32.91</text:p>
          </table:table-cell>
          <table:table-cell office:value-type="string">
            <text:p>0.73357</text:p>
          </table:table-cell>
          <table:table-cell office:value-type="string">
            <text:p>6778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607.2</text:p>
          </table:table-cell>
          <table:table-cell office:value-type="string">
            <text:p>32.46</text:p>
          </table:table-cell>
          <table:table-cell office:value-type="string">
            <text:p>0.73364</text:p>
          </table:table-cell>
          <table:table-cell office:value-type="string">
            <text:p>4974.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131.1</text:p>
          </table:table-cell>
          <table:table-cell office:value-type="string">
            <text:p>29.33</text:p>
          </table:table-cell>
          <table:table-cell office:value-type="string">
            <text:p>0.73371</text:p>
          </table:table-cell>
          <table:table-cell office:value-type="string">
            <text:p>1103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string">
            <text:p>121.8</text:p>
          </table:table-cell>
          <table:table-cell office:value-type="string">
            <text:p>28.47</text:p>
          </table:table-cell>
          <table:table-cell office:value-type="string">
            <text:p>0.73378</text:p>
          </table:table-cell>
          <table:table-cell office:value-type="string">
            <text:p>1056.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672.3</text:p>
          </table:table-cell>
          <table:table-cell office:value-type="string">
            <text:p>32.31</text:p>
          </table:table-cell>
          <table:table-cell office:value-type="string">
            <text:p>0.7338</text:p>
          </table:table-cell>
          <table:table-cell office:value-type="string">
            <text:p>5646.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350.9</text:p>
          </table:table-cell>
          <table:table-cell office:value-type="string">
            <text:p>30.99</text:p>
          </table:table-cell>
          <table:table-cell office:value-type="string">
            <text:p>0.73387</text:p>
          </table:table-cell>
          <table:table-cell office:value-type="string">
            <text:p>2938.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string">
            <text:p>338.8</text:p>
          </table:table-cell>
          <table:table-cell office:value-type="string">
            <text:p>31.36</text:p>
          </table:table-cell>
          <table:table-cell office:value-type="string">
            <text:p>0.7339</text:p>
          </table:table-cell>
          <table:table-cell office:value-type="string">
            <text:p>2869.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string">
            <text:p>552.4</text:p>
          </table:table-cell>
          <table:table-cell office:value-type="string">
            <text:p>33.07</text:p>
          </table:table-cell>
          <table:table-cell office:value-type="string">
            <text:p>0.73393</text:p>
          </table:table-cell>
          <table:table-cell office:value-type="string">
            <text:p>4609.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441.2</text:p>
          </table:table-cell>
          <table:table-cell office:value-type="string">
            <text:p>32.46</text:p>
          </table:table-cell>
          <table:table-cell office:value-type="string">
            <text:p>0.73401</text:p>
          </table:table-cell>
          <table:table-cell office:value-type="string">
            <text:p>3614.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132.6</text:p>
          </table:table-cell>
          <table:table-cell office:value-type="string">
            <text:p>30.08</text:p>
          </table:table-cell>
          <table:table-cell office:value-type="string">
            <text:p>0.73407</text:p>
          </table:table-cell>
          <table:table-cell office:value-type="string">
            <text:p>1134.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string">
            <text:p>131.7</text:p>
          </table:table-cell>
          <table:table-cell office:value-type="string">
            <text:p>29.06</text:p>
          </table:table-cell>
          <table:table-cell office:value-type="string">
            <text:p>0.7341</text:p>
          </table:table-cell>
          <table:table-cell office:value-type="string">
            <text:p>1151.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string">
            <text:p>99.2</text:p>
          </table:table-cell>
          <table:table-cell office:value-type="string">
            <text:p>28.59</text:p>
          </table:table-cell>
          <table:table-cell office:value-type="string">
            <text:p>0.73419</text:p>
          </table:table-cell>
          <table:table-cell office:value-type="string">
            <text:p>870.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string">
            <text:p>134.1</text:p>
          </table:table-cell>
          <table:table-cell office:value-type="string">
            <text:p>28.69</text:p>
          </table:table-cell>
          <table:table-cell office:value-type="string">
            <text:p>0.73427</text:p>
          </table:table-cell>
          <table:table-cell office:value-type="string">
            <text:p>624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151.2</text:p>
          </table:table-cell>
          <table:table-cell office:value-type="string">
            <text:p>28.76</text:p>
          </table:table-cell>
          <table:table-cell office:value-type="string">
            <text:p>0.7344</text:p>
          </table:table-cell>
          <table:table-cell office:value-type="string">
            <text:p>1004.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97.1</text:p>
          </table:table-cell>
          <table:table-cell office:value-type="string">
            <text:p>27.98</text:p>
          </table:table-cell>
          <table:table-cell office:value-type="string">
            <text:p>0.7345</text:p>
          </table:table-cell>
          <table:table-cell office:value-type="string">
            <text:p>585.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108.1</text:p>
          </table:table-cell>
          <table:table-cell office:value-type="string">
            <text:p>27.86</text:p>
          </table:table-cell>
          <table:table-cell office:value-type="string">
            <text:p>0.73459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string">
            <text:p>52.1</text:p>
          </table:table-cell>
          <table:table-cell office:value-type="string">
            <text:p>27.62</text:p>
          </table:table-cell>
          <table:table-cell office:value-type="string">
            <text:p>0.73469</text:p>
          </table:table-cell>
          <table:table-cell office:value-type="string">
            <text:p>347.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26.1</text:p>
          </table:table-cell>
          <table:table-cell office:value-type="string">
            <text:p>27.05</text:p>
          </table:table-cell>
          <table:table-cell office:value-type="string">
            <text:p>0.73476</text:p>
          </table:table-cell>
          <table:table-cell office:value-type="string">
            <text:p>210.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string">
            <text:p>13.9</text:p>
          </table:table-cell>
          <table:table-cell office:value-type="string">
            <text:p>26.83</text:p>
          </table:table-cell>
          <table:table-cell office:value-type="string">
            <text:p>0.73482</text:p>
          </table:table-cell>
          <table:table-cell office:value-type="string">
            <text:p>113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string">
            <text:p>4.4</text:p>
          </table:table-cell>
          <table:table-cell office:value-type="string">
            <text:p>26.64</text:p>
          </table:table-cell>
          <table:table-cell office:value-type="string">
            <text:p>0.73489</text:p>
          </table:table-cell>
          <table:table-cell office:value-type="string">
            <text:p>36.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string">
            <text:p>0.1</text:p>
          </table:table-cell>
          <table:table-cell office:value-type="string">
            <text:p>26.42</text:p>
          </table:table-cell>
          <table:table-cell office:value-type="string">
            <text:p>0.73494</text:p>
          </table:table-cell>
          <table:table-cell office:value-type="string">
            <text:p>4.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string">
            <text:p>20.84</text:p>
          </table:table-cell>
          <table:table-cell office:value-type="string">
            <text:p>0.73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6.5</text:p>
          </table:table-cell>
          <table:table-cell office:value-type="string">
            <text:p>19.34</text:p>
          </table:table-cell>
          <table:table-cell office:value-type="string">
            <text:p>0.73794</text:p>
          </table:table-cell>
          <table:table-cell office:value-type="string">
            <text:p>39.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9.4</text:p>
          </table:table-cell>
          <table:table-cell office:value-type="string">
            <text:p>19.89</text:p>
          </table:table-cell>
          <table:table-cell office:value-type="string">
            <text:p>0.73792</text:p>
          </table:table-cell>
          <table:table-cell office:value-type="string">
            <text:p>75.47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17.6</text:p>
          </table:table-cell>
          <table:table-cell office:value-type="string">
            <text:p>20.26</text:p>
          </table:table-cell>
          <table:table-cell office:value-type="string">
            <text:p>0.73791</text:p>
          </table:table-cell>
          <table:table-cell office:value-type="string">
            <text:p>141.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31.3</text:p>
          </table:table-cell>
          <table:table-cell office:value-type="string">
            <text:p>22.16</text:p>
          </table:table-cell>
          <table:table-cell office:value-type="string">
            <text:p>0.7379</text:p>
          </table:table-cell>
          <table:table-cell office:value-type="string">
            <text:p>268.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52.3</text:p>
          </table:table-cell>
          <table:table-cell office:value-type="string">
            <text:p>22.69</text:p>
          </table:table-cell>
          <table:table-cell office:value-type="string">
            <text:p>0.7379</text:p>
          </table:table-cell>
          <table:table-cell office:value-type="string">
            <text:p>430.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79.4</text:p>
          </table:table-cell>
          <table:table-cell office:value-type="string">
            <text:p>23.1</text:p>
          </table:table-cell>
          <table:table-cell office:value-type="string">
            <text:p>0.73796</text:p>
          </table:table-cell>
          <table:table-cell office:value-type="string">
            <text:p>617.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111.9</text:p>
          </table:table-cell>
          <table:table-cell office:value-type="string">
            <text:p>23.51</text:p>
          </table:table-cell>
          <table:table-cell office:value-type="string">
            <text:p>0.73806</text:p>
          </table:table-cell>
          <table:table-cell office:value-type="string">
            <text:p>923.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154.4</text:p>
          </table:table-cell>
          <table:table-cell office:value-type="string">
            <text:p>23.75</text:p>
          </table:table-cell>
          <table:table-cell office:value-type="string">
            <text:p>0.73822</text:p>
          </table:table-cell>
          <table:table-cell office:value-type="string">
            <text:p>1328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197.5</text:p>
          </table:table-cell>
          <table:table-cell office:value-type="string">
            <text:p>24.45</text:p>
          </table:table-cell>
          <table:table-cell office:value-type="string">
            <text:p>0.73833</text:p>
          </table:table-cell>
          <table:table-cell office:value-type="string">
            <text:p>1775.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office:value-type="string">
            <text:p>24.82</text:p>
          </table:table-cell>
          <table:table-cell office:value-type="string">
            <text:p>0.73845</text:p>
          </table:table-cell>
          <table:table-cell office:value-type="string">
            <text:p>2224.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287.6</text:p>
          </table:table-cell>
          <table:table-cell office:value-type="string">
            <text:p>24.97</text:p>
          </table:table-cell>
          <table:table-cell office:value-type="string">
            <text:p>0.73863</text:p>
          </table:table-cell>
          <table:table-cell office:value-type="string">
            <text:p>2686.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335.1</text:p>
          </table:table-cell>
          <table:table-cell office:value-type="string">
            <text:p>25.62</text:p>
          </table:table-cell>
          <table:table-cell office:value-type="string">
            <text:p>0.73879</text:p>
          </table:table-cell>
          <table:table-cell office:value-type="string">
            <text:p>3113.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383.4</text:p>
          </table:table-cell>
          <table:table-cell office:value-type="string">
            <text:p>26.05</text:p>
          </table:table-cell>
          <table:table-cell office:value-type="string">
            <text:p>0.73895</text:p>
          </table:table-cell>
          <table:table-cell office:value-type="string">
            <text:p>3567.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428.7</text:p>
          </table:table-cell>
          <table:table-cell office:value-type="string">
            <text:p>26.18</text:p>
          </table:table-cell>
          <table:table-cell office:value-type="string">
            <text:p>0.73914</text:p>
          </table:table-cell>
          <table:table-cell office:value-type="string">
            <text:p>3977.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475.8</text:p>
          </table:table-cell>
          <table:table-cell office:value-type="string">
            <text:p>27.05</text:p>
          </table:table-cell>
          <table:table-cell office:value-type="string">
            <text:p>0.73931</text:p>
          </table:table-cell>
          <table:table-cell office:value-type="string">
            <text:p>4409.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519.6</text:p>
          </table:table-cell>
          <table:table-cell office:value-type="string">
            <text:p>27.85</text:p>
          </table:table-cell>
          <table:table-cell office:value-type="string">
            <text:p>0.73946</text:p>
          </table:table-cell>
          <table:table-cell office:value-type="string">
            <text:p>4786.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565.2</text:p>
          </table:table-cell>
          <table:table-cell office:value-type="string">
            <text:p>27.29</text:p>
          </table:table-cell>
          <table:table-cell office:value-type="string">
            <text:p>0.73967</text:p>
          </table:table-cell>
          <table:table-cell office:value-type="string">
            <text:p>5192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606.1</text:p>
          </table:table-cell>
          <table:table-cell office:value-type="string">
            <text:p>27.42</text:p>
          </table:table-cell>
          <table:table-cell office:value-type="string">
            <text:p>0.73987</text:p>
          </table:table-cell>
          <table:table-cell office:value-type="string">
            <text:p>5534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646.5</text:p>
          </table:table-cell>
          <table:table-cell office:value-type="string">
            <text:p>28.43</text:p>
          </table:table-cell>
          <table:table-cell office:value-type="string">
            <text:p>0.74002</text:p>
          </table:table-cell>
          <table:table-cell office:value-type="string">
            <text:p>5801.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685.9</text:p>
          </table:table-cell>
          <table:table-cell office:value-type="string">
            <text:p>28.9</text:p>
          </table:table-cell>
          <table:table-cell office:value-type="string">
            <text:p>0.74012</text:p>
          </table:table-cell>
          <table:table-cell office:value-type="string">
            <text:p>6107.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724.6</text:p>
          </table:table-cell>
          <table:table-cell office:value-type="string">
            <text:p>28.26</text:p>
          </table:table-cell>
          <table:table-cell office:value-type="string">
            <text:p>0.74028</text:p>
          </table:table-cell>
          <table:table-cell office:value-type="string">
            <text:p>6415.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762.7</text:p>
          </table:table-cell>
          <table:table-cell office:value-type="string">
            <text:p>28.48</text:p>
          </table:table-cell>
          <table:table-cell office:value-type="string">
            <text:p>0.74043</text:p>
          </table:table-cell>
          <table:table-cell office:value-type="string">
            <text:p>6715.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795.8</text:p>
          </table:table-cell>
          <table:table-cell office:value-type="string">
            <text:p>28.74</text:p>
          </table:table-cell>
          <table:table-cell office:value-type="string">
            <text:p>0.74054</text:p>
          </table:table-cell>
          <table:table-cell office:value-type="string">
            <text:p>695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829.2</text:p>
          </table:table-cell>
          <table:table-cell office:value-type="string">
            <text:p>28.46</text:p>
          </table:table-cell>
          <table:table-cell office:value-type="string">
            <text:p>0.7407</text:p>
          </table:table-cell>
          <table:table-cell office:value-type="string">
            <text:p>7229.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863">
            <text:p>863</text:p>
          </table:table-cell>
          <table:table-cell office:value-type="string">
            <text:p>28.61</text:p>
          </table:table-cell>
          <table:table-cell office:value-type="string">
            <text:p>0.74086</text:p>
          </table:table-cell>
          <table:table-cell office:value-type="string">
            <text:p>7478.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890.7</text:p>
          </table:table-cell>
          <table:table-cell office:value-type="string">
            <text:p>29.24</text:p>
          </table:table-cell>
          <table:table-cell office:value-type="string">
            <text:p>0.74094</text:p>
          </table:table-cell>
          <table:table-cell office:value-type="string">
            <text:p>7576.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918.2</text:p>
          </table:table-cell>
          <table:table-cell office:value-type="string">
            <text:p>29.52</text:p>
          </table:table-cell>
          <table:table-cell office:value-type="string">
            <text:p>0.74105</text:p>
          </table:table-cell>
          <table:table-cell office:value-type="string">
            <text:p>7698.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946.1</text:p>
          </table:table-cell>
          <table:table-cell office:value-type="string">
            <text:p>29.86</text:p>
          </table:table-cell>
          <table:table-cell office:value-type="string">
            <text:p>0.74117</text:p>
          </table:table-cell>
          <table:table-cell office:value-type="string">
            <text:p>7867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971.3</text:p>
          </table:table-cell>
          <table:table-cell office:value-type="string">
            <text:p>30.31</text:p>
          </table:table-cell>
          <table:table-cell office:value-type="string">
            <text:p>0.74123</text:p>
          </table:table-cell>
          <table:table-cell office:value-type="float" office:value="8036">
            <text:p>80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992.8</text:p>
          </table:table-cell>
          <table:table-cell office:value-type="string">
            <text:p>30.44</text:p>
          </table:table-cell>
          <table:table-cell office:value-type="string">
            <text:p>0.74125</text:p>
          </table:table-cell>
          <table:table-cell office:value-type="string">
            <text:p>81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1014.4</text:p>
          </table:table-cell>
          <table:table-cell office:value-type="string">
            <text:p>30.44</text:p>
          </table:table-cell>
          <table:table-cell office:value-type="string">
            <text:p>0.7413</text:p>
          </table:table-cell>
          <table:table-cell office:value-type="string">
            <text:p>8233.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037.6</text:p>
          </table:table-cell>
          <table:table-cell office:value-type="string">
            <text:p>30.18</text:p>
          </table:table-cell>
          <table:table-cell office:value-type="string">
            <text:p>0.74133</text:p>
          </table:table-cell>
          <table:table-cell office:value-type="string">
            <text:p>8379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977.4</text:p>
          </table:table-cell>
          <table:table-cell office:value-type="string">
            <text:p>29.77</text:p>
          </table:table-cell>
          <table:table-cell office:value-type="string">
            <text:p>0.74139</text:p>
          </table:table-cell>
          <table:table-cell office:value-type="string">
            <text:p>7819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string">
            <text:p>1082.3</text:p>
          </table:table-cell>
          <table:table-cell office:value-type="string">
            <text:p>29.63</text:p>
          </table:table-cell>
          <table:table-cell office:value-type="string">
            <text:p>0.74148</text:p>
          </table:table-cell>
          <table:table-cell office:value-type="string">
            <text:p>8412.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107">
            <text:p>1107</text:p>
          </table:table-cell>
          <table:table-cell office:value-type="string">
            <text:p>30.08</text:p>
          </table:table-cell>
          <table:table-cell office:value-type="string">
            <text:p>0.74158</text:p>
          </table:table-cell>
          <table:table-cell office:value-type="string">
            <text:p>8416.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string">
            <text:p>1107.7</text:p>
          </table:table-cell>
          <table:table-cell office:value-type="string">
            <text:p>30.57</text:p>
          </table:table-cell>
          <table:table-cell office:value-type="string">
            <text:p>0.74162</text:p>
          </table:table-cell>
          <table:table-cell office:value-type="string">
            <text:p>8043.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829.9</text:p>
          </table:table-cell>
          <table:table-cell office:value-type="string">
            <text:p>30.44</text:p>
          </table:table-cell>
          <table:table-cell office:value-type="string">
            <text:p>0.74164</text:p>
          </table:table-cell>
          <table:table-cell office:value-type="string">
            <text:p>6389.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1123.8</text:p>
          </table:table-cell>
          <table:table-cell office:value-type="string">
            <text:p>30.49</text:p>
          </table:table-cell>
          <table:table-cell office:value-type="string">
            <text:p>0.74174</text:p>
          </table:table-cell>
          <table:table-cell office:value-type="string">
            <text:p>8396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1130.5</text:p>
          </table:table-cell>
          <table:table-cell office:value-type="string">
            <text:p>30.58</text:p>
          </table:table-cell>
          <table:table-cell office:value-type="string">
            <text:p>0.74181</text:p>
          </table:table-cell>
          <table:table-cell office:value-type="string">
            <text:p>8401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1138.2</text:p>
          </table:table-cell>
          <table:table-cell office:value-type="string">
            <text:p>31.45</text:p>
          </table:table-cell>
          <table:table-cell office:value-type="string">
            <text:p>0.74187</text:p>
          </table:table-cell>
          <table:table-cell office:value-type="string">
            <text:p>8411.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1148.7</text:p>
          </table:table-cell>
          <table:table-cell office:value-type="string">
            <text:p>31.84</text:p>
          </table:table-cell>
          <table:table-cell office:value-type="string">
            <text:p>0.74192</text:p>
          </table:table-cell>
          <table:table-cell office:value-type="string">
            <text:p>8401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string">
            <text:p>1149.8</text:p>
          </table:table-cell>
          <table:table-cell office:value-type="string">
            <text:p>32.3</text:p>
          </table:table-cell>
          <table:table-cell office:value-type="string">
            <text:p>0.74198</text:p>
          </table:table-cell>
          <table:table-cell office:value-type="string">
            <text:p>8407.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string">
            <text:p>1146.3</text:p>
          </table:table-cell>
          <table:table-cell office:value-type="string">
            <text:p>32.96</text:p>
          </table:table-cell>
          <table:table-cell office:value-type="string">
            <text:p>0.74205</text:p>
          </table:table-cell>
          <table:table-cell office:value-type="string">
            <text:p>8424.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908.2</text:p>
          </table:table-cell>
          <table:table-cell office:value-type="string">
            <text:p>31.85</text:p>
          </table:table-cell>
          <table:table-cell office:value-type="string">
            <text:p>0.7421</text:p>
          </table:table-cell>
          <table:table-cell office:value-type="string">
            <text:p>6713.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1174.7</text:p>
          </table:table-cell>
          <table:table-cell office:value-type="string">
            <text:p>32.77</text:p>
          </table:table-cell>
          <table:table-cell office:value-type="string">
            <text:p>0.74216</text:p>
          </table:table-cell>
          <table:table-cell office:value-type="string">
            <text:p>8069.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217.2</text:p>
          </table:table-cell>
          <table:table-cell office:value-type="string">
            <text:p>31.35</text:p>
          </table:table-cell>
          <table:table-cell office:value-type="string">
            <text:p>0.7422</text:p>
          </table:table-cell>
          <table:table-cell office:value-type="string">
            <text:p>1796.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464.6</text:p>
          </table:table-cell>
          <table:table-cell office:value-type="string">
            <text:p>30.74</text:p>
          </table:table-cell>
          <table:table-cell office:value-type="string">
            <text:p>0.7422</text:p>
          </table:table-cell>
          <table:table-cell office:value-type="string">
            <text:p>3915.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1084.7</text:p>
          </table:table-cell>
          <table:table-cell office:value-type="string">
            <text:p>33.41</text:p>
          </table:table-cell>
          <table:table-cell office:value-type="string">
            <text:p>0.74221</text:p>
          </table:table-cell>
          <table:table-cell office:value-type="string">
            <text:p>832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1028.9</text:p>
          </table:table-cell>
          <table:table-cell office:value-type="string">
            <text:p>32.26</text:p>
          </table:table-cell>
          <table:table-cell office:value-type="string">
            <text:p>0.74228</text:p>
          </table:table-cell>
          <table:table-cell office:value-type="string">
            <text:p>8132.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1030.2</text:p>
          </table:table-cell>
          <table:table-cell office:value-type="string">
            <text:p>32.28</text:p>
          </table:table-cell>
          <table:table-cell office:value-type="string">
            <text:p>0.74236</text:p>
          </table:table-cell>
          <table:table-cell office:value-type="string">
            <text:p>8177.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string">
            <text:p>1004.1</text:p>
          </table:table-cell>
          <table:table-cell office:value-type="string">
            <text:p>32.71</text:p>
          </table:table-cell>
          <table:table-cell office:value-type="string">
            <text:p>0.7424</text:p>
          </table:table-cell>
          <table:table-cell office:value-type="string">
            <text:p>7957.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869.9</text:p>
          </table:table-cell>
          <table:table-cell office:value-type="string">
            <text:p>33.3</text:p>
          </table:table-cell>
          <table:table-cell office:value-type="string">
            <text:p>0.74243</text:p>
          </table:table-cell>
          <table:table-cell office:value-type="string">
            <text:p>69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string">
            <text:p>222.3</text:p>
          </table:table-cell>
          <table:table-cell office:value-type="string">
            <text:p>31.75</text:p>
          </table:table-cell>
          <table:table-cell office:value-type="string">
            <text:p>0.74246</text:p>
          </table:table-cell>
          <table:table-cell office:value-type="string">
            <text:p>1877.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149.9</text:p>
          </table:table-cell>
          <table:table-cell office:value-type="string">
            <text:p>30.65</text:p>
          </table:table-cell>
          <table:table-cell office:value-type="string">
            <text:p>0.7425</text:p>
          </table:table-cell>
          <table:table-cell office:value-type="string">
            <text:p>1305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string">
            <text:p>199.5</text:p>
          </table:table-cell>
          <table:table-cell office:value-type="string">
            <text:p>30.65</text:p>
          </table:table-cell>
          <table:table-cell office:value-type="string">
            <text:p>0.7425</text:p>
          </table:table-cell>
          <table:table-cell office:value-type="string">
            <text:p>1767.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string">
            <text:p>343.1</text:p>
          </table:table-cell>
          <table:table-cell office:value-type="string">
            <text:p>30.87</text:p>
          </table:table-cell>
          <table:table-cell office:value-type="string">
            <text:p>0.74251</text:p>
          </table:table-cell>
          <table:table-cell office:value-type="string">
            <text:p>3045.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string">
            <text:p>768.9</text:p>
          </table:table-cell>
          <table:table-cell office:value-type="string">
            <text:p>35.31</text:p>
          </table:table-cell>
          <table:table-cell office:value-type="string">
            <text:p>0.74248</text:p>
          </table:table-cell>
          <table:table-cell office:value-type="string">
            <text:p>6408.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string">
            <text:p>364.9</text:p>
          </table:table-cell>
          <table:table-cell office:value-type="string">
            <text:p>34.74</text:p>
          </table:table-cell>
          <table:table-cell office:value-type="string">
            <text:p>0.74248</text:p>
          </table:table-cell>
          <table:table-cell office:value-type="string">
            <text:p>3008.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714.2</text:p>
          </table:table-cell>
          <table:table-cell office:value-type="string">
            <text:p>32.93</text:p>
          </table:table-cell>
          <table:table-cell office:value-type="string">
            <text:p>0.74258</text:p>
          </table:table-cell>
          <table:table-cell office:value-type="string">
            <text:p>5938.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string">
            <text:p>433.3</text:p>
          </table:table-cell>
          <table:table-cell office:value-type="string">
            <text:p>33.34</text:p>
          </table:table-cell>
          <table:table-cell office:value-type="string">
            <text:p>0.74264</text:p>
          </table:table-cell>
          <table:table-cell office:value-type="string">
            <text:p>3592.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235.2</text:p>
          </table:table-cell>
          <table:table-cell office:value-type="string">
            <text:p>30.86</text:p>
          </table:table-cell>
          <table:table-cell office:value-type="string">
            <text:p>0.74271</text:p>
          </table:table-cell>
          <table:table-cell office:value-type="string">
            <text:p>1954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string">
            <text:p>173.6</text:p>
          </table:table-cell>
          <table:table-cell office:value-type="string">
            <text:p>30.12</text:p>
          </table:table-cell>
          <table:table-cell office:value-type="string">
            <text:p>0.74276</text:p>
          </table:table-cell>
          <table:table-cell office:value-type="string">
            <text:p>1506.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110.1</text:p>
          </table:table-cell>
          <table:table-cell office:value-type="float" office:value="30">
            <text:p>30</text:p>
          </table:table-cell>
          <table:table-cell office:value-type="string">
            <text:p>0.74279</text:p>
          </table:table-cell>
          <table:table-cell office:value-type="string">
            <text:p>953.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string">
            <text:p>95.4</text:p>
          </table:table-cell>
          <table:table-cell office:value-type="string">
            <text:p>29.53</text:p>
          </table:table-cell>
          <table:table-cell office:value-type="string">
            <text:p>0.74284</text:p>
          </table:table-cell>
          <table:table-cell office:value-type="string">
            <text:p>829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string">
            <text:p>91.6</text:p>
          </table:table-cell>
          <table:table-cell office:value-type="string">
            <text:p>29.61</text:p>
          </table:table-cell>
          <table:table-cell office:value-type="string">
            <text:p>0.74288</text:p>
          </table:table-cell>
          <table:table-cell office:value-type="string">
            <text:p>777.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string">
            <text:p>262.7</text:p>
          </table:table-cell>
          <table:table-cell office:value-type="string">
            <text:p>31.21</text:p>
          </table:table-cell>
          <table:table-cell office:value-type="string">
            <text:p>0.7429</text:p>
          </table:table-cell>
          <table:table-cell office:value-type="string">
            <text:p>2170.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string">
            <text:p>289.6</text:p>
          </table:table-cell>
          <table:table-cell office:value-type="string">
            <text:p>32.26</text:p>
          </table:table-cell>
          <table:table-cell office:value-type="string">
            <text:p>0.7429</text:p>
          </table:table-cell>
          <table:table-cell office:value-type="string">
            <text:p>2227.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237.5</text:p>
          </table:table-cell>
          <table:table-cell office:value-type="string">
            <text:p>33.75</text:p>
          </table:table-cell>
          <table:table-cell office:value-type="string">
            <text:p>0.7429</text:p>
          </table:table-cell>
          <table:table-cell office:value-type="string">
            <text:p>1709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string">
            <text:p>222.5</text:p>
          </table:table-cell>
          <table:table-cell office:value-type="string">
            <text:p>30.27</text:p>
          </table:table-cell>
          <table:table-cell office:value-type="string">
            <text:p>0.74295</text:p>
          </table:table-cell>
          <table:table-cell office:value-type="string">
            <text:p>1240.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string">
            <text:p>208.5</text:p>
          </table:table-cell>
          <table:table-cell office:value-type="string">
            <text:p>29.97</text:p>
          </table:table-cell>
          <table:table-cell office:value-type="string">
            <text:p>0.74301</text:p>
          </table:table-cell>
          <table:table-cell office:value-type="string">
            <text:p>911.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string">
            <text:p>96.4</text:p>
          </table:table-cell>
          <table:table-cell office:value-type="string">
            <text:p>29.59</text:p>
          </table:table-cell>
          <table:table-cell office:value-type="string">
            <text:p>0.74306</text:p>
          </table:table-cell>
          <table:table-cell office:value-type="string">
            <text:p>651.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string">
            <text:p>50.6</text:p>
          </table:table-cell>
          <table:table-cell office:value-type="string">
            <text:p>28.94</text:p>
          </table:table-cell>
          <table:table-cell office:value-type="string">
            <text:p>0.74319</text:p>
          </table:table-cell>
          <table:table-cell office:value-type="string">
            <text:p>423.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string">
            <text:p>33.3</text:p>
          </table:table-cell>
          <table:table-cell office:value-type="string">
            <text:p>28.48</text:p>
          </table:table-cell>
          <table:table-cell office:value-type="string">
            <text:p>0.74335</text:p>
          </table:table-cell>
          <table:table-cell office:value-type="string">
            <text:p>275.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string">
            <text:p>23.1</text:p>
          </table:table-cell>
          <table:table-cell office:value-type="string">
            <text:p>28.27</text:p>
          </table:table-cell>
          <table:table-cell office:value-type="string">
            <text:p>0.74348</text:p>
          </table:table-cell>
          <table:table-cell office:value-type="string">
            <text:p>184.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9.7</text:p>
          </table:table-cell>
          <table:table-cell office:value-type="string">
            <text:p>27.94</text:p>
          </table:table-cell>
          <table:table-cell office:value-type="string">
            <text:p>0.74364</text:p>
          </table:table-cell>
          <table:table-cell office:value-type="string">
            <text:p>75.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string">
            <text:p>1.2</text:p>
          </table:table-cell>
          <table:table-cell office:value-type="string">
            <text:p>27.01</text:p>
          </table:table-cell>
          <table:table-cell office:value-type="string">
            <text:p>0.74383</text:p>
          </table:table-cell>
          <table:table-cell office:value-type="string">
            <text:p>15.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9.6</text:p>
          </table:table-cell>
          <table:table-cell office:value-type="string">
            <text:p>21.94</text:p>
          </table:table-cell>
          <table:table-cell office:value-type="string">
            <text:p>0.74784</text:p>
          </table:table-cell>
          <table:table-cell office:value-type="string">
            <text:p>73.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7.8</text:p>
          </table:table-cell>
          <table:table-cell office:value-type="string">
            <text:p>22.26</text:p>
          </table:table-cell>
          <table:table-cell office:value-type="string">
            <text:p>0.74788</text:p>
          </table:table-cell>
          <table:table-cell office:value-type="string">
            <text:p>140.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30.3</text:p>
          </table:table-cell>
          <table:table-cell office:value-type="string">
            <text:p>23.81</text:p>
          </table:table-cell>
          <table:table-cell office:value-type="string">
            <text:p>0.74791</text:p>
          </table:table-cell>
          <table:table-cell office:value-type="string">
            <text:p>246.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48.8</text:p>
          </table:table-cell>
          <table:table-cell office:value-type="string">
            <text:p>25.47</text:p>
          </table:table-cell>
          <table:table-cell office:value-type="string">
            <text:p>0.74792</text:p>
          </table:table-cell>
          <table:table-cell office:value-type="string">
            <text:p>398.0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75.7</text:p>
          </table:table-cell>
          <table:table-cell office:value-type="string">
            <text:p>26.79</text:p>
          </table:table-cell>
          <table:table-cell office:value-type="string">
            <text:p>0.74793</text:p>
          </table:table-cell>
          <table:table-cell office:value-type="string">
            <text:p>594.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string">
            <text:p>27.26</text:p>
          </table:table-cell>
          <table:table-cell office:value-type="string">
            <text:p>0.74795</text:p>
          </table:table-cell>
          <table:table-cell office:value-type="string">
            <text:p>918.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148.4</text:p>
          </table:table-cell>
          <table:table-cell office:value-type="string">
            <text:p>28.08</text:p>
          </table:table-cell>
          <table:table-cell office:value-type="string">
            <text:p>0.74796</text:p>
          </table:table-cell>
          <table:table-cell office:value-type="string">
            <text:p>1308.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190.1</text:p>
          </table:table-cell>
          <table:table-cell office:value-type="string">
            <text:p>28.89</text:p>
          </table:table-cell>
          <table:table-cell office:value-type="string">
            <text:p>0.74799</text:p>
          </table:table-cell>
          <table:table-cell office:value-type="string">
            <text:p>1685.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235.2</text:p>
          </table:table-cell>
          <table:table-cell office:value-type="string">
            <text:p>29.15</text:p>
          </table:table-cell>
          <table:table-cell office:value-type="string">
            <text:p>0.74804</text:p>
          </table:table-cell>
          <table:table-cell office:value-type="string">
            <text:p>2173.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80.6</text:p>
          </table:table-cell>
          <table:table-cell office:value-type="string">
            <text:p>30.03</text:p>
          </table:table-cell>
          <table:table-cell office:value-type="string">
            <text:p>0.7481</text:p>
          </table:table-cell>
          <table:table-cell office:value-type="string">
            <text:p>2614.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326.9</text:p>
          </table:table-cell>
          <table:table-cell office:value-type="string">
            <text:p>30.16</text:p>
          </table:table-cell>
          <table:table-cell office:value-type="string">
            <text:p>0.74816</text:p>
          </table:table-cell>
          <table:table-cell office:value-type="string">
            <text:p>3026.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373.9</text:p>
          </table:table-cell>
          <table:table-cell office:value-type="string">
            <text:p>30.43</text:p>
          </table:table-cell>
          <table:table-cell office:value-type="string">
            <text:p>0.74823</text:p>
          </table:table-cell>
          <table:table-cell office:value-type="string">
            <text:p>3449.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419.6</text:p>
          </table:table-cell>
          <table:table-cell office:value-type="string">
            <text:p>31.24</text:p>
          </table:table-cell>
          <table:table-cell office:value-type="string">
            <text:p>0.74831</text:p>
          </table:table-cell>
          <table:table-cell office:value-type="string">
            <text:p>3845.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465.2</text:p>
          </table:table-cell>
          <table:table-cell office:value-type="string">
            <text:p>31.61</text:p>
          </table:table-cell>
          <table:table-cell office:value-type="string">
            <text:p>0.74839</text:p>
          </table:table-cell>
          <table:table-cell office:value-type="string">
            <text:p>4217.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510.2</text:p>
          </table:table-cell>
          <table:table-cell office:value-type="string">
            <text:p>31.64</text:p>
          </table:table-cell>
          <table:table-cell office:value-type="string">
            <text:p>0.74847</text:p>
          </table:table-cell>
          <table:table-cell office:value-type="string">
            <text:p>4606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553.8</text:p>
          </table:table-cell>
          <table:table-cell office:value-type="string">
            <text:p>31.17</text:p>
          </table:table-cell>
          <table:table-cell office:value-type="string">
            <text:p>0.74858</text:p>
          </table:table-cell>
          <table:table-cell office:value-type="string">
            <text:p>4980.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595.9</text:p>
          </table:table-cell>
          <table:table-cell office:value-type="string">
            <text:p>31.44</text:p>
          </table:table-cell>
          <table:table-cell office:value-type="string">
            <text:p>0.74866</text:p>
          </table:table-cell>
          <table:table-cell office:value-type="string">
            <text:p>5324.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638.4</text:p>
          </table:table-cell>
          <table:table-cell office:value-type="string">
            <text:p>31.35</text:p>
          </table:table-cell>
          <table:table-cell office:value-type="string">
            <text:p>0.74875</text:p>
          </table:table-cell>
          <table:table-cell office:value-type="string">
            <text:p>5501.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676.5</text:p>
          </table:table-cell>
          <table:table-cell office:value-type="string">
            <text:p>31.53</text:p>
          </table:table-cell>
          <table:table-cell office:value-type="string">
            <text:p>0.74886</text:p>
          </table:table-cell>
          <table:table-cell office:value-type="string">
            <text:p>5960.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711.9</text:p>
          </table:table-cell>
          <table:table-cell office:value-type="string">
            <text:p>31.06</text:p>
          </table:table-cell>
          <table:table-cell office:value-type="string">
            <text:p>0.74894</text:p>
          </table:table-cell>
          <table:table-cell office:value-type="string">
            <text:p>6250.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750.5</text:p>
          </table:table-cell>
          <table:table-cell office:value-type="string">
            <text:p>29.51</text:p>
          </table:table-cell>
          <table:table-cell office:value-type="string">
            <text:p>0.74909</text:p>
          </table:table-cell>
          <table:table-cell office:value-type="string">
            <text:p>6612.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786.7</text:p>
          </table:table-cell>
          <table:table-cell office:value-type="string">
            <text:p>29.56</text:p>
          </table:table-cell>
          <table:table-cell office:value-type="string">
            <text:p>0.74923</text:p>
          </table:table-cell>
          <table:table-cell office:value-type="string">
            <text:p>6928.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820">
            <text:p>820</text:p>
          </table:table-cell>
          <table:table-cell office:value-type="string">
            <text:p>30.87</text:p>
          </table:table-cell>
          <table:table-cell office:value-type="string">
            <text:p>0.74932</text:p>
          </table:table-cell>
          <table:table-cell office:value-type="string">
            <text:p>7118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852.3</text:p>
          </table:table-cell>
          <table:table-cell office:value-type="string">
            <text:p>30.56</text:p>
          </table:table-cell>
          <table:table-cell office:value-type="string">
            <text:p>0.74941</text:p>
          </table:table-cell>
          <table:table-cell office:value-type="string">
            <text:p>7353.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882.8</text:p>
          </table:table-cell>
          <table:table-cell office:value-type="string">
            <text:p>31.31</text:p>
          </table:table-cell>
          <table:table-cell office:value-type="string">
            <text:p>0.74949</text:p>
          </table:table-cell>
          <table:table-cell office:value-type="string">
            <text:p>7356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913.1</text:p>
          </table:table-cell>
          <table:table-cell office:value-type="string">
            <text:p>30.79</text:p>
          </table:table-cell>
          <table:table-cell office:value-type="string">
            <text:p>0.74962</text:p>
          </table:table-cell>
          <table:table-cell office:value-type="string">
            <text:p>7732.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937.7</text:p>
          </table:table-cell>
          <table:table-cell office:value-type="string">
            <text:p>31.21</text:p>
          </table:table-cell>
          <table:table-cell office:value-type="string">
            <text:p>0.74972</text:p>
          </table:table-cell>
          <table:table-cell office:value-type="string">
            <text:p>7877.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962.2</text:p>
          </table:table-cell>
          <table:table-cell office:value-type="string">
            <text:p>31.17</text:p>
          </table:table-cell>
          <table:table-cell office:value-type="string">
            <text:p>0.74985</text:p>
          </table:table-cell>
          <table:table-cell office:value-type="string">
            <text:p>7862.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986.4</text:p>
          </table:table-cell>
          <table:table-cell office:value-type="string">
            <text:p>31.84</text:p>
          </table:table-cell>
          <table:table-cell office:value-type="string">
            <text:p>0.74993</text:p>
          </table:table-cell>
          <table:table-cell office:value-type="string">
            <text:p>8167.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998.8</text:p>
          </table:table-cell>
          <table:table-cell office:value-type="string">
            <text:p>31.5</text:p>
          </table:table-cell>
          <table:table-cell office:value-type="string">
            <text:p>0.74999</text:p>
          </table:table-cell>
          <table:table-cell office:value-type="string">
            <text:p>8224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1015.5</text:p>
          </table:table-cell>
          <table:table-cell office:value-type="string">
            <text:p>31.5</text:p>
          </table:table-cell>
          <table:table-cell office:value-type="string">
            <text:p>0.75006</text:p>
          </table:table-cell>
          <table:table-cell office:value-type="string">
            <text:p>8308.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1041.1</text:p>
          </table:table-cell>
          <table:table-cell office:value-type="string">
            <text:p>31.44</text:p>
          </table:table-cell>
          <table:table-cell office:value-type="string">
            <text:p>0.75012</text:p>
          </table:table-cell>
          <table:table-cell office:value-type="string">
            <text:p>8445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1085.9</text:p>
          </table:table-cell>
          <table:table-cell office:value-type="string">
            <text:p>31.52</text:p>
          </table:table-cell>
          <table:table-cell office:value-type="string">
            <text:p>0.75018</text:p>
          </table:table-cell>
          <table:table-cell office:value-type="string">
            <text:p>8445.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string">
            <text:p>718.4</text:p>
          </table:table-cell>
          <table:table-cell office:value-type="string">
            <text:p>31.77</text:p>
          </table:table-cell>
          <table:table-cell office:value-type="string">
            <text:p>0.75025</text:p>
          </table:table-cell>
          <table:table-cell office:value-type="string">
            <text:p>5150.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1120.5</text:p>
          </table:table-cell>
          <table:table-cell office:value-type="string">
            <text:p>31.86</text:p>
          </table:table-cell>
          <table:table-cell office:value-type="string">
            <text:p>0.75032</text:p>
          </table:table-cell>
          <table:table-cell office:value-type="string">
            <text:p>8266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1105.7</text:p>
          </table:table-cell>
          <table:table-cell office:value-type="string">
            <text:p>32.58</text:p>
          </table:table-cell>
          <table:table-cell office:value-type="string">
            <text:p>0.75038</text:p>
          </table:table-cell>
          <table:table-cell office:value-type="string">
            <text:p>8051.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1007.4</text:p>
          </table:table-cell>
          <table:table-cell office:value-type="string">
            <text:p>32.38</text:p>
          </table:table-cell>
          <table:table-cell office:value-type="string">
            <text:p>0.75041</text:p>
          </table:table-cell>
          <table:table-cell office:value-type="string">
            <text:p>7200.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306.1</text:p>
          </table:table-cell>
          <table:table-cell office:value-type="string">
            <text:p>31.19</text:p>
          </table:table-cell>
          <table:table-cell office:value-type="string">
            <text:p>0.75042</text:p>
          </table:table-cell>
          <table:table-cell office:value-type="string">
            <text:p>2367.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394.3</text:p>
          </table:table-cell>
          <table:table-cell office:value-type="string">
            <text:p>30.04</text:p>
          </table:table-cell>
          <table:table-cell office:value-type="string">
            <text:p>0.75049</text:p>
          </table:table-cell>
          <table:table-cell office:value-type="string">
            <text:p>3036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1210.2</text:p>
          </table:table-cell>
          <table:table-cell office:value-type="string">
            <text:p>32.94</text:p>
          </table:table-cell>
          <table:table-cell office:value-type="string">
            <text:p>0.7505</text:p>
          </table:table-cell>
          <table:table-cell office:value-type="string">
            <text:p>8412.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843.3</text:p>
          </table:table-cell>
          <table:table-cell office:value-type="string">
            <text:p>33.34</text:p>
          </table:table-cell>
          <table:table-cell office:value-type="string">
            <text:p>0.75054</text:p>
          </table:table-cell>
          <table:table-cell office:value-type="string">
            <text:p>6193.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012.7</text:p>
          </table:table-cell>
          <table:table-cell office:value-type="string">
            <text:p>32.83</text:p>
          </table:table-cell>
          <table:table-cell office:value-type="string">
            <text:p>0.7506</text:p>
          </table:table-cell>
          <table:table-cell office:value-type="string">
            <text:p>6853.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435.6</text:p>
          </table:table-cell>
          <table:table-cell office:value-type="string">
            <text:p>31.94</text:p>
          </table:table-cell>
          <table:table-cell office:value-type="string">
            <text:p>0.75065</text:p>
          </table:table-cell>
          <table:table-cell office:value-type="string">
            <text:p>3512.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343.9</text:p>
          </table:table-cell>
          <table:table-cell office:value-type="string">
            <text:p>31.73</text:p>
          </table:table-cell>
          <table:table-cell office:value-type="string">
            <text:p>0.75064</text:p>
          </table:table-cell>
          <table:table-cell office:value-type="string">
            <text:p>2937.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925.3</text:p>
          </table:table-cell>
          <table:table-cell office:value-type="string">
            <text:p>33.34</text:p>
          </table:table-cell>
          <table:table-cell office:value-type="string">
            <text:p>0.75064</text:p>
          </table:table-cell>
          <table:table-cell office:value-type="string">
            <text:p>6631.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string">
            <text:p>566.3</text:p>
          </table:table-cell>
          <table:table-cell office:value-type="string">
            <text:p>32.24</text:p>
          </table:table-cell>
          <table:table-cell office:value-type="string">
            <text:p>0.75068</text:p>
          </table:table-cell>
          <table:table-cell office:value-type="string">
            <text:p>4442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513.9</text:p>
          </table:table-cell>
          <table:table-cell office:value-type="string">
            <text:p>33.32</text:p>
          </table:table-cell>
          <table:table-cell office:value-type="string">
            <text:p>0.75068</text:p>
          </table:table-cell>
          <table:table-cell office:value-type="string">
            <text:p>4108.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54">
            <text:p>254</text:p>
          </table:table-cell>
          <table:table-cell office:value-type="string">
            <text:p>31.16</text:p>
          </table:table-cell>
          <table:table-cell office:value-type="string">
            <text:p>0.75069</text:p>
          </table:table-cell>
          <table:table-cell office:value-type="float" office:value="2186">
            <text:p>21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647.5</text:p>
          </table:table-cell>
          <table:table-cell office:value-type="string">
            <text:p>31.57</text:p>
          </table:table-cell>
          <table:table-cell office:value-type="string">
            <text:p>0.75075</text:p>
          </table:table-cell>
          <table:table-cell office:value-type="string">
            <text:p>4783.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61">
            <text:p>461</text:p>
          </table:table-cell>
          <table:table-cell office:value-type="float" office:value="31">
            <text:p>31</text:p>
          </table:table-cell>
          <table:table-cell office:value-type="string">
            <text:p>0.75078</text:p>
          </table:table-cell>
          <table:table-cell office:value-type="string">
            <text:p>3851.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1021.2</text:p>
          </table:table-cell>
          <table:table-cell office:value-type="string">
            <text:p>33.7</text:p>
          </table:table-cell>
          <table:table-cell office:value-type="string">
            <text:p>0.75079</text:p>
          </table:table-cell>
          <table:table-cell office:value-type="string">
            <text:p>8257.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943.3</text:p>
          </table:table-cell>
          <table:table-cell office:value-type="string">
            <text:p>34.88</text:p>
          </table:table-cell>
          <table:table-cell office:value-type="string">
            <text:p>0.75084</text:p>
          </table:table-cell>
          <table:table-cell office:value-type="string">
            <text:p>7543.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852">
            <text:p>852</text:p>
          </table:table-cell>
          <table:table-cell office:value-type="string">
            <text:p>35.38</text:p>
          </table:table-cell>
          <table:table-cell office:value-type="string">
            <text:p>0.75088</text:p>
          </table:table-cell>
          <table:table-cell office:value-type="string">
            <text:p>6506.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223.2</text:p>
          </table:table-cell>
          <table:table-cell office:value-type="string">
            <text:p>32.25</text:p>
          </table:table-cell>
          <table:table-cell office:value-type="string">
            <text:p>0.75089</text:p>
          </table:table-cell>
          <table:table-cell office:value-type="string">
            <text:p>1591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string">
            <text:p>107.8</text:p>
          </table:table-cell>
          <table:table-cell office:value-type="string">
            <text:p>30.63</text:p>
          </table:table-cell>
          <table:table-cell office:value-type="string">
            <text:p>0.75089</text:p>
          </table:table-cell>
          <table:table-cell office:value-type="string">
            <text:p>917.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73.9</text:p>
          </table:table-cell>
          <table:table-cell office:value-type="string">
            <text:p>30.09</text:p>
          </table:table-cell>
          <table:table-cell office:value-type="string">
            <text:p>0.7509</text:p>
          </table:table-cell>
          <table:table-cell office:value-type="string">
            <text:p>658.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68.3</text:p>
          </table:table-cell>
          <table:table-cell office:value-type="string">
            <text:p>29.05</text:p>
          </table:table-cell>
          <table:table-cell office:value-type="string">
            <text:p>0.75091</text:p>
          </table:table-cell>
          <table:table-cell office:value-type="string">
            <text:p>617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string">
            <text:p>118.9</text:p>
          </table:table-cell>
          <table:table-cell office:value-type="string">
            <text:p>28.41</text:p>
          </table:table-cell>
          <table:table-cell office:value-type="string">
            <text:p>0.75102</text:p>
          </table:table-cell>
          <table:table-cell office:value-type="string">
            <text:p>1082.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527.4</text:p>
          </table:table-cell>
          <table:table-cell office:value-type="string">
            <text:p>31.07</text:p>
          </table:table-cell>
          <table:table-cell office:value-type="string">
            <text:p>0.75108</text:p>
          </table:table-cell>
          <table:table-cell office:value-type="string">
            <text:p>4563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191.5</text:p>
          </table:table-cell>
          <table:table-cell office:value-type="string">
            <text:p>29.83</text:p>
          </table:table-cell>
          <table:table-cell office:value-type="string">
            <text:p>0.75116</text:p>
          </table:table-cell>
          <table:table-cell office:value-type="string">
            <text:p>1574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string">
            <text:p>173.1</text:p>
          </table:table-cell>
          <table:table-cell office:value-type="string">
            <text:p>29.7</text:p>
          </table:table-cell>
          <table:table-cell office:value-type="string">
            <text:p>0.75117</text:p>
          </table:table-cell>
          <table:table-cell office:value-type="string">
            <text:p>1509.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string">
            <text:p>125.6</text:p>
          </table:table-cell>
          <table:table-cell office:value-type="string">
            <text:p>29.16</text:p>
          </table:table-cell>
          <table:table-cell office:value-type="string">
            <text:p>0.75118</text:p>
          </table:table-cell>
          <table:table-cell office:value-type="string">
            <text:p>109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string">
            <text:p>160.1</text:p>
          </table:table-cell>
          <table:table-cell office:value-type="string">
            <text:p>29.37</text:p>
          </table:table-cell>
          <table:table-cell office:value-type="string">
            <text:p>0.75121</text:p>
          </table:table-cell>
          <table:table-cell office:value-type="string">
            <text:p>1375.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string">
            <text:p>167.2</text:p>
          </table:table-cell>
          <table:table-cell office:value-type="string">
            <text:p>29.94</text:p>
          </table:table-cell>
          <table:table-cell office:value-type="string">
            <text:p>0.75121</text:p>
          </table:table-cell>
          <table:table-cell office:value-type="string">
            <text:p>1441.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146.7</text:p>
          </table:table-cell>
          <table:table-cell office:value-type="string">
            <text:p>30.36</text:p>
          </table:table-cell>
          <table:table-cell office:value-type="string">
            <text:p>0.75118</text:p>
          </table:table-cell>
          <table:table-cell office:value-type="string">
            <text:p>1235.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243.1</text:p>
          </table:table-cell>
          <table:table-cell office:value-type="string">
            <text:p>32.3</text:p>
          </table:table-cell>
          <table:table-cell office:value-type="string">
            <text:p>0.75116</text:p>
          </table:table-cell>
          <table:table-cell office:value-type="string">
            <text:p>1879.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186.1</text:p>
          </table:table-cell>
          <table:table-cell office:value-type="string">
            <text:p>26.64</text:p>
          </table:table-cell>
          <table:table-cell office:value-type="string">
            <text:p>0.7513</text:p>
          </table:table-cell>
          <table:table-cell office:value-type="string">
            <text:p>1409.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77.3</text:p>
          </table:table-cell>
          <table:table-cell office:value-type="string">
            <text:p>21.27</text:p>
          </table:table-cell>
          <table:table-cell office:value-type="string">
            <text:p>0.75142</text:p>
          </table:table-cell>
          <table:table-cell office:value-type="string">
            <text:p>600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53.1</text:p>
          </table:table-cell>
          <table:table-cell office:value-type="string">
            <text:p>22.06</text:p>
          </table:table-cell>
          <table:table-cell office:value-type="string">
            <text:p>0.75146</text:p>
          </table:table-cell>
          <table:table-cell office:value-type="string">
            <text:p>423.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string">
            <text:p>21.88</text:p>
          </table:table-cell>
          <table:table-cell office:value-type="string">
            <text:p>0.75147</text:p>
          </table:table-cell>
          <table:table-cell office:value-type="string">
            <text:p>256.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string">
            <text:p>28.3</text:p>
          </table:table-cell>
          <table:table-cell office:value-type="string">
            <text:p>22.3</text:p>
          </table:table-cell>
          <table:table-cell office:value-type="string">
            <text:p>0.75153</text:p>
          </table:table-cell>
          <table:table-cell office:value-type="string">
            <text:p>215.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string">
            <text:p>24.9</text:p>
          </table:table-cell>
          <table:table-cell office:value-type="string">
            <text:p>23.37</text:p>
          </table:table-cell>
          <table:table-cell office:value-type="string">
            <text:p>0.75159</text:p>
          </table:table-cell>
          <table:table-cell office:value-type="string">
            <text:p>186.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string">
            <text:p>16.8</text:p>
          </table:table-cell>
          <table:table-cell office:value-type="string">
            <text:p>22.76</text:p>
          </table:table-cell>
          <table:table-cell office:value-type="string">
            <text:p>0.75161</text:p>
          </table:table-cell>
          <table:table-cell office:value-type="string">
            <text:p>123.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6.6</text:p>
          </table:table-cell>
          <table:table-cell office:value-type="string">
            <text:p>21.97</text:p>
          </table:table-cell>
          <table:table-cell office:value-type="string">
            <text:p>0.75163</text:p>
          </table:table-cell>
          <table:table-cell office:value-type="string">
            <text:p>52.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1.4</text:p>
          </table:table-cell>
          <table:table-cell office:value-type="string">
            <text:p>21.63</text:p>
          </table:table-cell>
          <table:table-cell office:value-type="string">
            <text:p>0.75165</text:p>
          </table:table-cell>
          <table:table-cell office:value-type="string">
            <text:p>9.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20.79</text:p>
          </table:table-cell>
          <table:table-cell office:value-type="string">
            <text:p>0.75633</text:p>
          </table:table-cell>
          <table:table-cell office:value-type="string">
            <text:p>37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9.3</text:p>
          </table:table-cell>
          <table:table-cell office:value-type="string">
            <text:p>20.86</text:p>
          </table:table-cell>
          <table:table-cell office:value-type="string">
            <text:p>0.75637</text:p>
          </table:table-cell>
          <table:table-cell office:value-type="string">
            <text:p>68.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16.8</text:p>
          </table:table-cell>
          <table:table-cell office:value-type="string">
            <text:p>21.15</text:p>
          </table:table-cell>
          <table:table-cell office:value-type="string">
            <text:p>0.75644</text:p>
          </table:table-cell>
          <table:table-cell office:value-type="string">
            <text:p>132.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29.6</text:p>
          </table:table-cell>
          <table:table-cell office:value-type="string">
            <text:p>22.95</text:p>
          </table:table-cell>
          <table:table-cell office:value-type="string">
            <text:p>0.7565</text:p>
          </table:table-cell>
          <table:table-cell office:value-type="string">
            <text:p>239.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49.3</text:p>
          </table:table-cell>
          <table:table-cell office:value-type="string">
            <text:p>23.9</text:p>
          </table:table-cell>
          <table:table-cell office:value-type="string">
            <text:p>0.75661</text:p>
          </table:table-cell>
          <table:table-cell office:value-type="string">
            <text:p>390.36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78.3</text:p>
          </table:table-cell>
          <table:table-cell office:value-type="string">
            <text:p>24.79</text:p>
          </table:table-cell>
          <table:table-cell office:value-type="string">
            <text:p>0.7567</text:p>
          </table:table-cell>
          <table:table-cell office:value-type="string">
            <text:p>593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string">
            <text:p>25.5</text:p>
          </table:table-cell>
          <table:table-cell office:value-type="string">
            <text:p>0.75682</text:p>
          </table:table-cell>
          <table:table-cell office:value-type="string">
            <text:p>924.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152.9</text:p>
          </table:table-cell>
          <table:table-cell office:value-type="string">
            <text:p>26.3</text:p>
          </table:table-cell>
          <table:table-cell office:value-type="string">
            <text:p>0.75692</text:p>
          </table:table-cell>
          <table:table-cell office:value-type="string">
            <text:p>1328.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196.3</text:p>
          </table:table-cell>
          <table:table-cell office:value-type="string">
            <text:p>26.6</text:p>
          </table:table-cell>
          <table:table-cell office:value-type="string">
            <text:p>0.75704</text:p>
          </table:table-cell>
          <table:table-cell office:value-type="string">
            <text:p>1754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241.8</text:p>
          </table:table-cell>
          <table:table-cell office:value-type="string">
            <text:p>27.38</text:p>
          </table:table-cell>
          <table:table-cell office:value-type="string">
            <text:p>0.75715</text:p>
          </table:table-cell>
          <table:table-cell office:value-type="string">
            <text:p>2215.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289.9</text:p>
          </table:table-cell>
          <table:table-cell office:value-type="string">
            <text:p>27.93</text:p>
          </table:table-cell>
          <table:table-cell office:value-type="string">
            <text:p>0.75724</text:p>
          </table:table-cell>
          <table:table-cell office:value-type="string">
            <text:p>2675.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337.2</text:p>
          </table:table-cell>
          <table:table-cell office:value-type="string">
            <text:p>27.98</text:p>
          </table:table-cell>
          <table:table-cell office:value-type="string">
            <text:p>0.75737</text:p>
          </table:table-cell>
          <table:table-cell office:value-type="string">
            <text:p>3122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384.9</text:p>
          </table:table-cell>
          <table:table-cell office:value-type="string">
            <text:p>28.46</text:p>
          </table:table-cell>
          <table:table-cell office:value-type="string">
            <text:p>0.75747</text:p>
          </table:table-cell>
          <table:table-cell office:value-type="string">
            <text:p>3590.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431.5</text:p>
          </table:table-cell>
          <table:table-cell office:value-type="string">
            <text:p>29.01</text:p>
          </table:table-cell>
          <table:table-cell office:value-type="string">
            <text:p>0.75757</text:p>
          </table:table-cell>
          <table:table-cell office:value-type="string">
            <text:p>3996.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476.7</text:p>
          </table:table-cell>
          <table:table-cell office:value-type="string">
            <text:p>28.62</text:p>
          </table:table-cell>
          <table:table-cell office:value-type="string">
            <text:p>0.75769</text:p>
          </table:table-cell>
          <table:table-cell office:value-type="string">
            <text:p>4406.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22">
            <text:p>522</text:p>
          </table:table-cell>
          <table:table-cell office:value-type="string">
            <text:p>28.88</text:p>
          </table:table-cell>
          <table:table-cell office:value-type="string">
            <text:p>0.75784</text:p>
          </table:table-cell>
          <table:table-cell office:value-type="string">
            <text:p>4799.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565.7</text:p>
          </table:table-cell>
          <table:table-cell office:value-type="string">
            <text:p>29.04</text:p>
          </table:table-cell>
          <table:table-cell office:value-type="string">
            <text:p>0.75796</text:p>
          </table:table-cell>
          <table:table-cell office:value-type="string">
            <text:p>5155.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609.5</text:p>
          </table:table-cell>
          <table:table-cell office:value-type="string">
            <text:p>29.08</text:p>
          </table:table-cell>
          <table:table-cell office:value-type="string">
            <text:p>0.75808</text:p>
          </table:table-cell>
          <table:table-cell office:value-type="string">
            <text:p>5534.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652.6</text:p>
          </table:table-cell>
          <table:table-cell office:value-type="string">
            <text:p>29.55</text:p>
          </table:table-cell>
          <table:table-cell office:value-type="string">
            <text:p>0.75824</text:p>
          </table:table-cell>
          <table:table-cell office:value-type="string">
            <text:p>5880.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692.2</text:p>
          </table:table-cell>
          <table:table-cell office:value-type="string">
            <text:p>29.44</text:p>
          </table:table-cell>
          <table:table-cell office:value-type="string">
            <text:p>0.75838</text:p>
          </table:table-cell>
          <table:table-cell office:value-type="string">
            <text:p>6189.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729.5</text:p>
          </table:table-cell>
          <table:table-cell office:value-type="string">
            <text:p>29.43</text:p>
          </table:table-cell>
          <table:table-cell office:value-type="string">
            <text:p>0.7585</text:p>
          </table:table-cell>
          <table:table-cell office:value-type="string">
            <text:p>6462.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766">
            <text:p>766</text:p>
          </table:table-cell>
          <table:table-cell office:value-type="string">
            <text:p>29.45</text:p>
          </table:table-cell>
          <table:table-cell office:value-type="string">
            <text:p>0.75862</text:p>
          </table:table-cell>
          <table:table-cell office:value-type="string">
            <text:p>6743.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799.5</text:p>
          </table:table-cell>
          <table:table-cell office:value-type="string">
            <text:p>30.16</text:p>
          </table:table-cell>
          <table:table-cell office:value-type="string">
            <text:p>0.75876</text:p>
          </table:table-cell>
          <table:table-cell office:value-type="string">
            <text:p>6924.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832">
            <text:p>832</text:p>
          </table:table-cell>
          <table:table-cell office:value-type="string">
            <text:p>30.21</text:p>
          </table:table-cell>
          <table:table-cell office:value-type="string">
            <text:p>0.7589</text:p>
          </table:table-cell>
          <table:table-cell office:value-type="string">
            <text:p>717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864.1</text:p>
          </table:table-cell>
          <table:table-cell office:value-type="string">
            <text:p>30.52</text:p>
          </table:table-cell>
          <table:table-cell office:value-type="string">
            <text:p>0.75903</text:p>
          </table:table-cell>
          <table:table-cell office:value-type="string">
            <text:p>7394.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893.4</text:p>
          </table:table-cell>
          <table:table-cell office:value-type="string">
            <text:p>30.33</text:p>
          </table:table-cell>
          <table:table-cell office:value-type="string">
            <text:p>0.75914</text:p>
          </table:table-cell>
          <table:table-cell office:value-type="string">
            <text:p>7570.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920">
            <text:p>920</text:p>
          </table:table-cell>
          <table:table-cell office:value-type="string">
            <text:p>30.38</text:p>
          </table:table-cell>
          <table:table-cell office:value-type="string">
            <text:p>0.75927</text:p>
          </table:table-cell>
          <table:table-cell office:value-type="string">
            <text:p>7751.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945.8</text:p>
          </table:table-cell>
          <table:table-cell office:value-type="string">
            <text:p>31.25</text:p>
          </table:table-cell>
          <table:table-cell office:value-type="string">
            <text:p>0.75936</text:p>
          </table:table-cell>
          <table:table-cell office:value-type="string">
            <text:p>7907.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970.8</text:p>
          </table:table-cell>
          <table:table-cell office:value-type="string">
            <text:p>31.31</text:p>
          </table:table-cell>
          <table:table-cell office:value-type="string">
            <text:p>0.75946</text:p>
          </table:table-cell>
          <table:table-cell office:value-type="string">
            <text:p>8038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89">
            <text:p>989</text:p>
          </table:table-cell>
          <table:table-cell office:value-type="string">
            <text:p>31.9</text:p>
          </table:table-cell>
          <table:table-cell office:value-type="string">
            <text:p>0.75952</text:p>
          </table:table-cell>
          <table:table-cell office:value-type="string">
            <text:p>8141.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1008.7</text:p>
          </table:table-cell>
          <table:table-cell office:value-type="string">
            <text:p>31.89</text:p>
          </table:table-cell>
          <table:table-cell office:value-type="string">
            <text:p>0.75959</text:p>
          </table:table-cell>
          <table:table-cell office:value-type="string">
            <text:p>8219.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1032.6</text:p>
          </table:table-cell>
          <table:table-cell office:value-type="string">
            <text:p>31.83</text:p>
          </table:table-cell>
          <table:table-cell office:value-type="string">
            <text:p>0.75964</text:p>
          </table:table-cell>
          <table:table-cell office:value-type="string">
            <text:p>8246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052">
            <text:p>1052</text:p>
          </table:table-cell>
          <table:table-cell office:value-type="string">
            <text:p>31.61</text:p>
          </table:table-cell>
          <table:table-cell office:value-type="string">
            <text:p>0.75968</text:p>
          </table:table-cell>
          <table:table-cell office:value-type="string">
            <text:p>8390.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1077.2</text:p>
          </table:table-cell>
          <table:table-cell office:value-type="string">
            <text:p>31.52</text:p>
          </table:table-cell>
          <table:table-cell office:value-type="string">
            <text:p>0.75973</text:p>
          </table:table-cell>
          <table:table-cell office:value-type="string">
            <text:p>8421.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1094.7</text:p>
          </table:table-cell>
          <table:table-cell office:value-type="string">
            <text:p>32.03</text:p>
          </table:table-cell>
          <table:table-cell office:value-type="string">
            <text:p>0.75975</text:p>
          </table:table-cell>
          <table:table-cell office:value-type="string">
            <text:p>8422.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980.7</text:p>
          </table:table-cell>
          <table:table-cell office:value-type="string">
            <text:p>32.58</text:p>
          </table:table-cell>
          <table:table-cell office:value-type="string">
            <text:p>0.75976</text:p>
          </table:table-cell>
          <table:table-cell office:value-type="string">
            <text:p>6998.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string">
            <text:p>1039.9</text:p>
          </table:table-cell>
          <table:table-cell office:value-type="string">
            <text:p>32.59</text:p>
          </table:table-cell>
          <table:table-cell office:value-type="string">
            <text:p>0.75982</text:p>
          </table:table-cell>
          <table:table-cell office:value-type="string">
            <text:p>7267.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170.3</text:p>
          </table:table-cell>
          <table:table-cell office:value-type="string">
            <text:p>33.16</text:p>
          </table:table-cell>
          <table:table-cell office:value-type="string">
            <text:p>0.75986</text:p>
          </table:table-cell>
          <table:table-cell office:value-type="string">
            <text:p>8429.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1212.5</text:p>
          </table:table-cell>
          <table:table-cell office:value-type="string">
            <text:p>33.11</text:p>
          </table:table-cell>
          <table:table-cell office:value-type="string">
            <text:p>0.7599</text:p>
          </table:table-cell>
          <table:table-cell office:value-type="string">
            <text:p>8426.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1239.5</text:p>
          </table:table-cell>
          <table:table-cell office:value-type="string">
            <text:p>32.58</text:p>
          </table:table-cell>
          <table:table-cell office:value-type="string">
            <text:p>0.75996</text:p>
          </table:table-cell>
          <table:table-cell office:value-type="string">
            <text:p>8423.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1215.2</text:p>
          </table:table-cell>
          <table:table-cell office:value-type="string">
            <text:p>33.22</text:p>
          </table:table-cell>
          <table:table-cell office:value-type="string">
            <text:p>0.75997</text:p>
          </table:table-cell>
          <table:table-cell office:value-type="string">
            <text:p>8427.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string">
            <text:p>844.2</text:p>
          </table:table-cell>
          <table:table-cell office:value-type="string">
            <text:p>33.52</text:p>
          </table:table-cell>
          <table:table-cell office:value-type="string">
            <text:p>0.75998</text:p>
          </table:table-cell>
          <table:table-cell office:value-type="string">
            <text:p>5587.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866">
            <text:p>866</text:p>
          </table:table-cell>
          <table:table-cell office:value-type="string">
            <text:p>33.51</text:p>
          </table:table-cell>
          <table:table-cell office:value-type="string">
            <text:p>0.76002</text:p>
          </table:table-cell>
          <table:table-cell office:value-type="string">
            <text:p>5911.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428.7</text:p>
          </table:table-cell>
          <table:table-cell office:value-type="string">
            <text:p>32.86</text:p>
          </table:table-cell>
          <table:table-cell office:value-type="string">
            <text:p>0.76002</text:p>
          </table:table-cell>
          <table:table-cell office:value-type="string">
            <text:p>3211.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642.6</text:p>
          </table:table-cell>
          <table:table-cell office:value-type="string">
            <text:p>32.13</text:p>
          </table:table-cell>
          <table:table-cell office:value-type="string">
            <text:p>0.76001</text:p>
          </table:table-cell>
          <table:table-cell office:value-type="string">
            <text:p>4859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string">
            <text:p>1177.9</text:p>
          </table:table-cell>
          <table:table-cell office:value-type="string">
            <text:p>34.77</text:p>
          </table:table-cell>
          <table:table-cell office:value-type="string">
            <text:p>0.76</text:p>
          </table:table-cell>
          <table:table-cell office:value-type="string">
            <text:p>8429.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382.7</text:p>
          </table:table-cell>
          <table:table-cell office:value-type="string">
            <text:p>32.87</text:p>
          </table:table-cell>
          <table:table-cell office:value-type="string">
            <text:p>0.76003</text:p>
          </table:table-cell>
          <table:table-cell office:value-type="string">
            <text:p>3039.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689.9</text:p>
          </table:table-cell>
          <table:table-cell office:value-type="string">
            <text:p>32.7</text:p>
          </table:table-cell>
          <table:table-cell office:value-type="string">
            <text:p>0.76004</text:p>
          </table:table-cell>
          <table:table-cell office:value-type="string">
            <text:p>4762.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string">
            <text:p>286.6</text:p>
          </table:table-cell>
          <table:table-cell office:value-type="string">
            <text:p>32.88</text:p>
          </table:table-cell>
          <table:table-cell office:value-type="string">
            <text:p>0.76006</text:p>
          </table:table-cell>
          <table:table-cell office:value-type="string">
            <text:p>2532.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221.1</text:p>
          </table:table-cell>
          <table:table-cell office:value-type="string">
            <text:p>31.48</text:p>
          </table:table-cell>
          <table:table-cell office:value-type="string">
            <text:p>0.76008</text:p>
          </table:table-cell>
          <table:table-cell office:value-type="string">
            <text:p>1899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string">
            <text:p>214.2</text:p>
          </table:table-cell>
          <table:table-cell office:value-type="string">
            <text:p>31.16</text:p>
          </table:table-cell>
          <table:table-cell office:value-type="string">
            <text:p>0.76008</text:p>
          </table:table-cell>
          <table:table-cell office:value-type="string">
            <text:p>1857.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623.5</text:p>
          </table:table-cell>
          <table:table-cell office:value-type="string">
            <text:p>33.23</text:p>
          </table:table-cell>
          <table:table-cell office:value-type="string">
            <text:p>0.76007</text:p>
          </table:table-cell>
          <table:table-cell office:value-type="string">
            <text:p>5443.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string">
            <text:p>496.5</text:p>
          </table:table-cell>
          <table:table-cell office:value-type="string">
            <text:p>33.64</text:p>
          </table:table-cell>
          <table:table-cell office:value-type="string">
            <text:p>0.76006</text:p>
          </table:table-cell>
          <table:table-cell office:value-type="string">
            <text:p>4037.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399.5</text:p>
          </table:table-cell>
          <table:table-cell office:value-type="string">
            <text:p>32.91</text:p>
          </table:table-cell>
          <table:table-cell office:value-type="string">
            <text:p>0.76006</text:p>
          </table:table-cell>
          <table:table-cell office:value-type="string">
            <text:p>3213.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269.9</text:p>
          </table:table-cell>
          <table:table-cell office:value-type="string">
            <text:p>32.42</text:p>
          </table:table-cell>
          <table:table-cell office:value-type="string">
            <text:p>0.76005</text:p>
          </table:table-cell>
          <table:table-cell office:value-type="string">
            <text:p>2194.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string">
            <text:p>186.3</text:p>
          </table:table-cell>
          <table:table-cell office:value-type="string">
            <text:p>31.82</text:p>
          </table:table-cell>
          <table:table-cell office:value-type="string">
            <text:p>0.76007</text:p>
          </table:table-cell>
          <table:table-cell office:value-type="string">
            <text:p>1609.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670">
            <text:p>670</text:p>
          </table:table-cell>
          <table:table-cell office:value-type="string">
            <text:p>34.16</text:p>
          </table:table-cell>
          <table:table-cell office:value-type="string">
            <text:p>0.76011</text:p>
          </table:table-cell>
          <table:table-cell office:value-type="string">
            <text:p>5787.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388.8</text:p>
          </table:table-cell>
          <table:table-cell office:value-type="string">
            <text:p>34.39</text:p>
          </table:table-cell>
          <table:table-cell office:value-type="string">
            <text:p>0.76012</text:p>
          </table:table-cell>
          <table:table-cell office:value-type="string">
            <text:p>3028.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string">
            <text:p>193.9</text:p>
          </table:table-cell>
          <table:table-cell office:value-type="string">
            <text:p>33.17</text:p>
          </table:table-cell>
          <table:table-cell office:value-type="string">
            <text:p>0.76015</text:p>
          </table:table-cell>
          <table:table-cell office:value-type="string">
            <text:p>1559.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135.3</text:p>
          </table:table-cell>
          <table:table-cell office:value-type="string">
            <text:p>31.29</text:p>
          </table:table-cell>
          <table:table-cell office:value-type="string">
            <text:p>0.76024</text:p>
          </table:table-cell>
          <table:table-cell office:value-type="string">
            <text:p>1126.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string">
            <text:p>109.4</text:p>
          </table:table-cell>
          <table:table-cell office:value-type="string">
            <text:p>30.76</text:p>
          </table:table-cell>
          <table:table-cell office:value-type="string">
            <text:p>0.76024</text:p>
          </table:table-cell>
          <table:table-cell office:value-type="string">
            <text:p>917.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101.6</text:p>
          </table:table-cell>
          <table:table-cell office:value-type="string">
            <text:p>29.57</text:p>
          </table:table-cell>
          <table:table-cell office:value-type="string">
            <text:p>0.76022</text:p>
          </table:table-cell>
          <table:table-cell office:value-type="string">
            <text:p>830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string">
            <text:p>93.2</text:p>
          </table:table-cell>
          <table:table-cell office:value-type="string">
            <text:p>29.18</text:p>
          </table:table-cell>
          <table:table-cell office:value-type="string">
            <text:p>0.7602</text:p>
          </table:table-cell>
          <table:table-cell office:value-type="string">
            <text:p>765.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131.4</text:p>
          </table:table-cell>
          <table:table-cell office:value-type="string">
            <text:p>29.23</text:p>
          </table:table-cell>
          <table:table-cell office:value-type="string">
            <text:p>0.76018</text:p>
          </table:table-cell>
          <table:table-cell office:value-type="string">
            <text:p>1119.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string">
            <text:p>171.9</text:p>
          </table:table-cell>
          <table:table-cell office:value-type="string">
            <text:p>30.71</text:p>
          </table:table-cell>
          <table:table-cell office:value-type="string">
            <text:p>0.76016</text:p>
          </table:table-cell>
          <table:table-cell office:value-type="string">
            <text:p>1371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string">
            <text:p>77.1</text:p>
          </table:table-cell>
          <table:table-cell office:value-type="string">
            <text:p>29.08</text:p>
          </table:table-cell>
          <table:table-cell office:value-type="string">
            <text:p>0.76012</text:p>
          </table:table-cell>
          <table:table-cell office:value-type="string">
            <text:p>642.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string">
            <text:p>158.8</text:p>
          </table:table-cell>
          <table:table-cell office:value-type="string">
            <text:p>30.19</text:p>
          </table:table-cell>
          <table:table-cell office:value-type="string">
            <text:p>0.76009</text:p>
          </table:table-cell>
          <table:table-cell office:value-type="string">
            <text:p>1227.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58.7</text:p>
          </table:table-cell>
          <table:table-cell office:value-type="string">
            <text:p>29.31</text:p>
          </table:table-cell>
          <table:table-cell office:value-type="string">
            <text:p>0.76005</text:p>
          </table:table-cell>
          <table:table-cell office:value-type="string">
            <text:p>472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string">
            <text:p>73.9</text:p>
          </table:table-cell>
          <table:table-cell office:value-type="string">
            <text:p>28.79</text:p>
          </table:table-cell>
          <table:table-cell office:value-type="string">
            <text:p>0.76002</text:p>
          </table:table-cell>
          <table:table-cell office:value-type="string">
            <text:p>496.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45.7</text:p>
          </table:table-cell>
          <table:table-cell office:value-type="string">
            <text:p>29.73</text:p>
          </table:table-cell>
          <table:table-cell office:value-type="string">
            <text:p>0.75999</text:p>
          </table:table-cell>
          <table:table-cell office:value-type="string">
            <text:p>382.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string">
            <text:p>43.9</text:p>
          </table:table-cell>
          <table:table-cell office:value-type="string">
            <text:p>29.54</text:p>
          </table:table-cell>
          <table:table-cell office:value-type="string">
            <text:p>0.75999</text:p>
          </table:table-cell>
          <table:table-cell office:value-type="string">
            <text:p>356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string">
            <text:p>31.5</text:p>
          </table:table-cell>
          <table:table-cell office:value-type="string">
            <text:p>29.52</text:p>
          </table:table-cell>
          <table:table-cell office:value-type="string">
            <text:p>0.75997</text:p>
          </table:table-cell>
          <table:table-cell office:value-type="string">
            <text:p>249.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16.2</text:p>
          </table:table-cell>
          <table:table-cell office:value-type="string">
            <text:p>28.91</text:p>
          </table:table-cell>
          <table:table-cell office:value-type="string">
            <text:p>0.75995</text:p>
          </table:table-cell>
          <table:table-cell office:value-type="string">
            <text:p>128.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string">
            <text:p>9.7</text:p>
          </table:table-cell>
          <table:table-cell office:value-type="string">
            <text:p>27.72</text:p>
          </table:table-cell>
          <table:table-cell office:value-type="string">
            <text:p>0.75992</text:p>
          </table:table-cell>
          <table:table-cell office:value-type="string">
            <text:p>71.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2.5</text:p>
          </table:table-cell>
          <table:table-cell office:value-type="string">
            <text:p>27.39</text:p>
          </table:table-cell>
          <table:table-cell office:value-type="string">
            <text:p>0.75988</text:p>
          </table:table-cell>
          <table:table-cell office:value-type="string">
            <text:p>26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9.2</text:p>
          </table:table-cell>
          <table:table-cell office:value-type="float" office:value="21">
            <text:p>21</text:p>
          </table:table-cell>
          <table:table-cell office:value-type="string">
            <text:p>0.76299</text:p>
          </table:table-cell>
          <table:table-cell office:value-type="string">
            <text:p>68.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7.4</text:p>
          </table:table-cell>
          <table:table-cell office:value-type="string">
            <text:p>21.2</text:p>
          </table:table-cell>
          <table:table-cell office:value-type="string">
            <text:p>0.76304</text:p>
          </table:table-cell>
          <table:table-cell office:value-type="string">
            <text:p>140.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30.8</text:p>
          </table:table-cell>
          <table:table-cell office:value-type="string">
            <text:p>22.7</text:p>
          </table:table-cell>
          <table:table-cell office:value-type="string">
            <text:p>0.76309</text:p>
          </table:table-cell>
          <table:table-cell office:value-type="string">
            <text:p>256.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50.6</text:p>
          </table:table-cell>
          <table:table-cell office:value-type="string">
            <text:p>23.61</text:p>
          </table:table-cell>
          <table:table-cell office:value-type="string">
            <text:p>0.76317</text:p>
          </table:table-cell>
          <table:table-cell office:value-type="string">
            <text:p>413.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77.7</text:p>
          </table:table-cell>
          <table:table-cell office:value-type="string">
            <text:p>24.53</text:p>
          </table:table-cell>
          <table:table-cell office:value-type="string">
            <text:p>0.76322</text:p>
          </table:table-cell>
          <table:table-cell office:value-type="string">
            <text:p>614.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110.4</text:p>
          </table:table-cell>
          <table:table-cell office:value-type="string">
            <text:p>25.35</text:p>
          </table:table-cell>
          <table:table-cell office:value-type="string">
            <text:p>0.76326</text:p>
          </table:table-cell>
          <table:table-cell office:value-type="string">
            <text:p>929.04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147.9</text:p>
          </table:table-cell>
          <table:table-cell office:value-type="string">
            <text:p>26.14</text:p>
          </table:table-cell>
          <table:table-cell office:value-type="string">
            <text:p>0.76334</text:p>
          </table:table-cell>
          <table:table-cell office:value-type="string">
            <text:p>1298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189.6</text:p>
          </table:table-cell>
          <table:table-cell office:value-type="string">
            <text:p>26.8</text:p>
          </table:table-cell>
          <table:table-cell office:value-type="string">
            <text:p>0.76343</text:p>
          </table:table-cell>
          <table:table-cell office:value-type="string">
            <text:p>1716.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234.1</text:p>
          </table:table-cell>
          <table:table-cell office:value-type="string">
            <text:p>27.61</text:p>
          </table:table-cell>
          <table:table-cell office:value-type="string">
            <text:p>0.7635</text:p>
          </table:table-cell>
          <table:table-cell office:value-type="string">
            <text:p>2169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278.7</text:p>
          </table:table-cell>
          <table:table-cell office:value-type="string">
            <text:p>28.06</text:p>
          </table:table-cell>
          <table:table-cell office:value-type="string">
            <text:p>0.76358</text:p>
          </table:table-cell>
          <table:table-cell office:value-type="string">
            <text:p>2606.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325.3</text:p>
          </table:table-cell>
          <table:table-cell office:value-type="string">
            <text:p>28.96</text:p>
          </table:table-cell>
          <table:table-cell office:value-type="string">
            <text:p>0.76365</text:p>
          </table:table-cell>
          <table:table-cell office:value-type="string">
            <text:p>3026.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372.8</text:p>
          </table:table-cell>
          <table:table-cell office:value-type="string">
            <text:p>29.23</text:p>
          </table:table-cell>
          <table:table-cell office:value-type="string">
            <text:p>0.76372</text:p>
          </table:table-cell>
          <table:table-cell office:value-type="string">
            <text:p>3452.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417.4</text:p>
          </table:table-cell>
          <table:table-cell office:value-type="string">
            <text:p>29.38</text:p>
          </table:table-cell>
          <table:table-cell office:value-type="string">
            <text:p>0.7638</text:p>
          </table:table-cell>
          <table:table-cell office:value-type="string">
            <text:p>3851.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63">
            <text:p>463</text:p>
          </table:table-cell>
          <table:table-cell office:value-type="string">
            <text:p>29.94</text:p>
          </table:table-cell>
          <table:table-cell office:value-type="string">
            <text:p>0.76387</text:p>
          </table:table-cell>
          <table:table-cell office:value-type="string">
            <text:p>4226.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507.5</text:p>
          </table:table-cell>
          <table:table-cell office:value-type="string">
            <text:p>30.44</text:p>
          </table:table-cell>
          <table:table-cell office:value-type="string">
            <text:p>0.76394</text:p>
          </table:table-cell>
          <table:table-cell office:value-type="string">
            <text:p>451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51">
            <text:p>551</text:p>
          </table:table-cell>
          <table:table-cell office:value-type="string">
            <text:p>30.47</text:p>
          </table:table-cell>
          <table:table-cell office:value-type="string">
            <text:p>0.76403</text:p>
          </table:table-cell>
          <table:table-cell office:value-type="string">
            <text:p>4952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592.6</text:p>
          </table:table-cell>
          <table:table-cell office:value-type="string">
            <text:p>29.92</text:p>
          </table:table-cell>
          <table:table-cell office:value-type="string">
            <text:p>0.76416</text:p>
          </table:table-cell>
          <table:table-cell office:value-type="string">
            <text:p>5301.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633.7</text:p>
          </table:table-cell>
          <table:table-cell office:value-type="string">
            <text:p>30.02</text:p>
          </table:table-cell>
          <table:table-cell office:value-type="string">
            <text:p>0.76428</text:p>
          </table:table-cell>
          <table:table-cell office:value-type="string">
            <text:p>5618.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673.2</text:p>
          </table:table-cell>
          <table:table-cell office:value-type="string">
            <text:p>30.51</text:p>
          </table:table-cell>
          <table:table-cell office:value-type="string">
            <text:p>0.76434</text:p>
          </table:table-cell>
          <table:table-cell office:value-type="string">
            <text:p>5913.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710.1</text:p>
          </table:table-cell>
          <table:table-cell office:value-type="string">
            <text:p>30.04</text:p>
          </table:table-cell>
          <table:table-cell office:value-type="string">
            <text:p>0.7645</text:p>
          </table:table-cell>
          <table:table-cell office:value-type="string">
            <text:p>6185.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746.4</text:p>
          </table:table-cell>
          <table:table-cell office:value-type="string">
            <text:p>30.79</text:p>
          </table:table-cell>
          <table:table-cell office:value-type="string">
            <text:p>0.76461</text:p>
          </table:table-cell>
          <table:table-cell office:value-type="string">
            <text:p>6428.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782.1</text:p>
          </table:table-cell>
          <table:table-cell office:value-type="string">
            <text:p>31.26</text:p>
          </table:table-cell>
          <table:table-cell office:value-type="string">
            <text:p>0.76474</text:p>
          </table:table-cell>
          <table:table-cell office:value-type="string">
            <text:p>6690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816.6</text:p>
          </table:table-cell>
          <table:table-cell office:value-type="string">
            <text:p>32.13</text:p>
          </table:table-cell>
          <table:table-cell office:value-type="string">
            <text:p>0.76483</text:p>
          </table:table-cell>
          <table:table-cell office:value-type="string">
            <text:p>6901.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848.1</text:p>
          </table:table-cell>
          <table:table-cell office:value-type="string">
            <text:p>32.71</text:p>
          </table:table-cell>
          <table:table-cell office:value-type="string">
            <text:p>0.7649</text:p>
          </table:table-cell>
          <table:table-cell office:value-type="string">
            <text:p>7101.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876.7</text:p>
          </table:table-cell>
          <table:table-cell office:value-type="string">
            <text:p>32.35</text:p>
          </table:table-cell>
          <table:table-cell office:value-type="string">
            <text:p>0.76494</text:p>
          </table:table-cell>
          <table:table-cell office:value-type="string">
            <text:p>7126.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905.1</text:p>
          </table:table-cell>
          <table:table-cell office:value-type="string">
            <text:p>32.31</text:p>
          </table:table-cell>
          <table:table-cell office:value-type="string">
            <text:p>0.76498</text:p>
          </table:table-cell>
          <table:table-cell office:value-type="string">
            <text:p>7479.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924.9</text:p>
          </table:table-cell>
          <table:table-cell office:value-type="string">
            <text:p>32.24</text:p>
          </table:table-cell>
          <table:table-cell office:value-type="string">
            <text:p>0.76503</text:p>
          </table:table-cell>
          <table:table-cell office:value-type="string">
            <text:p>7585.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950.3</text:p>
          </table:table-cell>
          <table:table-cell office:value-type="string">
            <text:p>32.27</text:p>
          </table:table-cell>
          <table:table-cell office:value-type="string">
            <text:p>0.76505</text:p>
          </table:table-cell>
          <table:table-cell office:value-type="string">
            <text:p>7770.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975.9</text:p>
          </table:table-cell>
          <table:table-cell office:value-type="string">
            <text:p>32.28</text:p>
          </table:table-cell>
          <table:table-cell office:value-type="string">
            <text:p>0.7651</text:p>
          </table:table-cell>
          <table:table-cell office:value-type="string">
            <text:p>7987.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027">
            <text:p>1027</text:p>
          </table:table-cell>
          <table:table-cell office:value-type="string">
            <text:p>32.38</text:p>
          </table:table-cell>
          <table:table-cell office:value-type="string">
            <text:p>0.76516</text:p>
          </table:table-cell>
          <table:table-cell office:value-type="string">
            <text:p>8322.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1032.3</text:p>
          </table:table-cell>
          <table:table-cell office:value-type="string">
            <text:p>32.52</text:p>
          </table:table-cell>
          <table:table-cell office:value-type="string">
            <text:p>0.76519</text:p>
          </table:table-cell>
          <table:table-cell office:value-type="string">
            <text:p>8312.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1029.8</text:p>
          </table:table-cell>
          <table:table-cell office:value-type="string">
            <text:p>32.72</text:p>
          </table:table-cell>
          <table:table-cell office:value-type="string">
            <text:p>0.76524</text:p>
          </table:table-cell>
          <table:table-cell office:value-type="string">
            <text:p>8326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1051.7</text:p>
          </table:table-cell>
          <table:table-cell office:value-type="string">
            <text:p>32.69</text:p>
          </table:table-cell>
          <table:table-cell office:value-type="string">
            <text:p>0.76528</text:p>
          </table:table-cell>
          <table:table-cell office:value-type="string">
            <text:p>8383.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74">
            <text:p>1074</text:p>
          </table:table-cell>
          <table:table-cell office:value-type="string">
            <text:p>33.19</text:p>
          </table:table-cell>
          <table:table-cell office:value-type="string">
            <text:p>0.76532</text:p>
          </table:table-cell>
          <table:table-cell office:value-type="float" office:value="8427">
            <text:p>84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1080.6</text:p>
          </table:table-cell>
          <table:table-cell office:value-type="float" office:value="33">
            <text:p>33</text:p>
          </table:table-cell>
          <table:table-cell office:value-type="string">
            <text:p>0.76537</text:p>
          </table:table-cell>
          <table:table-cell office:value-type="string">
            <text:p>8428.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103">
            <text:p>1103</text:p>
          </table:table-cell>
          <table:table-cell office:value-type="string">
            <text:p>34.58</text:p>
          </table:table-cell>
          <table:table-cell office:value-type="string">
            <text:p>0.76539</text:p>
          </table:table-cell>
          <table:table-cell office:value-type="string">
            <text:p>8439.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106">
            <text:p>1106</text:p>
          </table:table-cell>
          <table:table-cell office:value-type="string">
            <text:p>33.62</text:p>
          </table:table-cell>
          <table:table-cell office:value-type="string">
            <text:p>0.76546</text:p>
          </table:table-cell>
          <table:table-cell office:value-type="string">
            <text:p>8434.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104">
            <text:p>1104</text:p>
          </table:table-cell>
          <table:table-cell office:value-type="string">
            <text:p>33.96</text:p>
          </table:table-cell>
          <table:table-cell office:value-type="string">
            <text:p>0.76551</text:p>
          </table:table-cell>
          <table:table-cell office:value-type="string">
            <text:p>8439.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1119.4</text:p>
          </table:table-cell>
          <table:table-cell office:value-type="string">
            <text:p>33.77</text:p>
          </table:table-cell>
          <table:table-cell office:value-type="string">
            <text:p>0.76558</text:p>
          </table:table-cell>
          <table:table-cell office:value-type="string">
            <text:p>8309.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string">
            <text:p>1130.4</text:p>
          </table:table-cell>
          <table:table-cell office:value-type="string">
            <text:p>33.35</text:p>
          </table:table-cell>
          <table:table-cell office:value-type="string">
            <text:p>0.76565</text:p>
          </table:table-cell>
          <table:table-cell office:value-type="string">
            <text:p>8441.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string">
            <text:p>1124.2</text:p>
          </table:table-cell>
          <table:table-cell office:value-type="string">
            <text:p>33.67</text:p>
          </table:table-cell>
          <table:table-cell office:value-type="string">
            <text:p>0.76576</text:p>
          </table:table-cell>
          <table:table-cell office:value-type="string">
            <text:p>8431.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string">
            <text:p>1082.7</text:p>
          </table:table-cell>
          <table:table-cell office:value-type="string">
            <text:p>33.65</text:p>
          </table:table-cell>
          <table:table-cell office:value-type="string">
            <text:p>0.76584</text:p>
          </table:table-cell>
          <table:table-cell office:value-type="string">
            <text:p>8431.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string">
            <text:p>1114.1</text:p>
          </table:table-cell>
          <table:table-cell office:value-type="string">
            <text:p>34.3</text:p>
          </table:table-cell>
          <table:table-cell office:value-type="string">
            <text:p>0.76589</text:p>
          </table:table-cell>
          <table:table-cell office:value-type="string">
            <text:p>7971.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string">
            <text:p>425.9</text:p>
          </table:table-cell>
          <table:table-cell office:value-type="float" office:value="33">
            <text:p>33</text:p>
          </table:table-cell>
          <table:table-cell office:value-type="string">
            <text:p>0.76592</text:p>
          </table:table-cell>
          <table:table-cell office:value-type="string">
            <text:p>3265.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>
            <text:p>228.3</text:p>
          </table:table-cell>
          <table:table-cell office:value-type="string">
            <text:p>32.14</text:p>
          </table:table-cell>
          <table:table-cell office:value-type="string">
            <text:p>0.76596</text:p>
          </table:table-cell>
          <table:table-cell office:value-type="string">
            <text:p>1957.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199.6</text:p>
          </table:table-cell>
          <table:table-cell office:value-type="string">
            <text:p>31.89</text:p>
          </table:table-cell>
          <table:table-cell office:value-type="string">
            <text:p>0.76599</text:p>
          </table:table-cell>
          <table:table-cell office:value-type="string">
            <text:p>1684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string">
            <text:p>118.6</text:p>
          </table:table-cell>
          <table:table-cell office:value-type="string">
            <text:p>31.18</text:p>
          </table:table-cell>
          <table:table-cell office:value-type="string">
            <text:p>0.76602</text:p>
          </table:table-cell>
          <table:table-cell office:value-type="string">
            <text:p>998.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string">
            <text:p>115.1</text:p>
          </table:table-cell>
          <table:table-cell office:value-type="string">
            <text:p>30.98</text:p>
          </table:table-cell>
          <table:table-cell office:value-type="string">
            <text:p>0.76603</text:p>
          </table:table-cell>
          <table:table-cell office:value-type="string">
            <text:p>985.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330.2</text:p>
          </table:table-cell>
          <table:table-cell office:value-type="string">
            <text:p>31.49</text:p>
          </table:table-cell>
          <table:table-cell office:value-type="string">
            <text:p>0.76602</text:p>
          </table:table-cell>
          <table:table-cell office:value-type="string">
            <text:p>2921.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532.9</text:p>
          </table:table-cell>
          <table:table-cell office:value-type="string">
            <text:p>32.6</text:p>
          </table:table-cell>
          <table:table-cell office:value-type="string">
            <text:p>0.76605</text:p>
          </table:table-cell>
          <table:table-cell office:value-type="string">
            <text:p>4631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string">
            <text:p>972.1</text:p>
          </table:table-cell>
          <table:table-cell office:value-type="string">
            <text:p>33.8</text:p>
          </table:table-cell>
          <table:table-cell office:value-type="string">
            <text:p>0.76611</text:p>
          </table:table-cell>
          <table:table-cell office:value-type="string">
            <text:p>7998.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string">
            <text:p>882.9</text:p>
          </table:table-cell>
          <table:table-cell office:value-type="string">
            <text:p>36.42</text:p>
          </table:table-cell>
          <table:table-cell office:value-type="string">
            <text:p>0.76614</text:p>
          </table:table-cell>
          <table:table-cell office:value-type="string">
            <text:p>7273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string">
            <text:p>603.1</text:p>
          </table:table-cell>
          <table:table-cell office:value-type="string">
            <text:p>35.07</text:p>
          </table:table-cell>
          <table:table-cell office:value-type="string">
            <text:p>0.76618</text:p>
          </table:table-cell>
          <table:table-cell office:value-type="string">
            <text:p>4967.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207.3</text:p>
          </table:table-cell>
          <table:table-cell office:value-type="string">
            <text:p>32.89</text:p>
          </table:table-cell>
          <table:table-cell office:value-type="string">
            <text:p>0.76619</text:p>
          </table:table-cell>
          <table:table-cell office:value-type="string">
            <text:p>1745.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string">
            <text:p>171.9</text:p>
          </table:table-cell>
          <table:table-cell office:value-type="string">
            <text:p>31.96</text:p>
          </table:table-cell>
          <table:table-cell office:value-type="string">
            <text:p>0.7662</text:p>
          </table:table-cell>
          <table:table-cell office:value-type="string">
            <text:p>1491.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string">
            <text:p>168.3</text:p>
          </table:table-cell>
          <table:table-cell office:value-type="string">
            <text:p>31.42</text:p>
          </table:table-cell>
          <table:table-cell office:value-type="string">
            <text:p>0.76621</text:p>
          </table:table-cell>
          <table:table-cell office:value-type="string">
            <text:p>1480.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162.9</text:p>
          </table:table-cell>
          <table:table-cell office:value-type="string">
            <text:p>31.24</text:p>
          </table:table-cell>
          <table:table-cell office:value-type="string">
            <text:p>0.76622</text:p>
          </table:table-cell>
          <table:table-cell office:value-type="string">
            <text:p>1434.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153">
            <text:p>153</text:p>
          </table:table-cell>
          <table:table-cell office:value-type="string">
            <text:p>31.19</text:p>
          </table:table-cell>
          <table:table-cell office:value-type="string">
            <text:p>0.76622</text:p>
          </table:table-cell>
          <table:table-cell office:value-type="string">
            <text:p>1347.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string">
            <text:p>154.5</text:p>
          </table:table-cell>
          <table:table-cell office:value-type="string">
            <text:p>31.22</text:p>
          </table:table-cell>
          <table:table-cell office:value-type="string">
            <text:p>0.76623</text:p>
          </table:table-cell>
          <table:table-cell office:value-type="string">
            <text:p>1359.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166.3</text:p>
          </table:table-cell>
          <table:table-cell office:value-type="string">
            <text:p>31.13</text:p>
          </table:table-cell>
          <table:table-cell office:value-type="string">
            <text:p>0.76624</text:p>
          </table:table-cell>
          <table:table-cell office:value-type="string">
            <text:p>1473.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string">
            <text:p>159.1</text:p>
          </table:table-cell>
          <table:table-cell office:value-type="string">
            <text:p>31.23</text:p>
          </table:table-cell>
          <table:table-cell office:value-type="string">
            <text:p>0.76625</text:p>
          </table:table-cell>
          <table:table-cell office:value-type="string">
            <text:p>1404.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string">
            <text:p>130.9</text:p>
          </table:table-cell>
          <table:table-cell office:value-type="string">
            <text:p>30.8</text:p>
          </table:table-cell>
          <table:table-cell office:value-type="string">
            <text:p>0.76625</text:p>
          </table:table-cell>
          <table:table-cell office:value-type="string">
            <text:p>1142.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string">
            <text:p>98.9</text:p>
          </table:table-cell>
          <table:table-cell office:value-type="string">
            <text:p>30.55</text:p>
          </table:table-cell>
          <table:table-cell office:value-type="string">
            <text:p>0.76625</text:p>
          </table:table-cell>
          <table:table-cell office:value-type="string">
            <text:p>853.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85.8</text:p>
          </table:table-cell>
          <table:table-cell office:value-type="string">
            <text:p>30.53</text:p>
          </table:table-cell>
          <table:table-cell office:value-type="string">
            <text:p>0.76626</text:p>
          </table:table-cell>
          <table:table-cell office:value-type="string">
            <text:p>737.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string">
            <text:p>30.51</text:p>
          </table:table-cell>
          <table:table-cell office:value-type="string">
            <text:p>0.76625</text:p>
          </table:table-cell>
          <table:table-cell office:value-type="string">
            <text:p>618.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30.24</text:p>
          </table:table-cell>
          <table:table-cell office:value-type="string">
            <text:p>0.76626</text:p>
          </table:table-cell>
          <table:table-cell office:value-type="string">
            <text:p>579.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string">
            <text:p>69.9</text:p>
          </table:table-cell>
          <table:table-cell office:value-type="string">
            <text:p>30.31</text:p>
          </table:table-cell>
          <table:table-cell office:value-type="string">
            <text:p>0.76625</text:p>
          </table:table-cell>
          <table:table-cell office:value-type="string">
            <text:p>594.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52.4</text:p>
          </table:table-cell>
          <table:table-cell office:value-type="string">
            <text:p>30.04</text:p>
          </table:table-cell>
          <table:table-cell office:value-type="string">
            <text:p>0.76624</text:p>
          </table:table-cell>
          <table:table-cell office:value-type="string">
            <text:p>434.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56.5</text:p>
          </table:table-cell>
          <table:table-cell office:value-type="string">
            <text:p>29.43</text:p>
          </table:table-cell>
          <table:table-cell office:value-type="string">
            <text:p>0.76621</text:p>
          </table:table-cell>
          <table:table-cell office:value-type="string">
            <text:p>346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48.4</text:p>
          </table:table-cell>
          <table:table-cell office:value-type="string">
            <text:p>29.13</text:p>
          </table:table-cell>
          <table:table-cell office:value-type="string">
            <text:p>0.76619</text:p>
          </table:table-cell>
          <table:table-cell office:value-type="string">
            <text:p>321.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>
            <text:p>32.3</text:p>
          </table:table-cell>
          <table:table-cell office:value-type="string">
            <text:p>27.77</text:p>
          </table:table-cell>
          <table:table-cell office:value-type="string">
            <text:p>0.76617</text:p>
          </table:table-cell>
          <table:table-cell office:value-type="string">
            <text:p>254.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string">
            <text:p>24.8</text:p>
          </table:table-cell>
          <table:table-cell office:value-type="string">
            <text:p>27.16</text:p>
          </table:table-cell>
          <table:table-cell office:value-type="string">
            <text:p>0.76616</text:p>
          </table:table-cell>
          <table:table-cell office:value-type="string">
            <text:p>192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string">
            <text:p>15.8</text:p>
          </table:table-cell>
          <table:table-cell office:value-type="string">
            <text:p>27.12</text:p>
          </table:table-cell>
          <table:table-cell office:value-type="string">
            <text:p>0.76617</text:p>
          </table:table-cell>
          <table:table-cell office:value-type="string">
            <text:p>119.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string">
            <text:p>5.9</text:p>
          </table:table-cell>
          <table:table-cell office:value-type="string">
            <text:p>25.64</text:p>
          </table:table-cell>
          <table:table-cell office:value-type="string">
            <text:p>0.76618</text:p>
          </table:table-cell>
          <table:table-cell office:value-type="string">
            <text:p>45.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8.88</text:p>
          </table:table-cell>
          <table:table-cell office:value-type="string">
            <text:p>23.28</text:p>
          </table:table-cell>
          <table:table-cell office:value-type="string">
            <text:p>0.77138</text:p>
          </table:table-cell>
          <table:table-cell office:value-type="string">
            <text:p>61.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17.4</text:p>
          </table:table-cell>
          <table:table-cell office:value-type="string">
            <text:p>23.56</text:p>
          </table:table-cell>
          <table:table-cell office:value-type="string">
            <text:p>0.77147</text:p>
          </table:table-cell>
          <table:table-cell office:value-type="string">
            <text:p>138.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36.9</text:p>
          </table:table-cell>
          <table:table-cell office:value-type="string">
            <text:p>24.22</text:p>
          </table:table-cell>
          <table:table-cell office:value-type="string">
            <text:p>0.77152</text:p>
          </table:table-cell>
          <table:table-cell office:value-type="string">
            <text:p>314.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60.9</text:p>
          </table:table-cell>
          <table:table-cell office:value-type="string">
            <text:p>24.2</text:p>
          </table:table-cell>
          <table:table-cell office:value-type="string">
            <text:p>0.7716</text:p>
          </table:table-cell>
          <table:table-cell office:value-type="string">
            <text:p>521.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80.6</text:p>
          </table:table-cell>
          <table:table-cell office:value-type="string">
            <text:p>24.86</text:p>
          </table:table-cell>
          <table:table-cell office:value-type="string">
            <text:p>0.77165</text:p>
          </table:table-cell>
          <table:table-cell office:value-type="string">
            <text:p>680.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65.1</text:p>
          </table:table-cell>
          <table:table-cell office:value-type="string">
            <text:p>24.1</text:p>
          </table:table-cell>
          <table:table-cell office:value-type="string">
            <text:p>0.77172</text:p>
          </table:table-cell>
          <table:table-cell office:value-type="string">
            <text:p>542.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71.7</text:p>
          </table:table-cell>
          <table:table-cell office:value-type="string">
            <text:p>24.21</text:p>
          </table:table-cell>
          <table:table-cell office:value-type="string">
            <text:p>0.77179</text:p>
          </table:table-cell>
          <table:table-cell office:value-type="string">
            <text:p>617.19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156.6</text:p>
          </table:table-cell>
          <table:table-cell office:value-type="string">
            <text:p>25.24</text:p>
          </table:table-cell>
          <table:table-cell office:value-type="string">
            <text:p>0.77187</text:p>
          </table:table-cell>
          <table:table-cell office:value-type="string">
            <text:p>1405.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239.9</text:p>
          </table:table-cell>
          <table:table-cell office:value-type="string">
            <text:p>27.08</text:p>
          </table:table-cell>
          <table:table-cell office:value-type="string">
            <text:p>0.77196</text:p>
          </table:table-cell>
          <table:table-cell office:value-type="string">
            <text:p>2161.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280.1</text:p>
          </table:table-cell>
          <table:table-cell office:value-type="string">
            <text:p>28.93</text:p>
          </table:table-cell>
          <table:table-cell office:value-type="string">
            <text:p>0.77202</text:p>
          </table:table-cell>
          <table:table-cell office:value-type="string">
            <text:p>2553.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289.1</text:p>
          </table:table-cell>
          <table:table-cell office:value-type="string">
            <text:p>29.08</text:p>
          </table:table-cell>
          <table:table-cell office:value-type="string">
            <text:p>0.77208</text:p>
          </table:table-cell>
          <table:table-cell office:value-type="string">
            <text:p>2676.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394.3</text:p>
          </table:table-cell>
          <table:table-cell office:value-type="float" office:value="30">
            <text:p>30</text:p>
          </table:table-cell>
          <table:table-cell office:value-type="string">
            <text:p>0.77214</text:p>
          </table:table-cell>
          <table:table-cell office:value-type="string">
            <text:p>3565.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381.1</text:p>
          </table:table-cell>
          <table:table-cell office:value-type="string">
            <text:p>28.6</text:p>
          </table:table-cell>
          <table:table-cell office:value-type="string">
            <text:p>0.77225</text:p>
          </table:table-cell>
          <table:table-cell office:value-type="string">
            <text:p>3395.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453.4</text:p>
          </table:table-cell>
          <table:table-cell office:value-type="string">
            <text:p>29.93</text:p>
          </table:table-cell>
          <table:table-cell office:value-type="string">
            <text:p>0.77237</text:p>
          </table:table-cell>
          <table:table-cell office:value-type="string">
            <text:p>4044.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495.3</text:p>
          </table:table-cell>
          <table:table-cell office:value-type="string">
            <text:p>30.44</text:p>
          </table:table-cell>
          <table:table-cell office:value-type="string">
            <text:p>0.77248</text:p>
          </table:table-cell>
          <table:table-cell office:value-type="string">
            <text:p>4461.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40">
            <text:p>540</text:p>
          </table:table-cell>
          <table:table-cell office:value-type="string">
            <text:p>30.65</text:p>
          </table:table-cell>
          <table:table-cell office:value-type="string">
            <text:p>0.77259</text:p>
          </table:table-cell>
          <table:table-cell office:value-type="string">
            <text:p>4810.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580.1</text:p>
          </table:table-cell>
          <table:table-cell office:value-type="string">
            <text:p>30.21</text:p>
          </table:table-cell>
          <table:table-cell office:value-type="string">
            <text:p>0.77272</text:p>
          </table:table-cell>
          <table:table-cell office:value-type="string">
            <text:p>5171.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620.9</text:p>
          </table:table-cell>
          <table:table-cell office:value-type="string">
            <text:p>30.37</text:p>
          </table:table-cell>
          <table:table-cell office:value-type="string">
            <text:p>0.77286</text:p>
          </table:table-cell>
          <table:table-cell office:value-type="string">
            <text:p>5510.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656">
            <text:p>656</text:p>
          </table:table-cell>
          <table:table-cell office:value-type="string">
            <text:p>30.82</text:p>
          </table:table-cell>
          <table:table-cell office:value-type="string">
            <text:p>0.77294</text:p>
          </table:table-cell>
          <table:table-cell office:value-type="string">
            <text:p>5739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698.5</text:p>
          </table:table-cell>
          <table:table-cell office:value-type="string">
            <text:p>31.16</text:p>
          </table:table-cell>
          <table:table-cell office:value-type="string">
            <text:p>0.77303</text:p>
          </table:table-cell>
          <table:table-cell office:value-type="string">
            <text:p>6051.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734.5</text:p>
          </table:table-cell>
          <table:table-cell office:value-type="string">
            <text:p>31.41</text:p>
          </table:table-cell>
          <table:table-cell office:value-type="string">
            <text:p>0.77312</text:p>
          </table:table-cell>
          <table:table-cell office:value-type="string">
            <text:p>6310.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772.3</text:p>
          </table:table-cell>
          <table:table-cell office:value-type="string">
            <text:p>31.7</text:p>
          </table:table-cell>
          <table:table-cell office:value-type="string">
            <text:p>0.77323</text:p>
          </table:table-cell>
          <table:table-cell office:value-type="string">
            <text:p>6593.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807">
            <text:p>807</text:p>
          </table:table-cell>
          <table:table-cell office:value-type="string">
            <text:p>32.18</text:p>
          </table:table-cell>
          <table:table-cell office:value-type="string">
            <text:p>0.77334</text:p>
          </table:table-cell>
          <table:table-cell office:value-type="string">
            <text:p>6858.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839.6</text:p>
          </table:table-cell>
          <table:table-cell office:value-type="string">
            <text:p>31.8</text:p>
          </table:table-cell>
          <table:table-cell office:value-type="string">
            <text:p>0.77349</text:p>
          </table:table-cell>
          <table:table-cell office:value-type="string">
            <text:p>7103.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869.7</text:p>
          </table:table-cell>
          <table:table-cell office:value-type="string">
            <text:p>31.37</text:p>
          </table:table-cell>
          <table:table-cell office:value-type="string">
            <text:p>0.77363</text:p>
          </table:table-cell>
          <table:table-cell office:value-type="string">
            <text:p>7344.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896.1</text:p>
          </table:table-cell>
          <table:table-cell office:value-type="string">
            <text:p>31.87</text:p>
          </table:table-cell>
          <table:table-cell office:value-type="string">
            <text:p>0.77374</text:p>
          </table:table-cell>
          <table:table-cell office:value-type="string">
            <text:p>7499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920.9</text:p>
          </table:table-cell>
          <table:table-cell office:value-type="string">
            <text:p>32.26</text:p>
          </table:table-cell>
          <table:table-cell office:value-type="string">
            <text:p>0.77387</text:p>
          </table:table-cell>
          <table:table-cell office:value-type="string">
            <text:p>7651.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944.8</text:p>
          </table:table-cell>
          <table:table-cell office:value-type="string">
            <text:p>32.12</text:p>
          </table:table-cell>
          <table:table-cell office:value-type="string">
            <text:p>0.77402</text:p>
          </table:table-cell>
          <table:table-cell office:value-type="string">
            <text:p>7810.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967.6</text:p>
          </table:table-cell>
          <table:table-cell office:value-type="string">
            <text:p>32.17</text:p>
          </table:table-cell>
          <table:table-cell office:value-type="string">
            <text:p>0.77412</text:p>
          </table:table-cell>
          <table:table-cell office:value-type="string">
            <text:p>7944.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987">
            <text:p>987</text:p>
          </table:table-cell>
          <table:table-cell office:value-type="string">
            <text:p>32.32</text:p>
          </table:table-cell>
          <table:table-cell office:value-type="string">
            <text:p>0.77424</text:p>
          </table:table-cell>
          <table:table-cell office:value-type="string">
            <text:p>8000.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1001.8</text:p>
          </table:table-cell>
          <table:table-cell office:value-type="string">
            <text:p>32.48</text:p>
          </table:table-cell>
          <table:table-cell office:value-type="string">
            <text:p>0.77438</text:p>
          </table:table-cell>
          <table:table-cell office:value-type="string">
            <text:p>8173.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1002.8</text:p>
          </table:table-cell>
          <table:table-cell office:value-type="string">
            <text:p>32.54</text:p>
          </table:table-cell>
          <table:table-cell office:value-type="string">
            <text:p>0.77448</text:p>
          </table:table-cell>
          <table:table-cell office:value-type="string">
            <text:p>8125.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1014.7</text:p>
          </table:table-cell>
          <table:table-cell office:value-type="string">
            <text:p>32.74</text:p>
          </table:table-cell>
          <table:table-cell office:value-type="string">
            <text:p>0.7746</text:p>
          </table:table-cell>
          <table:table-cell office:value-type="string">
            <text:p>8204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1025.3</text:p>
          </table:table-cell>
          <table:table-cell office:value-type="string">
            <text:p>32.81</text:p>
          </table:table-cell>
          <table:table-cell office:value-type="string">
            <text:p>0.77466</text:p>
          </table:table-cell>
          <table:table-cell office:value-type="string">
            <text:p>8191.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039">
            <text:p>1039</text:p>
          </table:table-cell>
          <table:table-cell office:value-type="string">
            <text:p>33.21</text:p>
          </table:table-cell>
          <table:table-cell office:value-type="string">
            <text:p>0.77477</text:p>
          </table:table-cell>
          <table:table-cell office:value-type="string">
            <text:p>8307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1043.7</text:p>
          </table:table-cell>
          <table:table-cell office:value-type="string">
            <text:p>33.42</text:p>
          </table:table-cell>
          <table:table-cell office:value-type="string">
            <text:p>0.77484</text:p>
          </table:table-cell>
          <table:table-cell office:value-type="string">
            <text:p>8350.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1048.8</text:p>
          </table:table-cell>
          <table:table-cell office:value-type="string">
            <text:p>32.75</text:p>
          </table:table-cell>
          <table:table-cell office:value-type="string">
            <text:p>0.77489</text:p>
          </table:table-cell>
          <table:table-cell office:value-type="string">
            <text:p>8328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1053.9</text:p>
          </table:table-cell>
          <table:table-cell office:value-type="string">
            <text:p>33.92</text:p>
          </table:table-cell>
          <table:table-cell office:value-type="string">
            <text:p>0.77497</text:p>
          </table:table-cell>
          <table:table-cell office:value-type="string">
            <text:p>8311.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1054.4</text:p>
          </table:table-cell>
          <table:table-cell office:value-type="string">
            <text:p>33.02</text:p>
          </table:table-cell>
          <table:table-cell office:value-type="string">
            <text:p>0.77509</text:p>
          </table:table-cell>
          <table:table-cell office:value-type="string">
            <text:p>8395.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1057.2</text:p>
          </table:table-cell>
          <table:table-cell office:value-type="string">
            <text:p>33.26</text:p>
          </table:table-cell>
          <table:table-cell office:value-type="string">
            <text:p>0.77518</text:p>
          </table:table-cell>
          <table:table-cell office:value-type="string">
            <text:p>8347.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1053.6</text:p>
          </table:table-cell>
          <table:table-cell office:value-type="string">
            <text:p>33.76</text:p>
          </table:table-cell>
          <table:table-cell office:value-type="string">
            <text:p>0.77527</text:p>
          </table:table-cell>
          <table:table-cell office:value-type="string">
            <text:p>8313.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051">
            <text:p>1051</text:p>
          </table:table-cell>
          <table:table-cell office:value-type="string">
            <text:p>33.64</text:p>
          </table:table-cell>
          <table:table-cell office:value-type="string">
            <text:p>0.77538</text:p>
          </table:table-cell>
          <table:table-cell office:value-type="string">
            <text:p>8330.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1044.6</text:p>
          </table:table-cell>
          <table:table-cell office:value-type="string">
            <text:p>33.84</text:p>
          </table:table-cell>
          <table:table-cell office:value-type="string">
            <text:p>0.7755</text:p>
          </table:table-cell>
          <table:table-cell office:value-type="string">
            <text:p>8332.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1038.2</text:p>
          </table:table-cell>
          <table:table-cell office:value-type="string">
            <text:p>34.05</text:p>
          </table:table-cell>
          <table:table-cell office:value-type="string">
            <text:p>0.77561</text:p>
          </table:table-cell>
          <table:table-cell office:value-type="string">
            <text:p>8266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1020.5</text:p>
          </table:table-cell>
          <table:table-cell office:value-type="string">
            <text:p>34.36</text:p>
          </table:table-cell>
          <table:table-cell office:value-type="string">
            <text:p>0.7757</text:p>
          </table:table-cell>
          <table:table-cell office:value-type="string">
            <text:p>8096.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1005.1</text:p>
          </table:table-cell>
          <table:table-cell office:value-type="string">
            <text:p>34.49</text:p>
          </table:table-cell>
          <table:table-cell office:value-type="string">
            <text:p>0.77582</text:p>
          </table:table-cell>
          <table:table-cell office:value-type="string">
            <text:p>8007.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982.8</text:p>
          </table:table-cell>
          <table:table-cell office:value-type="string">
            <text:p>33.97</text:p>
          </table:table-cell>
          <table:table-cell office:value-type="string">
            <text:p>0.77595</text:p>
          </table:table-cell>
          <table:table-cell office:value-type="string">
            <text:p>7876.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927.2</text:p>
          </table:table-cell>
          <table:table-cell office:value-type="string">
            <text:p>33.54</text:p>
          </table:table-cell>
          <table:table-cell office:value-type="string">
            <text:p>0.77608</text:p>
          </table:table-cell>
          <table:table-cell office:value-type="string">
            <text:p>7147.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943.4</text:p>
          </table:table-cell>
          <table:table-cell office:value-type="string">
            <text:p>33.46</text:p>
          </table:table-cell>
          <table:table-cell office:value-type="string">
            <text:p>0.77617</text:p>
          </table:table-cell>
          <table:table-cell office:value-type="string">
            <text:p>7556.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925">
            <text:p>925</text:p>
          </table:table-cell>
          <table:table-cell office:value-type="string">
            <text:p>34.84</text:p>
          </table:table-cell>
          <table:table-cell office:value-type="string">
            <text:p>0.77628</text:p>
          </table:table-cell>
          <table:table-cell office:value-type="string">
            <text:p>7477.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string">
            <text:p>896.5</text:p>
          </table:table-cell>
          <table:table-cell office:value-type="string">
            <text:p>35.87</text:p>
          </table:table-cell>
          <table:table-cell office:value-type="string">
            <text:p>0.77635</text:p>
          </table:table-cell>
          <table:table-cell office:value-type="string">
            <text:p>7162.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string">
            <text:p>882.3</text:p>
          </table:table-cell>
          <table:table-cell office:value-type="string">
            <text:p>37.88</text:p>
          </table:table-cell>
          <table:table-cell office:value-type="string">
            <text:p>0.77644</text:p>
          </table:table-cell>
          <table:table-cell office:value-type="string">
            <text:p>7044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749.4</text:p>
          </table:table-cell>
          <table:table-cell office:value-type="string">
            <text:p>37.24</text:p>
          </table:table-cell>
          <table:table-cell office:value-type="string">
            <text:p>0.77654</text:p>
          </table:table-cell>
          <table:table-cell office:value-type="string">
            <text:p>5862.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796.7</text:p>
          </table:table-cell>
          <table:table-cell office:value-type="string">
            <text:p>35.77</text:p>
          </table:table-cell>
          <table:table-cell office:value-type="string">
            <text:p>0.77665</text:p>
          </table:table-cell>
          <table:table-cell office:value-type="string">
            <text:p>6595.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string">
            <text:p>765.6</text:p>
          </table:table-cell>
          <table:table-cell office:value-type="string">
            <text:p>35.8</text:p>
          </table:table-cell>
          <table:table-cell office:value-type="string">
            <text:p>0.77677</text:p>
          </table:table-cell>
          <table:table-cell office:value-type="string">
            <text:p>6267.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string">
            <text:p>376.2</text:p>
          </table:table-cell>
          <table:table-cell office:value-type="string">
            <text:p>34.01</text:p>
          </table:table-cell>
          <table:table-cell office:value-type="string">
            <text:p>0.77689</text:p>
          </table:table-cell>
          <table:table-cell office:value-type="string">
            <text:p>3266.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string">
            <text:p>695.6</text:p>
          </table:table-cell>
          <table:table-cell office:value-type="string">
            <text:p>36.34</text:p>
          </table:table-cell>
          <table:table-cell office:value-type="string">
            <text:p>0.77699</text:p>
          </table:table-cell>
          <table:table-cell office:value-type="string">
            <text:p>5800.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string">
            <text:p>655.5</text:p>
          </table:table-cell>
          <table:table-cell office:value-type="string">
            <text:p>36.72</text:p>
          </table:table-cell>
          <table:table-cell office:value-type="string">
            <text:p>0.77709</text:p>
          </table:table-cell>
          <table:table-cell office:value-type="string">
            <text:p>5399.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string">
            <text:p>452.3</text:p>
          </table:table-cell>
          <table:table-cell office:value-type="string">
            <text:p>35.76</text:p>
          </table:table-cell>
          <table:table-cell office:value-type="string">
            <text:p>0.77719</text:p>
          </table:table-cell>
          <table:table-cell office:value-type="string">
            <text:p>3668.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219.6</text:p>
          </table:table-cell>
          <table:table-cell office:value-type="string">
            <text:p>34.19</text:p>
          </table:table-cell>
          <table:table-cell office:value-type="string">
            <text:p>0.77727</text:p>
          </table:table-cell>
          <table:table-cell office:value-type="string">
            <text:p>1809.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374.1</text:p>
          </table:table-cell>
          <table:table-cell office:value-type="string">
            <text:p>34.37</text:p>
          </table:table-cell>
          <table:table-cell office:value-type="string">
            <text:p>0.77734</text:p>
          </table:table-cell>
          <table:table-cell office:value-type="string">
            <text:p>3315.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string">
            <text:p>478.1</text:p>
          </table:table-cell>
          <table:table-cell office:value-type="string">
            <text:p>35.96</text:p>
          </table:table-cell>
          <table:table-cell office:value-type="string">
            <text:p>0.77745</text:p>
          </table:table-cell>
          <table:table-cell office:value-type="string">
            <text:p>3955.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419.1</text:p>
          </table:table-cell>
          <table:table-cell office:value-type="string">
            <text:p>35.75</text:p>
          </table:table-cell>
          <table:table-cell office:value-type="string">
            <text:p>0.77755</text:p>
          </table:table-cell>
          <table:table-cell office:value-type="string">
            <text:p>3335.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349.5</text:p>
          </table:table-cell>
          <table:table-cell office:value-type="string">
            <text:p>35.86</text:p>
          </table:table-cell>
          <table:table-cell office:value-type="string">
            <text:p>0.77763</text:p>
          </table:table-cell>
          <table:table-cell office:value-type="string">
            <text:p>2735.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string">
            <text:p>302.7</text:p>
          </table:table-cell>
          <table:table-cell office:value-type="string">
            <text:p>35.4</text:p>
          </table:table-cell>
          <table:table-cell office:value-type="string">
            <text:p>0.77771</text:p>
          </table:table-cell>
          <table:table-cell office:value-type="string">
            <text:p>2342.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251.2</text:p>
          </table:table-cell>
          <table:table-cell office:value-type="string">
            <text:p>34.84</text:p>
          </table:table-cell>
          <table:table-cell office:value-type="string">
            <text:p>0.77779</text:p>
          </table:table-cell>
          <table:table-cell office:value-type="string">
            <text:p>1885.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204.4</text:p>
          </table:table-cell>
          <table:table-cell office:value-type="string">
            <text:p>33.9</text:p>
          </table:table-cell>
          <table:table-cell office:value-type="string">
            <text:p>0.77793</text:p>
          </table:table-cell>
          <table:table-cell office:value-type="string">
            <text:p>1493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84.7</text:p>
          </table:table-cell>
          <table:table-cell office:value-type="string">
            <text:p>32.04</text:p>
          </table:table-cell>
          <table:table-cell office:value-type="string">
            <text:p>0.77801</text:p>
          </table:table-cell>
          <table:table-cell office:value-type="string">
            <text:p>511.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string">
            <text:p>30.96</text:p>
          </table:table-cell>
          <table:table-cell office:value-type="string">
            <text:p>0.77808</text:p>
          </table:table-cell>
          <table:table-cell office:value-type="string">
            <text:p>316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string">
            <text:p>35.6</text:p>
          </table:table-cell>
          <table:table-cell office:value-type="string">
            <text:p>30.51</text:p>
          </table:table-cell>
          <table:table-cell office:value-type="string">
            <text:p>0.77817</text:p>
          </table:table-cell>
          <table:table-cell office:value-type="string">
            <text:p>287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string">
            <text:p>25.1</text:p>
          </table:table-cell>
          <table:table-cell office:value-type="string">
            <text:p>30.03</text:p>
          </table:table-cell>
          <table:table-cell office:value-type="string">
            <text:p>0.77827</text:p>
          </table:table-cell>
          <table:table-cell office:value-type="string">
            <text:p>214.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18.2</text:p>
          </table:table-cell>
          <table:table-cell office:value-type="string">
            <text:p>29.49</text:p>
          </table:table-cell>
          <table:table-cell office:value-type="string">
            <text:p>0.7784</text:p>
          </table:table-cell>
          <table:table-cell office:value-type="string">
            <text:p>146.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string">
            <text:p>9.8</text:p>
          </table:table-cell>
          <table:table-cell office:value-type="string">
            <text:p>29.34</text:p>
          </table:table-cell>
          <table:table-cell office:value-type="string">
            <text:p>0.77852</text:p>
          </table:table-cell>
          <table:table-cell office:value-type="string">
            <text:p>79.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string">
            <text:p>2.5</text:p>
          </table:table-cell>
          <table:table-cell office:value-type="string">
            <text:p>29.03</text:p>
          </table:table-cell>
          <table:table-cell office:value-type="string">
            <text:p>0.77862</text:p>
          </table:table-cell>
          <table:table-cell office:value-type="string">
            <text:p>29.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8.8</text:p>
          </table:table-cell>
          <table:table-cell office:value-type="string">
            <text:p>19.39</text:p>
          </table:table-cell>
          <table:table-cell office:value-type="string">
            <text:p>0.78774</text:p>
          </table:table-cell>
          <table:table-cell office:value-type="string">
            <text:p>62.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6.3</text:p>
          </table:table-cell>
          <table:table-cell office:value-type="string">
            <text:p>20.04</text:p>
          </table:table-cell>
          <table:table-cell office:value-type="string">
            <text:p>0.78781</text:p>
          </table:table-cell>
          <table:table-cell office:value-type="string">
            <text:p>127.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9.4</text:p>
          </table:table-cell>
          <table:table-cell office:value-type="string">
            <text:p>23.36</text:p>
          </table:table-cell>
          <table:table-cell office:value-type="string">
            <text:p>0.78787</text:p>
          </table:table-cell>
          <table:table-cell office:value-type="string">
            <text:p>235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49.7</text:p>
          </table:table-cell>
          <table:table-cell office:value-type="string">
            <text:p>25.74</text:p>
          </table:table-cell>
          <table:table-cell office:value-type="string">
            <text:p>0.78794</text:p>
          </table:table-cell>
          <table:table-cell office:value-type="string">
            <text:p>391.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78.3</text:p>
          </table:table-cell>
          <table:table-cell office:value-type="string">
            <text:p>26.66</text:p>
          </table:table-cell>
          <table:table-cell office:value-type="float" office:value="788">
            <text:p>788</text:p>
          </table:table-cell>
          <table:table-cell office:value-type="string">
            <text:p>595.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112.1</text:p>
          </table:table-cell>
          <table:table-cell office:value-type="string">
            <text:p>26.9</text:p>
          </table:table-cell>
          <table:table-cell office:value-type="string">
            <text:p>0.78806</text:p>
          </table:table-cell>
          <table:table-cell office:value-type="string">
            <text:p>92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152.5</text:p>
          </table:table-cell>
          <table:table-cell office:value-type="string">
            <text:p>27.48</text:p>
          </table:table-cell>
          <table:table-cell office:value-type="string">
            <text:p>0.78811</text:p>
          </table:table-cell>
          <table:table-cell office:value-type="string">
            <text:p>1286.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195.8</text:p>
          </table:table-cell>
          <table:table-cell office:value-type="string">
            <text:p>28.35</text:p>
          </table:table-cell>
          <table:table-cell office:value-type="string">
            <text:p>0.78817</text:p>
          </table:table-cell>
          <table:table-cell office:value-type="string">
            <text:p>1749.61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241.5</text:p>
          </table:table-cell>
          <table:table-cell office:value-type="string">
            <text:p>28.91</text:p>
          </table:table-cell>
          <table:table-cell office:value-type="string">
            <text:p>0.78823</text:p>
          </table:table-cell>
          <table:table-cell office:value-type="string">
            <text:p>2200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288.6</text:p>
          </table:table-cell>
          <table:table-cell office:value-type="string">
            <text:p>29.71</text:p>
          </table:table-cell>
          <table:table-cell office:value-type="string">
            <text:p>0.78829</text:p>
          </table:table-cell>
          <table:table-cell office:value-type="string">
            <text:p>2657.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335.4</text:p>
          </table:table-cell>
          <table:table-cell office:value-type="string">
            <text:p>28.96</text:p>
          </table:table-cell>
          <table:table-cell office:value-type="string">
            <text:p>0.7884</text:p>
          </table:table-cell>
          <table:table-cell office:value-type="string">
            <text:p>3099.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383.3</text:p>
          </table:table-cell>
          <table:table-cell office:value-type="string">
            <text:p>28.83</text:p>
          </table:table-cell>
          <table:table-cell office:value-type="string">
            <text:p>0.78853</text:p>
          </table:table-cell>
          <table:table-cell office:value-type="string">
            <text:p>3540.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425.9</text:p>
          </table:table-cell>
          <table:table-cell office:value-type="string">
            <text:p>29.65</text:p>
          </table:table-cell>
          <table:table-cell office:value-type="string">
            <text:p>0.78862</text:p>
          </table:table-cell>
          <table:table-cell office:value-type="string">
            <text:p>390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474.8</text:p>
          </table:table-cell>
          <table:table-cell office:value-type="string">
            <text:p>29.9</text:p>
          </table:table-cell>
          <table:table-cell office:value-type="string">
            <text:p>0.78877</text:p>
          </table:table-cell>
          <table:table-cell office:value-type="string">
            <text:p>4312.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521.7</text:p>
          </table:table-cell>
          <table:table-cell office:value-type="string">
            <text:p>29.15</text:p>
          </table:table-cell>
          <table:table-cell office:value-type="string">
            <text:p>0.78891</text:p>
          </table:table-cell>
          <table:table-cell office:value-type="string">
            <text:p>4730.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565.5</text:p>
          </table:table-cell>
          <table:table-cell office:value-type="string">
            <text:p>28.98</text:p>
          </table:table-cell>
          <table:table-cell office:value-type="string">
            <text:p>0.78906</text:p>
          </table:table-cell>
          <table:table-cell office:value-type="string">
            <text:p>5088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607">
            <text:p>607</text:p>
          </table:table-cell>
          <table:table-cell office:value-type="string">
            <text:p>29.66</text:p>
          </table:table-cell>
          <table:table-cell office:value-type="string">
            <text:p>0.78923</text:p>
          </table:table-cell>
          <table:table-cell office:value-type="string">
            <text:p>5315.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649.1</text:p>
          </table:table-cell>
          <table:table-cell office:value-type="float" office:value="30">
            <text:p>30</text:p>
          </table:table-cell>
          <table:table-cell office:value-type="string">
            <text:p>0.78934</text:p>
          </table:table-cell>
          <table:table-cell office:value-type="string">
            <text:p>5761.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689.8</text:p>
          </table:table-cell>
          <table:table-cell office:value-type="string">
            <text:p>30.3</text:p>
          </table:table-cell>
          <table:table-cell office:value-type="string">
            <text:p>0.78942</text:p>
          </table:table-cell>
          <table:table-cell office:value-type="string">
            <text:p>6061.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727.4</text:p>
          </table:table-cell>
          <table:table-cell office:value-type="string">
            <text:p>30.04</text:p>
          </table:table-cell>
          <table:table-cell office:value-type="string">
            <text:p>0.78949</text:p>
          </table:table-cell>
          <table:table-cell office:value-type="string">
            <text:p>6303.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763.8</text:p>
          </table:table-cell>
          <table:table-cell office:value-type="string">
            <text:p>29.89</text:p>
          </table:table-cell>
          <table:table-cell office:value-type="string">
            <text:p>0.7896</text:p>
          </table:table-cell>
          <table:table-cell office:value-type="string">
            <text:p>6620.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799.9</text:p>
          </table:table-cell>
          <table:table-cell office:value-type="string">
            <text:p>30.86</text:p>
          </table:table-cell>
          <table:table-cell office:value-type="string">
            <text:p>0.78975</text:p>
          </table:table-cell>
          <table:table-cell office:value-type="string">
            <text:p>6895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832.5</text:p>
          </table:table-cell>
          <table:table-cell office:value-type="string">
            <text:p>30.86</text:p>
          </table:table-cell>
          <table:table-cell office:value-type="string">
            <text:p>0.78989</text:p>
          </table:table-cell>
          <table:table-cell office:value-type="string">
            <text:p>7112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865.6</text:p>
          </table:table-cell>
          <table:table-cell office:value-type="string">
            <text:p>30.75</text:p>
          </table:table-cell>
          <table:table-cell office:value-type="string">
            <text:p>0.79002</text:p>
          </table:table-cell>
          <table:table-cell office:value-type="string">
            <text:p>7362.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896.5</text:p>
          </table:table-cell>
          <table:table-cell office:value-type="string">
            <text:p>30.63</text:p>
          </table:table-cell>
          <table:table-cell office:value-type="string">
            <text:p>0.79013</text:p>
          </table:table-cell>
          <table:table-cell office:value-type="string">
            <text:p>7583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923.7</text:p>
          </table:table-cell>
          <table:table-cell office:value-type="string">
            <text:p>30.02</text:p>
          </table:table-cell>
          <table:table-cell office:value-type="string">
            <text:p>0.79026</text:p>
          </table:table-cell>
          <table:table-cell office:value-type="string">
            <text:p>7826.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944.6</text:p>
          </table:table-cell>
          <table:table-cell office:value-type="string">
            <text:p>31.05</text:p>
          </table:table-cell>
          <table:table-cell office:value-type="string">
            <text:p>0.79038</text:p>
          </table:table-cell>
          <table:table-cell office:value-type="float" office:value="7780">
            <text:p>77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960.5</text:p>
          </table:table-cell>
          <table:table-cell office:value-type="string">
            <text:p>30.75</text:p>
          </table:table-cell>
          <table:table-cell office:value-type="string">
            <text:p>0.79049</text:p>
          </table:table-cell>
          <table:table-cell office:value-type="string">
            <text:p>8011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988.3</text:p>
          </table:table-cell>
          <table:table-cell office:value-type="string">
            <text:p>31.18</text:p>
          </table:table-cell>
          <table:table-cell office:value-type="string">
            <text:p>0.79062</text:p>
          </table:table-cell>
          <table:table-cell office:value-type="string">
            <text:p>8170.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999.6</text:p>
          </table:table-cell>
          <table:table-cell office:value-type="string">
            <text:p>31.46</text:p>
          </table:table-cell>
          <table:table-cell office:value-type="string">
            <text:p>0.79069</text:p>
          </table:table-cell>
          <table:table-cell office:value-type="string">
            <text:p>8156.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1019.7</text:p>
          </table:table-cell>
          <table:table-cell office:value-type="string">
            <text:p>31.44</text:p>
          </table:table-cell>
          <table:table-cell office:value-type="string">
            <text:p>0.79085</text:p>
          </table:table-cell>
          <table:table-cell office:value-type="string">
            <text:p>8304.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1036.3</text:p>
          </table:table-cell>
          <table:table-cell office:value-type="string">
            <text:p>31.89</text:p>
          </table:table-cell>
          <table:table-cell office:value-type="string">
            <text:p>0.79095</text:p>
          </table:table-cell>
          <table:table-cell office:value-type="string">
            <text:p>8293.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string">
            <text:p>1039.7</text:p>
          </table:table-cell>
          <table:table-cell office:value-type="string">
            <text:p>31.66</text:p>
          </table:table-cell>
          <table:table-cell office:value-type="string">
            <text:p>0.79109</text:p>
          </table:table-cell>
          <table:table-cell office:value-type="string">
            <text:p>8392.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string">
            <text:p>1050.6</text:p>
          </table:table-cell>
          <table:table-cell office:value-type="string">
            <text:p>32.35</text:p>
          </table:table-cell>
          <table:table-cell office:value-type="string">
            <text:p>0.79117</text:p>
          </table:table-cell>
          <table:table-cell office:value-type="string">
            <text:p>8411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string">
            <text:p>1054.9</text:p>
          </table:table-cell>
          <table:table-cell office:value-type="string">
            <text:p>31.7</text:p>
          </table:table-cell>
          <table:table-cell office:value-type="string">
            <text:p>0.79128</text:p>
          </table:table-cell>
          <table:table-cell office:value-type="string">
            <text:p>8408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1041.1</text:p>
          </table:table-cell>
          <table:table-cell office:value-type="string">
            <text:p>31.72</text:p>
          </table:table-cell>
          <table:table-cell office:value-type="string">
            <text:p>0.79139</text:p>
          </table:table-cell>
          <table:table-cell office:value-type="string">
            <text:p>8346.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1046.7</text:p>
          </table:table-cell>
          <table:table-cell office:value-type="string">
            <text:p>32.61</text:p>
          </table:table-cell>
          <table:table-cell office:value-type="string">
            <text:p>0.79152</text:p>
          </table:table-cell>
          <table:table-cell office:value-type="string">
            <text:p>8390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string">
            <text:p>1062.1</text:p>
          </table:table-cell>
          <table:table-cell office:value-type="string">
            <text:p>32.04</text:p>
          </table:table-cell>
          <table:table-cell office:value-type="string">
            <text:p>0.79164</text:p>
          </table:table-cell>
          <table:table-cell office:value-type="string">
            <text:p>8419.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string">
            <text:p>1063.9</text:p>
          </table:table-cell>
          <table:table-cell office:value-type="string">
            <text:p>32.21</text:p>
          </table:table-cell>
          <table:table-cell office:value-type="string">
            <text:p>0.79171</text:p>
          </table:table-cell>
          <table:table-cell office:value-type="string">
            <text:p>8411.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string">
            <text:p>975.4</text:p>
          </table:table-cell>
          <table:table-cell office:value-type="string">
            <text:p>32.36</text:p>
          </table:table-cell>
          <table:table-cell office:value-type="string">
            <text:p>0.79177</text:p>
          </table:table-cell>
          <table:table-cell office:value-type="string">
            <text:p>7669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953.9</text:p>
          </table:table-cell>
          <table:table-cell office:value-type="string">
            <text:p>32.34</text:p>
          </table:table-cell>
          <table:table-cell office:value-type="string">
            <text:p>0.79188</text:p>
          </table:table-cell>
          <table:table-cell office:value-type="float" office:value="7686">
            <text:p>76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1035.3</text:p>
          </table:table-cell>
          <table:table-cell office:value-type="string">
            <text:p>33.24</text:p>
          </table:table-cell>
          <table:table-cell office:value-type="string">
            <text:p>0.79202</text:p>
          </table:table-cell>
          <table:table-cell office:value-type="string">
            <text:p>8054.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845.5</text:p>
          </table:table-cell>
          <table:table-cell office:value-type="string">
            <text:p>32.92</text:p>
          </table:table-cell>
          <table:table-cell office:value-type="string">
            <text:p>0.79218</text:p>
          </table:table-cell>
          <table:table-cell office:value-type="string">
            <text:p>684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1025.1</text:p>
          </table:table-cell>
          <table:table-cell office:value-type="string">
            <text:p>33.58</text:p>
          </table:table-cell>
          <table:table-cell office:value-type="string">
            <text:p>0.79231</text:p>
          </table:table-cell>
          <table:table-cell office:value-type="string">
            <text:p>8186.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013">
            <text:p>1013</text:p>
          </table:table-cell>
          <table:table-cell office:value-type="string">
            <text:p>33.04</text:p>
          </table:table-cell>
          <table:table-cell office:value-type="string">
            <text:p>0.79245</text:p>
          </table:table-cell>
          <table:table-cell office:value-type="string">
            <text:p>8041.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296.2</text:p>
          </table:table-cell>
          <table:table-cell office:value-type="string">
            <text:p>32.26</text:p>
          </table:table-cell>
          <table:table-cell office:value-type="string">
            <text:p>0.7926</text:p>
          </table:table-cell>
          <table:table-cell office:value-type="string">
            <text:p>2369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631.3</text:p>
          </table:table-cell>
          <table:table-cell office:value-type="string">
            <text:p>31.32</text:p>
          </table:table-cell>
          <table:table-cell office:value-type="string">
            <text:p>0.7927</text:p>
          </table:table-cell>
          <table:table-cell office:value-type="string">
            <text:p>5174.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string">
            <text:p>974.7</text:p>
          </table:table-cell>
          <table:table-cell office:value-type="string">
            <text:p>33.02</text:p>
          </table:table-cell>
          <table:table-cell office:value-type="string">
            <text:p>0.79284</text:p>
          </table:table-cell>
          <table:table-cell office:value-type="string">
            <text:p>7961.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945.8</text:p>
          </table:table-cell>
          <table:table-cell office:value-type="string">
            <text:p>33.2</text:p>
          </table:table-cell>
          <table:table-cell office:value-type="float" office:value="793">
            <text:p>793</text:p>
          </table:table-cell>
          <table:table-cell office:value-type="string">
            <text:p>7647.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892.6</text:p>
          </table:table-cell>
          <table:table-cell office:value-type="string">
            <text:p>33.46</text:p>
          </table:table-cell>
          <table:table-cell office:value-type="string">
            <text:p>0.79313</text:p>
          </table:table-cell>
          <table:table-cell office:value-type="string">
            <text:p>7233.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string">
            <text:p>865.9</text:p>
          </table:table-cell>
          <table:table-cell office:value-type="string">
            <text:p>33.91</text:p>
          </table:table-cell>
          <table:table-cell office:value-type="string">
            <text:p>0.79329</text:p>
          </table:table-cell>
          <table:table-cell office:value-type="string">
            <text:p>7033.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842">
            <text:p>842</text:p>
          </table:table-cell>
          <table:table-cell office:value-type="string">
            <text:p>35.68</text:p>
          </table:table-cell>
          <table:table-cell office:value-type="string">
            <text:p>0.79341</text:p>
          </table:table-cell>
          <table:table-cell office:value-type="string">
            <text:p>6827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string">
            <text:p>795.3</text:p>
          </table:table-cell>
          <table:table-cell office:value-type="string">
            <text:p>36.41</text:p>
          </table:table-cell>
          <table:table-cell office:value-type="string">
            <text:p>0.79355</text:p>
          </table:table-cell>
          <table:table-cell office:value-type="string">
            <text:p>6465.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755.6</text:p>
          </table:table-cell>
          <table:table-cell office:value-type="string">
            <text:p>34.81</text:p>
          </table:table-cell>
          <table:table-cell office:value-type="string">
            <text:p>0.79373</text:p>
          </table:table-cell>
          <table:table-cell office:value-type="string">
            <text:p>6212.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string">
            <text:p>729.95</text:p>
          </table:table-cell>
          <table:table-cell office:value-type="string">
            <text:p>35.84</text:p>
          </table:table-cell>
          <table:table-cell office:value-type="string">
            <text:p>0.79385</text:p>
          </table:table-cell>
          <table:table-cell office:value-type="string">
            <text:p>5960.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string">
            <text:p>681.4</text:p>
          </table:table-cell>
          <table:table-cell office:value-type="string">
            <text:p>36.78</text:p>
          </table:table-cell>
          <table:table-cell office:value-type="string">
            <text:p>0.79394</text:p>
          </table:table-cell>
          <table:table-cell office:value-type="string">
            <text:p>5575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string">
            <text:p>660.6</text:p>
          </table:table-cell>
          <table:table-cell office:value-type="string">
            <text:p>36.17</text:p>
          </table:table-cell>
          <table:table-cell office:value-type="string">
            <text:p>0.79401</text:p>
          </table:table-cell>
          <table:table-cell office:value-type="string">
            <text:p>5418.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string">
            <text:p>622.4</text:p>
          </table:table-cell>
          <table:table-cell office:value-type="string">
            <text:p>36.51</text:p>
          </table:table-cell>
          <table:table-cell office:value-type="string">
            <text:p>0.79409</text:p>
          </table:table-cell>
          <table:table-cell office:value-type="string">
            <text:p>5092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string">
            <text:p>581.8</text:p>
          </table:table-cell>
          <table:table-cell office:value-type="string">
            <text:p>36.38</text:p>
          </table:table-cell>
          <table:table-cell office:value-type="string">
            <text:p>0.79413</text:p>
          </table:table-cell>
          <table:table-cell office:value-type="string">
            <text:p>4710.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542.7</text:p>
          </table:table-cell>
          <table:table-cell office:value-type="string">
            <text:p>36.88</text:p>
          </table:table-cell>
          <table:table-cell office:value-type="string">
            <text:p>0.79417</text:p>
          </table:table-cell>
          <table:table-cell office:value-type="string">
            <text:p>4407.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string">
            <text:p>509.2</text:p>
          </table:table-cell>
          <table:table-cell office:value-type="string">
            <text:p>36.86</text:p>
          </table:table-cell>
          <table:table-cell office:value-type="string">
            <text:p>0.7942</text:p>
          </table:table-cell>
          <table:table-cell office:value-type="string">
            <text:p>4095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string">
            <text:p>462.8</text:p>
          </table:table-cell>
          <table:table-cell office:value-type="string">
            <text:p>36.43</text:p>
          </table:table-cell>
          <table:table-cell office:value-type="string">
            <text:p>0.79422</text:p>
          </table:table-cell>
          <table:table-cell office:value-type="string">
            <text:p>3695.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string">
            <text:p>415.9</text:p>
          </table:table-cell>
          <table:table-cell office:value-type="string">
            <text:p>35.73</text:p>
          </table:table-cell>
          <table:table-cell office:value-type="string">
            <text:p>0.79428</text:p>
          </table:table-cell>
          <table:table-cell office:value-type="string">
            <text:p>3312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372.9</text:p>
          </table:table-cell>
          <table:table-cell office:value-type="string">
            <text:p>37.63</text:p>
          </table:table-cell>
          <table:table-cell office:value-type="string">
            <text:p>0.7943</text:p>
          </table:table-cell>
          <table:table-cell office:value-type="string">
            <text:p>2893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string">
            <text:p>323.7</text:p>
          </table:table-cell>
          <table:table-cell office:value-type="string">
            <text:p>35.12</text:p>
          </table:table-cell>
          <table:table-cell office:value-type="string">
            <text:p>0.79435</text:p>
          </table:table-cell>
          <table:table-cell office:value-type="string">
            <text:p>2489.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string">
            <text:p>274.6</text:p>
          </table:table-cell>
          <table:table-cell office:value-type="string">
            <text:p>34.38</text:p>
          </table:table-cell>
          <table:table-cell office:value-type="string">
            <text:p>0.79443</text:p>
          </table:table-cell>
          <table:table-cell office:value-type="string">
            <text:p>2056.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string">
            <text:p>224.4</text:p>
          </table:table-cell>
          <table:table-cell office:value-type="string">
            <text:p>34.08</text:p>
          </table:table-cell>
          <table:table-cell office:value-type="string">
            <text:p>0.79447</text:p>
          </table:table-cell>
          <table:table-cell office:value-type="string">
            <text:p>1616.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string">
            <text:p>176.2</text:p>
          </table:table-cell>
          <table:table-cell office:value-type="string">
            <text:p>33.06</text:p>
          </table:table-cell>
          <table:table-cell office:value-type="string">
            <text:p>0.7945</text:p>
          </table:table-cell>
          <table:table-cell office:value-type="string">
            <text:p>861.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string">
            <text:p>102.9</text:p>
          </table:table-cell>
          <table:table-cell office:value-type="string">
            <text:p>30.79</text:p>
          </table:table-cell>
          <table:table-cell office:value-type="string">
            <text:p>0.79453</text:p>
          </table:table-cell>
          <table:table-cell office:value-type="string">
            <text:p>326.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>
            <text:p>30.3</text:p>
          </table:table-cell>
          <table:table-cell office:value-type="string">
            <text:p>29.8</text:p>
          </table:table-cell>
          <table:table-cell office:value-type="string">
            <text:p>0.79458</text:p>
          </table:table-cell>
          <table:table-cell office:value-type="string">
            <text:p>239.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string">
            <text:p>23.8</text:p>
          </table:table-cell>
          <table:table-cell office:value-type="string">
            <text:p>29.21</text:p>
          </table:table-cell>
          <table:table-cell office:value-type="string">
            <text:p>0.79463</text:p>
          </table:table-cell>
          <table:table-cell office:value-type="string">
            <text:p>190.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string">
            <text:p>18.8</text:p>
          </table:table-cell>
          <table:table-cell office:value-type="string">
            <text:p>28.87</text:p>
          </table:table-cell>
          <table:table-cell office:value-type="string">
            <text:p>0.7947</text:p>
          </table:table-cell>
          <table:table-cell office:value-type="string">
            <text:p>149.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string">
            <text:p>12.8</text:p>
          </table:table-cell>
          <table:table-cell office:value-type="string">
            <text:p>28.46</text:p>
          </table:table-cell>
          <table:table-cell office:value-type="string">
            <text:p>0.79478</text:p>
          </table:table-cell>
          <table:table-cell office:value-type="string">
            <text:p>100.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28.29</text:p>
          </table:table-cell>
          <table:table-cell office:value-type="string">
            <text:p>0.79485</text:p>
          </table:table-cell>
          <table:table-cell office:value-type="string">
            <text:p>30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.1</text:p>
          </table:table-cell>
          <table:table-cell office:value-type="string">
            <text:p>22.36</text:p>
          </table:table-cell>
          <table:table-cell office:value-type="string">
            <text:p>0.801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8.2</text:p>
          </table:table-cell>
          <table:table-cell office:value-type="string">
            <text:p>22.29</text:p>
          </table:table-cell>
          <table:table-cell office:value-type="string">
            <text:p>0.8016</text:p>
          </table:table-cell>
          <table:table-cell office:value-type="string">
            <text:p>59.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16.2</text:p>
          </table:table-cell>
          <table:table-cell office:value-type="string">
            <text:p>22.44</text:p>
          </table:table-cell>
          <table:table-cell office:value-type="string">
            <text:p>0.80172</text:p>
          </table:table-cell>
          <table:table-cell office:value-type="string">
            <text:p>125.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29.5</text:p>
          </table:table-cell>
          <table:table-cell office:value-type="string">
            <text:p>23.95</text:p>
          </table:table-cell>
          <table:table-cell office:value-type="string">
            <text:p>0.80186</text:p>
          </table:table-cell>
          <table:table-cell office:value-type="string">
            <text:p>235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49.9</text:p>
          </table:table-cell>
          <table:table-cell office:value-type="string">
            <text:p>25.18</text:p>
          </table:table-cell>
          <table:table-cell office:value-type="string">
            <text:p>0.80198</text:p>
          </table:table-cell>
          <table:table-cell office:value-type="string">
            <text:p>392.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79.1</text:p>
          </table:table-cell>
          <table:table-cell office:value-type="string">
            <text:p>25.72</text:p>
          </table:table-cell>
          <table:table-cell office:value-type="string">
            <text:p>0.80212</text:p>
          </table:table-cell>
          <table:table-cell office:value-type="string">
            <text:p>596.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113.2</text:p>
          </table:table-cell>
          <table:table-cell office:value-type="string">
            <text:p>26.54</text:p>
          </table:table-cell>
          <table:table-cell office:value-type="string">
            <text:p>0.80227</text:p>
          </table:table-cell>
          <table:table-cell office:value-type="string">
            <text:p>929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154.3</text:p>
          </table:table-cell>
          <table:table-cell office:value-type="string">
            <text:p>27.48</text:p>
          </table:table-cell>
          <table:table-cell office:value-type="string">
            <text:p>0.80238</text:p>
          </table:table-cell>
          <table:table-cell office:value-type="string">
            <text:p>1336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198.2</text:p>
          </table:table-cell>
          <table:table-cell office:value-type="string">
            <text:p>28.11</text:p>
          </table:table-cell>
          <table:table-cell office:value-type="string">
            <text:p>0.8025</text:p>
          </table:table-cell>
          <table:table-cell office:value-type="string">
            <text:p>1771.56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43">
            <text:p>243</text:p>
          </table:table-cell>
          <table:table-cell office:value-type="string">
            <text:p>28.56</text:p>
          </table:table-cell>
          <table:table-cell office:value-type="string">
            <text:p>0.80265</text:p>
          </table:table-cell>
          <table:table-cell office:value-type="string">
            <text:p>2215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90">
            <text:p>290</text:p>
          </table:table-cell>
          <table:table-cell office:value-type="string">
            <text:p>29.24</text:p>
          </table:table-cell>
          <table:table-cell office:value-type="string">
            <text:p>0.80279</text:p>
          </table:table-cell>
          <table:table-cell office:value-type="string">
            <text:p>2668.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336.1</text:p>
          </table:table-cell>
          <table:table-cell office:value-type="string">
            <text:p>30.08</text:p>
          </table:table-cell>
          <table:table-cell office:value-type="string">
            <text:p>0.80291</text:p>
          </table:table-cell>
          <table:table-cell office:value-type="string">
            <text:p>3085.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381.1</text:p>
          </table:table-cell>
          <table:table-cell office:value-type="string">
            <text:p>30.97</text:p>
          </table:table-cell>
          <table:table-cell office:value-type="string">
            <text:p>0.80304</text:p>
          </table:table-cell>
          <table:table-cell office:value-type="string">
            <text:p>3438.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427.7</text:p>
          </table:table-cell>
          <table:table-cell office:value-type="string">
            <text:p>30.67</text:p>
          </table:table-cell>
          <table:table-cell office:value-type="string">
            <text:p>0.80315</text:p>
          </table:table-cell>
          <table:table-cell office:value-type="string">
            <text:p>3888.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474.3</text:p>
          </table:table-cell>
          <table:table-cell office:value-type="string">
            <text:p>30.23</text:p>
          </table:table-cell>
          <table:table-cell office:value-type="string">
            <text:p>0.80333</text:p>
          </table:table-cell>
          <table:table-cell office:value-type="string">
            <text:p>4287.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516.5</text:p>
          </table:table-cell>
          <table:table-cell office:value-type="string">
            <text:p>30.63</text:p>
          </table:table-cell>
          <table:table-cell office:value-type="string">
            <text:p>0.80347</text:p>
          </table:table-cell>
          <table:table-cell office:value-type="string">
            <text:p>4659.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559.7</text:p>
          </table:table-cell>
          <table:table-cell office:value-type="string">
            <text:p>30.48</text:p>
          </table:table-cell>
          <table:table-cell office:value-type="string">
            <text:p>0.80361</text:p>
          </table:table-cell>
          <table:table-cell office:value-type="string">
            <text:p>5016.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601.6</text:p>
          </table:table-cell>
          <table:table-cell office:value-type="string">
            <text:p>30.97</text:p>
          </table:table-cell>
          <table:table-cell office:value-type="string">
            <text:p>0.80376</text:p>
          </table:table-cell>
          <table:table-cell office:value-type="string">
            <text:p>5335.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641.5</text:p>
          </table:table-cell>
          <table:table-cell office:value-type="string">
            <text:p>30.97</text:p>
          </table:table-cell>
          <table:table-cell office:value-type="string">
            <text:p>0.8039</text:p>
          </table:table-cell>
          <table:table-cell office:value-type="string">
            <text:p>5648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680.2</text:p>
          </table:table-cell>
          <table:table-cell office:value-type="string">
            <text:p>30.41</text:p>
          </table:table-cell>
          <table:table-cell office:value-type="string">
            <text:p>0.80403</text:p>
          </table:table-cell>
          <table:table-cell office:value-type="string">
            <text:p>5952.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716.6</text:p>
          </table:table-cell>
          <table:table-cell office:value-type="string">
            <text:p>31.07</text:p>
          </table:table-cell>
          <table:table-cell office:value-type="string">
            <text:p>0.80414</text:p>
          </table:table-cell>
          <table:table-cell office:value-type="string">
            <text:p>6115.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751.8</text:p>
          </table:table-cell>
          <table:table-cell office:value-type="string">
            <text:p>31.79</text:p>
          </table:table-cell>
          <table:table-cell office:value-type="string">
            <text:p>0.80428</text:p>
          </table:table-cell>
          <table:table-cell office:value-type="string">
            <text:p>6356.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785.5</text:p>
          </table:table-cell>
          <table:table-cell office:value-type="string">
            <text:p>31.84</text:p>
          </table:table-cell>
          <table:table-cell office:value-type="string">
            <text:p>0.80441</text:p>
          </table:table-cell>
          <table:table-cell office:value-type="string">
            <text:p>6440.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820.5</text:p>
          </table:table-cell>
          <table:table-cell office:value-type="string">
            <text:p>32.17</text:p>
          </table:table-cell>
          <table:table-cell office:value-type="string">
            <text:p>0.80452</text:p>
          </table:table-cell>
          <table:table-cell office:value-type="string">
            <text:p>6777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845.6</text:p>
          </table:table-cell>
          <table:table-cell office:value-type="string">
            <text:p>31.99</text:p>
          </table:table-cell>
          <table:table-cell office:value-type="string">
            <text:p>0.80465</text:p>
          </table:table-cell>
          <table:table-cell office:value-type="string">
            <text:p>7160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872.6</text:p>
          </table:table-cell>
          <table:table-cell office:value-type="float" office:value="32">
            <text:p>32</text:p>
          </table:table-cell>
          <table:table-cell office:value-type="string">
            <text:p>0.80478</text:p>
          </table:table-cell>
          <table:table-cell office:value-type="string">
            <text:p>7376.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903.1</text:p>
          </table:table-cell>
          <table:table-cell office:value-type="string">
            <text:p>32.49</text:p>
          </table:table-cell>
          <table:table-cell office:value-type="string">
            <text:p>0.80492</text:p>
          </table:table-cell>
          <table:table-cell office:value-type="string">
            <text:p>7579.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926.9</text:p>
          </table:table-cell>
          <table:table-cell office:value-type="string">
            <text:p>32.55</text:p>
          </table:table-cell>
          <table:table-cell office:value-type="string">
            <text:p>0.80509</text:p>
          </table:table-cell>
          <table:table-cell office:value-type="string">
            <text:p>7671.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string">
            <text:p>942.8</text:p>
          </table:table-cell>
          <table:table-cell office:value-type="string">
            <text:p>32.43</text:p>
          </table:table-cell>
          <table:table-cell office:value-type="string">
            <text:p>0.80523</text:p>
          </table:table-cell>
          <table:table-cell office:value-type="string">
            <text:p>7815.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971.8</text:p>
          </table:table-cell>
          <table:table-cell office:value-type="string">
            <text:p>32.41</text:p>
          </table:table-cell>
          <table:table-cell office:value-type="string">
            <text:p>0.8054</text:p>
          </table:table-cell>
          <table:table-cell office:value-type="string">
            <text:p>7967.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993">
            <text:p>993</text:p>
          </table:table-cell>
          <table:table-cell office:value-type="string">
            <text:p>32.93</text:p>
          </table:table-cell>
          <table:table-cell office:value-type="string">
            <text:p>0.80554</text:p>
          </table:table-cell>
          <table:table-cell office:value-type="string">
            <text:p>8112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013">
            <text:p>1013</text:p>
          </table:table-cell>
          <table:table-cell office:value-type="string">
            <text:p>32.86</text:p>
          </table:table-cell>
          <table:table-cell office:value-type="string">
            <text:p>0.80569</text:p>
          </table:table-cell>
          <table:table-cell office:value-type="string">
            <text:p>8242.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string">
            <text:p>1051.7</text:p>
          </table:table-cell>
          <table:table-cell office:value-type="string">
            <text:p>33.34</text:p>
          </table:table-cell>
          <table:table-cell office:value-type="string">
            <text:p>0.8058</text:p>
          </table:table-cell>
          <table:table-cell office:value-type="string">
            <text:p>8341.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799.1</text:p>
          </table:table-cell>
          <table:table-cell office:value-type="string">
            <text:p>33.17</text:p>
          </table:table-cell>
          <table:table-cell office:value-type="string">
            <text:p>0.80593</text:p>
          </table:table-cell>
          <table:table-cell office:value-type="string">
            <text:p>6082.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701.3</text:p>
          </table:table-cell>
          <table:table-cell office:value-type="string">
            <text:p>32.4</text:p>
          </table:table-cell>
          <table:table-cell office:value-type="string">
            <text:p>0.80606</text:p>
          </table:table-cell>
          <table:table-cell office:value-type="string">
            <text:p>5135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1178.2</text:p>
          </table:table-cell>
          <table:table-cell office:value-type="string">
            <text:p>33.46</text:p>
          </table:table-cell>
          <table:table-cell office:value-type="string">
            <text:p>0.80614</text:p>
          </table:table-cell>
          <table:table-cell office:value-type="string">
            <text:p>8405.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string">
            <text:p>476.3</text:p>
          </table:table-cell>
          <table:table-cell office:value-type="string">
            <text:p>33.31</text:p>
          </table:table-cell>
          <table:table-cell office:value-type="string">
            <text:p>0.80623</text:p>
          </table:table-cell>
          <table:table-cell office:value-type="string">
            <text:p>3530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861.1</text:p>
          </table:table-cell>
          <table:table-cell office:value-type="string">
            <text:p>32.89</text:p>
          </table:table-cell>
          <table:table-cell office:value-type="string">
            <text:p>0.80635</text:p>
          </table:table-cell>
          <table:table-cell office:value-type="string">
            <text:p>6076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1031.5</text:p>
          </table:table-cell>
          <table:table-cell office:value-type="string">
            <text:p>33.67</text:p>
          </table:table-cell>
          <table:table-cell office:value-type="string">
            <text:p>0.80643</text:p>
          </table:table-cell>
          <table:table-cell office:value-type="string">
            <text:p>6764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775.4</text:p>
          </table:table-cell>
          <table:table-cell office:value-type="string">
            <text:p>34.18</text:p>
          </table:table-cell>
          <table:table-cell office:value-type="string">
            <text:p>0.80656</text:p>
          </table:table-cell>
          <table:table-cell office:value-type="string">
            <text:p>5308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248.4</text:p>
          </table:table-cell>
          <table:table-cell office:value-type="string">
            <text:p>32.39</text:p>
          </table:table-cell>
          <table:table-cell office:value-type="string">
            <text:p>0.80666</text:p>
          </table:table-cell>
          <table:table-cell office:value-type="string">
            <text:p>2063.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323.3</text:p>
          </table:table-cell>
          <table:table-cell office:value-type="string">
            <text:p>32.57</text:p>
          </table:table-cell>
          <table:table-cell office:value-type="string">
            <text:p>0.80676</text:p>
          </table:table-cell>
          <table:table-cell office:value-type="string">
            <text:p>2838.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444.8</text:p>
          </table:table-cell>
          <table:table-cell office:value-type="string">
            <text:p>32.21</text:p>
          </table:table-cell>
          <table:table-cell office:value-type="string">
            <text:p>0.80686</text:p>
          </table:table-cell>
          <table:table-cell office:value-type="string">
            <text:p>3456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string">
            <text:p>617.8</text:p>
          </table:table-cell>
          <table:table-cell office:value-type="string">
            <text:p>33.69</text:p>
          </table:table-cell>
          <table:table-cell office:value-type="string">
            <text:p>0.80694</text:p>
          </table:table-cell>
          <table:table-cell office:value-type="string">
            <text:p>4520.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399.2</text:p>
          </table:table-cell>
          <table:table-cell office:value-type="string">
            <text:p>32.44</text:p>
          </table:table-cell>
          <table:table-cell office:value-type="string">
            <text:p>0.80702</text:p>
          </table:table-cell>
          <table:table-cell office:value-type="string">
            <text:p>3160.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string">
            <text:p>843.8</text:p>
          </table:table-cell>
          <table:table-cell office:value-type="string">
            <text:p>34.34</text:p>
          </table:table-cell>
          <table:table-cell office:value-type="string">
            <text:p>0.80711</text:p>
          </table:table-cell>
          <table:table-cell office:value-type="string">
            <text:p>6534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1119.7</text:p>
          </table:table-cell>
          <table:table-cell office:value-type="string">
            <text:p>35.41</text:p>
          </table:table-cell>
          <table:table-cell office:value-type="string">
            <text:p>0.80719</text:p>
          </table:table-cell>
          <table:table-cell office:value-type="string">
            <text:p>8427.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112.1</text:p>
          </table:table-cell>
          <table:table-cell office:value-type="string">
            <text:p>36.24</text:p>
          </table:table-cell>
          <table:table-cell office:value-type="string">
            <text:p>0.80728</text:p>
          </table:table-cell>
          <table:table-cell office:value-type="string">
            <text:p>8241.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string">
            <text:p>1083.3</text:p>
          </table:table-cell>
          <table:table-cell office:value-type="string">
            <text:p>35.75</text:p>
          </table:table-cell>
          <table:table-cell office:value-type="string">
            <text:p>0.80739</text:p>
          </table:table-cell>
          <table:table-cell office:value-type="string">
            <text:p>8328.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1035.3</text:p>
          </table:table-cell>
          <table:table-cell office:value-type="string">
            <text:p>35.57</text:p>
          </table:table-cell>
          <table:table-cell office:value-type="string">
            <text:p>0.80746</text:p>
          </table:table-cell>
          <table:table-cell office:value-type="string">
            <text:p>8020.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657.1</text:p>
          </table:table-cell>
          <table:table-cell office:value-type="string">
            <text:p>35.55</text:p>
          </table:table-cell>
          <table:table-cell office:value-type="string">
            <text:p>0.80753</text:p>
          </table:table-cell>
          <table:table-cell office:value-type="string">
            <text:p>5329.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string">
            <text:p>948.9</text:p>
          </table:table-cell>
          <table:table-cell office:value-type="string">
            <text:p>35.84</text:p>
          </table:table-cell>
          <table:table-cell office:value-type="string">
            <text:p>0.80765</text:p>
          </table:table-cell>
          <table:table-cell office:value-type="string">
            <text:p>7580.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607.5</text:p>
          </table:table-cell>
          <table:table-cell office:value-type="string">
            <text:p>36.8</text:p>
          </table:table-cell>
          <table:table-cell office:value-type="string">
            <text:p>0.80774</text:p>
          </table:table-cell>
          <table:table-cell office:value-type="string">
            <text:p>4774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string">
            <text:p>214.5</text:p>
          </table:table-cell>
          <table:table-cell office:value-type="string">
            <text:p>33.65</text:p>
          </table:table-cell>
          <table:table-cell office:value-type="string">
            <text:p>0.80777</text:p>
          </table:table-cell>
          <table:table-cell office:value-type="string">
            <text:p>1803.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string">
            <text:p>175.4</text:p>
          </table:table-cell>
          <table:table-cell office:value-type="string">
            <text:p>33.13</text:p>
          </table:table-cell>
          <table:table-cell office:value-type="string">
            <text:p>0.80781</text:p>
          </table:table-cell>
          <table:table-cell office:value-type="string">
            <text:p>1487.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string">
            <text:p>461.5</text:p>
          </table:table-cell>
          <table:table-cell office:value-type="string">
            <text:p>34.33</text:p>
          </table:table-cell>
          <table:table-cell office:value-type="string">
            <text:p>0.80783</text:p>
          </table:table-cell>
          <table:table-cell office:value-type="string">
            <text:p>3898.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647.4</text:p>
          </table:table-cell>
          <table:table-cell office:value-type="string">
            <text:p>36.64</text:p>
          </table:table-cell>
          <table:table-cell office:value-type="string">
            <text:p>0.80789</text:p>
          </table:table-cell>
          <table:table-cell office:value-type="string">
            <text:p>5041.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>
            <text:p>198.7</text:p>
          </table:table-cell>
          <table:table-cell office:value-type="string">
            <text:p>34.58</text:p>
          </table:table-cell>
          <table:table-cell office:value-type="string">
            <text:p>0.80793</text:p>
          </table:table-cell>
          <table:table-cell office:value-type="string">
            <text:p>1637.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string">
            <text:p>146.6</text:p>
          </table:table-cell>
          <table:table-cell office:value-type="string">
            <text:p>33.12</text:p>
          </table:table-cell>
          <table:table-cell office:value-type="string">
            <text:p>0.80796</text:p>
          </table:table-cell>
          <table:table-cell office:value-type="string">
            <text:p>1212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167.7</text:p>
          </table:table-cell>
          <table:table-cell office:value-type="string">
            <text:p>32.51</text:p>
          </table:table-cell>
          <table:table-cell office:value-type="string">
            <text:p>0.80802</text:p>
          </table:table-cell>
          <table:table-cell office:value-type="string">
            <text:p>1429.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string">
            <text:p>244.5</text:p>
          </table:table-cell>
          <table:table-cell office:value-type="string">
            <text:p>32.6</text:p>
          </table:table-cell>
          <table:table-cell office:value-type="string">
            <text:p>0.80807</text:p>
          </table:table-cell>
          <table:table-cell office:value-type="string">
            <text:p>2130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string">
            <text:p>542.6</text:p>
          </table:table-cell>
          <table:table-cell office:value-type="string">
            <text:p>36.31</text:p>
          </table:table-cell>
          <table:table-cell office:value-type="string">
            <text:p>0.8081</text:p>
          </table:table-cell>
          <table:table-cell office:value-type="string">
            <text:p>4451.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504.3</text:p>
          </table:table-cell>
          <table:table-cell office:value-type="string">
            <text:p>38.36</text:p>
          </table:table-cell>
          <table:table-cell office:value-type="string">
            <text:p>0.80813</text:p>
          </table:table-cell>
          <table:table-cell office:value-type="string">
            <text:p>3979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345.4</text:p>
          </table:table-cell>
          <table:table-cell office:value-type="string">
            <text:p>37.73</text:p>
          </table:table-cell>
          <table:table-cell office:value-type="string">
            <text:p>0.80819</text:p>
          </table:table-cell>
          <table:table-cell office:value-type="string">
            <text:p>2606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string">
            <text:p>196.2</text:p>
          </table:table-cell>
          <table:table-cell office:value-type="string">
            <text:p>34.85</text:p>
          </table:table-cell>
          <table:table-cell office:value-type="string">
            <text:p>0.80827</text:p>
          </table:table-cell>
          <table:table-cell office:value-type="string">
            <text:p>1554.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203.5</text:p>
          </table:table-cell>
          <table:table-cell office:value-type="string">
            <text:p>34.58</text:p>
          </table:table-cell>
          <table:table-cell office:value-type="string">
            <text:p>0.80833</text:p>
          </table:table-cell>
          <table:table-cell office:value-type="string">
            <text:p>1595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254.7</text:p>
          </table:table-cell>
          <table:table-cell office:value-type="string">
            <text:p>37.83</text:p>
          </table:table-cell>
          <table:table-cell office:value-type="string">
            <text:p>0.80837</text:p>
          </table:table-cell>
          <table:table-cell office:value-type="string">
            <text:p>1898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string">
            <text:p>207.7</text:p>
          </table:table-cell>
          <table:table-cell office:value-type="string">
            <text:p>37.08</text:p>
          </table:table-cell>
          <table:table-cell office:value-type="string">
            <text:p>0.80839</text:p>
          </table:table-cell>
          <table:table-cell office:value-type="string">
            <text:p>1487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>
            <text:p>168.1</text:p>
          </table:table-cell>
          <table:table-cell office:value-type="string">
            <text:p>35.12</text:p>
          </table:table-cell>
          <table:table-cell office:value-type="string">
            <text:p>0.8084</text:p>
          </table:table-cell>
          <table:table-cell office:value-type="string">
            <text:p>775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109.1</text:p>
          </table:table-cell>
          <table:table-cell office:value-type="string">
            <text:p>31.86</text:p>
          </table:table-cell>
          <table:table-cell office:value-type="string">
            <text:p>0.80839</text:p>
          </table:table-cell>
          <table:table-cell office:value-type="string">
            <text:p>395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string">
            <text:p>41.5</text:p>
          </table:table-cell>
          <table:table-cell office:value-type="string">
            <text:p>31.18</text:p>
          </table:table-cell>
          <table:table-cell office:value-type="string">
            <text:p>0.80841</text:p>
          </table:table-cell>
          <table:table-cell office:value-type="string">
            <text:p>318.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string">
            <text:p>30.8</text:p>
          </table:table-cell>
          <table:table-cell office:value-type="string">
            <text:p>29.56</text:p>
          </table:table-cell>
          <table:table-cell office:value-type="string">
            <text:p>0.80845</text:p>
          </table:table-cell>
          <table:table-cell office:value-type="string">
            <text:p>242.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23.1</text:p>
          </table:table-cell>
          <table:table-cell office:value-type="string">
            <text:p>28.73</text:p>
          </table:table-cell>
          <table:table-cell office:value-type="string">
            <text:p>0.80846</text:p>
          </table:table-cell>
          <table:table-cell office:value-type="string">
            <text:p>183.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string">
            <text:p>12.9</text:p>
          </table:table-cell>
          <table:table-cell office:value-type="string">
            <text:p>28.5</text:p>
          </table:table-cell>
          <table:table-cell office:value-type="string">
            <text:p>0.80846</text:p>
          </table:table-cell>
          <table:table-cell office:value-type="string">
            <text:p>98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string">
            <text:p>2.5</text:p>
          </table:table-cell>
          <table:table-cell office:value-type="string">
            <text:p>27.48</text:p>
          </table:table-cell>
          <table:table-cell office:value-type="string">
            <text:p>0.80847</text:p>
          </table:table-cell>
          <table:table-cell office:value-type="string">
            <text:p>3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8.88</text:p>
          </table:table-cell>
          <table:table-cell office:value-type="string">
            <text:p>23.8</text:p>
          </table:table-cell>
          <table:table-cell office:value-type="string">
            <text:p>0.81497</text:p>
          </table:table-cell>
          <table:table-cell office:value-type="string">
            <text:p>62.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16.6</text:p>
          </table:table-cell>
          <table:table-cell office:value-type="string">
            <text:p>23.83</text:p>
          </table:table-cell>
          <table:table-cell office:value-type="string">
            <text:p>0.81499</text:p>
          </table:table-cell>
          <table:table-cell office:value-type="string">
            <text:p>131.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28.7</text:p>
          </table:table-cell>
          <table:table-cell office:value-type="string">
            <text:p>24.87</text:p>
          </table:table-cell>
          <table:table-cell office:value-type="string">
            <text:p>0.81502</text:p>
          </table:table-cell>
          <table:table-cell office:value-type="string">
            <text:p>232.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48.6</text:p>
          </table:table-cell>
          <table:table-cell office:value-type="string">
            <text:p>26.14</text:p>
          </table:table-cell>
          <table:table-cell office:value-type="string">
            <text:p>0.81507</text:p>
          </table:table-cell>
          <table:table-cell office:value-type="string">
            <text:p>383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76.5</text:p>
          </table:table-cell>
          <table:table-cell office:value-type="string">
            <text:p>27.14</text:p>
          </table:table-cell>
          <table:table-cell office:value-type="string">
            <text:p>0.81512</text:p>
          </table:table-cell>
          <table:table-cell office:value-type="string">
            <text:p>583.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108.3</text:p>
          </table:table-cell>
          <table:table-cell office:value-type="string">
            <text:p>28.11</text:p>
          </table:table-cell>
          <table:table-cell office:value-type="string">
            <text:p>0.81517</text:p>
          </table:table-cell>
          <table:table-cell office:value-type="string">
            <text:p>884.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146.5</text:p>
          </table:table-cell>
          <table:table-cell office:value-type="string">
            <text:p>29.04</text:p>
          </table:table-cell>
          <table:table-cell office:value-type="string">
            <text:p>0.8152</text:p>
          </table:table-cell>
          <table:table-cell office:value-type="string">
            <text:p>1250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187.9</text:p>
          </table:table-cell>
          <table:table-cell office:value-type="string">
            <text:p>29.43</text:p>
          </table:table-cell>
          <table:table-cell office:value-type="string">
            <text:p>0.81526</text:p>
          </table:table-cell>
          <table:table-cell office:value-type="string">
            <text:p>1648.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234.3</text:p>
          </table:table-cell>
          <table:table-cell office:value-type="string">
            <text:p>29.81</text:p>
          </table:table-cell>
          <table:table-cell office:value-type="string">
            <text:p>0.81534</text:p>
          </table:table-cell>
          <table:table-cell office:value-type="string">
            <text:p>2094.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277.1</text:p>
          </table:table-cell>
          <table:table-cell office:value-type="string">
            <text:p>30.64</text:p>
          </table:table-cell>
          <table:table-cell office:value-type="string">
            <text:p>0.81542</text:p>
          </table:table-cell>
          <table:table-cell office:value-type="string">
            <text:p>2500.99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323.2</text:p>
          </table:table-cell>
          <table:table-cell office:value-type="string">
            <text:p>31.03</text:p>
          </table:table-cell>
          <table:table-cell office:value-type="string">
            <text:p>0.81553</text:p>
          </table:table-cell>
          <table:table-cell office:value-type="string">
            <text:p>2917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368.6</text:p>
          </table:table-cell>
          <table:table-cell office:value-type="string">
            <text:p>31.32</text:p>
          </table:table-cell>
          <table:table-cell office:value-type="string">
            <text:p>0.81563</text:p>
          </table:table-cell>
          <table:table-cell office:value-type="string">
            <text:p>3292.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416.7</text:p>
          </table:table-cell>
          <table:table-cell office:value-type="string">
            <text:p>32.14</text:p>
          </table:table-cell>
          <table:table-cell office:value-type="string">
            <text:p>0.81573</text:p>
          </table:table-cell>
          <table:table-cell office:value-type="string">
            <text:p>3740.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464.3</text:p>
          </table:table-cell>
          <table:table-cell office:value-type="string">
            <text:p>31.96</text:p>
          </table:table-cell>
          <table:table-cell office:value-type="string">
            <text:p>0.81582</text:p>
          </table:table-cell>
          <table:table-cell office:value-type="string">
            <text:p>4117.8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504.1</text:p>
          </table:table-cell>
          <table:table-cell office:value-type="string">
            <text:p>32.36</text:p>
          </table:table-cell>
          <table:table-cell office:value-type="string">
            <text:p>0.81592</text:p>
          </table:table-cell>
          <table:table-cell office:value-type="string">
            <text:p>4465.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545.9</text:p>
          </table:table-cell>
          <table:table-cell office:value-type="string">
            <text:p>32.63</text:p>
          </table:table-cell>
          <table:table-cell office:value-type="string">
            <text:p>0.81602</text:p>
          </table:table-cell>
          <table:table-cell office:value-type="string">
            <text:p>4790.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586.6</text:p>
          </table:table-cell>
          <table:table-cell office:value-type="string">
            <text:p>32.98</text:p>
          </table:table-cell>
          <table:table-cell office:value-type="string">
            <text:p>0.81612</text:p>
          </table:table-cell>
          <table:table-cell office:value-type="string">
            <text:p>5111.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626.4</text:p>
          </table:table-cell>
          <table:table-cell office:value-type="string">
            <text:p>32.54</text:p>
          </table:table-cell>
          <table:table-cell office:value-type="string">
            <text:p>0.81625</text:p>
          </table:table-cell>
          <table:table-cell office:value-type="string">
            <text:p>5386.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67">
            <text:p>667</text:p>
          </table:table-cell>
          <table:table-cell office:value-type="string">
            <text:p>32.2</text:p>
          </table:table-cell>
          <table:table-cell office:value-type="string">
            <text:p>0.81637</text:p>
          </table:table-cell>
          <table:table-cell office:value-type="string">
            <text:p>5749.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702.9</text:p>
          </table:table-cell>
          <table:table-cell office:value-type="string">
            <text:p>32.32</text:p>
          </table:table-cell>
          <table:table-cell office:value-type="string">
            <text:p>0.81647</text:p>
          </table:table-cell>
          <table:table-cell office:value-type="string">
            <text:p>5808.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739.4</text:p>
          </table:table-cell>
          <table:table-cell office:value-type="string">
            <text:p>32.62</text:p>
          </table:table-cell>
          <table:table-cell office:value-type="string">
            <text:p>0.81657</text:p>
          </table:table-cell>
          <table:table-cell office:value-type="string">
            <text:p>6029.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772.3</text:p>
          </table:table-cell>
          <table:table-cell office:value-type="string">
            <text:p>32.92</text:p>
          </table:table-cell>
          <table:table-cell office:value-type="string">
            <text:p>0.81667</text:p>
          </table:table-cell>
          <table:table-cell office:value-type="string">
            <text:p>6204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807.6</text:p>
          </table:table-cell>
          <table:table-cell office:value-type="string">
            <text:p>33.17</text:p>
          </table:table-cell>
          <table:table-cell office:value-type="string">
            <text:p>0.81679</text:p>
          </table:table-cell>
          <table:table-cell office:value-type="string">
            <text:p>6515.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>837.3</text:p>
          </table:table-cell>
          <table:table-cell office:value-type="string">
            <text:p>32.94</text:p>
          </table:table-cell>
          <table:table-cell office:value-type="string">
            <text:p>0.81694</text:p>
          </table:table-cell>
          <table:table-cell office:value-type="string">
            <text:p>7050.6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866.1</text:p>
          </table:table-cell>
          <table:table-cell office:value-type="string">
            <text:p>33.12</text:p>
          </table:table-cell>
          <table:table-cell office:value-type="string">
            <text:p>0.81701</text:p>
          </table:table-cell>
          <table:table-cell office:value-type="string">
            <text:p>6955.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894.5</text:p>
          </table:table-cell>
          <table:table-cell office:value-type="string">
            <text:p>33.32</text:p>
          </table:table-cell>
          <table:table-cell office:value-type="string">
            <text:p>0.81714</text:p>
          </table:table-cell>
          <table:table-cell office:value-type="string">
            <text:p>7012.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922.2</text:p>
          </table:table-cell>
          <table:table-cell office:value-type="string">
            <text:p>33.3</text:p>
          </table:table-cell>
          <table:table-cell office:value-type="string">
            <text:p>0.81727</text:p>
          </table:table-cell>
          <table:table-cell office:value-type="string">
            <text:p>7361.7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string">
            <text:p>970.3</text:p>
          </table:table-cell>
          <table:table-cell office:value-type="string">
            <text:p>33.76</text:p>
          </table:table-cell>
          <table:table-cell office:value-type="string">
            <text:p>0.81736</text:p>
          </table:table-cell>
          <table:table-cell office:value-type="string">
            <text:p>7880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string">
            <text:p>1047.2</text:p>
          </table:table-cell>
          <table:table-cell office:value-type="string">
            <text:p>34.66</text:p>
          </table:table-cell>
          <table:table-cell office:value-type="string">
            <text:p>0.81748</text:p>
          </table:table-cell>
          <table:table-cell office:value-type="string">
            <text:p>8043.4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1018.7</text:p>
          </table:table-cell>
          <table:table-cell office:value-type="string">
            <text:p>34.77</text:p>
          </table:table-cell>
          <table:table-cell office:value-type="string">
            <text:p>0.81757</text:p>
          </table:table-cell>
          <table:table-cell office:value-type="string">
            <text:p>7782.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string">
            <text:p>1053.7</text:p>
          </table:table-cell>
          <table:table-cell office:value-type="string">
            <text:p>34.66</text:p>
          </table:table-cell>
          <table:table-cell office:value-type="string">
            <text:p>0.81769</text:p>
          </table:table-cell>
          <table:table-cell office:value-type="string">
            <text:p>7732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977.6</text:p>
          </table:table-cell>
          <table:table-cell office:value-type="string">
            <text:p>35.34</text:p>
          </table:table-cell>
          <table:table-cell office:value-type="string">
            <text:p>0.8178</text:p>
          </table:table-cell>
          <table:table-cell office:value-type="string">
            <text:p>7024.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string">
            <text:p>1175.8</text:p>
          </table:table-cell>
          <table:table-cell office:value-type="string">
            <text:p>35.51</text:p>
          </table:table-cell>
          <table:table-cell office:value-type="string">
            <text:p>0.81794</text:p>
          </table:table-cell>
          <table:table-cell office:value-type="string">
            <text:p>8422.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439.1</text:p>
          </table:table-cell>
          <table:table-cell office:value-type="string">
            <text:p>33.85</text:p>
          </table:table-cell>
          <table:table-cell office:value-type="string">
            <text:p>0.81809</text:p>
          </table:table-cell>
          <table:table-cell office:value-type="string">
            <text:p>3555.8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040">
            <text:p>1040</text:p>
          </table:table-cell>
          <table:table-cell office:value-type="string">
            <text:p>34.88</text:p>
          </table:table-cell>
          <table:table-cell office:value-type="string">
            <text:p>0.81819</text:p>
          </table:table-cell>
          <table:table-cell office:value-type="string">
            <text:p>7119.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391.3</text:p>
          </table:table-cell>
          <table:table-cell office:value-type="string">
            <text:p>34.16</text:p>
          </table:table-cell>
          <table:table-cell office:value-type="string">
            <text:p>0.81826</text:p>
          </table:table-cell>
          <table:table-cell office:value-type="string">
            <text:p>3205.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590.3</text:p>
          </table:table-cell>
          <table:table-cell office:value-type="string">
            <text:p>33.85</text:p>
          </table:table-cell>
          <table:table-cell office:value-type="string">
            <text:p>0.81838</text:p>
          </table:table-cell>
          <table:table-cell office:value-type="string">
            <text:p>4927.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422.1</text:p>
          </table:table-cell>
          <table:table-cell office:value-type="string">
            <text:p>33.49</text:p>
          </table:table-cell>
          <table:table-cell office:value-type="string">
            <text:p>0.81846</text:p>
          </table:table-cell>
          <table:table-cell office:value-type="string">
            <text:p>3655.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string">
            <text:p>930.7</text:p>
          </table:table-cell>
          <table:table-cell office:value-type="string">
            <text:p>34.62</text:p>
          </table:table-cell>
          <table:table-cell office:value-type="string">
            <text:p>0.81855</text:p>
          </table:table-cell>
          <table:table-cell office:value-type="string">
            <text:p>6929.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814.4</text:p>
          </table:table-cell>
          <table:table-cell office:value-type="string">
            <text:p>35.69</text:p>
          </table:table-cell>
          <table:table-cell office:value-type="string">
            <text:p>0.81862</text:p>
          </table:table-cell>
          <table:table-cell office:value-type="string">
            <text:p>6237.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1175.2</text:p>
          </table:table-cell>
          <table:table-cell office:value-type="string">
            <text:p>36.17</text:p>
          </table:table-cell>
          <table:table-cell office:value-type="string">
            <text:p>0.8187</text:p>
          </table:table-cell>
          <table:table-cell office:value-type="string">
            <text:p>8367.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903.5</text:p>
          </table:table-cell>
          <table:table-cell office:value-type="string">
            <text:p>35.91</text:p>
          </table:table-cell>
          <table:table-cell office:value-type="string">
            <text:p>0.81875</text:p>
          </table:table-cell>
          <table:table-cell office:value-type="string">
            <text:p>6410.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584.9</text:p>
          </table:table-cell>
          <table:table-cell office:value-type="string">
            <text:p>34.83</text:p>
          </table:table-cell>
          <table:table-cell office:value-type="string">
            <text:p>0.81886</text:p>
          </table:table-cell>
          <table:table-cell office:value-type="string">
            <text:p>4276.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541.3</text:p>
          </table:table-cell>
          <table:table-cell office:value-type="string">
            <text:p>34.49</text:p>
          </table:table-cell>
          <table:table-cell office:value-type="string">
            <text:p>0.81892</text:p>
          </table:table-cell>
          <table:table-cell office:value-type="string">
            <text:p>4705.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string">
            <text:p>1167.6</text:p>
          </table:table-cell>
          <table:table-cell office:value-type="string">
            <text:p>36.13</text:p>
          </table:table-cell>
          <table:table-cell office:value-type="string">
            <text:p>0.81903</text:p>
          </table:table-cell>
          <table:table-cell office:value-type="string">
            <text:p>8152.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string">
            <text:p>1105.7</text:p>
          </table:table-cell>
          <table:table-cell office:value-type="string">
            <text:p>36.45</text:p>
          </table:table-cell>
          <table:table-cell office:value-type="string">
            <text:p>0.81914</text:p>
          </table:table-cell>
          <table:table-cell office:value-type="string">
            <text:p>8353.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string">
            <text:p>1046.4</text:p>
          </table:table-cell>
          <table:table-cell office:value-type="string">
            <text:p>36.6</text:p>
          </table:table-cell>
          <table:table-cell office:value-type="string">
            <text:p>0.81923</text:p>
          </table:table-cell>
          <table:table-cell office:value-type="string">
            <text:p>7934.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string">
            <text:p>550.5</text:p>
          </table:table-cell>
          <table:table-cell office:value-type="string">
            <text:p>35.66</text:p>
          </table:table-cell>
          <table:table-cell office:value-type="string">
            <text:p>0.81934</text:p>
          </table:table-cell>
          <table:table-cell office:value-type="string">
            <text:p>4420.7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447.8</text:p>
          </table:table-cell>
          <table:table-cell office:value-type="string">
            <text:p>35.32</text:p>
          </table:table-cell>
          <table:table-cell office:value-type="string">
            <text:p>0.8194</text:p>
          </table:table-cell>
          <table:table-cell office:value-type="string">
            <text:p>3758.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366.7</text:p>
          </table:table-cell>
          <table:table-cell office:value-type="string">
            <text:p>35.02</text:p>
          </table:table-cell>
          <table:table-cell office:value-type="string">
            <text:p>0.81946</text:p>
          </table:table-cell>
          <table:table-cell office:value-type="string">
            <text:p>3137.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345">
            <text:p>345</text:p>
          </table:table-cell>
          <table:table-cell office:value-type="string">
            <text:p>34.33</text:p>
          </table:table-cell>
          <table:table-cell office:value-type="string">
            <text:p>0.81952</text:p>
          </table:table-cell>
          <table:table-cell office:value-type="string">
            <text:p>2961.3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string">
            <text:p>540.6</text:p>
          </table:table-cell>
          <table:table-cell office:value-type="string">
            <text:p>35.64</text:p>
          </table:table-cell>
          <table:table-cell office:value-type="string">
            <text:p>0.81955</text:p>
          </table:table-cell>
          <table:table-cell office:value-type="string">
            <text:p>4439.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string">
            <text:p>784.5</text:p>
          </table:table-cell>
          <table:table-cell office:value-type="string">
            <text:p>36.45</text:p>
          </table:table-cell>
          <table:table-cell office:value-type="string">
            <text:p>0.81959</text:p>
          </table:table-cell>
          <table:table-cell office:value-type="string">
            <text:p>6529.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794.1</text:p>
          </table:table-cell>
          <table:table-cell office:value-type="string">
            <text:p>38.42</text:p>
          </table:table-cell>
          <table:table-cell office:value-type="string">
            <text:p>0.81962</text:p>
          </table:table-cell>
          <table:table-cell office:value-type="string">
            <text:p>6477.4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777.9</text:p>
          </table:table-cell>
          <table:table-cell office:value-type="string">
            <text:p>37.15</text:p>
          </table:table-cell>
          <table:table-cell office:value-type="string">
            <text:p>0.81967</text:p>
          </table:table-cell>
          <table:table-cell office:value-type="string">
            <text:p>6288.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string">
            <text:p>432.1</text:p>
          </table:table-cell>
          <table:table-cell office:value-type="string">
            <text:p>36.61</text:p>
          </table:table-cell>
          <table:table-cell office:value-type="string">
            <text:p>0.81975</text:p>
          </table:table-cell>
          <table:table-cell office:value-type="string">
            <text:p>3539.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string">
            <text:p>146.8</text:p>
          </table:table-cell>
          <table:table-cell office:value-type="string">
            <text:p>33.98</text:p>
          </table:table-cell>
          <table:table-cell office:value-type="string">
            <text:p>0.81979</text:p>
          </table:table-cell>
          <table:table-cell office:value-type="string">
            <text:p>1227.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string">
            <text:p>114.2</text:p>
          </table:table-cell>
          <table:table-cell office:value-type="string">
            <text:p>33.63</text:p>
          </table:table-cell>
          <table:table-cell office:value-type="string">
            <text:p>0.8198</text:p>
          </table:table-cell>
          <table:table-cell office:value-type="string">
            <text:p>951.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string">
            <text:p>97.1</text:p>
          </table:table-cell>
          <table:table-cell office:value-type="string">
            <text:p>32.67</text:p>
          </table:table-cell>
          <table:table-cell office:value-type="string">
            <text:p>0.81977</text:p>
          </table:table-cell>
          <table:table-cell office:value-type="string">
            <text:p>808.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95.4</text:p>
          </table:table-cell>
          <table:table-cell office:value-type="string">
            <text:p>32.36</text:p>
          </table:table-cell>
          <table:table-cell office:value-type="string">
            <text:p>0.81974</text:p>
          </table:table-cell>
          <table:table-cell office:value-type="string">
            <text:p>806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string">
            <text:p>112.7</text:p>
          </table:table-cell>
          <table:table-cell office:value-type="string">
            <text:p>32.45</text:p>
          </table:table-cell>
          <table:table-cell office:value-type="string">
            <text:p>0.81972</text:p>
          </table:table-cell>
          <table:table-cell office:value-type="string">
            <text:p>973.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string">
            <text:p>418.1</text:p>
          </table:table-cell>
          <table:table-cell office:value-type="string">
            <text:p>34.66</text:p>
          </table:table-cell>
          <table:table-cell office:value-type="string">
            <text:p>0.81971</text:p>
          </table:table-cell>
          <table:table-cell office:value-type="string">
            <text:p>3493.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string">
            <text:p>497.3</text:p>
          </table:table-cell>
          <table:table-cell office:value-type="string">
            <text:p>39.39</text:p>
          </table:table-cell>
          <table:table-cell office:value-type="string">
            <text:p>0.81973</text:p>
          </table:table-cell>
          <table:table-cell office:value-type="string">
            <text:p>3961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360.3</text:p>
          </table:table-cell>
          <table:table-cell office:value-type="string">
            <text:p>37.91</text:p>
          </table:table-cell>
          <table:table-cell office:value-type="string">
            <text:p>0.81976</text:p>
          </table:table-cell>
          <table:table-cell office:value-type="string">
            <text:p>2763.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224.8</text:p>
          </table:table-cell>
          <table:table-cell office:value-type="string">
            <text:p>35.59</text:p>
          </table:table-cell>
          <table:table-cell office:value-type="string">
            <text:p>0.8198</text:p>
          </table:table-cell>
          <table:table-cell office:value-type="string">
            <text:p>1732.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string">
            <text:p>192.6</text:p>
          </table:table-cell>
          <table:table-cell office:value-type="string">
            <text:p>35.32</text:p>
          </table:table-cell>
          <table:table-cell office:value-type="string">
            <text:p>0.81984</text:p>
          </table:table-cell>
          <table:table-cell office:value-type="string">
            <text:p>1446.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string">
            <text:p>216.8</text:p>
          </table:table-cell>
          <table:table-cell office:value-type="string">
            <text:p>35.94</text:p>
          </table:table-cell>
          <table:table-cell office:value-type="string">
            <text:p>0.81986</text:p>
          </table:table-cell>
          <table:table-cell office:value-type="string">
            <text:p>1585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string">
            <text:p>85.1</text:p>
          </table:table-cell>
          <table:table-cell office:value-type="string">
            <text:p>34.47</text:p>
          </table:table-cell>
          <table:table-cell office:value-type="string">
            <text:p>0.81986</text:p>
          </table:table-cell>
          <table:table-cell office:value-type="string">
            <text:p>659.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>
            <text:p>70.1</text:p>
          </table:table-cell>
          <table:table-cell office:value-type="string">
            <text:p>32.96</text:p>
          </table:table-cell>
          <table:table-cell office:value-type="string">
            <text:p>0.81984</text:p>
          </table:table-cell>
          <table:table-cell office:value-type="string">
            <text:p>585.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string">
            <text:p>51.2</text:p>
          </table:table-cell>
          <table:table-cell office:value-type="string">
            <text:p>32.02</text:p>
          </table:table-cell>
          <table:table-cell office:value-type="string">
            <text:p>0.81987</text:p>
          </table:table-cell>
          <table:table-cell office:value-type="string">
            <text:p>420.8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28.1</text:p>
          </table:table-cell>
          <table:table-cell office:value-type="string">
            <text:p>31.36</text:p>
          </table:table-cell>
          <table:table-cell office:value-type="string">
            <text:p>0.81991</text:p>
          </table:table-cell>
          <table:table-cell office:value-type="string">
            <text:p>236.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string">
            <text:p>13.9</text:p>
          </table:table-cell>
          <table:table-cell office:value-type="string">
            <text:p>30.87</text:p>
          </table:table-cell>
          <table:table-cell office:value-type="string">
            <text:p>0.81992</text:p>
          </table:table-cell>
          <table:table-cell office:value-type="string">
            <text:p>115.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2.2</text:p>
          </table:table-cell>
          <table:table-cell office:value-type="string">
            <text:p>30.32</text:p>
          </table:table-cell>
          <table:table-cell office:value-type="string">
            <text:p>0.81996</text:p>
          </table:table-cell>
          <table:table-cell office:value-type="string">
            <text:p>31.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.2</text:p>
          </table:table-cell>
          <table:table-cell office:value-type="string">
            <text:p>21.23</text:p>
          </table:table-cell>
          <table:table-cell office:value-type="string">
            <text:p>0.83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7.6</text:p>
          </table:table-cell>
          <table:table-cell office:value-type="string">
            <text:p>21.77</text:p>
          </table:table-cell>
          <table:table-cell office:value-type="string">
            <text:p>0.83013</text:p>
          </table:table-cell>
          <table:table-cell office:value-type="string">
            <text:p>48.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6.1</text:p>
          </table:table-cell>
          <table:table-cell office:value-type="string">
            <text:p>22.38</text:p>
          </table:table-cell>
          <table:table-cell office:value-type="string">
            <text:p>0.83018</text:p>
          </table:table-cell>
          <table:table-cell office:value-type="string">
            <text:p>121.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9.2</text:p>
          </table:table-cell>
          <table:table-cell office:value-type="string">
            <text:p>24.29</text:p>
          </table:table-cell>
          <table:table-cell office:value-type="string">
            <text:p>0.83024</text:p>
          </table:table-cell>
          <table:table-cell office:value-type="string">
            <text:p>227.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49.2</text:p>
          </table:table-cell>
          <table:table-cell office:value-type="string">
            <text:p>25.91</text:p>
          </table:table-cell>
          <table:table-cell office:value-type="string">
            <text:p>0.8303</text:p>
          </table:table-cell>
          <table:table-cell office:value-type="string">
            <text:p>366.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76.4</text:p>
          </table:table-cell>
          <table:table-cell office:value-type="string">
            <text:p>27.22</text:p>
          </table:table-cell>
          <table:table-cell office:value-type="string">
            <text:p>0.83037</text:p>
          </table:table-cell>
          <table:table-cell office:value-type="string">
            <text:p>561.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109.3</text:p>
          </table:table-cell>
          <table:table-cell office:value-type="string">
            <text:p>28.16</text:p>
          </table:table-cell>
          <table:table-cell office:value-type="string">
            <text:p>0.83042</text:p>
          </table:table-cell>
          <table:table-cell office:value-type="string">
            <text:p>865.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148.9</text:p>
          </table:table-cell>
          <table:table-cell office:value-type="string">
            <text:p>28.88</text:p>
          </table:table-cell>
          <table:table-cell office:value-type="string">
            <text:p>0.83049</text:p>
          </table:table-cell>
          <table:table-cell office:value-type="string">
            <text:p>1243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192.6</text:p>
          </table:table-cell>
          <table:table-cell office:value-type="string">
            <text:p>29.88</text:p>
          </table:table-cell>
          <table:table-cell office:value-type="string">
            <text:p>0.83056</text:p>
          </table:table-cell>
          <table:table-cell office:value-type="string">
            <text:p>1661.6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236.7</text:p>
          </table:table-cell>
          <table:table-cell office:value-type="string">
            <text:p>30.96</text:p>
          </table:table-cell>
          <table:table-cell office:value-type="string">
            <text:p>0.83063</text:p>
          </table:table-cell>
          <table:table-cell office:value-type="string">
            <text:p>2085.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282.8</text:p>
          </table:table-cell>
          <table:table-cell office:value-type="string">
            <text:p>31.7</text:p>
          </table:table-cell>
          <table:table-cell office:value-type="string">
            <text:p>0.83072</text:p>
          </table:table-cell>
          <table:table-cell office:value-type="string">
            <text:p>2517.61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328.9</text:p>
          </table:table-cell>
          <table:table-cell office:value-type="string">
            <text:p>31.76</text:p>
          </table:table-cell>
          <table:table-cell office:value-type="string">
            <text:p>0.83083</text:p>
          </table:table-cell>
          <table:table-cell office:value-type="string">
            <text:p>2983.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375.4</text:p>
          </table:table-cell>
          <table:table-cell office:value-type="string">
            <text:p>31.84</text:p>
          </table:table-cell>
          <table:table-cell office:value-type="string">
            <text:p>0.83095</text:p>
          </table:table-cell>
          <table:table-cell office:value-type="string">
            <text:p>3383.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22">
            <text:p>422</text:p>
          </table:table-cell>
          <table:table-cell office:value-type="string">
            <text:p>32.1</text:p>
          </table:table-cell>
          <table:table-cell office:value-type="string">
            <text:p>0.83105</text:p>
          </table:table-cell>
          <table:table-cell office:value-type="string">
            <text:p>3796.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467.2</text:p>
          </table:table-cell>
          <table:table-cell office:value-type="string">
            <text:p>32.54</text:p>
          </table:table-cell>
          <table:table-cell office:value-type="string">
            <text:p>0.83116</text:p>
          </table:table-cell>
          <table:table-cell office:value-type="string">
            <text:p>4080.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512.4</text:p>
          </table:table-cell>
          <table:table-cell office:value-type="string">
            <text:p>32.75</text:p>
          </table:table-cell>
          <table:table-cell office:value-type="string">
            <text:p>0.83128</text:p>
          </table:table-cell>
          <table:table-cell office:value-type="string">
            <text:p>4542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554.7</text:p>
          </table:table-cell>
          <table:table-cell office:value-type="string">
            <text:p>33.27</text:p>
          </table:table-cell>
          <table:table-cell office:value-type="string">
            <text:p>0.83144</text:p>
          </table:table-cell>
          <table:table-cell office:value-type="string">
            <text:p>4872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596.6</text:p>
          </table:table-cell>
          <table:table-cell office:value-type="string">
            <text:p>33.56</text:p>
          </table:table-cell>
          <table:table-cell office:value-type="string">
            <text:p>0.83152</text:p>
          </table:table-cell>
          <table:table-cell office:value-type="string">
            <text:p>5202.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637">
            <text:p>637</text:p>
          </table:table-cell>
          <table:table-cell office:value-type="string">
            <text:p>32.94</text:p>
          </table:table-cell>
          <table:table-cell office:value-type="string">
            <text:p>0.83163</text:p>
          </table:table-cell>
          <table:table-cell office:value-type="string">
            <text:p>5525.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675.5</text:p>
          </table:table-cell>
          <table:table-cell office:value-type="string">
            <text:p>31.88</text:p>
          </table:table-cell>
          <table:table-cell office:value-type="string">
            <text:p>0.83176</text:p>
          </table:table-cell>
          <table:table-cell office:value-type="string">
            <text:p>5878.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713.1</text:p>
          </table:table-cell>
          <table:table-cell office:value-type="string">
            <text:p>32.22</text:p>
          </table:table-cell>
          <table:table-cell office:value-type="string">
            <text:p>0.83192</text:p>
          </table:table-cell>
          <table:table-cell office:value-type="string">
            <text:p>6131.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748">
            <text:p>748</text:p>
          </table:table-cell>
          <table:table-cell office:value-type="string">
            <text:p>32.92</text:p>
          </table:table-cell>
          <table:table-cell office:value-type="string">
            <text:p>0.83204</text:p>
          </table:table-cell>
          <table:table-cell office:value-type="string">
            <text:p>6389.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782.9</text:p>
          </table:table-cell>
          <table:table-cell office:value-type="string">
            <text:p>33.18</text:p>
          </table:table-cell>
          <table:table-cell office:value-type="string">
            <text:p>0.83217</text:p>
          </table:table-cell>
          <table:table-cell office:value-type="string">
            <text:p>6623.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816">
            <text:p>816</text:p>
          </table:table-cell>
          <table:table-cell office:value-type="string">
            <text:p>33.39</text:p>
          </table:table-cell>
          <table:table-cell office:value-type="string">
            <text:p>0.83235</text:p>
          </table:table-cell>
          <table:table-cell office:value-type="string">
            <text:p>6864.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847.3</text:p>
          </table:table-cell>
          <table:table-cell office:value-type="string">
            <text:p>33.15</text:p>
          </table:table-cell>
          <table:table-cell office:value-type="string">
            <text:p>0.83256</text:p>
          </table:table-cell>
          <table:table-cell office:value-type="string">
            <text:p>7011.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878.4</text:p>
          </table:table-cell>
          <table:table-cell office:value-type="string">
            <text:p>33.22</text:p>
          </table:table-cell>
          <table:table-cell office:value-type="string">
            <text:p>0.83272</text:p>
          </table:table-cell>
          <table:table-cell office:value-type="string">
            <text:p>7396.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902.7</text:p>
          </table:table-cell>
          <table:table-cell office:value-type="string">
            <text:p>33.51</text:p>
          </table:table-cell>
          <table:table-cell office:value-type="string">
            <text:p>0.83286</text:p>
          </table:table-cell>
          <table:table-cell office:value-type="string">
            <text:p>7525.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string">
            <text:p>928.9</text:p>
          </table:table-cell>
          <table:table-cell office:value-type="string">
            <text:p>33.41</text:p>
          </table:table-cell>
          <table:table-cell office:value-type="string">
            <text:p>0.83306</text:p>
          </table:table-cell>
          <table:table-cell office:value-type="string">
            <text:p>7698.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941.7</text:p>
          </table:table-cell>
          <table:table-cell office:value-type="string">
            <text:p>33.44</text:p>
          </table:table-cell>
          <table:table-cell office:value-type="string">
            <text:p>0.83322</text:p>
          </table:table-cell>
          <table:table-cell office:value-type="string">
            <text:p>7831.3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981.2</text:p>
          </table:table-cell>
          <table:table-cell office:value-type="string">
            <text:p>34.15</text:p>
          </table:table-cell>
          <table:table-cell office:value-type="string">
            <text:p>0.83335</text:p>
          </table:table-cell>
          <table:table-cell office:value-type="string">
            <text:p>8063.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947.9</text:p>
          </table:table-cell>
          <table:table-cell office:value-type="string">
            <text:p>34.38</text:p>
          </table:table-cell>
          <table:table-cell office:value-type="string">
            <text:p>0.83345</text:p>
          </table:table-cell>
          <table:table-cell office:value-type="string">
            <text:p>7656.8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string">
            <text:p>768.6</text:p>
          </table:table-cell>
          <table:table-cell office:value-type="string">
            <text:p>33.96</text:p>
          </table:table-cell>
          <table:table-cell office:value-type="string">
            <text:p>0.83359</text:p>
          </table:table-cell>
          <table:table-cell office:value-type="string">
            <text:p>6229.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888">
            <text:p>888</text:p>
          </table:table-cell>
          <table:table-cell office:value-type="string">
            <text:p>33.64</text:p>
          </table:table-cell>
          <table:table-cell office:value-type="string">
            <text:p>0.83372</text:p>
          </table:table-cell>
          <table:table-cell office:value-type="string">
            <text:p>6441.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100">
            <text:p>1100</text:p>
          </table:table-cell>
          <table:table-cell office:value-type="string">
            <text:p>34.63</text:p>
          </table:table-cell>
          <table:table-cell office:value-type="string">
            <text:p>0.83387</text:p>
          </table:table-cell>
          <table:table-cell office:value-type="string">
            <text:p>8416.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string">
            <text:p>980.3</text:p>
          </table:table-cell>
          <table:table-cell office:value-type="string">
            <text:p>34.84</text:p>
          </table:table-cell>
          <table:table-cell office:value-type="string">
            <text:p>0.83404</text:p>
          </table:table-cell>
          <table:table-cell office:value-type="string">
            <text:p>7309.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1043.3</text:p>
          </table:table-cell>
          <table:table-cell office:value-type="string">
            <text:p>35.09</text:p>
          </table:table-cell>
          <table:table-cell office:value-type="string">
            <text:p>0.83409</text:p>
          </table:table-cell>
          <table:table-cell office:value-type="string">
            <text:p>7792.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string">
            <text:p>1153.9</text:p>
          </table:table-cell>
          <table:table-cell office:value-type="string">
            <text:p>35.7</text:p>
          </table:table-cell>
          <table:table-cell office:value-type="string">
            <text:p>0.83421</text:p>
          </table:table-cell>
          <table:table-cell office:value-type="string">
            <text:p>8420.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string">
            <text:p>1157.6</text:p>
          </table:table-cell>
          <table:table-cell office:value-type="string">
            <text:p>35.35</text:p>
          </table:table-cell>
          <table:table-cell office:value-type="string">
            <text:p>0.83431</text:p>
          </table:table-cell>
          <table:table-cell office:value-type="string">
            <text:p>8416.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string">
            <text:p>848.7</text:p>
          </table:table-cell>
          <table:table-cell office:value-type="string">
            <text:p>35.98</text:p>
          </table:table-cell>
          <table:table-cell office:value-type="string">
            <text:p>0.8344</text:p>
          </table:table-cell>
          <table:table-cell office:value-type="string">
            <text:p>6021.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string">
            <text:p>573.7</text:p>
          </table:table-cell>
          <table:table-cell office:value-type="string">
            <text:p>33.98</text:p>
          </table:table-cell>
          <table:table-cell office:value-type="string">
            <text:p>0.83447</text:p>
          </table:table-cell>
          <table:table-cell office:value-type="string">
            <text:p>4292.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string">
            <text:p>1058.2</text:p>
          </table:table-cell>
          <table:table-cell office:value-type="string">
            <text:p>35.88</text:p>
          </table:table-cell>
          <table:table-cell office:value-type="string">
            <text:p>0.83454</text:p>
          </table:table-cell>
          <table:table-cell office:value-type="string">
            <text:p>7680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string">
            <text:p>1154.2</text:p>
          </table:table-cell>
          <table:table-cell office:value-type="string">
            <text:p>36.08</text:p>
          </table:table-cell>
          <table:table-cell office:value-type="string">
            <text:p>0.83464</text:p>
          </table:table-cell>
          <table:table-cell office:value-type="string">
            <text:p>8422.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string">
            <text:p>1138.9</text:p>
          </table:table-cell>
          <table:table-cell office:value-type="string">
            <text:p>36.04</text:p>
          </table:table-cell>
          <table:table-cell office:value-type="string">
            <text:p>0.83472</text:p>
          </table:table-cell>
          <table:table-cell office:value-type="string">
            <text:p>8422.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1116.4</text:p>
          </table:table-cell>
          <table:table-cell office:value-type="string">
            <text:p>36.23</text:p>
          </table:table-cell>
          <table:table-cell office:value-type="string">
            <text:p>0.83482</text:p>
          </table:table-cell>
          <table:table-cell office:value-type="string">
            <text:p>8424.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998.3</text:p>
          </table:table-cell>
          <table:table-cell office:value-type="string">
            <text:p>35.53</text:p>
          </table:table-cell>
          <table:table-cell office:value-type="string">
            <text:p>0.83487</text:p>
          </table:table-cell>
          <table:table-cell office:value-type="string">
            <text:p>7654.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string">
            <text:p>1069.5</text:p>
          </table:table-cell>
          <table:table-cell office:value-type="string">
            <text:p>35.99</text:p>
          </table:table-cell>
          <table:table-cell office:value-type="string">
            <text:p>0.83499</text:p>
          </table:table-cell>
          <table:table-cell office:value-type="string">
            <text:p>8373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1079.7</text:p>
          </table:table-cell>
          <table:table-cell office:value-type="string">
            <text:p>37.24</text:p>
          </table:table-cell>
          <table:table-cell office:value-type="string">
            <text:p>0.83504</text:p>
          </table:table-cell>
          <table:table-cell office:value-type="string">
            <text:p>8308.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040">
            <text:p>1040</text:p>
          </table:table-cell>
          <table:table-cell office:value-type="string">
            <text:p>37.67</text:p>
          </table:table-cell>
          <table:table-cell office:value-type="string">
            <text:p>0.83511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string">
            <text:p>455.7</text:p>
          </table:table-cell>
          <table:table-cell office:value-type="string">
            <text:p>35.89</text:p>
          </table:table-cell>
          <table:table-cell office:value-type="string">
            <text:p>0.83515</text:p>
          </table:table-cell>
          <table:table-cell office:value-type="string">
            <text:p>3633.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476.5</text:p>
          </table:table-cell>
          <table:table-cell office:value-type="string">
            <text:p>34.56</text:p>
          </table:table-cell>
          <table:table-cell office:value-type="string">
            <text:p>0.83518</text:p>
          </table:table-cell>
          <table:table-cell office:value-type="string">
            <text:p>4023.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string">
            <text:p>964.6</text:p>
          </table:table-cell>
          <table:table-cell office:value-type="string">
            <text:p>37.08</text:p>
          </table:table-cell>
          <table:table-cell office:value-type="string">
            <text:p>0.83525</text:p>
          </table:table-cell>
          <table:table-cell office:value-type="string">
            <text:p>7736.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947">
            <text:p>947</text:p>
          </table:table-cell>
          <table:table-cell office:value-type="string">
            <text:p>37.66</text:p>
          </table:table-cell>
          <table:table-cell office:value-type="string">
            <text:p>0.83532</text:p>
          </table:table-cell>
          <table:table-cell office:value-type="string">
            <text:p>7481.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string">
            <text:p>934.1</text:p>
          </table:table-cell>
          <table:table-cell office:value-type="string">
            <text:p>40.23</text:p>
          </table:table-cell>
          <table:table-cell office:value-type="string">
            <text:p>0.83533</text:p>
          </table:table-cell>
          <table:table-cell office:value-type="string">
            <text:p>7297.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439.2</text:p>
          </table:table-cell>
          <table:table-cell office:value-type="string">
            <text:p>36.85</text:p>
          </table:table-cell>
          <table:table-cell office:value-type="string">
            <text:p>0.83545</text:p>
          </table:table-cell>
          <table:table-cell office:value-type="string">
            <text:p>3949.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string">
            <text:p>760.1</text:p>
          </table:table-cell>
          <table:table-cell office:value-type="string">
            <text:p>36.97</text:p>
          </table:table-cell>
          <table:table-cell office:value-type="string">
            <text:p>0.83554</text:p>
          </table:table-cell>
          <table:table-cell office:value-type="string">
            <text:p>6220.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string">
            <text:p>258.7</text:p>
          </table:table-cell>
          <table:table-cell office:value-type="string">
            <text:p>35.59</text:p>
          </table:table-cell>
          <table:table-cell office:value-type="string">
            <text:p>0.83561</text:p>
          </table:table-cell>
          <table:table-cell office:value-type="string">
            <text:p>2150.9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276.2</text:p>
          </table:table-cell>
          <table:table-cell office:value-type="string">
            <text:p>34.26</text:p>
          </table:table-cell>
          <table:table-cell office:value-type="string">
            <text:p>0.83572</text:p>
          </table:table-cell>
          <table:table-cell office:value-type="string">
            <text:p>2417.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string">
            <text:p>259.4</text:p>
          </table:table-cell>
          <table:table-cell office:value-type="string">
            <text:p>34.31</text:p>
          </table:table-cell>
          <table:table-cell office:value-type="string">
            <text:p>0.83581</text:p>
          </table:table-cell>
          <table:table-cell office:value-type="string">
            <text:p>2307.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string">
            <text:p>127.5</text:p>
          </table:table-cell>
          <table:table-cell office:value-type="float" office:value="34">
            <text:p>34</text:p>
          </table:table-cell>
          <table:table-cell office:value-type="string">
            <text:p>0.83584</text:p>
          </table:table-cell>
          <table:table-cell office:value-type="string">
            <text:p>1043.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95.8</text:p>
          </table:table-cell>
          <table:table-cell office:value-type="string">
            <text:p>32.91</text:p>
          </table:table-cell>
          <table:table-cell office:value-type="string">
            <text:p>0.83586</text:p>
          </table:table-cell>
          <table:table-cell office:value-type="string">
            <text:p>786.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string">
            <text:p>193.8</text:p>
          </table:table-cell>
          <table:table-cell office:value-type="string">
            <text:p>32.92</text:p>
          </table:table-cell>
          <table:table-cell office:value-type="string">
            <text:p>0.83592</text:p>
          </table:table-cell>
          <table:table-cell office:value-type="string">
            <text:p>1569.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string">
            <text:p>349.9</text:p>
          </table:table-cell>
          <table:table-cell office:value-type="string">
            <text:p>35.57</text:p>
          </table:table-cell>
          <table:table-cell office:value-type="float" office:value="836">
            <text:p>836</text:p>
          </table:table-cell>
          <table:table-cell office:value-type="string">
            <text:p>2888.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31">
            <text:p>131</text:p>
          </table:table-cell>
          <table:table-cell office:value-type="string">
            <text:p>35.14</text:p>
          </table:table-cell>
          <table:table-cell office:value-type="float" office:value="836">
            <text:p>836</text:p>
          </table:table-cell>
          <table:table-cell office:value-type="string">
            <text:p>995.9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string">
            <text:p>99.5</text:p>
          </table:table-cell>
          <table:table-cell office:value-type="string">
            <text:p>33.49</text:p>
          </table:table-cell>
          <table:table-cell office:value-type="string">
            <text:p>0.83602</text:p>
          </table:table-cell>
          <table:table-cell office:value-type="string">
            <text:p>809.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string">
            <text:p>313.8</text:p>
          </table:table-cell>
          <table:table-cell office:value-type="string">
            <text:p>35.42</text:p>
          </table:table-cell>
          <table:table-cell office:value-type="string">
            <text:p>0.83608</text:p>
          </table:table-cell>
          <table:table-cell office:value-type="string">
            <text:p>2464.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string">
            <text:p>290.8</text:p>
          </table:table-cell>
          <table:table-cell office:value-type="string">
            <text:p>37.67</text:p>
          </table:table-cell>
          <table:table-cell office:value-type="string">
            <text:p>0.83614</text:p>
          </table:table-cell>
          <table:table-cell office:value-type="string">
            <text:p>2188.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string">
            <text:p>212.6</text:p>
          </table:table-cell>
          <table:table-cell office:value-type="string">
            <text:p>36.44</text:p>
          </table:table-cell>
          <table:table-cell office:value-type="string">
            <text:p>0.83623</text:p>
          </table:table-cell>
          <table:table-cell office:value-type="string">
            <text:p>1564.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179.9</text:p>
          </table:table-cell>
          <table:table-cell office:value-type="string">
            <text:p>35.04</text:p>
          </table:table-cell>
          <table:table-cell office:value-type="string">
            <text:p>0.83627</text:p>
          </table:table-cell>
          <table:table-cell office:value-type="string">
            <text:p>1249.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string">
            <text:p>147.7</text:p>
          </table:table-cell>
          <table:table-cell office:value-type="string">
            <text:p>34.72</text:p>
          </table:table-cell>
          <table:table-cell office:value-type="string">
            <text:p>0.83629</text:p>
          </table:table-cell>
          <table:table-cell office:value-type="string">
            <text:p>608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string">
            <text:p>79.3</text:p>
          </table:table-cell>
          <table:table-cell office:value-type="string">
            <text:p>32.26</text:p>
          </table:table-cell>
          <table:table-cell office:value-type="string">
            <text:p>0.83632</text:p>
          </table:table-cell>
          <table:table-cell office:value-type="string">
            <text:p>259.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string">
            <text:p>31.4</text:p>
          </table:table-cell>
          <table:table-cell office:value-type="string">
            <text:p>31.7</text:p>
          </table:table-cell>
          <table:table-cell office:value-type="string">
            <text:p>0.83639</text:p>
          </table:table-cell>
          <table:table-cell office:value-type="string">
            <text:p>243.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string">
            <text:p>22.6</text:p>
          </table:table-cell>
          <table:table-cell office:value-type="string">
            <text:p>31.02</text:p>
          </table:table-cell>
          <table:table-cell office:value-type="string">
            <text:p>0.83642</text:p>
          </table:table-cell>
          <table:table-cell office:value-type="string">
            <text:p>180.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string">
            <text:p>14.4</text:p>
          </table:table-cell>
          <table:table-cell office:value-type="string">
            <text:p>30.2</text:p>
          </table:table-cell>
          <table:table-cell office:value-type="string">
            <text:p>0.83644</text:p>
          </table:table-cell>
          <table:table-cell office:value-type="string">
            <text:p>117.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string">
            <text:p>7.3</text:p>
          </table:table-cell>
          <table:table-cell office:value-type="string">
            <text:p>29.51</text:p>
          </table:table-cell>
          <table:table-cell office:value-type="string">
            <text:p>0.83644</text:p>
          </table:table-cell>
          <table:table-cell office:value-type="string">
            <text:p>60.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string">
            <text:p>0.3</text:p>
          </table:table-cell>
          <table:table-cell office:value-type="string">
            <text:p>28.52</text:p>
          </table:table-cell>
          <table:table-cell office:value-type="string">
            <text:p>0.83654</text:p>
          </table:table-cell>
          <table:table-cell office:value-type="string">
            <text:p>17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.22</text:p>
          </table:table-cell>
          <table:table-cell office:value-type="string">
            <text:p>0.845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8.5</text:p>
          </table:table-cell>
          <table:table-cell office:value-type="string">
            <text:p>21.42</text:p>
          </table:table-cell>
          <table:table-cell office:value-type="string">
            <text:p>0.84508</text:p>
          </table:table-cell>
          <table:table-cell office:value-type="string">
            <text:p>56.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16.7</text:p>
          </table:table-cell>
          <table:table-cell office:value-type="string">
            <text:p>21.77</text:p>
          </table:table-cell>
          <table:table-cell office:value-type="string">
            <text:p>0.84512</text:p>
          </table:table-cell>
          <table:table-cell office:value-type="string">
            <text:p>127.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24.8</text:p>
          </table:table-cell>
          <table:table-cell office:value-type="string">
            <text:p>23.22</text:p>
          </table:table-cell>
          <table:table-cell office:value-type="string">
            <text:p>0.84514</text:p>
          </table:table-cell>
          <table:table-cell office:value-type="string">
            <text:p>195.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38.2</text:p>
          </table:table-cell>
          <table:table-cell office:value-type="string">
            <text:p>25.24</text:p>
          </table:table-cell>
          <table:table-cell office:value-type="string">
            <text:p>0.84515</text:p>
          </table:table-cell>
          <table:table-cell office:value-type="string">
            <text:p>302.7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46.2</text:p>
          </table:table-cell>
          <table:table-cell office:value-type="string">
            <text:p>24.99</text:p>
          </table:table-cell>
          <table:table-cell office:value-type="string">
            <text:p>0.84516</text:p>
          </table:table-cell>
          <table:table-cell office:value-type="string">
            <text:p>367.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63.5</text:p>
          </table:table-cell>
          <table:table-cell office:value-type="string">
            <text:p>26.09</text:p>
          </table:table-cell>
          <table:table-cell office:value-type="string">
            <text:p>0.84516</text:p>
          </table:table-cell>
          <table:table-cell office:value-type="string">
            <text:p>511.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27.74</text:p>
          </table:table-cell>
          <table:table-cell office:value-type="string">
            <text:p>0.84517</text:p>
          </table:table-cell>
          <table:table-cell office:value-type="string">
            <text:p>752.9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string">
            <text:p>27.24</text:p>
          </table:table-cell>
          <table:table-cell office:value-type="string">
            <text:p>0.8452</text:p>
          </table:table-cell>
          <table:table-cell office:value-type="string">
            <text:p>874.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194.3</text:p>
          </table:table-cell>
          <table:table-cell office:value-type="string">
            <text:p>29.15</text:p>
          </table:table-cell>
          <table:table-cell office:value-type="string">
            <text:p>0.84523</text:p>
          </table:table-cell>
          <table:table-cell office:value-type="string">
            <text:p>1707.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250.9</text:p>
          </table:table-cell>
          <table:table-cell office:value-type="string">
            <text:p>29.56</text:p>
          </table:table-cell>
          <table:table-cell office:value-type="string">
            <text:p>0.8453</text:p>
          </table:table-cell>
          <table:table-cell office:value-type="string">
            <text:p>2218.9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310.9</text:p>
          </table:table-cell>
          <table:table-cell office:value-type="string">
            <text:p>29.93</text:p>
          </table:table-cell>
          <table:table-cell office:value-type="string">
            <text:p>0.84539</text:p>
          </table:table-cell>
          <table:table-cell office:value-type="string">
            <text:p>2799.26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416.6</text:p>
          </table:table-cell>
          <table:table-cell office:value-type="string">
            <text:p>29.9</text:p>
          </table:table-cell>
          <table:table-cell office:value-type="string">
            <text:p>0.84549</text:p>
          </table:table-cell>
          <table:table-cell office:value-type="string">
            <text:p>3745.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489.6</text:p>
          </table:table-cell>
          <table:table-cell office:value-type="string">
            <text:p>31.05</text:p>
          </table:table-cell>
          <table:table-cell office:value-type="string">
            <text:p>0.84558</text:p>
          </table:table-cell>
          <table:table-cell office:value-type="string">
            <text:p>4361.7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493.6</text:p>
          </table:table-cell>
          <table:table-cell office:value-type="string">
            <text:p>31.32</text:p>
          </table:table-cell>
          <table:table-cell office:value-type="string">
            <text:p>0.84564</text:p>
          </table:table-cell>
          <table:table-cell office:value-type="string">
            <text:p>4328.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549.7</text:p>
          </table:table-cell>
          <table:table-cell office:value-type="string">
            <text:p>31.29</text:p>
          </table:table-cell>
          <table:table-cell office:value-type="string">
            <text:p>0.8457</text:p>
          </table:table-cell>
          <table:table-cell office:value-type="string">
            <text:p>4811.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574.6</text:p>
          </table:table-cell>
          <table:table-cell office:value-type="string">
            <text:p>31.86</text:p>
          </table:table-cell>
          <table:table-cell office:value-type="string">
            <text:p>0.84576</text:p>
          </table:table-cell>
          <table:table-cell office:value-type="string">
            <text:p>4983.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616.4</text:p>
          </table:table-cell>
          <table:table-cell office:value-type="string">
            <text:p>32.22</text:p>
          </table:table-cell>
          <table:table-cell office:value-type="string">
            <text:p>0.84581</text:p>
          </table:table-cell>
          <table:table-cell office:value-type="string">
            <text:p>5338.4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634.7</text:p>
          </table:table-cell>
          <table:table-cell office:value-type="string">
            <text:p>31.78</text:p>
          </table:table-cell>
          <table:table-cell office:value-type="string">
            <text:p>0.84584</text:p>
          </table:table-cell>
          <table:table-cell office:value-type="string">
            <text:p>5448.7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696.6</text:p>
          </table:table-cell>
          <table:table-cell office:value-type="string">
            <text:p>31.61</text:p>
          </table:table-cell>
          <table:table-cell office:value-type="string">
            <text:p>0.84584</text:p>
          </table:table-cell>
          <table:table-cell office:value-type="string">
            <text:p>5923.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719.1</text:p>
          </table:table-cell>
          <table:table-cell office:value-type="string">
            <text:p>31.7</text:p>
          </table:table-cell>
          <table:table-cell office:value-type="string">
            <text:p>0.84584</text:p>
          </table:table-cell>
          <table:table-cell office:value-type="string">
            <text:p>5891.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>751.7</text:p>
          </table:table-cell>
          <table:table-cell office:value-type="string">
            <text:p>32.59</text:p>
          </table:table-cell>
          <table:table-cell office:value-type="string">
            <text:p>0.84586</text:p>
          </table:table-cell>
          <table:table-cell office:value-type="string">
            <text:p>6291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>780.9</text:p>
          </table:table-cell>
          <table:table-cell office:value-type="string">
            <text:p>33.2</text:p>
          </table:table-cell>
          <table:table-cell office:value-type="string">
            <text:p>0.84593</text:p>
          </table:table-cell>
          <table:table-cell office:value-type="string">
            <text:p>6484.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821.9</text:p>
          </table:table-cell>
          <table:table-cell office:value-type="string">
            <text:p>32.96</text:p>
          </table:table-cell>
          <table:table-cell office:value-type="string">
            <text:p>0.84597</text:p>
          </table:table-cell>
          <table:table-cell office:value-type="string">
            <text:p>6806.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string">
            <text:p>816.9</text:p>
          </table:table-cell>
          <table:table-cell office:value-type="string">
            <text:p>33.21</text:p>
          </table:table-cell>
          <table:table-cell office:value-type="string">
            <text:p>0.84599</text:p>
          </table:table-cell>
          <table:table-cell office:value-type="string">
            <text:p>6770.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string">
            <text:p>905.7</text:p>
          </table:table-cell>
          <table:table-cell office:value-type="string">
            <text:p>33.42</text:p>
          </table:table-cell>
          <table:table-cell office:value-type="string">
            <text:p>0.84611</text:p>
          </table:table-cell>
          <table:table-cell office:value-type="string">
            <text:p>7378.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string">
            <text:p>966.1</text:p>
          </table:table-cell>
          <table:table-cell office:value-type="string">
            <text:p>33.67</text:p>
          </table:table-cell>
          <table:table-cell office:value-type="string">
            <text:p>0.84619</text:p>
          </table:table-cell>
          <table:table-cell office:value-type="string">
            <text:p>7637.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string">
            <text:p>509.5</text:p>
          </table:table-cell>
          <table:table-cell office:value-type="string">
            <text:p>32.9</text:p>
          </table:table-cell>
          <table:table-cell office:value-type="string">
            <text:p>0.84626</text:p>
          </table:table-cell>
          <table:table-cell office:value-type="string">
            <text:p>4229.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877.2</text:p>
          </table:table-cell>
          <table:table-cell office:value-type="string">
            <text:p>32.48</text:p>
          </table:table-cell>
          <table:table-cell office:value-type="string">
            <text:p>0.84633</text:p>
          </table:table-cell>
          <table:table-cell office:value-type="string">
            <text:p>7137.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963.3</text:p>
          </table:table-cell>
          <table:table-cell office:value-type="string">
            <text:p>32.79</text:p>
          </table:table-cell>
          <table:table-cell office:value-type="string">
            <text:p>0.84645</text:p>
          </table:table-cell>
          <table:table-cell office:value-type="string">
            <text:p>7618.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002.2</text:p>
          </table:table-cell>
          <table:table-cell office:value-type="string">
            <text:p>33.25</text:p>
          </table:table-cell>
          <table:table-cell office:value-type="string">
            <text:p>0.8465</text:p>
          </table:table-cell>
          <table:table-cell office:value-type="string">
            <text:p>8114.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019.6</text:p>
          </table:table-cell>
          <table:table-cell office:value-type="string">
            <text:p>32.86</text:p>
          </table:table-cell>
          <table:table-cell office:value-type="string">
            <text:p>0.84657</text:p>
          </table:table-cell>
          <table:table-cell office:value-type="string">
            <text:p>8199.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1025.1</text:p>
          </table:table-cell>
          <table:table-cell office:value-type="string">
            <text:p>32.55</text:p>
          </table:table-cell>
          <table:table-cell office:value-type="string">
            <text:p>0.84664</text:p>
          </table:table-cell>
          <table:table-cell office:value-type="string">
            <text:p>8228.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1012.9</text:p>
          </table:table-cell>
          <table:table-cell office:value-type="string">
            <text:p>32.58</text:p>
          </table:table-cell>
          <table:table-cell office:value-type="string">
            <text:p>0.84668</text:p>
          </table:table-cell>
          <table:table-cell office:value-type="string">
            <text:p>8091.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078.1</text:p>
          </table:table-cell>
          <table:table-cell office:value-type="string">
            <text:p>33.45</text:p>
          </table:table-cell>
          <table:table-cell office:value-type="string">
            <text:p>0.84676</text:p>
          </table:table-cell>
          <table:table-cell office:value-type="string">
            <text:p>8411.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string">
            <text:p>1085.7</text:p>
          </table:table-cell>
          <table:table-cell office:value-type="string">
            <text:p>33.25</text:p>
          </table:table-cell>
          <table:table-cell office:value-type="string">
            <text:p>0.84682</text:p>
          </table:table-cell>
          <table:table-cell office:value-type="string">
            <text:p>8424.6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string">
            <text:p>1125.9</text:p>
          </table:table-cell>
          <table:table-cell office:value-type="string">
            <text:p>33.52</text:p>
          </table:table-cell>
          <table:table-cell office:value-type="string">
            <text:p>0.84693</text:p>
          </table:table-cell>
          <table:table-cell office:value-type="string">
            <text:p>8122.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441.1</text:p>
          </table:table-cell>
          <table:table-cell office:value-type="string">
            <text:p>33.01</text:p>
          </table:table-cell>
          <table:table-cell office:value-type="float" office:value="847">
            <text:p>847</text:p>
          </table:table-cell>
          <table:table-cell office:value-type="string">
            <text:p>3559.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string">
            <text:p>31.68</text:p>
          </table:table-cell>
          <table:table-cell office:value-type="string">
            <text:p>0.84704</text:p>
          </table:table-cell>
          <table:table-cell office:value-type="string">
            <text:p>2562.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280.7</text:p>
          </table:table-cell>
          <table:table-cell office:value-type="string">
            <text:p>31.97</text:p>
          </table:table-cell>
          <table:table-cell office:value-type="string">
            <text:p>0.84706</text:p>
          </table:table-cell>
          <table:table-cell office:value-type="string">
            <text:p>2441.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string">
            <text:p>264.4</text:p>
          </table:table-cell>
          <table:table-cell office:value-type="string">
            <text:p>31.21</text:p>
          </table:table-cell>
          <table:table-cell office:value-type="string">
            <text:p>0.84711</text:p>
          </table:table-cell>
          <table:table-cell office:value-type="string">
            <text:p>2311.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string">
            <text:p>227.8</text:p>
          </table:table-cell>
          <table:table-cell office:value-type="string">
            <text:p>30.74</text:p>
          </table:table-cell>
          <table:table-cell office:value-type="string">
            <text:p>0.84715</text:p>
          </table:table-cell>
          <table:table-cell office:value-type="string">
            <text:p>1987.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string">
            <text:p>216.7</text:p>
          </table:table-cell>
          <table:table-cell office:value-type="string">
            <text:p>30.59</text:p>
          </table:table-cell>
          <table:table-cell office:value-type="string">
            <text:p>0.84717</text:p>
          </table:table-cell>
          <table:table-cell office:value-type="string">
            <text:p>1910.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string">
            <text:p>247.2</text:p>
          </table:table-cell>
          <table:table-cell office:value-type="string">
            <text:p>30.91</text:p>
          </table:table-cell>
          <table:table-cell office:value-type="string">
            <text:p>0.84717</text:p>
          </table:table-cell>
          <table:table-cell office:value-type="string">
            <text:p>2185.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string">
            <text:p>257.8</text:p>
          </table:table-cell>
          <table:table-cell office:value-type="string">
            <text:p>31.19</text:p>
          </table:table-cell>
          <table:table-cell office:value-type="string">
            <text:p>0.84719</text:p>
          </table:table-cell>
          <table:table-cell office:value-type="string">
            <text:p>2264.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233.1</text:p>
          </table:table-cell>
          <table:table-cell office:value-type="string">
            <text:p>30.86</text:p>
          </table:table-cell>
          <table:table-cell office:value-type="string">
            <text:p>0.84722</text:p>
          </table:table-cell>
          <table:table-cell office:value-type="string">
            <text:p>2047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string">
            <text:p>241.5</text:p>
          </table:table-cell>
          <table:table-cell office:value-type="string">
            <text:p>30.62</text:p>
          </table:table-cell>
          <table:table-cell office:value-type="string">
            <text:p>0.84726</text:p>
          </table:table-cell>
          <table:table-cell office:value-type="string">
            <text:p>2115.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string">
            <text:p>264.6</text:p>
          </table:table-cell>
          <table:table-cell office:value-type="string">
            <text:p>30.65</text:p>
          </table:table-cell>
          <table:table-cell office:value-type="string">
            <text:p>0.8473</text:p>
          </table:table-cell>
          <table:table-cell office:value-type="string">
            <text:p>2291.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296.8</text:p>
          </table:table-cell>
          <table:table-cell office:value-type="string">
            <text:p>31.07</text:p>
          </table:table-cell>
          <table:table-cell office:value-type="string">
            <text:p>0.84733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363.5</text:p>
          </table:table-cell>
          <table:table-cell office:value-type="string">
            <text:p>31.39</text:p>
          </table:table-cell>
          <table:table-cell office:value-type="string">
            <text:p>0.84735</text:p>
          </table:table-cell>
          <table:table-cell office:value-type="string">
            <text:p>3154.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311.9</text:p>
          </table:table-cell>
          <table:table-cell office:value-type="string">
            <text:p>31.11</text:p>
          </table:table-cell>
          <table:table-cell office:value-type="string">
            <text:p>0.84739</text:p>
          </table:table-cell>
          <table:table-cell office:value-type="string">
            <text:p>2699.5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336.9</text:p>
          </table:table-cell>
          <table:table-cell office:value-type="string">
            <text:p>31.58</text:p>
          </table:table-cell>
          <table:table-cell office:value-type="string">
            <text:p>0.84742</text:p>
          </table:table-cell>
          <table:table-cell office:value-type="string">
            <text:p>2897.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286.6</text:p>
          </table:table-cell>
          <table:table-cell office:value-type="string">
            <text:p>31.25</text:p>
          </table:table-cell>
          <table:table-cell office:value-type="string">
            <text:p>0.84747</text:p>
          </table:table-cell>
          <table:table-cell office:value-type="string">
            <text:p>2476.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string">
            <text:p>418.7</text:p>
          </table:table-cell>
          <table:table-cell office:value-type="string">
            <text:p>31.75</text:p>
          </table:table-cell>
          <table:table-cell office:value-type="string">
            <text:p>0.8475</text:p>
          </table:table-cell>
          <table:table-cell office:value-type="string">
            <text:p>3610.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string">
            <text:p>682.1</text:p>
          </table:table-cell>
          <table:table-cell office:value-type="string">
            <text:p>33.77</text:p>
          </table:table-cell>
          <table:table-cell office:value-type="string">
            <text:p>0.84754</text:p>
          </table:table-cell>
          <table:table-cell office:value-type="string">
            <text:p>5754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string">
            <text:p>846.6</text:p>
          </table:table-cell>
          <table:table-cell office:value-type="string">
            <text:p>35.44</text:p>
          </table:table-cell>
          <table:table-cell office:value-type="string">
            <text:p>0.84761</text:p>
          </table:table-cell>
          <table:table-cell office:value-type="string">
            <text:p>6927.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string">
            <text:p>509.3</text:p>
          </table:table-cell>
          <table:table-cell office:value-type="string">
            <text:p>34.01</text:p>
          </table:table-cell>
          <table:table-cell office:value-type="string">
            <text:p>0.84765</text:p>
          </table:table-cell>
          <table:table-cell office:value-type="string">
            <text:p>4267.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793">
            <text:p>793</text:p>
          </table:table-cell>
          <table:table-cell office:value-type="string">
            <text:p>35.3</text:p>
          </table:table-cell>
          <table:table-cell office:value-type="string">
            <text:p>0.8477</text:p>
          </table:table-cell>
          <table:table-cell office:value-type="string">
            <text:p>6490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string">
            <text:p>798.3</text:p>
          </table:table-cell>
          <table:table-cell office:value-type="string">
            <text:p>36.69</text:p>
          </table:table-cell>
          <table:table-cell office:value-type="string">
            <text:p>0.84772</text:p>
          </table:table-cell>
          <table:table-cell office:value-type="string">
            <text:p>6404.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string">
            <text:p>764.3</text:p>
          </table:table-cell>
          <table:table-cell office:value-type="string">
            <text:p>36.21</text:p>
          </table:table-cell>
          <table:table-cell office:value-type="string">
            <text:p>0.84778</text:p>
          </table:table-cell>
          <table:table-cell office:value-type="string">
            <text:p>6078.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704.9</text:p>
          </table:table-cell>
          <table:table-cell office:value-type="string">
            <text:p>35.86</text:p>
          </table:table-cell>
          <table:table-cell office:value-type="string">
            <text:p>0.84781</text:p>
          </table:table-cell>
          <table:table-cell office:value-type="string">
            <text:p>5601.8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string">
            <text:p>550.5</text:p>
          </table:table-cell>
          <table:table-cell office:value-type="string">
            <text:p>35.24</text:p>
          </table:table-cell>
          <table:table-cell office:value-type="string">
            <text:p>0.84784</text:p>
          </table:table-cell>
          <table:table-cell office:value-type="string">
            <text:p>4355.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string">
            <text:p>533.4</text:p>
          </table:table-cell>
          <table:table-cell office:value-type="string">
            <text:p>35.31</text:p>
          </table:table-cell>
          <table:table-cell office:value-type="string">
            <text:p>0.84786</text:p>
          </table:table-cell>
          <table:table-cell office:value-type="string">
            <text:p>4217.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string">
            <text:p>400.5</text:p>
          </table:table-cell>
          <table:table-cell office:value-type="string">
            <text:p>35.64</text:p>
          </table:table-cell>
          <table:table-cell office:value-type="string">
            <text:p>0.8479</text:p>
          </table:table-cell>
          <table:table-cell office:value-type="string">
            <text:p>3107.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192.6</text:p>
          </table:table-cell>
          <table:table-cell office:value-type="string">
            <text:p>32.1</text:p>
          </table:table-cell>
          <table:table-cell office:value-type="string">
            <text:p>0.84791</text:p>
          </table:table-cell>
          <table:table-cell office:value-type="string">
            <text:p>1610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string">
            <text:p>224.9</text:p>
          </table:table-cell>
          <table:table-cell office:value-type="string">
            <text:p>33.01</text:p>
          </table:table-cell>
          <table:table-cell office:value-type="string">
            <text:p>0.84793</text:p>
          </table:table-cell>
          <table:table-cell office:value-type="string">
            <text:p>1799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string">
            <text:p>124.8</text:p>
          </table:table-cell>
          <table:table-cell office:value-type="string">
            <text:p>27.6</text:p>
          </table:table-cell>
          <table:table-cell office:value-type="string">
            <text:p>0.8481</text:p>
          </table:table-cell>
          <table:table-cell office:value-type="string">
            <text:p>1042.8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string">
            <text:p>26.79</text:p>
          </table:table-cell>
          <table:table-cell office:value-type="string">
            <text:p>0.84832</text:p>
          </table:table-cell>
          <table:table-cell office:value-type="string">
            <text:p>864.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string">
            <text:p>94.7</text:p>
          </table:table-cell>
          <table:table-cell office:value-type="string">
            <text:p>26.34</text:p>
          </table:table-cell>
          <table:table-cell office:value-type="string">
            <text:p>0.84847</text:p>
          </table:table-cell>
          <table:table-cell office:value-type="string">
            <text:p>802.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string">
            <text:p>101.4</text:p>
          </table:table-cell>
          <table:table-cell office:value-type="string">
            <text:p>25.62</text:p>
          </table:table-cell>
          <table:table-cell office:value-type="string">
            <text:p>0.84862</text:p>
          </table:table-cell>
          <table:table-cell office:value-type="string">
            <text:p>758.9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string">
            <text:p>67.6</text:p>
          </table:table-cell>
          <table:table-cell office:value-type="string">
            <text:p>25.3</text:p>
          </table:table-cell>
          <table:table-cell office:value-type="string">
            <text:p>0.84874</text:p>
          </table:table-cell>
          <table:table-cell office:value-type="string">
            <text:p>555.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42.1</text:p>
          </table:table-cell>
          <table:table-cell office:value-type="string">
            <text:p>25.4</text:p>
          </table:table-cell>
          <table:table-cell office:value-type="string">
            <text:p>0.8488</text:p>
          </table:table-cell>
          <table:table-cell office:value-type="string">
            <text:p>340.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string">
            <text:p>22.8</text:p>
          </table:table-cell>
          <table:table-cell office:value-type="string">
            <text:p>25.26</text:p>
          </table:table-cell>
          <table:table-cell office:value-type="string">
            <text:p>0.84882</text:p>
          </table:table-cell>
          <table:table-cell office:value-type="string">
            <text:p>173.5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string">
            <text:p>8.9</text:p>
          </table:table-cell>
          <table:table-cell office:value-type="string">
            <text:p>25.02</text:p>
          </table:table-cell>
          <table:table-cell office:value-type="string">
            <text:p>0.84884</text:p>
          </table:table-cell>
          <table:table-cell office:value-type="string">
            <text:p>66.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string">
            <text:p>0.4</text:p>
          </table:table-cell>
          <table:table-cell office:value-type="string">
            <text:p>24.93</text:p>
          </table:table-cell>
          <table:table-cell office:value-type="string">
            <text:p>0.84884</text:p>
          </table:table-cell>
          <table:table-cell office:value-type="string">
            <text:p>6.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0.17</text:p>
          </table:table-cell>
          <table:table-cell office:value-type="string">
            <text:p>21.85</text:p>
          </table:table-cell>
          <table:table-cell office:value-type="string">
            <text:p>0.85133</text:p>
          </table:table-cell>
          <table:table-cell office:value-type="string">
            <text:p>73.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18.8</text:p>
          </table:table-cell>
          <table:table-cell office:value-type="string">
            <text:p>21.91</text:p>
          </table:table-cell>
          <table:table-cell office:value-type="string">
            <text:p>0.85131</text:p>
          </table:table-cell>
          <table:table-cell office:value-type="string">
            <text:p>144.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33.1</text:p>
          </table:table-cell>
          <table:table-cell office:value-type="string">
            <text:p>22.15</text:p>
          </table:table-cell>
          <table:table-cell office:value-type="string">
            <text:p>0.85128</text:p>
          </table:table-cell>
          <table:table-cell office:value-type="string">
            <text:p>257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56.8</text:p>
          </table:table-cell>
          <table:table-cell office:value-type="string">
            <text:p>24.19</text:p>
          </table:table-cell>
          <table:table-cell office:value-type="string">
            <text:p>0.85126</text:p>
          </table:table-cell>
          <table:table-cell office:value-type="string">
            <text:p>467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89.5</text:p>
          </table:table-cell>
          <table:table-cell office:value-type="string">
            <text:p>25.28</text:p>
          </table:table-cell>
          <table:table-cell office:value-type="string">
            <text:p>0.85126</text:p>
          </table:table-cell>
          <table:table-cell office:value-type="string">
            <text:p>716.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121.9</text:p>
          </table:table-cell>
          <table:table-cell office:value-type="string">
            <text:p>26.49</text:p>
          </table:table-cell>
          <table:table-cell office:value-type="string">
            <text:p>0.85124</text:p>
          </table:table-cell>
          <table:table-cell office:value-type="string">
            <text:p>953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153.1</text:p>
          </table:table-cell>
          <table:table-cell office:value-type="string">
            <text:p>27.74</text:p>
          </table:table-cell>
          <table:table-cell office:value-type="string">
            <text:p>0.85123</text:p>
          </table:table-cell>
          <table:table-cell office:value-type="string">
            <text:p>1211.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155.2</text:p>
          </table:table-cell>
          <table:table-cell office:value-type="string">
            <text:p>27.41</text:p>
          </table:table-cell>
          <table:table-cell office:value-type="string">
            <text:p>0.85124</text:p>
          </table:table-cell>
          <table:table-cell office:value-type="string">
            <text:p>1267.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office:value-type="string">
            <text:p>26.56</text:p>
          </table:table-cell>
          <table:table-cell office:value-type="string">
            <text:p>0.8513</text:p>
          </table:table-cell>
          <table:table-cell office:value-type="string">
            <text:p>1280.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251.8</text:p>
          </table:table-cell>
          <table:table-cell office:value-type="string">
            <text:p>28.31</text:p>
          </table:table-cell>
          <table:table-cell office:value-type="string">
            <text:p>0.8513</text:p>
          </table:table-cell>
          <table:table-cell office:value-type="string">
            <text:p>2175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string">
            <text:p>26.06</text:p>
          </table:table-cell>
          <table:table-cell office:value-type="string">
            <text:p>0.8513</text:p>
          </table:table-cell>
          <table:table-cell office:value-type="string">
            <text:p>1207.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439.8</text:p>
          </table:table-cell>
          <table:table-cell office:value-type="string">
            <text:p>28.73</text:p>
          </table:table-cell>
          <table:table-cell office:value-type="string">
            <text:p>0.85131</text:p>
          </table:table-cell>
          <table:table-cell office:value-type="string">
            <text:p>3976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44">
            <text:p>544</text:p>
          </table:table-cell>
          <table:table-cell office:value-type="string">
            <text:p>30.38</text:p>
          </table:table-cell>
          <table:table-cell office:value-type="string">
            <text:p>0.85131</text:p>
          </table:table-cell>
          <table:table-cell office:value-type="string">
            <text:p>4860.27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599.8</text:p>
          </table:table-cell>
          <table:table-cell office:value-type="string">
            <text:p>30.86</text:p>
          </table:table-cell>
          <table:table-cell office:value-type="string">
            <text:p>0.85133</text:p>
          </table:table-cell>
          <table:table-cell office:value-type="string">
            <text:p>5246.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77">
            <text:p>577</text:p>
          </table:table-cell>
          <table:table-cell office:value-type="string">
            <text:p>30.15</text:p>
          </table:table-cell>
          <table:table-cell office:value-type="string">
            <text:p>0.85137</text:p>
          </table:table-cell>
          <table:table-cell office:value-type="string">
            <text:p>5027.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93">
            <text:p>593</text:p>
          </table:table-cell>
          <table:table-cell office:value-type="string">
            <text:p>30.75</text:p>
          </table:table-cell>
          <table:table-cell office:value-type="string">
            <text:p>0.85138</text:p>
          </table:table-cell>
          <table:table-cell office:value-type="string">
            <text:p>5160.5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584.2</text:p>
          </table:table-cell>
          <table:table-cell office:value-type="string">
            <text:p>29.52</text:p>
          </table:table-cell>
          <table:table-cell office:value-type="string">
            <text:p>0.85142</text:p>
          </table:table-cell>
          <table:table-cell office:value-type="string">
            <text:p>5095.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576.4</text:p>
          </table:table-cell>
          <table:table-cell office:value-type="string">
            <text:p>29.77</text:p>
          </table:table-cell>
          <table:table-cell office:value-type="string">
            <text:p>0.85143</text:p>
          </table:table-cell>
          <table:table-cell office:value-type="string">
            <text:p>5009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498.7</text:p>
          </table:table-cell>
          <table:table-cell office:value-type="string">
            <text:p>28.77</text:p>
          </table:table-cell>
          <table:table-cell office:value-type="string">
            <text:p>0.8515</text:p>
          </table:table-cell>
          <table:table-cell office:value-type="string">
            <text:p>4350.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590.8</text:p>
          </table:table-cell>
          <table:table-cell office:value-type="string">
            <text:p>28.46</text:p>
          </table:table-cell>
          <table:table-cell office:value-type="string">
            <text:p>0.85161</text:p>
          </table:table-cell>
          <table:table-cell office:value-type="string">
            <text:p>5187.7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string">
            <text:p>737.6</text:p>
          </table:table-cell>
          <table:table-cell office:value-type="string">
            <text:p>29.21</text:p>
          </table:table-cell>
          <table:table-cell office:value-type="string">
            <text:p>0.85163</text:p>
          </table:table-cell>
          <table:table-cell office:value-type="string">
            <text:p>6341.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763.8</text:p>
          </table:table-cell>
          <table:table-cell office:value-type="string">
            <text:p>29.17</text:p>
          </table:table-cell>
          <table:table-cell office:value-type="string">
            <text:p>0.85171</text:p>
          </table:table-cell>
          <table:table-cell office:value-type="string">
            <text:p>6496.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789.6</text:p>
          </table:table-cell>
          <table:table-cell office:value-type="string">
            <text:p>29.23</text:p>
          </table:table-cell>
          <table:table-cell office:value-type="string">
            <text:p>0.85178</text:p>
          </table:table-cell>
          <table:table-cell office:value-type="string">
            <text:p>6690.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820.3</text:p>
          </table:table-cell>
          <table:table-cell office:value-type="string">
            <text:p>29.45</text:p>
          </table:table-cell>
          <table:table-cell office:value-type="string">
            <text:p>0.85183</text:p>
          </table:table-cell>
          <table:table-cell office:value-type="string">
            <text:p>6941.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853.4</text:p>
          </table:table-cell>
          <table:table-cell office:value-type="string">
            <text:p>29.58</text:p>
          </table:table-cell>
          <table:table-cell office:value-type="string">
            <text:p>0.85187</text:p>
          </table:table-cell>
          <table:table-cell office:value-type="string">
            <text:p>7143.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string">
            <text:p>734.5</text:p>
          </table:table-cell>
          <table:table-cell office:value-type="string">
            <text:p>30.53</text:p>
          </table:table-cell>
          <table:table-cell office:value-type="string">
            <text:p>0.85191</text:p>
          </table:table-cell>
          <table:table-cell office:value-type="string">
            <text:p>6133.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13">
            <text:p>713</text:p>
          </table:table-cell>
          <table:table-cell office:value-type="string">
            <text:p>29.72</text:p>
          </table:table-cell>
          <table:table-cell office:value-type="string">
            <text:p>0.85195</text:p>
          </table:table-cell>
          <table:table-cell office:value-type="string">
            <text:p>6201.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863.3</text:p>
          </table:table-cell>
          <table:table-cell office:value-type="string">
            <text:p>30.14</text:p>
          </table:table-cell>
          <table:table-cell office:value-type="string">
            <text:p>0.85198</text:p>
          </table:table-cell>
          <table:table-cell office:value-type="string">
            <text:p>7150.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1008">
            <text:p>1008</text:p>
          </table:table-cell>
          <table:table-cell office:value-type="string">
            <text:p>30.68</text:p>
          </table:table-cell>
          <table:table-cell office:value-type="string">
            <text:p>0.85205</text:p>
          </table:table-cell>
          <table:table-cell office:value-type="string">
            <text:p>7985.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string">
            <text:p>1015.3</text:p>
          </table:table-cell>
          <table:table-cell office:value-type="string">
            <text:p>30.65</text:p>
          </table:table-cell>
          <table:table-cell office:value-type="string">
            <text:p>0.85212</text:p>
          </table:table-cell>
          <table:table-cell office:value-type="string">
            <text:p>8261.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035">
            <text:p>1035</text:p>
          </table:table-cell>
          <table:table-cell office:value-type="string">
            <text:p>30.44</text:p>
          </table:table-cell>
          <table:table-cell office:value-type="string">
            <text:p>0.8522</text:p>
          </table:table-cell>
          <table:table-cell office:value-type="string">
            <text:p>8339.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1038.3</text:p>
          </table:table-cell>
          <table:table-cell office:value-type="string">
            <text:p>30.87</text:p>
          </table:table-cell>
          <table:table-cell office:value-type="string">
            <text:p>0.8523</text:p>
          </table:table-cell>
          <table:table-cell office:value-type="string">
            <text:p>8361.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string">
            <text:p>1024.4</text:p>
          </table:table-cell>
          <table:table-cell office:value-type="string">
            <text:p>30.86</text:p>
          </table:table-cell>
          <table:table-cell office:value-type="string">
            <text:p>0.85238</text:p>
          </table:table-cell>
          <table:table-cell office:value-type="string">
            <text:p>8264.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1027.6</text:p>
          </table:table-cell>
          <table:table-cell office:value-type="string">
            <text:p>31.11</text:p>
          </table:table-cell>
          <table:table-cell office:value-type="string">
            <text:p>0.85244</text:p>
          </table:table-cell>
          <table:table-cell office:value-type="string">
            <text:p>8283.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1037.6</text:p>
          </table:table-cell>
          <table:table-cell office:value-type="string">
            <text:p>30.87</text:p>
          </table:table-cell>
          <table:table-cell office:value-type="string">
            <text:p>0.8525</text:p>
          </table:table-cell>
          <table:table-cell office:value-type="string">
            <text:p>8347.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1043.9</text:p>
          </table:table-cell>
          <table:table-cell office:value-type="string">
            <text:p>31.51</text:p>
          </table:table-cell>
          <table:table-cell office:value-type="string">
            <text:p>0.8526</text:p>
          </table:table-cell>
          <table:table-cell office:value-type="string">
            <text:p>8374.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1052.9</text:p>
          </table:table-cell>
          <table:table-cell office:value-type="string">
            <text:p>30.78</text:p>
          </table:table-cell>
          <table:table-cell office:value-type="string">
            <text:p>0.85267</text:p>
          </table:table-cell>
          <table:table-cell office:value-type="string">
            <text:p>8437.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string">
            <text:p>1060.3</text:p>
          </table:table-cell>
          <table:table-cell office:value-type="string">
            <text:p>30.94</text:p>
          </table:table-cell>
          <table:table-cell office:value-type="string">
            <text:p>0.85276</text:p>
          </table:table-cell>
          <table:table-cell office:value-type="string">
            <text:p>8438.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1001.5</text:p>
          </table:table-cell>
          <table:table-cell office:value-type="string">
            <text:p>31.42</text:p>
          </table:table-cell>
          <table:table-cell office:value-type="string">
            <text:p>0.85282</text:p>
          </table:table-cell>
          <table:table-cell office:value-type="string">
            <text:p>7706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1062.4</text:p>
          </table:table-cell>
          <table:table-cell office:value-type="string">
            <text:p>31.64</text:p>
          </table:table-cell>
          <table:table-cell office:value-type="string">
            <text:p>0.85284</text:p>
          </table:table-cell>
          <table:table-cell office:value-type="string">
            <text:p>7945.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string">
            <text:p>1092.2</text:p>
          </table:table-cell>
          <table:table-cell office:value-type="string">
            <text:p>31.96</text:p>
          </table:table-cell>
          <table:table-cell office:value-type="string">
            <text:p>0.85293</text:p>
          </table:table-cell>
          <table:table-cell office:value-type="string">
            <text:p>8208.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144">
            <text:p>1144</text:p>
          </table:table-cell>
          <table:table-cell office:value-type="string">
            <text:p>32.14</text:p>
          </table:table-cell>
          <table:table-cell office:value-type="string">
            <text:p>0.85299</text:p>
          </table:table-cell>
          <table:table-cell office:value-type="string">
            <text:p>8429.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string">
            <text:p>1124.2</text:p>
          </table:table-cell>
          <table:table-cell office:value-type="string">
            <text:p>32.54</text:p>
          </table:table-cell>
          <table:table-cell office:value-type="string">
            <text:p>0.85304</text:p>
          </table:table-cell>
          <table:table-cell office:value-type="string">
            <text:p>8433.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string">
            <text:p>1123.8</text:p>
          </table:table-cell>
          <table:table-cell office:value-type="string">
            <text:p>32.67</text:p>
          </table:table-cell>
          <table:table-cell office:value-type="string">
            <text:p>0.85313</text:p>
          </table:table-cell>
          <table:table-cell office:value-type="string">
            <text:p>8428.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string">
            <text:p>652.6</text:p>
          </table:table-cell>
          <table:table-cell office:value-type="string">
            <text:p>32.61</text:p>
          </table:table-cell>
          <table:table-cell office:value-type="string">
            <text:p>0.85317</text:p>
          </table:table-cell>
          <table:table-cell office:value-type="string">
            <text:p>4685.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string">
            <text:p>961.4</text:p>
          </table:table-cell>
          <table:table-cell office:value-type="string">
            <text:p>32.76</text:p>
          </table:table-cell>
          <table:table-cell office:value-type="string">
            <text:p>0.85322</text:p>
          </table:table-cell>
          <table:table-cell office:value-type="string">
            <text:p>7118.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string">
            <text:p>826.1</text:p>
          </table:table-cell>
          <table:table-cell office:value-type="string">
            <text:p>33.79</text:p>
          </table:table-cell>
          <table:table-cell office:value-type="string">
            <text:p>0.85327</text:p>
          </table:table-cell>
          <table:table-cell office:value-type="string">
            <text:p>6363.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1037.5</text:p>
          </table:table-cell>
          <table:table-cell office:value-type="string">
            <text:p>33.84</text:p>
          </table:table-cell>
          <table:table-cell office:value-type="string">
            <text:p>0.85332</text:p>
          </table:table-cell>
          <table:table-cell office:value-type="string">
            <text:p>8236.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string">
            <text:p>1032.2</text:p>
          </table:table-cell>
          <table:table-cell office:value-type="string">
            <text:p>34.1</text:p>
          </table:table-cell>
          <table:table-cell office:value-type="string">
            <text:p>0.85337</text:p>
          </table:table-cell>
          <table:table-cell office:value-type="string">
            <text:p>8088.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string">
            <text:p>640.8</text:p>
          </table:table-cell>
          <table:table-cell office:value-type="string">
            <text:p>32.24</text:p>
          </table:table-cell>
          <table:table-cell office:value-type="string">
            <text:p>0.85341</text:p>
          </table:table-cell>
          <table:table-cell office:value-type="string">
            <text:p>5066.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892.2</text:p>
          </table:table-cell>
          <table:table-cell office:value-type="string">
            <text:p>33.16</text:p>
          </table:table-cell>
          <table:table-cell office:value-type="string">
            <text:p>0.85345</text:p>
          </table:table-cell>
          <table:table-cell office:value-type="string">
            <text:p>7198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string">
            <text:p>955.5</text:p>
          </table:table-cell>
          <table:table-cell office:value-type="string">
            <text:p>35.55</text:p>
          </table:table-cell>
          <table:table-cell office:value-type="string">
            <text:p>0.85347</text:p>
          </table:table-cell>
          <table:table-cell office:value-type="string">
            <text:p>7533.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804.9</text:p>
          </table:table-cell>
          <table:table-cell office:value-type="string">
            <text:p>36.61</text:p>
          </table:table-cell>
          <table:table-cell office:value-type="string">
            <text:p>0.85353</text:p>
          </table:table-cell>
          <table:table-cell office:value-type="string">
            <text:p>5938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788.4</text:p>
          </table:table-cell>
          <table:table-cell office:value-type="string">
            <text:p>35.64</text:p>
          </table:table-cell>
          <table:table-cell office:value-type="string">
            <text:p>0.85359</text:p>
          </table:table-cell>
          <table:table-cell office:value-type="string">
            <text:p>6410.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796.8</text:p>
          </table:table-cell>
          <table:table-cell office:value-type="string">
            <text:p>36.74</text:p>
          </table:table-cell>
          <table:table-cell office:value-type="string">
            <text:p>0.85362</text:p>
          </table:table-cell>
          <table:table-cell office:value-type="string">
            <text:p>6363.7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755">
            <text:p>755</text:p>
          </table:table-cell>
          <table:table-cell office:value-type="string">
            <text:p>35.63</text:p>
          </table:table-cell>
          <table:table-cell office:value-type="string">
            <text:p>0.85364</text:p>
          </table:table-cell>
          <table:table-cell office:value-type="string">
            <text:p>6056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711.6</text:p>
          </table:table-cell>
          <table:table-cell office:value-type="string">
            <text:p>37.3</text:p>
          </table:table-cell>
          <table:table-cell office:value-type="string">
            <text:p>0.85364</text:p>
          </table:table-cell>
          <table:table-cell office:value-type="string">
            <text:p>5703.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string">
            <text:p>679.7</text:p>
          </table:table-cell>
          <table:table-cell office:value-type="string">
            <text:p>37.14</text:p>
          </table:table-cell>
          <table:table-cell office:value-type="string">
            <text:p>0.85368</text:p>
          </table:table-cell>
          <table:table-cell office:value-type="string">
            <text:p>5481.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string">
            <text:p>643.1</text:p>
          </table:table-cell>
          <table:table-cell office:value-type="string">
            <text:p>36.14</text:p>
          </table:table-cell>
          <table:table-cell office:value-type="string">
            <text:p>0.85372</text:p>
          </table:table-cell>
          <table:table-cell office:value-type="string">
            <text:p>5185.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585.6</text:p>
          </table:table-cell>
          <table:table-cell office:value-type="string">
            <text:p>36.27</text:p>
          </table:table-cell>
          <table:table-cell office:value-type="string">
            <text:p>0.85376</text:p>
          </table:table-cell>
          <table:table-cell office:value-type="string">
            <text:p>4678.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544.9</text:p>
          </table:table-cell>
          <table:table-cell office:value-type="string">
            <text:p>36.63</text:p>
          </table:table-cell>
          <table:table-cell office:value-type="string">
            <text:p>0.85376</text:p>
          </table:table-cell>
          <table:table-cell office:value-type="string">
            <text:p>4348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501.9</text:p>
          </table:table-cell>
          <table:table-cell office:value-type="string">
            <text:p>36.84</text:p>
          </table:table-cell>
          <table:table-cell office:value-type="string">
            <text:p>0.85381</text:p>
          </table:table-cell>
          <table:table-cell office:value-type="string">
            <text:p>3935.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461.4</text:p>
          </table:table-cell>
          <table:table-cell office:value-type="string">
            <text:p>37.18</text:p>
          </table:table-cell>
          <table:table-cell office:value-type="string">
            <text:p>0.85383</text:p>
          </table:table-cell>
          <table:table-cell office:value-type="string">
            <text:p>3594.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417.5</text:p>
          </table:table-cell>
          <table:table-cell office:value-type="string">
            <text:p>36.43</text:p>
          </table:table-cell>
          <table:table-cell office:value-type="string">
            <text:p>0.85384</text:p>
          </table:table-cell>
          <table:table-cell office:value-type="string">
            <text:p>3216.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370">
            <text:p>370</text:p>
          </table:table-cell>
          <table:table-cell office:value-type="string">
            <text:p>35.96</text:p>
          </table:table-cell>
          <table:table-cell office:value-type="string">
            <text:p>0.85387</text:p>
          </table:table-cell>
          <table:table-cell office:value-type="string">
            <text:p>2814.7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339">
            <text:p>339</text:p>
          </table:table-cell>
          <table:table-cell office:value-type="string">
            <text:p>35.79</text:p>
          </table:table-cell>
          <table:table-cell office:value-type="string">
            <text:p>0.85388</text:p>
          </table:table-cell>
          <table:table-cell office:value-type="string">
            <text:p>2541.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string">
            <text:p>282.4</text:p>
          </table:table-cell>
          <table:table-cell office:value-type="string">
            <text:p>36.38</text:p>
          </table:table-cell>
          <table:table-cell office:value-type="string">
            <text:p>0.85387</text:p>
          </table:table-cell>
          <table:table-cell office:value-type="string">
            <text:p>2071.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196.4</text:p>
          </table:table-cell>
          <table:table-cell office:value-type="string">
            <text:p>34.97</text:p>
          </table:table-cell>
          <table:table-cell office:value-type="string">
            <text:p>0.85388</text:p>
          </table:table-cell>
          <table:table-cell office:value-type="string">
            <text:p>1376.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string">
            <text:p>177.7</text:p>
          </table:table-cell>
          <table:table-cell office:value-type="string">
            <text:p>33.29</text:p>
          </table:table-cell>
          <table:table-cell office:value-type="string">
            <text:p>0.85391</text:p>
          </table:table-cell>
          <table:table-cell office:value-type="string">
            <text:p>795.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string">
            <text:p>106.2</text:p>
          </table:table-cell>
          <table:table-cell office:value-type="string">
            <text:p>31.39</text:p>
          </table:table-cell>
          <table:table-cell office:value-type="string">
            <text:p>0.8539</text:p>
          </table:table-cell>
          <table:table-cell office:value-type="string">
            <text:p>580.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60.2</text:p>
          </table:table-cell>
          <table:table-cell office:value-type="float" office:value="31">
            <text:p>31</text:p>
          </table:table-cell>
          <table:table-cell office:value-type="string">
            <text:p>0.85391</text:p>
          </table:table-cell>
          <table:table-cell office:value-type="string">
            <text:p>464.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37.5</text:p>
          </table:table-cell>
          <table:table-cell office:value-type="string">
            <text:p>30.66</text:p>
          </table:table-cell>
          <table:table-cell office:value-type="string">
            <text:p>0.8539</text:p>
          </table:table-cell>
          <table:table-cell office:value-type="string">
            <text:p>292.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string">
            <text:p>14.3</text:p>
          </table:table-cell>
          <table:table-cell office:value-type="string">
            <text:p>30.16</text:p>
          </table:table-cell>
          <table:table-cell office:value-type="string">
            <text:p>0.85391</text:p>
          </table:table-cell>
          <table:table-cell office:value-type="string">
            <text:p>112.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3.5</text:p>
          </table:table-cell>
          <table:table-cell office:value-type="string">
            <text:p>29.71</text:p>
          </table:table-cell>
          <table:table-cell office:value-type="string">
            <text:p>0.85389</text:p>
          </table:table-cell>
          <table:table-cell office:value-type="string">
            <text:p>32.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7.38</text:p>
          </table:table-cell>
          <table:table-cell office:value-type="string">
            <text:p>20.74</text:p>
          </table:table-cell>
          <table:table-cell office:value-type="string">
            <text:p>0.85312</text:p>
          </table:table-cell>
          <table:table-cell office:value-type="string">
            <text:p>46.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13.5</text:p>
          </table:table-cell>
          <table:table-cell office:value-type="string">
            <text:p>21.18</text:p>
          </table:table-cell>
          <table:table-cell office:value-type="string">
            <text:p>0.85309</text:p>
          </table:table-cell>
          <table:table-cell office:value-type="string">
            <text:p>95.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34.4</text:p>
          </table:table-cell>
          <table:table-cell office:value-type="string">
            <text:p>23.4</text:p>
          </table:table-cell>
          <table:table-cell office:value-type="string">
            <text:p>0.85306</text:p>
          </table:table-cell>
          <table:table-cell office:value-type="string">
            <text:p>217.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51.05</text:p>
          </table:table-cell>
          <table:table-cell office:value-type="string">
            <text:p>25.5</text:p>
          </table:table-cell>
          <table:table-cell office:value-type="string">
            <text:p>0.85303</text:p>
          </table:table-cell>
          <table:table-cell office:value-type="string">
            <text:p>395.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27.09</text:p>
          </table:table-cell>
          <table:table-cell office:value-type="float" office:value="853">
            <text:p>853</text:p>
          </table:table-cell>
          <table:table-cell office:value-type="string">
            <text:p>630.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111.4</text:p>
          </table:table-cell>
          <table:table-cell office:value-type="string">
            <text:p>31.94</text:p>
          </table:table-cell>
          <table:table-cell office:value-type="string">
            <text:p>0.85297</text:p>
          </table:table-cell>
          <table:table-cell office:value-type="string">
            <text:p>946.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149.8</text:p>
          </table:table-cell>
          <table:table-cell office:value-type="string">
            <text:p>31.28</text:p>
          </table:table-cell>
          <table:table-cell office:value-type="string">
            <text:p>0.85294</text:p>
          </table:table-cell>
          <table:table-cell office:value-type="string">
            <text:p>1239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string">
            <text:p>32.89</text:p>
          </table:table-cell>
          <table:table-cell office:value-type="string">
            <text:p>0.85292</text:p>
          </table:table-cell>
          <table:table-cell office:value-type="string">
            <text:p>1623.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236.5</text:p>
          </table:table-cell>
          <table:table-cell office:value-type="string">
            <text:p>32.29</text:p>
          </table:table-cell>
          <table:table-cell office:value-type="string">
            <text:p>0.85293</text:p>
          </table:table-cell>
          <table:table-cell office:value-type="string">
            <text:p>2034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281.9</text:p>
          </table:table-cell>
          <table:table-cell office:value-type="string">
            <text:p>31.69</text:p>
          </table:table-cell>
          <table:table-cell office:value-type="string">
            <text:p>0.85293</text:p>
          </table:table-cell>
          <table:table-cell office:value-type="string">
            <text:p>2444.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327.8</text:p>
          </table:table-cell>
          <table:table-cell office:value-type="string">
            <text:p>31.47</text:p>
          </table:table-cell>
          <table:table-cell office:value-type="string">
            <text:p>0.85292</text:p>
          </table:table-cell>
          <table:table-cell office:value-type="string">
            <text:p>2894.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373.2</text:p>
          </table:table-cell>
          <table:table-cell office:value-type="string">
            <text:p>32.03</text:p>
          </table:table-cell>
          <table:table-cell office:value-type="string">
            <text:p>0.85293</text:p>
          </table:table-cell>
          <table:table-cell office:value-type="string">
            <text:p>3304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19">
            <text:p>419</text:p>
          </table:table-cell>
          <table:table-cell office:value-type="string">
            <text:p>31.7</text:p>
          </table:table-cell>
          <table:table-cell office:value-type="string">
            <text:p>0.85294</text:p>
          </table:table-cell>
          <table:table-cell office:value-type="string">
            <text:p>3703.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464.3</text:p>
          </table:table-cell>
          <table:table-cell office:value-type="string">
            <text:p>31.47</text:p>
          </table:table-cell>
          <table:table-cell office:value-type="string">
            <text:p>0.85297</text:p>
          </table:table-cell>
          <table:table-cell office:value-type="string">
            <text:p>4068.3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507.7</text:p>
          </table:table-cell>
          <table:table-cell office:value-type="string">
            <text:p>31.59</text:p>
          </table:table-cell>
          <table:table-cell office:value-type="string">
            <text:p>0.85299</text:p>
          </table:table-cell>
          <table:table-cell office:value-type="string">
            <text:p>4425.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549.5</text:p>
          </table:table-cell>
          <table:table-cell office:value-type="string">
            <text:p>32.28</text:p>
          </table:table-cell>
          <table:table-cell office:value-type="string">
            <text:p>0.85301</text:p>
          </table:table-cell>
          <table:table-cell office:value-type="string">
            <text:p>4748.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590.78</text:p>
          </table:table-cell>
          <table:table-cell office:value-type="string">
            <text:p>31.71</text:p>
          </table:table-cell>
          <table:table-cell office:value-type="string">
            <text:p>0.85302</text:p>
          </table:table-cell>
          <table:table-cell office:value-type="string">
            <text:p>5028.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630.6</text:p>
          </table:table-cell>
          <table:table-cell office:value-type="string">
            <text:p>31.96</text:p>
          </table:table-cell>
          <table:table-cell office:value-type="string">
            <text:p>0.85302</text:p>
          </table:table-cell>
          <table:table-cell office:value-type="string">
            <text:p>5378.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685.9</text:p>
          </table:table-cell>
          <table:table-cell office:value-type="string">
            <text:p>32.28</text:p>
          </table:table-cell>
          <table:table-cell office:value-type="string">
            <text:p>0.85304</text:p>
          </table:table-cell>
          <table:table-cell office:value-type="string">
            <text:p>5788.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755.7</text:p>
          </table:table-cell>
          <table:table-cell office:value-type="string">
            <text:p>32.64</text:p>
          </table:table-cell>
          <table:table-cell office:value-type="string">
            <text:p>0.85307</text:p>
          </table:table-cell>
          <table:table-cell office:value-type="string">
            <text:p>6272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789.9</text:p>
          </table:table-cell>
          <table:table-cell office:value-type="string">
            <text:p>33.09</text:p>
          </table:table-cell>
          <table:table-cell office:value-type="string">
            <text:p>0.85309</text:p>
          </table:table-cell>
          <table:table-cell office:value-type="string">
            <text:p>6545.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557.3</text:p>
          </table:table-cell>
          <table:table-cell office:value-type="string">
            <text:p>33.31</text:p>
          </table:table-cell>
          <table:table-cell office:value-type="string">
            <text:p>0.85311</text:p>
          </table:table-cell>
          <table:table-cell office:value-type="string">
            <text:p>4424.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string">
            <text:p>561.9</text:p>
          </table:table-cell>
          <table:table-cell office:value-type="string">
            <text:p>31.51</text:p>
          </table:table-cell>
          <table:table-cell office:value-type="string">
            <text:p>0.85312</text:p>
          </table:table-cell>
          <table:table-cell office:value-type="string">
            <text:p>4325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323.8</text:p>
          </table:table-cell>
          <table:table-cell office:value-type="float" office:value="31">
            <text:p>31</text:p>
          </table:table-cell>
          <table:table-cell office:value-type="string">
            <text:p>0.85313</text:p>
          </table:table-cell>
          <table:table-cell office:value-type="string">
            <text:p>2706.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289.4</text:p>
          </table:table-cell>
          <table:table-cell office:value-type="string">
            <text:p>30.79</text:p>
          </table:table-cell>
          <table:table-cell office:value-type="string">
            <text:p>0.85313</text:p>
          </table:table-cell>
          <table:table-cell office:value-type="string">
            <text:p>2620.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227.2</text:p>
          </table:table-cell>
          <table:table-cell office:value-type="string">
            <text:p>30.41</text:p>
          </table:table-cell>
          <table:table-cell office:value-type="string">
            <text:p>0.85313</text:p>
          </table:table-cell>
          <table:table-cell office:value-type="string">
            <text:p>2032.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416.8</text:p>
          </table:table-cell>
          <table:table-cell office:value-type="string">
            <text:p>31.03</text:p>
          </table:table-cell>
          <table:table-cell office:value-type="string">
            <text:p>0.85312</text:p>
          </table:table-cell>
          <table:table-cell office:value-type="string">
            <text:p>2599.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527.8</text:p>
          </table:table-cell>
          <table:table-cell office:value-type="string">
            <text:p>32.42</text:p>
          </table:table-cell>
          <table:table-cell office:value-type="string">
            <text:p>0.85312</text:p>
          </table:table-cell>
          <table:table-cell office:value-type="string">
            <text:p>4026.9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700.2</text:p>
          </table:table-cell>
          <table:table-cell office:value-type="string">
            <text:p>32.96</text:p>
          </table:table-cell>
          <table:table-cell office:value-type="string">
            <text:p>0.85315</text:p>
          </table:table-cell>
          <table:table-cell office:value-type="string">
            <text:p>5202.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681.4</text:p>
          </table:table-cell>
          <table:table-cell office:value-type="string">
            <text:p>33.38</text:p>
          </table:table-cell>
          <table:table-cell office:value-type="string">
            <text:p>0.8532</text:p>
          </table:table-cell>
          <table:table-cell office:value-type="string">
            <text:p>5019.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805.3</text:p>
          </table:table-cell>
          <table:table-cell office:value-type="string">
            <text:p>32.04</text:p>
          </table:table-cell>
          <table:table-cell office:value-type="string">
            <text:p>0.8532</text:p>
          </table:table-cell>
          <table:table-cell office:value-type="string">
            <text:p>6041.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string">
            <text:p>1102.8</text:p>
          </table:table-cell>
          <table:table-cell office:value-type="string">
            <text:p>33.57</text:p>
          </table:table-cell>
          <table:table-cell office:value-type="string">
            <text:p>0.85328</text:p>
          </table:table-cell>
          <table:table-cell office:value-type="string">
            <text:p>7767.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string">
            <text:p>568.2</text:p>
          </table:table-cell>
          <table:table-cell office:value-type="string">
            <text:p>33.11</text:p>
          </table:table-cell>
          <table:table-cell office:value-type="string">
            <text:p>0.85331</text:p>
          </table:table-cell>
          <table:table-cell office:value-type="string">
            <text:p>3993.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1064.7</text:p>
          </table:table-cell>
          <table:table-cell office:value-type="string">
            <text:p>33.77</text:p>
          </table:table-cell>
          <table:table-cell office:value-type="string">
            <text:p>0.85338</text:p>
          </table:table-cell>
          <table:table-cell office:value-type="string">
            <text:p>7856.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1100.4</text:p>
          </table:table-cell>
          <table:table-cell office:value-type="string">
            <text:p>34.55</text:p>
          </table:table-cell>
          <table:table-cell office:value-type="string">
            <text:p>0.85342</text:p>
          </table:table-cell>
          <table:table-cell office:value-type="string">
            <text:p>8416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1135.2</text:p>
          </table:table-cell>
          <table:table-cell office:value-type="string">
            <text:p>33.54</text:p>
          </table:table-cell>
          <table:table-cell office:value-type="string">
            <text:p>0.85346</text:p>
          </table:table-cell>
          <table:table-cell office:value-type="string">
            <text:p>8428.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string">
            <text:p>740.2</text:p>
          </table:table-cell>
          <table:table-cell office:value-type="string">
            <text:p>34.36</text:p>
          </table:table-cell>
          <table:table-cell office:value-type="string">
            <text:p>0.85351</text:p>
          </table:table-cell>
          <table:table-cell office:value-type="string">
            <text:p>5522.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string">
            <text:p>702.2</text:p>
          </table:table-cell>
          <table:table-cell office:value-type="string">
            <text:p>32.96</text:p>
          </table:table-cell>
          <table:table-cell office:value-type="string">
            <text:p>0.85353</text:p>
          </table:table-cell>
          <table:table-cell office:value-type="string">
            <text:p>5237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1163.7</text:p>
          </table:table-cell>
          <table:table-cell office:value-type="string">
            <text:p>33.54</text:p>
          </table:table-cell>
          <table:table-cell office:value-type="string">
            <text:p>0.85358</text:p>
          </table:table-cell>
          <table:table-cell office:value-type="string">
            <text:p>8408.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1101.4</text:p>
          </table:table-cell>
          <table:table-cell office:value-type="string">
            <text:p>34.54</text:p>
          </table:table-cell>
          <table:table-cell office:value-type="string">
            <text:p>0.85362</text:p>
          </table:table-cell>
          <table:table-cell office:value-type="string">
            <text:p>8412.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1097.1</text:p>
          </table:table-cell>
          <table:table-cell office:value-type="string">
            <text:p>34.73</text:p>
          </table:table-cell>
          <table:table-cell office:value-type="string">
            <text:p>0.85366</text:p>
          </table:table-cell>
          <table:table-cell office:value-type="string">
            <text:p>8392.8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1040.3</text:p>
          </table:table-cell>
          <table:table-cell office:value-type="string">
            <text:p>34.28</text:p>
          </table:table-cell>
          <table:table-cell office:value-type="string">
            <text:p>0.8537</text:p>
          </table:table-cell>
          <table:table-cell office:value-type="string">
            <text:p>7635.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string">
            <text:p>930.3</text:p>
          </table:table-cell>
          <table:table-cell office:value-type="string">
            <text:p>34.5</text:p>
          </table:table-cell>
          <table:table-cell office:value-type="string">
            <text:p>0.85377</text:p>
          </table:table-cell>
          <table:table-cell office:value-type="string">
            <text:p>6500.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string">
            <text:p>934.8</text:p>
          </table:table-cell>
          <table:table-cell office:value-type="string">
            <text:p>34.42</text:p>
          </table:table-cell>
          <table:table-cell office:value-type="string">
            <text:p>0.8538</text:p>
          </table:table-cell>
          <table:table-cell office:value-type="string">
            <text:p>7031.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755.1</text:p>
          </table:table-cell>
          <table:table-cell office:value-type="string">
            <text:p>34.88</text:p>
          </table:table-cell>
          <table:table-cell office:value-type="string">
            <text:p>0.85387</text:p>
          </table:table-cell>
          <table:table-cell office:value-type="string">
            <text:p>5696.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string">
            <text:p>1142.3</text:p>
          </table:table-cell>
          <table:table-cell office:value-type="string">
            <text:p>35.59</text:p>
          </table:table-cell>
          <table:table-cell office:value-type="string">
            <text:p>0.85394</text:p>
          </table:table-cell>
          <table:table-cell office:value-type="string">
            <text:p>8421.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string">
            <text:p>1104.1</text:p>
          </table:table-cell>
          <table:table-cell office:value-type="string">
            <text:p>36.39</text:p>
          </table:table-cell>
          <table:table-cell office:value-type="string">
            <text:p>0.85397</text:p>
          </table:table-cell>
          <table:table-cell office:value-type="string">
            <text:p>8398.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1132.3</text:p>
          </table:table-cell>
          <table:table-cell office:value-type="string">
            <text:p>36.19</text:p>
          </table:table-cell>
          <table:table-cell office:value-type="string">
            <text:p>0.85407</text:p>
          </table:table-cell>
          <table:table-cell office:value-type="string">
            <text:p>8217.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546">
            <text:p>546</text:p>
          </table:table-cell>
          <table:table-cell office:value-type="string">
            <text:p>35.08</text:p>
          </table:table-cell>
          <table:table-cell office:value-type="string">
            <text:p>0.85414</text:p>
          </table:table-cell>
          <table:table-cell office:value-type="string">
            <text:p>4167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295.6</text:p>
          </table:table-cell>
          <table:table-cell office:value-type="string">
            <text:p>33.34</text:p>
          </table:table-cell>
          <table:table-cell office:value-type="string">
            <text:p>0.85414</text:p>
          </table:table-cell>
          <table:table-cell office:value-type="string">
            <text:p>2493.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919.7</text:p>
          </table:table-cell>
          <table:table-cell office:value-type="string">
            <text:p>35.33</text:p>
          </table:table-cell>
          <table:table-cell office:value-type="string">
            <text:p>0.85418</text:p>
          </table:table-cell>
          <table:table-cell office:value-type="string">
            <text:p>7183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383.8</text:p>
          </table:table-cell>
          <table:table-cell office:value-type="string">
            <text:p>35.43</text:p>
          </table:table-cell>
          <table:table-cell office:value-type="string">
            <text:p>0.85425</text:p>
          </table:table-cell>
          <table:table-cell office:value-type="string">
            <text:p>3102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string">
            <text:p>316.6</text:p>
          </table:table-cell>
          <table:table-cell office:value-type="string">
            <text:p>33.7</text:p>
          </table:table-cell>
          <table:table-cell office:value-type="string">
            <text:p>0.85433</text:p>
          </table:table-cell>
          <table:table-cell office:value-type="string">
            <text:p>2661.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835">
            <text:p>835</text:p>
          </table:table-cell>
          <table:table-cell office:value-type="string">
            <text:p>36.91</text:p>
          </table:table-cell>
          <table:table-cell office:value-type="string">
            <text:p>0.85439</text:p>
          </table:table-cell>
          <table:table-cell office:value-type="string">
            <text:p>6838.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string">
            <text:p>800.1</text:p>
          </table:table-cell>
          <table:table-cell office:value-type="string">
            <text:p>37.1</text:p>
          </table:table-cell>
          <table:table-cell office:value-type="string">
            <text:p>0.85442</text:p>
          </table:table-cell>
          <table:table-cell office:value-type="string">
            <text:p>6435.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string">
            <text:p>785.7</text:p>
          </table:table-cell>
          <table:table-cell office:value-type="string">
            <text:p>37.36</text:p>
          </table:table-cell>
          <table:table-cell office:value-type="string">
            <text:p>0.85447</text:p>
          </table:table-cell>
          <table:table-cell office:value-type="string">
            <text:p>6305.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810.4</text:p>
          </table:table-cell>
          <table:table-cell office:value-type="string">
            <text:p>37.37</text:p>
          </table:table-cell>
          <table:table-cell office:value-type="string">
            <text:p>0.85452</text:p>
          </table:table-cell>
          <table:table-cell office:value-type="string">
            <text:p>6483.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string">
            <text:p>720.5</text:p>
          </table:table-cell>
          <table:table-cell office:value-type="string">
            <text:p>37.04</text:p>
          </table:table-cell>
          <table:table-cell office:value-type="string">
            <text:p>0.85459</text:p>
          </table:table-cell>
          <table:table-cell office:value-type="string">
            <text:p>5787.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665.7</text:p>
          </table:table-cell>
          <table:table-cell office:value-type="string">
            <text:p>37.37</text:p>
          </table:table-cell>
          <table:table-cell office:value-type="string">
            <text:p>0.85463</text:p>
          </table:table-cell>
          <table:table-cell office:value-type="string">
            <text:p>5300.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605.3</text:p>
          </table:table-cell>
          <table:table-cell office:value-type="string">
            <text:p>37.54</text:p>
          </table:table-cell>
          <table:table-cell office:value-type="string">
            <text:p>0.85468</text:p>
          </table:table-cell>
          <table:table-cell office:value-type="string">
            <text:p>4840.7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string">
            <text:p>543.5</text:p>
          </table:table-cell>
          <table:table-cell office:value-type="string">
            <text:p>36.66</text:p>
          </table:table-cell>
          <table:table-cell office:value-type="string">
            <text:p>0.85477</text:p>
          </table:table-cell>
          <table:table-cell office:value-type="string">
            <text:p>4276.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string">
            <text:p>480.5</text:p>
          </table:table-cell>
          <table:table-cell office:value-type="string">
            <text:p>36.25</text:p>
          </table:table-cell>
          <table:table-cell office:value-type="string">
            <text:p>0.85485</text:p>
          </table:table-cell>
          <table:table-cell office:value-type="string">
            <text:p>3769.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422.8</text:p>
          </table:table-cell>
          <table:table-cell office:value-type="string">
            <text:p>36.46</text:p>
          </table:table-cell>
          <table:table-cell office:value-type="string">
            <text:p>0.85491</text:p>
          </table:table-cell>
          <table:table-cell office:value-type="string">
            <text:p>3178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string">
            <text:p>380.1</text:p>
          </table:table-cell>
          <table:table-cell office:value-type="string">
            <text:p>36.33</text:p>
          </table:table-cell>
          <table:table-cell office:value-type="string">
            <text:p>0.85496</text:p>
          </table:table-cell>
          <table:table-cell office:value-type="string">
            <text:p>2901.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323">
            <text:p>323</text:p>
          </table:table-cell>
          <table:table-cell office:value-type="string">
            <text:p>36.21</text:p>
          </table:table-cell>
          <table:table-cell office:value-type="string">
            <text:p>0.85499</text:p>
          </table:table-cell>
          <table:table-cell office:value-type="string">
            <text:p>2395.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string">
            <text:p>56.1</text:p>
          </table:table-cell>
          <table:table-cell office:value-type="string">
            <text:p>32.22</text:p>
          </table:table-cell>
          <table:table-cell office:value-type="string">
            <text:p>0.85505</text:p>
          </table:table-cell>
          <table:table-cell office:value-type="string">
            <text:p>429.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99.8</text:p>
          </table:table-cell>
          <table:table-cell office:value-type="string">
            <text:p>30.45</text:p>
          </table:table-cell>
          <table:table-cell office:value-type="string">
            <text:p>0.85509</text:p>
          </table:table-cell>
          <table:table-cell office:value-type="string">
            <text:p>683.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169.3</text:p>
          </table:table-cell>
          <table:table-cell office:value-type="string">
            <text:p>32.04</text:p>
          </table:table-cell>
          <table:table-cell office:value-type="string">
            <text:p>0.85513</text:p>
          </table:table-cell>
          <table:table-cell office:value-type="string">
            <text:p>617.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string">
            <text:p>80.2</text:p>
          </table:table-cell>
          <table:table-cell office:value-type="string">
            <text:p>29.49</text:p>
          </table:table-cell>
          <table:table-cell office:value-type="string">
            <text:p>0.85515</text:p>
          </table:table-cell>
          <table:table-cell office:value-type="string">
            <text:p>323.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string">
            <text:p>29.6</text:p>
          </table:table-cell>
          <table:table-cell office:value-type="string">
            <text:p>28.92</text:p>
          </table:table-cell>
          <table:table-cell office:value-type="string">
            <text:p>0.85516</text:p>
          </table:table-cell>
          <table:table-cell office:value-type="string">
            <text:p>219.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string">
            <text:p>19.6</text:p>
          </table:table-cell>
          <table:table-cell office:value-type="string">
            <text:p>28.7</text:p>
          </table:table-cell>
          <table:table-cell office:value-type="string">
            <text:p>0.85518</text:p>
          </table:table-cell>
          <table:table-cell office:value-type="string">
            <text:p>149.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string">
            <text:p>10.2</text:p>
          </table:table-cell>
          <table:table-cell office:value-type="string">
            <text:p>28.37</text:p>
          </table:table-cell>
          <table:table-cell office:value-type="string">
            <text:p>0.85517</text:p>
          </table:table-cell>
          <table:table-cell office:value-type="string">
            <text:p>80.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string">
            <text:p>3.1</text:p>
          </table:table-cell>
          <table:table-cell office:value-type="string">
            <text:p>28.07</text:p>
          </table:table-cell>
          <table:table-cell office:value-type="string">
            <text:p>0.85519</text:p>
          </table:table-cell>
          <table:table-cell office:value-type="string">
            <text:p>31.9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0.5</text:p>
          </table:table-cell>
          <table:table-cell office:value-type="string">
            <text:p>21.47</text:p>
          </table:table-cell>
          <table:table-cell office:value-type="string">
            <text:p>0.85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21.28</text:p>
          </table:table-cell>
          <table:table-cell office:value-type="string">
            <text:p>0.85449</text:p>
          </table:table-cell>
          <table:table-cell office:value-type="string">
            <text:p>34.5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12.3</text:p>
          </table:table-cell>
          <table:table-cell office:value-type="string">
            <text:p>21.56</text:p>
          </table:table-cell>
          <table:table-cell office:value-type="string">
            <text:p>0.85446</text:p>
          </table:table-cell>
          <table:table-cell office:value-type="string">
            <text:p>93.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9.1</text:p>
          </table:table-cell>
          <table:table-cell office:value-type="string">
            <text:p>22.15</text:p>
          </table:table-cell>
          <table:table-cell office:value-type="string">
            <text:p>0.85444</text:p>
          </table:table-cell>
          <table:table-cell office:value-type="string">
            <text:p>154.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47.5</text:p>
          </table:table-cell>
          <table:table-cell office:value-type="string">
            <text:p>24.48</text:p>
          </table:table-cell>
          <table:table-cell office:value-type="string">
            <text:p>0.85442</text:p>
          </table:table-cell>
          <table:table-cell office:value-type="string">
            <text:p>401.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75.2</text:p>
          </table:table-cell>
          <table:table-cell office:value-type="string">
            <text:p>26.78</text:p>
          </table:table-cell>
          <table:table-cell office:value-type="string">
            <text:p>0.8544</text:p>
          </table:table-cell>
          <table:table-cell office:value-type="string">
            <text:p>609.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110.8</text:p>
          </table:table-cell>
          <table:table-cell office:value-type="string">
            <text:p>29.58</text:p>
          </table:table-cell>
          <table:table-cell office:value-type="string">
            <text:p>0.85439</text:p>
          </table:table-cell>
          <table:table-cell office:value-type="string">
            <text:p>871.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49.4</text:p>
          </table:table-cell>
          <table:table-cell office:value-type="string">
            <text:p>31.97</text:p>
          </table:table-cell>
          <table:table-cell office:value-type="string">
            <text:p>0.85438</text:p>
          </table:table-cell>
          <table:table-cell office:value-type="string">
            <text:p>1211.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92.3</text:p>
          </table:table-cell>
          <table:table-cell office:value-type="string">
            <text:p>33.17</text:p>
          </table:table-cell>
          <table:table-cell office:value-type="string">
            <text:p>0.85437</text:p>
          </table:table-cell>
          <table:table-cell office:value-type="string">
            <text:p>1605.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236.3</text:p>
          </table:table-cell>
          <table:table-cell office:value-type="string">
            <text:p>33.35</text:p>
          </table:table-cell>
          <table:table-cell office:value-type="string">
            <text:p>0.85437</text:p>
          </table:table-cell>
          <table:table-cell office:value-type="string">
            <text:p>2022.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281.3</text:p>
          </table:table-cell>
          <table:table-cell office:value-type="string">
            <text:p>34.1</text:p>
          </table:table-cell>
          <table:table-cell office:value-type="string">
            <text:p>0.85438</text:p>
          </table:table-cell>
          <table:table-cell office:value-type="string">
            <text:p>2438.9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327.3</text:p>
          </table:table-cell>
          <table:table-cell office:value-type="string">
            <text:p>32.58</text:p>
          </table:table-cell>
          <table:table-cell office:value-type="string">
            <text:p>0.85439</text:p>
          </table:table-cell>
          <table:table-cell office:value-type="string">
            <text:p>2888.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373.6</text:p>
          </table:table-cell>
          <table:table-cell office:value-type="string">
            <text:p>31.95</text:p>
          </table:table-cell>
          <table:table-cell office:value-type="string">
            <text:p>0.8544</text:p>
          </table:table-cell>
          <table:table-cell office:value-type="string">
            <text:p>3294.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419.1</text:p>
          </table:table-cell>
          <table:table-cell office:value-type="string">
            <text:p>32.87</text:p>
          </table:table-cell>
          <table:table-cell office:value-type="string">
            <text:p>0.8544</text:p>
          </table:table-cell>
          <table:table-cell office:value-type="string">
            <text:p>3679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462.8</text:p>
          </table:table-cell>
          <table:table-cell office:value-type="string">
            <text:p>33.12</text:p>
          </table:table-cell>
          <table:table-cell office:value-type="string">
            <text:p>0.85441</text:p>
          </table:table-cell>
          <table:table-cell office:value-type="string">
            <text:p>4028.68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506.2</text:p>
          </table:table-cell>
          <table:table-cell office:value-type="string">
            <text:p>33.15</text:p>
          </table:table-cell>
          <table:table-cell office:value-type="string">
            <text:p>0.85444</text:p>
          </table:table-cell>
          <table:table-cell office:value-type="string">
            <text:p>4379.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549.3</text:p>
          </table:table-cell>
          <table:table-cell office:value-type="string">
            <text:p>32.02</text:p>
          </table:table-cell>
          <table:table-cell office:value-type="string">
            <text:p>0.85446</text:p>
          </table:table-cell>
          <table:table-cell office:value-type="string">
            <text:p>4739.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591.2</text:p>
          </table:table-cell>
          <table:table-cell office:value-type="string">
            <text:p>31.84</text:p>
          </table:table-cell>
          <table:table-cell office:value-type="string">
            <text:p>0.85451</text:p>
          </table:table-cell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631.1</text:p>
          </table:table-cell>
          <table:table-cell office:value-type="string">
            <text:p>31.98</text:p>
          </table:table-cell>
          <table:table-cell office:value-type="string">
            <text:p>0.85454</text:p>
          </table:table-cell>
          <table:table-cell office:value-type="string">
            <text:p>5394.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669.3</text:p>
          </table:table-cell>
          <table:table-cell office:value-type="string">
            <text:p>32.07</text:p>
          </table:table-cell>
          <table:table-cell office:value-type="string">
            <text:p>0.85455</text:p>
          </table:table-cell>
          <table:table-cell office:value-type="string">
            <text:p>5656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706.4</text:p>
          </table:table-cell>
          <table:table-cell office:value-type="string">
            <text:p>32.44</text:p>
          </table:table-cell>
          <table:table-cell office:value-type="string">
            <text:p>0.8546</text:p>
          </table:table-cell>
          <table:table-cell office:value-type="string">
            <text:p>5945.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string">
            <text:p>741.5</text:p>
          </table:table-cell>
          <table:table-cell office:value-type="string">
            <text:p>32.2</text:p>
          </table:table-cell>
          <table:table-cell office:value-type="string">
            <text:p>0.85465</text:p>
          </table:table-cell>
          <table:table-cell office:value-type="string">
            <text:p>6208.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775.3</text:p>
          </table:table-cell>
          <table:table-cell office:value-type="string">
            <text:p>32.88</text:p>
          </table:table-cell>
          <table:table-cell office:value-type="string">
            <text:p>0.85471</text:p>
          </table:table-cell>
          <table:table-cell office:value-type="string">
            <text:p>6417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811.4</text:p>
          </table:table-cell>
          <table:table-cell office:value-type="string">
            <text:p>32.79</text:p>
          </table:table-cell>
          <table:table-cell office:value-type="string">
            <text:p>0.85475</text:p>
          </table:table-cell>
          <table:table-cell office:value-type="string">
            <text:p>6676.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777.3</text:p>
          </table:table-cell>
          <table:table-cell office:value-type="string">
            <text:p>32.7</text:p>
          </table:table-cell>
          <table:table-cell office:value-type="string">
            <text:p>0.85481</text:p>
          </table:table-cell>
          <table:table-cell office:value-type="string">
            <text:p>6369.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97">
            <text:p>697</text:p>
          </table:table-cell>
          <table:table-cell office:value-type="string">
            <text:p>31.8</text:p>
          </table:table-cell>
          <table:table-cell office:value-type="string">
            <text:p>0.85488</text:p>
          </table:table-cell>
          <table:table-cell office:value-type="string">
            <text:p>5814.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950.8</text:p>
          </table:table-cell>
          <table:table-cell office:value-type="string">
            <text:p>32.69</text:p>
          </table:table-cell>
          <table:table-cell office:value-type="string">
            <text:p>0.85494</text:p>
          </table:table-cell>
          <table:table-cell office:value-type="string">
            <text:p>7831.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string">
            <text:p>867.3</text:p>
          </table:table-cell>
          <table:table-cell office:value-type="string">
            <text:p>33.27</text:p>
          </table:table-cell>
          <table:table-cell office:value-type="string">
            <text:p>0.85497</text:p>
          </table:table-cell>
          <table:table-cell office:value-type="string">
            <text:p>6942.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958.1</text:p>
          </table:table-cell>
          <table:table-cell office:value-type="string">
            <text:p>33.66</text:p>
          </table:table-cell>
          <table:table-cell office:value-type="float" office:value="855">
            <text:p>855</text:p>
          </table:table-cell>
          <table:table-cell office:value-type="string">
            <text:p>7692.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974.2</text:p>
          </table:table-cell>
          <table:table-cell office:value-type="string">
            <text:p>33.67</text:p>
          </table:table-cell>
          <table:table-cell office:value-type="string">
            <text:p>0.85504</text:p>
          </table:table-cell>
          <table:table-cell office:value-type="string">
            <text:p>7740.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986.5</text:p>
          </table:table-cell>
          <table:table-cell office:value-type="string">
            <text:p>33.38</text:p>
          </table:table-cell>
          <table:table-cell office:value-type="string">
            <text:p>0.85506</text:p>
          </table:table-cell>
          <table:table-cell office:value-type="string">
            <text:p>7805.4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1022.8</text:p>
          </table:table-cell>
          <table:table-cell office:value-type="string">
            <text:p>33.87</text:p>
          </table:table-cell>
          <table:table-cell office:value-type="string">
            <text:p>0.85509</text:p>
          </table:table-cell>
          <table:table-cell office:value-type="string">
            <text:p>8074.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1060.85</text:p>
          </table:table-cell>
          <table:table-cell office:value-type="string">
            <text:p>33.59</text:p>
          </table:table-cell>
          <table:table-cell office:value-type="string">
            <text:p>0.85513</text:p>
          </table:table-cell>
          <table:table-cell office:value-type="string">
            <text:p>8022.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>1086.97</text:p>
          </table:table-cell>
          <table:table-cell office:value-type="string">
            <text:p>34.62</text:p>
          </table:table-cell>
          <table:table-cell office:value-type="string">
            <text:p>0.85519</text:p>
          </table:table-cell>
          <table:table-cell office:value-type="string">
            <text:p>3832.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738.4</text:p>
          </table:table-cell>
          <table:table-cell office:value-type="string">
            <text:p>34.11</text:p>
          </table:table-cell>
          <table:table-cell office:value-type="string">
            <text:p>0.85521</text:p>
          </table:table-cell>
          <table:table-cell office:value-type="string">
            <text:p>5661.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string">
            <text:p>406.6</text:p>
          </table:table-cell>
          <table:table-cell office:value-type="string">
            <text:p>33.42</text:p>
          </table:table-cell>
          <table:table-cell office:value-type="string">
            <text:p>0.85524</text:p>
          </table:table-cell>
          <table:table-cell office:value-type="string">
            <text:p>3031.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string">
            <text:p>932.8</text:p>
          </table:table-cell>
          <table:table-cell office:value-type="string">
            <text:p>33.67</text:p>
          </table:table-cell>
          <table:table-cell office:value-type="string">
            <text:p>0.85526</text:p>
          </table:table-cell>
          <table:table-cell office:value-type="string">
            <text:p>6834.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1081.3</text:p>
          </table:table-cell>
          <table:table-cell office:value-type="string">
            <text:p>34.6</text:p>
          </table:table-cell>
          <table:table-cell office:value-type="string">
            <text:p>0.85532</text:p>
          </table:table-cell>
          <table:table-cell office:value-type="string">
            <text:p>8189.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string">
            <text:p>984.5</text:p>
          </table:table-cell>
          <table:table-cell office:value-type="string">
            <text:p>34.22</text:p>
          </table:table-cell>
          <table:table-cell office:value-type="string">
            <text:p>0.85539</text:p>
          </table:table-cell>
          <table:table-cell office:value-type="string">
            <text:p>7121.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string">
            <text:p>1173.7</text:p>
          </table:table-cell>
          <table:table-cell office:value-type="string">
            <text:p>35.04</text:p>
          </table:table-cell>
          <table:table-cell office:value-type="string">
            <text:p>0.85543</text:p>
          </table:table-cell>
          <table:table-cell office:value-type="string">
            <text:p>8436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string">
            <text:p>1003.7</text:p>
          </table:table-cell>
          <table:table-cell office:value-type="string">
            <text:p>34.41</text:p>
          </table:table-cell>
          <table:table-cell office:value-type="string">
            <text:p>0.8555</text:p>
          </table:table-cell>
          <table:table-cell office:value-type="string">
            <text:p>7161.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1127">
            <text:p>1127</text:p>
          </table:table-cell>
          <table:table-cell office:value-type="string">
            <text:p>35.23</text:p>
          </table:table-cell>
          <table:table-cell office:value-type="string">
            <text:p>0.85557</text:p>
          </table:table-cell>
          <table:table-cell office:value-type="string">
            <text:p>8427.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string">
            <text:p>805.3</text:p>
          </table:table-cell>
          <table:table-cell office:value-type="string">
            <text:p>33.77</text:p>
          </table:table-cell>
          <table:table-cell office:value-type="string">
            <text:p>0.8556</text:p>
          </table:table-cell>
          <table:table-cell office:value-type="string">
            <text:p>5509.8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947">
            <text:p>947</text:p>
          </table:table-cell>
          <table:table-cell office:value-type="string">
            <text:p>34.58</text:p>
          </table:table-cell>
          <table:table-cell office:value-type="string">
            <text:p>0.85562</text:p>
          </table:table-cell>
          <table:table-cell office:value-type="string">
            <text:p>7304.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string">
            <text:p>1088.1</text:p>
          </table:table-cell>
          <table:table-cell office:value-type="string">
            <text:p>35.47</text:p>
          </table:table-cell>
          <table:table-cell office:value-type="string">
            <text:p>0.85569</text:p>
          </table:table-cell>
          <table:table-cell office:value-type="string">
            <text:p>8417.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061.6</text:p>
          </table:table-cell>
          <table:table-cell office:value-type="string">
            <text:p>34.95</text:p>
          </table:table-cell>
          <table:table-cell office:value-type="string">
            <text:p>0.85575</text:p>
          </table:table-cell>
          <table:table-cell office:value-type="string">
            <text:p>8196.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string">
            <text:p>1019.5</text:p>
          </table:table-cell>
          <table:table-cell office:value-type="string">
            <text:p>35.48</text:p>
          </table:table-cell>
          <table:table-cell office:value-type="string">
            <text:p>0.85579</text:p>
          </table:table-cell>
          <table:table-cell office:value-type="string">
            <text:p>7944.4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998">
            <text:p>998</text:p>
          </table:table-cell>
          <table:table-cell office:value-type="string">
            <text:p>35.79</text:p>
          </table:table-cell>
          <table:table-cell office:value-type="string">
            <text:p>0.85585</text:p>
          </table:table-cell>
          <table:table-cell office:value-type="string">
            <text:p>7783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991.9</text:p>
          </table:table-cell>
          <table:table-cell office:value-type="string">
            <text:p>35.12</text:p>
          </table:table-cell>
          <table:table-cell office:value-type="string">
            <text:p>0.85589</text:p>
          </table:table-cell>
          <table:table-cell office:value-type="string">
            <text:p>7756.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string">
            <text:p>982.8</text:p>
          </table:table-cell>
          <table:table-cell office:value-type="string">
            <text:p>35.7</text:p>
          </table:table-cell>
          <table:table-cell office:value-type="string">
            <text:p>0.85593</text:p>
          </table:table-cell>
          <table:table-cell office:value-type="string">
            <text:p>7670.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string">
            <text:p>953.5</text:p>
          </table:table-cell>
          <table:table-cell office:value-type="string">
            <text:p>35.03</text:p>
          </table:table-cell>
          <table:table-cell office:value-type="string">
            <text:p>0.85597</text:p>
          </table:table-cell>
          <table:table-cell office:value-type="string">
            <text:p>7503.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string">
            <text:p>642.2</text:p>
          </table:table-cell>
          <table:table-cell office:value-type="string">
            <text:p>35.16</text:p>
          </table:table-cell>
          <table:table-cell office:value-type="string">
            <text:p>0.85601</text:p>
          </table:table-cell>
          <table:table-cell office:value-type="string">
            <text:p>5160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string">
            <text:p>841.5</text:p>
          </table:table-cell>
          <table:table-cell office:value-type="string">
            <text:p>35.46</text:p>
          </table:table-cell>
          <table:table-cell office:value-type="string">
            <text:p>0.85605</text:p>
          </table:table-cell>
          <table:table-cell office:value-type="string">
            <text:p>6815.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627">
            <text:p>627</text:p>
          </table:table-cell>
          <table:table-cell office:value-type="string">
            <text:p>35.67</text:p>
          </table:table-cell>
          <table:table-cell office:value-type="string">
            <text:p>0.85614</text:p>
          </table:table-cell>
          <table:table-cell office:value-type="string">
            <text:p>4975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string">
            <text:p>405.7</text:p>
          </table:table-cell>
          <table:table-cell office:value-type="string">
            <text:p>33.11</text:p>
          </table:table-cell>
          <table:table-cell office:value-type="string">
            <text:p>0.8562</text:p>
          </table:table-cell>
          <table:table-cell office:value-type="string">
            <text:p>3335.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string">
            <text:p>601.6</text:p>
          </table:table-cell>
          <table:table-cell office:value-type="string">
            <text:p>33.77</text:p>
          </table:table-cell>
          <table:table-cell office:value-type="string">
            <text:p>0.85626</text:p>
          </table:table-cell>
          <table:table-cell office:value-type="string">
            <text:p>5045.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758">
            <text:p>758</text:p>
          </table:table-cell>
          <table:table-cell office:value-type="string">
            <text:p>35.74</text:p>
          </table:table-cell>
          <table:table-cell office:value-type="string">
            <text:p>0.85631</text:p>
          </table:table-cell>
          <table:table-cell office:value-type="string">
            <text:p>6143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string">
            <text:p>702.2</text:p>
          </table:table-cell>
          <table:table-cell office:value-type="string">
            <text:p>37.13</text:p>
          </table:table-cell>
          <table:table-cell office:value-type="string">
            <text:p>0.85636</text:p>
          </table:table-cell>
          <table:table-cell office:value-type="string">
            <text:p>5605.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string">
            <text:p>643.7</text:p>
          </table:table-cell>
          <table:table-cell office:value-type="string">
            <text:p>37.09</text:p>
          </table:table-cell>
          <table:table-cell office:value-type="string">
            <text:p>0.85638</text:p>
          </table:table-cell>
          <table:table-cell office:value-type="string">
            <text:p>4983.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string">
            <text:p>609.2</text:p>
          </table:table-cell>
          <table:table-cell office:value-type="string">
            <text:p>36.68</text:p>
          </table:table-cell>
          <table:table-cell office:value-type="string">
            <text:p>0.85641</text:p>
          </table:table-cell>
          <table:table-cell office:value-type="string">
            <text:p>4818.9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572.5</text:p>
          </table:table-cell>
          <table:table-cell office:value-type="string">
            <text:p>36.56</text:p>
          </table:table-cell>
          <table:table-cell office:value-type="string">
            <text:p>0.8565</text:p>
          </table:table-cell>
          <table:table-cell office:value-type="string">
            <text:p>4557.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string">
            <text:p>503.2</text:p>
          </table:table-cell>
          <table:table-cell office:value-type="string">
            <text:p>35.41</text:p>
          </table:table-cell>
          <table:table-cell office:value-type="string">
            <text:p>0.85654</text:p>
          </table:table-cell>
          <table:table-cell office:value-type="string">
            <text:p>3921.8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string">
            <text:p>420.9</text:p>
          </table:table-cell>
          <table:table-cell office:value-type="string">
            <text:p>35.2</text:p>
          </table:table-cell>
          <table:table-cell office:value-type="string">
            <text:p>0.85663</text:p>
          </table:table-cell>
          <table:table-cell office:value-type="string">
            <text:p>3284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53.6</text:p>
          </table:table-cell>
          <table:table-cell office:value-type="string">
            <text:p>31.97</text:p>
          </table:table-cell>
          <table:table-cell office:value-type="string">
            <text:p>0.8567</text:p>
          </table:table-cell>
          <table:table-cell office:value-type="string">
            <text:p>423.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string">
            <text:p>327.4</text:p>
          </table:table-cell>
          <table:table-cell office:value-type="string">
            <text:p>33.14</text:p>
          </table:table-cell>
          <table:table-cell office:value-type="string">
            <text:p>0.85674</text:p>
          </table:table-cell>
          <table:table-cell office:value-type="string">
            <text:p>2531.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string">
            <text:p>258.6</text:p>
          </table:table-cell>
          <table:table-cell office:value-type="string">
            <text:p>34.97</text:p>
          </table:table-cell>
          <table:table-cell office:value-type="string">
            <text:p>0.85675</text:p>
          </table:table-cell>
          <table:table-cell office:value-type="string">
            <text:p>1923.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string">
            <text:p>285.4</text:p>
          </table:table-cell>
          <table:table-cell office:value-type="string">
            <text:p>33.96</text:p>
          </table:table-cell>
          <table:table-cell office:value-type="string">
            <text:p>0.85677</text:p>
          </table:table-cell>
          <table:table-cell office:value-type="string">
            <text:p>2077.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string">
            <text:p>195.4</text:p>
          </table:table-cell>
          <table:table-cell office:value-type="string">
            <text:p>34.03</text:p>
          </table:table-cell>
          <table:table-cell office:value-type="string">
            <text:p>0.85681</text:p>
          </table:table-cell>
          <table:table-cell office:value-type="string">
            <text:p>1323.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string">
            <text:p>171.2</text:p>
          </table:table-cell>
          <table:table-cell office:value-type="string">
            <text:p>33.44</text:p>
          </table:table-cell>
          <table:table-cell office:value-type="string">
            <text:p>0.85683</text:p>
          </table:table-cell>
          <table:table-cell office:value-type="string">
            <text:p>681.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string">
            <text:p>87.6</text:p>
          </table:table-cell>
          <table:table-cell office:value-type="string">
            <text:p>30.81</text:p>
          </table:table-cell>
          <table:table-cell office:value-type="string">
            <text:p>0.85686</text:p>
          </table:table-cell>
          <table:table-cell office:value-type="string">
            <text:p>474.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string">
            <text:p>47.4</text:p>
          </table:table-cell>
          <table:table-cell office:value-type="string">
            <text:p>30.28</text:p>
          </table:table-cell>
          <table:table-cell office:value-type="string">
            <text:p>0.85689</text:p>
          </table:table-cell>
          <table:table-cell office:value-type="string">
            <text:p>385.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string">
            <text:p>29.5</text:p>
          </table:table-cell>
          <table:table-cell office:value-type="string">
            <text:p>29.92</text:p>
          </table:table-cell>
          <table:table-cell office:value-type="string">
            <text:p>0.85691</text:p>
          </table:table-cell>
          <table:table-cell office:value-type="string">
            <text:p>247.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string">
            <text:p>15.1</text:p>
          </table:table-cell>
          <table:table-cell office:value-type="string">
            <text:p>29.51</text:p>
          </table:table-cell>
          <table:table-cell office:value-type="string">
            <text:p>0.85692</text:p>
          </table:table-cell>
          <table:table-cell office:value-type="string">
            <text:p>128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string">
            <text:p>3.6</text:p>
          </table:table-cell>
          <table:table-cell office:value-type="string">
            <text:p>29.36</text:p>
          </table:table-cell>
          <table:table-cell office:value-type="string">
            <text:p>0.85692</text:p>
          </table:table-cell>
          <table:table-cell office:value-type="string">
            <text:p>42.2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9.67</text:p>
          </table:table-cell>
          <table:table-cell office:value-type="string">
            <text:p>21.76</text:p>
          </table:table-cell>
          <table:table-cell office:value-type="string">
            <text:p>0.85788</text:p>
          </table:table-cell>
          <table:table-cell office:value-type="string">
            <text:p>69.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19.2</text:p>
          </table:table-cell>
          <table:table-cell office:value-type="string">
            <text:p>22.01</text:p>
          </table:table-cell>
          <table:table-cell office:value-type="string">
            <text:p>0.85797</text:p>
          </table:table-cell>
          <table:table-cell office:value-type="string">
            <text:p>149.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34.5</text:p>
          </table:table-cell>
          <table:table-cell office:value-type="string">
            <text:p>23.33</text:p>
          </table:table-cell>
          <table:table-cell office:value-type="string">
            <text:p>0.85808</text:p>
          </table:table-cell>
          <table:table-cell office:value-type="string">
            <text:p>290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66.6</text:p>
          </table:table-cell>
          <table:table-cell office:value-type="string">
            <text:p>26.34</text:p>
          </table:table-cell>
          <table:table-cell office:value-type="string">
            <text:p>0.85813</text:p>
          </table:table-cell>
          <table:table-cell office:value-type="string">
            <text:p>585.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98.1</text:p>
          </table:table-cell>
          <table:table-cell office:value-type="string">
            <text:p>29.42</text:p>
          </table:table-cell>
          <table:table-cell office:value-type="string">
            <text:p>0.85814</text:p>
          </table:table-cell>
          <table:table-cell office:value-type="string">
            <text:p>793.8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111.8</text:p>
          </table:table-cell>
          <table:table-cell office:value-type="string">
            <text:p>28.37</text:p>
          </table:table-cell>
          <table:table-cell office:value-type="string">
            <text:p>0.85816</text:p>
          </table:table-cell>
          <table:table-cell office:value-type="string">
            <text:p>886.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160.6</text:p>
          </table:table-cell>
          <table:table-cell office:value-type="string">
            <text:p>29.84</text:p>
          </table:table-cell>
          <table:table-cell office:value-type="string">
            <text:p>0.85819</text:p>
          </table:table-cell>
          <table:table-cell office:value-type="string">
            <text:p>1349.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19.8</text:p>
          </table:table-cell>
          <table:table-cell office:value-type="string">
            <text:p>30.48</text:p>
          </table:table-cell>
          <table:table-cell office:value-type="string">
            <text:p>0.85821</text:p>
          </table:table-cell>
          <table:table-cell office:value-type="string">
            <text:p>1883.6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251.6</text:p>
          </table:table-cell>
          <table:table-cell office:value-type="string">
            <text:p>30.92</text:p>
          </table:table-cell>
          <table:table-cell office:value-type="string">
            <text:p>0.85824</text:p>
          </table:table-cell>
          <table:table-cell office:value-type="string">
            <text:p>2150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151.2</text:p>
          </table:table-cell>
          <table:table-cell office:value-type="string">
            <text:p>28.37</text:p>
          </table:table-cell>
          <table:table-cell office:value-type="string">
            <text:p>0.85823</text:p>
          </table:table-cell>
          <table:table-cell office:value-type="string">
            <text:p>1296.2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169.4</text:p>
          </table:table-cell>
          <table:table-cell office:value-type="string">
            <text:p>28.53</text:p>
          </table:table-cell>
          <table:table-cell office:value-type="string">
            <text:p>0.85822</text:p>
          </table:table-cell>
          <table:table-cell office:value-type="string">
            <text:p>1466.7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202.3</text:p>
          </table:table-cell>
          <table:table-cell office:value-type="string">
            <text:p>29.27</text:p>
          </table:table-cell>
          <table:table-cell office:value-type="string">
            <text:p>0.85821</text:p>
          </table:table-cell>
          <table:table-cell office:value-type="string">
            <text:p>1764.4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272.5</text:p>
          </table:table-cell>
          <table:table-cell office:value-type="string">
            <text:p>29.56</text:p>
          </table:table-cell>
          <table:table-cell office:value-type="string">
            <text:p>0.85818</text:p>
          </table:table-cell>
          <table:table-cell office:value-type="string">
            <text:p>2371.6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>331.6</text:p>
          </table:table-cell>
          <table:table-cell office:value-type="string">
            <text:p>30.29</text:p>
          </table:table-cell>
          <table:table-cell office:value-type="string">
            <text:p>0.85817</text:p>
          </table:table-cell>
          <table:table-cell office:value-type="string">
            <text:p>2869.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421.8</text:p>
          </table:table-cell>
          <table:table-cell office:value-type="string">
            <text:p>30.73</text:p>
          </table:table-cell>
          <table:table-cell office:value-type="string">
            <text:p>0.85816</text:p>
          </table:table-cell>
          <table:table-cell office:value-type="string">
            <text:p>3620.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586.1</text:p>
          </table:table-cell>
          <table:table-cell office:value-type="string">
            <text:p>31.16</text:p>
          </table:table-cell>
          <table:table-cell office:value-type="string">
            <text:p>0.85816</text:p>
          </table:table-cell>
          <table:table-cell office:value-type="string">
            <text:p>5010.1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string">
            <text:p>609.2</text:p>
          </table:table-cell>
          <table:table-cell office:value-type="string">
            <text:p>30.36</text:p>
          </table:table-cell>
          <table:table-cell office:value-type="string">
            <text:p>0.85818</text:p>
          </table:table-cell>
          <table:table-cell office:value-type="string">
            <text:p>5164.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643.8</text:p>
          </table:table-cell>
          <table:table-cell office:value-type="string">
            <text:p>30.42</text:p>
          </table:table-cell>
          <table:table-cell office:value-type="string">
            <text:p>0.8582</text:p>
          </table:table-cell>
          <table:table-cell office:value-type="string">
            <text:p>5415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672">
            <text:p>672</text:p>
          </table:table-cell>
          <table:table-cell office:value-type="string">
            <text:p>31.28</text:p>
          </table:table-cell>
          <table:table-cell office:value-type="string">
            <text:p>0.85822</text:p>
          </table:table-cell>
          <table:table-cell office:value-type="string">
            <text:p>5621.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702.6</text:p>
          </table:table-cell>
          <table:table-cell office:value-type="string">
            <text:p>31.51</text:p>
          </table:table-cell>
          <table:table-cell office:value-type="string">
            <text:p>0.85825</text:p>
          </table:table-cell>
          <table:table-cell office:value-type="string">
            <text:p>5842.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752.3</text:p>
          </table:table-cell>
          <table:table-cell office:value-type="string">
            <text:p>31.23</text:p>
          </table:table-cell>
          <table:table-cell office:value-type="string">
            <text:p>0.85832</text:p>
          </table:table-cell>
          <table:table-cell office:value-type="string">
            <text:p>6226.7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string">
            <text:p>499.9</text:p>
          </table:table-cell>
          <table:table-cell office:value-type="string">
            <text:p>30.7</text:p>
          </table:table-cell>
          <table:table-cell office:value-type="string">
            <text:p>0.85837</text:p>
          </table:table-cell>
          <table:table-cell office:value-type="string">
            <text:p>4265.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03">
            <text:p>603</text:p>
          </table:table-cell>
          <table:table-cell office:value-type="string">
            <text:p>31.14</text:p>
          </table:table-cell>
          <table:table-cell office:value-type="string">
            <text:p>0.85843</text:p>
          </table:table-cell>
          <table:table-cell office:value-type="string">
            <text:p>4921.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string">
            <text:p>869.2</text:p>
          </table:table-cell>
          <table:table-cell office:value-type="string">
            <text:p>31.87</text:p>
          </table:table-cell>
          <table:table-cell office:value-type="string">
            <text:p>0.8585</text:p>
          </table:table-cell>
          <table:table-cell office:value-type="string">
            <text:p>7208.6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string">
            <text:p>414.9</text:p>
          </table:table-cell>
          <table:table-cell office:value-type="string">
            <text:p>30.91</text:p>
          </table:table-cell>
          <table:table-cell office:value-type="string">
            <text:p>0.85855</text:p>
          </table:table-cell>
          <table:table-cell office:value-type="string">
            <text:p>3489.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string">
            <text:p>919.6</text:p>
          </table:table-cell>
          <table:table-cell office:value-type="string">
            <text:p>31.3</text:p>
          </table:table-cell>
          <table:table-cell office:value-type="string">
            <text:p>0.85861</text:p>
          </table:table-cell>
          <table:table-cell office:value-type="string">
            <text:p>7672.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60">
            <text:p>960</text:p>
          </table:table-cell>
          <table:table-cell office:value-type="string">
            <text:p>31.64</text:p>
          </table:table-cell>
          <table:table-cell office:value-type="string">
            <text:p>0.85867</text:p>
          </table:table-cell>
          <table:table-cell office:value-type="string">
            <text:p>7790.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695.9</text:p>
          </table:table-cell>
          <table:table-cell office:value-type="string">
            <text:p>31.34</text:p>
          </table:table-cell>
          <table:table-cell office:value-type="string">
            <text:p>0.85875</text:p>
          </table:table-cell>
          <table:table-cell office:value-type="string">
            <text:p>5568.0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846.8</text:p>
          </table:table-cell>
          <table:table-cell office:value-type="string">
            <text:p>31.93</text:p>
          </table:table-cell>
          <table:table-cell office:value-type="string">
            <text:p>0.85882</text:p>
          </table:table-cell>
          <table:table-cell office:value-type="string">
            <text:p>6817.8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string">
            <text:p>794.5</text:p>
          </table:table-cell>
          <table:table-cell office:value-type="string">
            <text:p>31.51</text:p>
          </table:table-cell>
          <table:table-cell office:value-type="string">
            <text:p>0.85887</text:p>
          </table:table-cell>
          <table:table-cell office:value-type="string">
            <text:p>6350.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919.6</text:p>
          </table:table-cell>
          <table:table-cell office:value-type="string">
            <text:p>32.45</text:p>
          </table:table-cell>
          <table:table-cell office:value-type="string">
            <text:p>0.85896</text:p>
          </table:table-cell>
          <table:table-cell office:value-type="string">
            <text:p>7146.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719.2</text:p>
          </table:table-cell>
          <table:table-cell office:value-type="string">
            <text:p>32.28</text:p>
          </table:table-cell>
          <table:table-cell office:value-type="string">
            <text:p>0.85902</text:p>
          </table:table-cell>
          <table:table-cell office:value-type="string">
            <text:p>5715.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string">
            <text:p>1000.8</text:p>
          </table:table-cell>
          <table:table-cell office:value-type="string">
            <text:p>32.84</text:p>
          </table:table-cell>
          <table:table-cell office:value-type="string">
            <text:p>0.85906</text:p>
          </table:table-cell>
          <table:table-cell office:value-type="string">
            <text:p>7367.5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string">
            <text:p>635.2</text:p>
          </table:table-cell>
          <table:table-cell office:value-type="string">
            <text:p>32.43</text:p>
          </table:table-cell>
          <table:table-cell office:value-type="string">
            <text:p>0.85912</text:p>
          </table:table-cell>
          <table:table-cell office:value-type="string">
            <text:p>4128.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1007.7</text:p>
          </table:table-cell>
          <table:table-cell office:value-type="string">
            <text:p>32.69</text:p>
          </table:table-cell>
          <table:table-cell office:value-type="string">
            <text:p>0.85916</text:p>
          </table:table-cell>
          <table:table-cell office:value-type="string">
            <text:p>7962.2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947.8</text:p>
          </table:table-cell>
          <table:table-cell office:value-type="string">
            <text:p>32.65</text:p>
          </table:table-cell>
          <table:table-cell office:value-type="string">
            <text:p>0.85922</text:p>
          </table:table-cell>
          <table:table-cell office:value-type="string">
            <text:p>7123.9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728.4</text:p>
          </table:table-cell>
          <table:table-cell office:value-type="string">
            <text:p>32.3</text:p>
          </table:table-cell>
          <table:table-cell office:value-type="string">
            <text:p>0.85929</text:p>
          </table:table-cell>
          <table:table-cell office:value-type="string">
            <text:p>5361.9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string">
            <text:p>1142.7</text:p>
          </table:table-cell>
          <table:table-cell office:value-type="string">
            <text:p>33.41</text:p>
          </table:table-cell>
          <table:table-cell office:value-type="string">
            <text:p>0.85939</text:p>
          </table:table-cell>
          <table:table-cell office:value-type="string">
            <text:p>8421.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1154">
            <text:p>1154</text:p>
          </table:table-cell>
          <table:table-cell office:value-type="string">
            <text:p>33.79</text:p>
          </table:table-cell>
          <table:table-cell office:value-type="string">
            <text:p>0.85947</text:p>
          </table:table-cell>
          <table:table-cell office:value-type="string">
            <text:p>8422.0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string">
            <text:p>1193.2</text:p>
          </table:table-cell>
          <table:table-cell office:value-type="string">
            <text:p>34.54</text:p>
          </table:table-cell>
          <table:table-cell office:value-type="string">
            <text:p>0.85955</text:p>
          </table:table-cell>
          <table:table-cell office:value-type="string">
            <text:p>8430.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979.6</text:p>
          </table:table-cell>
          <table:table-cell office:value-type="string">
            <text:p>34.48</text:p>
          </table:table-cell>
          <table:table-cell office:value-type="string">
            <text:p>0.85961</text:p>
          </table:table-cell>
          <table:table-cell office:value-type="string">
            <text:p>6577.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string">
            <text:p>409.3</text:p>
          </table:table-cell>
          <table:table-cell office:value-type="string">
            <text:p>32.34</text:p>
          </table:table-cell>
          <table:table-cell office:value-type="string">
            <text:p>0.85971</text:p>
          </table:table-cell>
          <table:table-cell office:value-type="string">
            <text:p>3610.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1143.4</text:p>
          </table:table-cell>
          <table:table-cell office:value-type="string">
            <text:p>33.05</text:p>
          </table:table-cell>
          <table:table-cell office:value-type="string">
            <text:p>0.85984</text:p>
          </table:table-cell>
          <table:table-cell office:value-type="string">
            <text:p>7936.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string">
            <text:p>457.5</text:p>
          </table:table-cell>
          <table:table-cell office:value-type="string">
            <text:p>31.8</text:p>
          </table:table-cell>
          <table:table-cell office:value-type="string">
            <text:p>0.85997</text:p>
          </table:table-cell>
          <table:table-cell office:value-type="string">
            <text:p>3662.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615.4</text:p>
          </table:table-cell>
          <table:table-cell office:value-type="string">
            <text:p>31.73</text:p>
          </table:table-cell>
          <table:table-cell office:value-type="string">
            <text:p>0.85997</text:p>
          </table:table-cell>
          <table:table-cell office:value-type="string">
            <text:p>5097.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string">
            <text:p>1047.7</text:p>
          </table:table-cell>
          <table:table-cell office:value-type="string">
            <text:p>34.2</text:p>
          </table:table-cell>
          <table:table-cell office:value-type="string">
            <text:p>0.86004</text:p>
          </table:table-cell>
          <table:table-cell office:value-type="string">
            <text:p>8309.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string">
            <text:p>432.9</text:p>
          </table:table-cell>
          <table:table-cell office:value-type="string">
            <text:p>33.04</text:p>
          </table:table-cell>
          <table:table-cell office:value-type="string">
            <text:p>0.86013</text:p>
          </table:table-cell>
          <table:table-cell office:value-type="string">
            <text:p>3398.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string">
            <text:p>143.4</text:p>
          </table:table-cell>
          <table:table-cell office:value-type="string">
            <text:p>29.48</text:p>
          </table:table-cell>
          <table:table-cell office:value-type="string">
            <text:p>0.86025</text:p>
          </table:table-cell>
          <table:table-cell office:value-type="string">
            <text:p>1257.7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30">
            <text:p>130</text:p>
          </table:table-cell>
          <table:table-cell office:value-type="string">
            <text:p>26.87</text:p>
          </table:table-cell>
          <table:table-cell office:value-type="string">
            <text:p>0.86043</text:p>
          </table:table-cell>
          <table:table-cell office:value-type="string">
            <text:p>1155.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193.4</text:p>
          </table:table-cell>
          <table:table-cell office:value-type="string">
            <text:p>23.71</text:p>
          </table:table-cell>
          <table:table-cell office:value-type="string">
            <text:p>0.86054</text:p>
          </table:table-cell>
          <table:table-cell office:value-type="string">
            <text:p>1754.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string">
            <text:p>247.3</text:p>
          </table:table-cell>
          <table:table-cell office:value-type="string">
            <text:p>23.49</text:p>
          </table:table-cell>
          <table:table-cell office:value-type="string">
            <text:p>0.86061</text:p>
          </table:table-cell>
          <table:table-cell office:value-type="string">
            <text:p>2302.2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string">
            <text:p>362.5</text:p>
          </table:table-cell>
          <table:table-cell office:value-type="string">
            <text:p>24.29</text:p>
          </table:table-cell>
          <table:table-cell office:value-type="string">
            <text:p>0.86067</text:p>
          </table:table-cell>
          <table:table-cell office:value-type="string">
            <text:p>3346.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string">
            <text:p>586.7</text:p>
          </table:table-cell>
          <table:table-cell office:value-type="string">
            <text:p>27.56</text:p>
          </table:table-cell>
          <table:table-cell office:value-type="string">
            <text:p>0.8607</text:p>
          </table:table-cell>
          <table:table-cell office:value-type="string">
            <text:p>5233.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string">
            <text:p>557.3</text:p>
          </table:table-cell>
          <table:table-cell office:value-type="string">
            <text:p>30.76</text:p>
          </table:table-cell>
          <table:table-cell office:value-type="string">
            <text:p>0.8607</text:p>
          </table:table-cell>
          <table:table-cell office:value-type="string">
            <text:p>4827.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string">
            <text:p>391.2</text:p>
          </table:table-cell>
          <table:table-cell office:value-type="string">
            <text:p>30.74</text:p>
          </table:table-cell>
          <table:table-cell office:value-type="string">
            <text:p>0.86074</text:p>
          </table:table-cell>
          <table:table-cell office:value-type="string">
            <text:p>3422.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string">
            <text:p>268.8</text:p>
          </table:table-cell>
          <table:table-cell office:value-type="string">
            <text:p>29.79</text:p>
          </table:table-cell>
          <table:table-cell office:value-type="string">
            <text:p>0.86074</text:p>
          </table:table-cell>
          <table:table-cell office:value-type="string">
            <text:p>2370.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string">
            <text:p>244.5</text:p>
          </table:table-cell>
          <table:table-cell office:value-type="string">
            <text:p>29.5</text:p>
          </table:table-cell>
          <table:table-cell office:value-type="string">
            <text:p>0.86076</text:p>
          </table:table-cell>
          <table:table-cell office:value-type="string">
            <text:p>2125.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string">
            <text:p>278.1</text:p>
          </table:table-cell>
          <table:table-cell office:value-type="string">
            <text:p>30.99</text:p>
          </table:table-cell>
          <table:table-cell office:value-type="string">
            <text:p>0.86073</text:p>
          </table:table-cell>
          <table:table-cell office:value-type="string">
            <text:p>2411.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69">
            <text:p>169</text:p>
          </table:table-cell>
          <table:table-cell office:value-type="string">
            <text:p>28.67</text:p>
          </table:table-cell>
          <table:table-cell office:value-type="string">
            <text:p>0.86076</text:p>
          </table:table-cell>
          <table:table-cell office:value-type="string">
            <text:p>1421.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213.2</text:p>
          </table:table-cell>
          <table:table-cell office:value-type="string">
            <text:p>26.17</text:p>
          </table:table-cell>
          <table:table-cell office:value-type="string">
            <text:p>0.86086</text:p>
          </table:table-cell>
          <table:table-cell office:value-type="string">
            <text:p>1852.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79.8</text:p>
          </table:table-cell>
          <table:table-cell office:value-type="string">
            <text:p>24.11</text:p>
          </table:table-cell>
          <table:table-cell office:value-type="string">
            <text:p>0.86107</text:p>
          </table:table-cell>
          <table:table-cell office:value-type="string">
            <text:p>691.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string">
            <text:p>56.5</text:p>
          </table:table-cell>
          <table:table-cell office:value-type="string">
            <text:p>23.18</text:p>
          </table:table-cell>
          <table:table-cell office:value-type="string">
            <text:p>0.86125</text:p>
          </table:table-cell>
          <table:table-cell office:value-type="string">
            <text:p>486.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string">
            <text:p>76.7</text:p>
          </table:table-cell>
          <table:table-cell office:value-type="string">
            <text:p>23.02</text:p>
          </table:table-cell>
          <table:table-cell office:value-type="string">
            <text:p>0.86143</text:p>
          </table:table-cell>
          <table:table-cell office:value-type="string">
            <text:p>667.8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133.3</text:p>
          </table:table-cell>
          <table:table-cell office:value-type="string">
            <text:p>23.18</text:p>
          </table:table-cell>
          <table:table-cell office:value-type="string">
            <text:p>0.86156</text:p>
          </table:table-cell>
          <table:table-cell office:value-type="string">
            <text:p>1189.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97.5</text:p>
          </table:table-cell>
          <table:table-cell office:value-type="string">
            <text:p>23.24</text:p>
          </table:table-cell>
          <table:table-cell office:value-type="string">
            <text:p>0.86165</text:p>
          </table:table-cell>
          <table:table-cell office:value-type="string">
            <text:p>862.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70.5</text:p>
          </table:table-cell>
          <table:table-cell office:value-type="string">
            <text:p>23.06</text:p>
          </table:table-cell>
          <table:table-cell office:value-type="string">
            <text:p>0.86176</text:p>
          </table:table-cell>
          <table:table-cell office:value-type="string">
            <text:p>620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string">
            <text:p>64.2</text:p>
          </table:table-cell>
          <table:table-cell office:value-type="string">
            <text:p>22.83</text:p>
          </table:table-cell>
          <table:table-cell office:value-type="string">
            <text:p>0.86186</text:p>
          </table:table-cell>
          <table:table-cell office:value-type="string">
            <text:p>566.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string">
            <text:p>43.3</text:p>
          </table:table-cell>
          <table:table-cell office:value-type="string">
            <text:p>22.75</text:p>
          </table:table-cell>
          <table:table-cell office:value-type="string">
            <text:p>0.86196</text:p>
          </table:table-cell>
          <table:table-cell office:value-type="string">
            <text:p>373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string">
            <text:p>22.57</text:p>
          </table:table-cell>
          <table:table-cell office:value-type="string">
            <text:p>0.86204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27.2</text:p>
          </table:table-cell>
          <table:table-cell office:value-type="string">
            <text:p>22.44</text:p>
          </table:table-cell>
          <table:table-cell office:value-type="string">
            <text:p>0.86212</text:p>
          </table:table-cell>
          <table:table-cell office:value-type="string">
            <text:p>225.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string">
            <text:p>15.8</text:p>
          </table:table-cell>
          <table:table-cell office:value-type="string">
            <text:p>22.29</text:p>
          </table:table-cell>
          <table:table-cell office:value-type="string">
            <text:p>0.86221</text:p>
          </table:table-cell>
          <table:table-cell office:value-type="string">
            <text:p>125.6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string">
            <text:p>6.3</text:p>
          </table:table-cell>
          <table:table-cell office:value-type="string">
            <text:p>22.15</text:p>
          </table:table-cell>
          <table:table-cell office:value-type="string">
            <text:p>0.86225</text:p>
          </table:table-cell>
          <table:table-cell office:value-type="string">
            <text:p>45.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string">
            <text:p>0.2</text:p>
          </table:table-cell>
          <table:table-cell office:value-type="string">
            <text:p>22.05</text:p>
          </table:table-cell>
          <table:table-cell office:value-type="string">
            <text:p>0.86231</text:p>
          </table:table-cell>
          <table:table-cell office:value-type="string">
            <text:p>4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0.8</text:p>
          </table:table-cell>
          <table:table-cell office:value-type="string">
            <text:p>20.05</text:p>
          </table:table-cell>
          <table:table-cell office:value-type="string">
            <text:p>0.866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6.2</text:p>
          </table:table-cell>
          <table:table-cell office:value-type="string">
            <text:p>20.04</text:p>
          </table:table-cell>
          <table:table-cell office:value-type="string">
            <text:p>0.86629</text:p>
          </table:table-cell>
          <table:table-cell office:value-type="string">
            <text:p>40.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13.2</text:p>
          </table:table-cell>
          <table:table-cell office:value-type="string">
            <text:p>20.11</text:p>
          </table:table-cell>
          <table:table-cell office:value-type="string">
            <text:p>0.86631</text:p>
          </table:table-cell>
          <table:table-cell office:value-type="string">
            <text:p>101.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26.9</text:p>
          </table:table-cell>
          <table:table-cell office:value-type="string">
            <text:p>20.5</text:p>
          </table:table-cell>
          <table:table-cell office:value-type="string">
            <text:p>0.86633</text:p>
          </table:table-cell>
          <table:table-cell office:value-type="string">
            <text:p>214.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50.8</text:p>
          </table:table-cell>
          <table:table-cell office:value-type="string">
            <text:p>22.04</text:p>
          </table:table-cell>
          <table:table-cell office:value-type="string">
            <text:p>0.86635</text:p>
          </table:table-cell>
          <table:table-cell office:value-type="string">
            <text:p>375.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81.7</text:p>
          </table:table-cell>
          <table:table-cell office:value-type="string">
            <text:p>23.02</text:p>
          </table:table-cell>
          <table:table-cell office:value-type="string">
            <text:p>0.86636</text:p>
          </table:table-cell>
          <table:table-cell office:value-type="string">
            <text:p>609.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string">
            <text:p>23.91</text:p>
          </table:table-cell>
          <table:table-cell office:value-type="string">
            <text:p>0.86638</text:p>
          </table:table-cell>
          <table:table-cell office:value-type="string">
            <text:p>878.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138.9</text:p>
          </table:table-cell>
          <table:table-cell office:value-type="string">
            <text:p>23.5</text:p>
          </table:table-cell>
          <table:table-cell office:value-type="string">
            <text:p>0.86645</text:p>
          </table:table-cell>
          <table:table-cell office:value-type="string">
            <text:p>1174.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189.7</text:p>
          </table:table-cell>
          <table:table-cell office:value-type="string">
            <text:p>23.49</text:p>
          </table:table-cell>
          <table:table-cell office:value-type="string">
            <text:p>0.86654</text:p>
          </table:table-cell>
          <table:table-cell office:value-type="string">
            <text:p>1675.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47">
            <text:p>247</text:p>
          </table:table-cell>
          <table:table-cell office:value-type="string">
            <text:p>23.92</text:p>
          </table:table-cell>
          <table:table-cell office:value-type="string">
            <text:p>0.86661</text:p>
          </table:table-cell>
          <table:table-cell office:value-type="string">
            <text:p>2228.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295.3</text:p>
          </table:table-cell>
          <table:table-cell office:value-type="string">
            <text:p>23.99</text:p>
          </table:table-cell>
          <table:table-cell office:value-type="string">
            <text:p>0.86673</text:p>
          </table:table-cell>
          <table:table-cell office:value-type="string">
            <text:p>2709.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342.5</text:p>
          </table:table-cell>
          <table:table-cell office:value-type="string">
            <text:p>24.62</text:p>
          </table:table-cell>
          <table:table-cell office:value-type="string">
            <text:p>0.86682</text:p>
          </table:table-cell>
          <table:table-cell office:value-type="string">
            <text:p>3153.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390.7</text:p>
          </table:table-cell>
          <table:table-cell office:value-type="string">
            <text:p>25.45</text:p>
          </table:table-cell>
          <table:table-cell office:value-type="string">
            <text:p>0.8669</text:p>
          </table:table-cell>
          <table:table-cell office:value-type="string">
            <text:p>3551.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438.1</text:p>
          </table:table-cell>
          <table:table-cell office:value-type="string">
            <text:p>25.36</text:p>
          </table:table-cell>
          <table:table-cell office:value-type="string">
            <text:p>0.86702</text:p>
          </table:table-cell>
          <table:table-cell office:value-type="string">
            <text:p>4056.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84">
            <text:p>484</text:p>
          </table:table-cell>
          <table:table-cell office:value-type="string">
            <text:p>26.14</text:p>
          </table:table-cell>
          <table:table-cell office:value-type="string">
            <text:p>0.86704</text:p>
          </table:table-cell>
          <table:table-cell office:value-type="string">
            <text:p>4457.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502.7</text:p>
          </table:table-cell>
          <table:table-cell office:value-type="string">
            <text:p>26.49</text:p>
          </table:table-cell>
          <table:table-cell office:value-type="string">
            <text:p>0.86706</text:p>
          </table:table-cell>
          <table:table-cell office:value-type="string">
            <text:p>4590.9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489.5</text:p>
          </table:table-cell>
          <table:table-cell office:value-type="string">
            <text:p>26.6</text:p>
          </table:table-cell>
          <table:table-cell office:value-type="string">
            <text:p>0.8671</text:p>
          </table:table-cell>
          <table:table-cell office:value-type="float" office:value="4451">
            <text:p>4451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603.6</text:p>
          </table:table-cell>
          <table:table-cell office:value-type="string">
            <text:p>26.53</text:p>
          </table:table-cell>
          <table:table-cell office:value-type="string">
            <text:p>0.86716</text:p>
          </table:table-cell>
          <table:table-cell office:value-type="string">
            <text:p>5429.0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642.5</text:p>
          </table:table-cell>
          <table:table-cell office:value-type="string">
            <text:p>26.23</text:p>
          </table:table-cell>
          <table:table-cell office:value-type="string">
            <text:p>0.86724</text:p>
          </table:table-cell>
          <table:table-cell office:value-type="string">
            <text:p>5747.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680.5</text:p>
          </table:table-cell>
          <table:table-cell office:value-type="string">
            <text:p>26.59</text:p>
          </table:table-cell>
          <table:table-cell office:value-type="string">
            <text:p>0.86728</text:p>
          </table:table-cell>
          <table:table-cell office:value-type="string">
            <text:p>6009.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717">
            <text:p>717</text:p>
          </table:table-cell>
          <table:table-cell office:value-type="string">
            <text:p>26.97</text:p>
          </table:table-cell>
          <table:table-cell office:value-type="string">
            <text:p>0.86731</text:p>
          </table:table-cell>
          <table:table-cell office:value-type="string">
            <text:p>6281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752.1</text:p>
          </table:table-cell>
          <table:table-cell office:value-type="string">
            <text:p>27.31</text:p>
          </table:table-cell>
          <table:table-cell office:value-type="string">
            <text:p>0.86737</text:p>
          </table:table-cell>
          <table:table-cell office:value-type="string">
            <text:p>6558.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string">
            <text:p>785.6</text:p>
          </table:table-cell>
          <table:table-cell office:value-type="string">
            <text:p>27.26</text:p>
          </table:table-cell>
          <table:table-cell office:value-type="string">
            <text:p>0.86741</text:p>
          </table:table-cell>
          <table:table-cell office:value-type="string">
            <text:p>6738.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813.7</text:p>
          </table:table-cell>
          <table:table-cell office:value-type="string">
            <text:p>27.98</text:p>
          </table:table-cell>
          <table:table-cell office:value-type="string">
            <text:p>0.86743</text:p>
          </table:table-cell>
          <table:table-cell office:value-type="string">
            <text:p>6972.9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string">
            <text:p>846.7</text:p>
          </table:table-cell>
          <table:table-cell office:value-type="string">
            <text:p>28.06</text:p>
          </table:table-cell>
          <table:table-cell office:value-type="string">
            <text:p>0.86748</text:p>
          </table:table-cell>
          <table:table-cell office:value-type="string">
            <text:p>7219.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string">
            <text:p>872.8</text:p>
          </table:table-cell>
          <table:table-cell office:value-type="string">
            <text:p>28.25</text:p>
          </table:table-cell>
          <table:table-cell office:value-type="string">
            <text:p>0.86751</text:p>
          </table:table-cell>
          <table:table-cell office:value-type="string">
            <text:p>7364.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901.5</text:p>
          </table:table-cell>
          <table:table-cell office:value-type="string">
            <text:p>28.78</text:p>
          </table:table-cell>
          <table:table-cell office:value-type="string">
            <text:p>0.86753</text:p>
          </table:table-cell>
          <table:table-cell office:value-type="string">
            <text:p>7520.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925.9</text:p>
          </table:table-cell>
          <table:table-cell office:value-type="string">
            <text:p>29.24</text:p>
          </table:table-cell>
          <table:table-cell office:value-type="string">
            <text:p>0.86755</text:p>
          </table:table-cell>
          <table:table-cell office:value-type="string">
            <text:p>7649.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949.4</text:p>
          </table:table-cell>
          <table:table-cell office:value-type="string">
            <text:p>29.07</text:p>
          </table:table-cell>
          <table:table-cell office:value-type="string">
            <text:p>0.86755</text:p>
          </table:table-cell>
          <table:table-cell office:value-type="string">
            <text:p>7773.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968.2</text:p>
          </table:table-cell>
          <table:table-cell office:value-type="string">
            <text:p>29.1</text:p>
          </table:table-cell>
          <table:table-cell office:value-type="string">
            <text:p>0.86758</text:p>
          </table:table-cell>
          <table:table-cell office:value-type="string">
            <text:p>7891.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994.4</text:p>
          </table:table-cell>
          <table:table-cell office:value-type="string">
            <text:p>29.36</text:p>
          </table:table-cell>
          <table:table-cell office:value-type="string">
            <text:p>0.86759</text:p>
          </table:table-cell>
          <table:table-cell office:value-type="string">
            <text:p>7965.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838.4</text:p>
          </table:table-cell>
          <table:table-cell office:value-type="string">
            <text:p>30.23</text:p>
          </table:table-cell>
          <table:table-cell office:value-type="string">
            <text:p>0.86764</text:p>
          </table:table-cell>
          <table:table-cell office:value-type="string">
            <text:p>6358.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string">
            <text:p>964.2</text:p>
          </table:table-cell>
          <table:table-cell office:value-type="string">
            <text:p>30.59</text:p>
          </table:table-cell>
          <table:table-cell office:value-type="string">
            <text:p>0.86768</text:p>
          </table:table-cell>
          <table:table-cell office:value-type="string">
            <text:p>7025.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1021.9</text:p>
          </table:table-cell>
          <table:table-cell office:value-type="string">
            <text:p>31.04</text:p>
          </table:table-cell>
          <table:table-cell office:value-type="string">
            <text:p>0.86773</text:p>
          </table:table-cell>
          <table:table-cell office:value-type="string">
            <text:p>7638.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string">
            <text:p>366.6</text:p>
          </table:table-cell>
          <table:table-cell office:value-type="string">
            <text:p>30.36</text:p>
          </table:table-cell>
          <table:table-cell office:value-type="string">
            <text:p>0.86775</text:p>
          </table:table-cell>
          <table:table-cell office:value-type="string">
            <text:p>3093.8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246.1</text:p>
          </table:table-cell>
          <table:table-cell office:value-type="string">
            <text:p>29.58</text:p>
          </table:table-cell>
          <table:table-cell office:value-type="string">
            <text:p>0.86773</text:p>
          </table:table-cell>
          <table:table-cell office:value-type="string">
            <text:p>2126.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string">
            <text:p>356.9</text:p>
          </table:table-cell>
          <table:table-cell office:value-type="string">
            <text:p>29.62</text:p>
          </table:table-cell>
          <table:table-cell office:value-type="string">
            <text:p>0.86773</text:p>
          </table:table-cell>
          <table:table-cell office:value-type="string">
            <text:p>3312.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399">
            <text:p>399</text:p>
          </table:table-cell>
          <table:table-cell office:value-type="string">
            <text:p>31.03</text:p>
          </table:table-cell>
          <table:table-cell office:value-type="string">
            <text:p>0.86772</text:p>
          </table:table-cell>
          <table:table-cell office:value-type="string">
            <text:p>3506.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string">
            <text:p>449.7</text:p>
          </table:table-cell>
          <table:table-cell office:value-type="string">
            <text:p>30.53</text:p>
          </table:table-cell>
          <table:table-cell office:value-type="string">
            <text:p>0.86775</text:p>
          </table:table-cell>
          <table:table-cell office:value-type="string">
            <text:p>4013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string">
            <text:p>587.4</text:p>
          </table:table-cell>
          <table:table-cell office:value-type="string">
            <text:p>30.45</text:p>
          </table:table-cell>
          <table:table-cell office:value-type="string">
            <text:p>0.8678</text:p>
          </table:table-cell>
          <table:table-cell office:value-type="string">
            <text:p>5069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string">
            <text:p>452.1</text:p>
          </table:table-cell>
          <table:table-cell office:value-type="string">
            <text:p>30.07</text:p>
          </table:table-cell>
          <table:table-cell office:value-type="string">
            <text:p>0.86782</text:p>
          </table:table-cell>
          <table:table-cell office:value-type="string">
            <text:p>3515.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string">
            <text:p>706.5</text:p>
          </table:table-cell>
          <table:table-cell office:value-type="string">
            <text:p>31.02</text:p>
          </table:table-cell>
          <table:table-cell office:value-type="string">
            <text:p>0.86785</text:p>
          </table:table-cell>
          <table:table-cell office:value-type="string">
            <text:p>5484.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1157.9</text:p>
          </table:table-cell>
          <table:table-cell office:value-type="string">
            <text:p>31.08</text:p>
          </table:table-cell>
          <table:table-cell office:value-type="string">
            <text:p>0.8679</text:p>
          </table:table-cell>
          <table:table-cell office:value-type="string">
            <text:p>8418.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string">
            <text:p>431.8</text:p>
          </table:table-cell>
          <table:table-cell office:value-type="string">
            <text:p>31.38</text:p>
          </table:table-cell>
          <table:table-cell office:value-type="string">
            <text:p>0.8679</text:p>
          </table:table-cell>
          <table:table-cell office:value-type="string">
            <text:p>3276.6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532.4</text:p>
          </table:table-cell>
          <table:table-cell office:value-type="string">
            <text:p>30.26</text:p>
          </table:table-cell>
          <table:table-cell office:value-type="string">
            <text:p>0.8679</text:p>
          </table:table-cell>
          <table:table-cell office:value-type="string">
            <text:p>4338.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string">
            <text:p>259.1</text:p>
          </table:table-cell>
          <table:table-cell office:value-type="string">
            <text:p>30.84</text:p>
          </table:table-cell>
          <table:table-cell office:value-type="string">
            <text:p>0.86792</text:p>
          </table:table-cell>
          <table:table-cell office:value-type="string">
            <text:p>2143.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string">
            <text:p>372.8</text:p>
          </table:table-cell>
          <table:table-cell office:value-type="string">
            <text:p>30.06</text:p>
          </table:table-cell>
          <table:table-cell office:value-type="string">
            <text:p>0.86792</text:p>
          </table:table-cell>
          <table:table-cell office:value-type="string">
            <text:p>2982.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526.6</text:p>
          </table:table-cell>
          <table:table-cell office:value-type="string">
            <text:p>31.04</text:p>
          </table:table-cell>
          <table:table-cell office:value-type="string">
            <text:p>0.86791</text:p>
          </table:table-cell>
          <table:table-cell office:value-type="string">
            <text:p>4330.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string">
            <text:p>815.4</text:p>
          </table:table-cell>
          <table:table-cell office:value-type="string">
            <text:p>32.5</text:p>
          </table:table-cell>
          <table:table-cell office:value-type="string">
            <text:p>0.86792</text:p>
          </table:table-cell>
          <table:table-cell office:value-type="string">
            <text:p>6449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531.6</text:p>
          </table:table-cell>
          <table:table-cell office:value-type="string">
            <text:p>30.89</text:p>
          </table:table-cell>
          <table:table-cell office:value-type="string">
            <text:p>0.86795</text:p>
          </table:table-cell>
          <table:table-cell office:value-type="string">
            <text:p>3705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724">
            <text:p>724</text:p>
          </table:table-cell>
          <table:table-cell office:value-type="string">
            <text:p>30.81</text:p>
          </table:table-cell>
          <table:table-cell office:value-type="string">
            <text:p>0.86796</text:p>
          </table:table-cell>
          <table:table-cell office:value-type="string">
            <text:p>6178.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string">
            <text:p>902.9</text:p>
          </table:table-cell>
          <table:table-cell office:value-type="string">
            <text:p>32.29</text:p>
          </table:table-cell>
          <table:table-cell office:value-type="string">
            <text:p>0.86798</text:p>
          </table:table-cell>
          <table:table-cell office:value-type="string">
            <text:p>7311.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866">
            <text:p>866</text:p>
          </table:table-cell>
          <table:table-cell office:value-type="string">
            <text:p>33.26</text:p>
          </table:table-cell>
          <table:table-cell office:value-type="string">
            <text:p>0.86804</text:p>
          </table:table-cell>
          <table:table-cell office:value-type="string">
            <text:p>7029.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string">
            <text:p>836.5</text:p>
          </table:table-cell>
          <table:table-cell office:value-type="string">
            <text:p>34.29</text:p>
          </table:table-cell>
          <table:table-cell office:value-type="string">
            <text:p>0.86807</text:p>
          </table:table-cell>
          <table:table-cell office:value-type="string">
            <text:p>6737.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string">
            <text:p>622.7</text:p>
          </table:table-cell>
          <table:table-cell office:value-type="string">
            <text:p>32.59</text:p>
          </table:table-cell>
          <table:table-cell office:value-type="string">
            <text:p>0.86812</text:p>
          </table:table-cell>
          <table:table-cell office:value-type="string">
            <text:p>5083.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189.2</text:p>
          </table:table-cell>
          <table:table-cell office:value-type="string">
            <text:p>31.96</text:p>
          </table:table-cell>
          <table:table-cell office:value-type="string">
            <text:p>0.86816</text:p>
          </table:table-cell>
          <table:table-cell office:value-type="string">
            <text:p>1658.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368.3</text:p>
          </table:table-cell>
          <table:table-cell office:value-type="string">
            <text:p>31.82</text:p>
          </table:table-cell>
          <table:table-cell office:value-type="string">
            <text:p>0.86823</text:p>
          </table:table-cell>
          <table:table-cell office:value-type="string">
            <text:p>3187.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string">
            <text:p>514.9</text:p>
          </table:table-cell>
          <table:table-cell office:value-type="string">
            <text:p>32.25</text:p>
          </table:table-cell>
          <table:table-cell office:value-type="string">
            <text:p>0.86827</text:p>
          </table:table-cell>
          <table:table-cell office:value-type="string">
            <text:p>4296.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string">
            <text:p>429.9</text:p>
          </table:table-cell>
          <table:table-cell office:value-type="string">
            <text:p>31.53</text:p>
          </table:table-cell>
          <table:table-cell office:value-type="string">
            <text:p>0.86831</text:p>
          </table:table-cell>
          <table:table-cell office:value-type="string">
            <text:p>3640.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581">
            <text:p>581</text:p>
          </table:table-cell>
          <table:table-cell office:value-type="string">
            <text:p>34.16</text:p>
          </table:table-cell>
          <table:table-cell office:value-type="string">
            <text:p>0.86835</text:p>
          </table:table-cell>
          <table:table-cell office:value-type="string">
            <text:p>4788.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string">
            <text:p>537.4</text:p>
          </table:table-cell>
          <table:table-cell office:value-type="string">
            <text:p>34.26</text:p>
          </table:table-cell>
          <table:table-cell office:value-type="string">
            <text:p>0.86839</text:p>
          </table:table-cell>
          <table:table-cell office:value-type="string">
            <text:p>4388.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>
            <text:p>474.4</text:p>
          </table:table-cell>
          <table:table-cell office:value-type="string">
            <text:p>33.85</text:p>
          </table:table-cell>
          <table:table-cell office:value-type="string">
            <text:p>0.86844</text:p>
          </table:table-cell>
          <table:table-cell office:value-type="string">
            <text:p>3766.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380">
            <text:p>380</text:p>
          </table:table-cell>
          <table:table-cell office:value-type="string">
            <text:p>34.41</text:p>
          </table:table-cell>
          <table:table-cell office:value-type="string">
            <text:p>0.86845</text:p>
          </table:table-cell>
          <table:table-cell office:value-type="string">
            <text:p>3052.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string">
            <text:p>284.6</text:p>
          </table:table-cell>
          <table:table-cell office:value-type="string">
            <text:p>32.98</text:p>
          </table:table-cell>
          <table:table-cell office:value-type="string">
            <text:p>0.86846</text:p>
          </table:table-cell>
          <table:table-cell office:value-type="string">
            <text:p>2279.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string">
            <text:p>297.8</text:p>
          </table:table-cell>
          <table:table-cell office:value-type="string">
            <text:p>32.3</text:p>
          </table:table-cell>
          <table:table-cell office:value-type="string">
            <text:p>0.86849</text:p>
          </table:table-cell>
          <table:table-cell office:value-type="string">
            <text:p>2382.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string">
            <text:p>101.1</text:p>
          </table:table-cell>
          <table:table-cell office:value-type="string">
            <text:p>30.76</text:p>
          </table:table-cell>
          <table:table-cell office:value-type="string">
            <text:p>0.86853</text:p>
          </table:table-cell>
          <table:table-cell office:value-type="string">
            <text:p>817.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string">
            <text:p>54.8</text:p>
          </table:table-cell>
          <table:table-cell office:value-type="string">
            <text:p>29.33</text:p>
          </table:table-cell>
          <table:table-cell office:value-type="string">
            <text:p>0.86854</text:p>
          </table:table-cell>
          <table:table-cell office:value-type="string">
            <text:p>471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38.3</text:p>
          </table:table-cell>
          <table:table-cell office:value-type="string">
            <text:p>28.76</text:p>
          </table:table-cell>
          <table:table-cell office:value-type="string">
            <text:p>0.86857</text:p>
          </table:table-cell>
          <table:table-cell office:value-type="string">
            <text:p>324.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65.1</text:p>
          </table:table-cell>
          <table:table-cell office:value-type="string">
            <text:p>29.13</text:p>
          </table:table-cell>
          <table:table-cell office:value-type="string">
            <text:p>0.86857</text:p>
          </table:table-cell>
          <table:table-cell office:value-type="string">
            <text:p>342.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string">
            <text:p>59.3</text:p>
          </table:table-cell>
          <table:table-cell office:value-type="string">
            <text:p>28.97</text:p>
          </table:table-cell>
          <table:table-cell office:value-type="string">
            <text:p>0.86858</text:p>
          </table:table-cell>
          <table:table-cell office:value-type="string">
            <text:p>438.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string">
            <text:p>27.1</text:p>
          </table:table-cell>
          <table:table-cell office:value-type="string">
            <text:p>28.53</text:p>
          </table:table-cell>
          <table:table-cell office:value-type="string">
            <text:p>0.86859</text:p>
          </table:table-cell>
          <table:table-cell office:value-type="string">
            <text:p>221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10.3</text:p>
          </table:table-cell>
          <table:table-cell office:value-type="string">
            <text:p>27.97</text:p>
          </table:table-cell>
          <table:table-cell office:value-type="string">
            <text:p>0.86856</text:p>
          </table:table-cell>
          <table:table-cell office:value-type="string">
            <text:p>87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string">
            <text:p>0.9</text:p>
          </table:table-cell>
          <table:table-cell office:value-type="string">
            <text:p>27.47</text:p>
          </table:table-cell>
          <table:table-cell office:value-type="string">
            <text:p>0.86858</text:p>
          </table:table-cell>
          <table:table-cell office:value-type="string">
            <text:p>20.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string">
            <text:p>0.1</text:p>
          </table:table-cell>
          <table:table-cell office:value-type="string">
            <text:p>26.44</text:p>
          </table:table-cell>
          <table:table-cell office:value-type="string">
            <text:p>0.86869</text:p>
          </table:table-cell>
          <table:table-cell office:value-type="string">
            <text:p>5.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6.5</text:p>
          </table:table-cell>
          <table:table-cell office:value-type="string">
            <text:p>21.82</text:p>
          </table:table-cell>
          <table:table-cell office:value-type="string">
            <text:p>0.87455</text:p>
          </table:table-cell>
          <table:table-cell office:value-type="string">
            <text:p>43.6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9.7</text:p>
          </table:table-cell>
          <table:table-cell office:value-type="string">
            <text:p>21.72</text:p>
          </table:table-cell>
          <table:table-cell office:value-type="string">
            <text:p>0.87474</text:p>
          </table:table-cell>
          <table:table-cell office:value-type="string">
            <text:p>78.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19.7</text:p>
          </table:table-cell>
          <table:table-cell office:value-type="string">
            <text:p>21.82</text:p>
          </table:table-cell>
          <table:table-cell office:value-type="string">
            <text:p>0.87494</text:p>
          </table:table-cell>
          <table:table-cell office:value-type="string">
            <text:p>160.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45.6</text:p>
          </table:table-cell>
          <table:table-cell office:value-type="string">
            <text:p>22.3</text:p>
          </table:table-cell>
          <table:table-cell office:value-type="string">
            <text:p>0.87524</text:p>
          </table:table-cell>
          <table:table-cell office:value-type="string">
            <text:p>325.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57.1</text:p>
          </table:table-cell>
          <table:table-cell office:value-type="string">
            <text:p>22.69</text:p>
          </table:table-cell>
          <table:table-cell office:value-type="string">
            <text:p>0.87539</text:p>
          </table:table-cell>
          <table:table-cell office:value-type="string">
            <text:p>484.6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60.8</text:p>
          </table:table-cell>
          <table:table-cell office:value-type="string">
            <text:p>22.2</text:p>
          </table:table-cell>
          <table:table-cell office:value-type="string">
            <text:p>0.87561</text:p>
          </table:table-cell>
          <table:table-cell office:value-type="string">
            <text:p>543.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72.1</text:p>
          </table:table-cell>
          <table:table-cell office:value-type="string">
            <text:p>22.21</text:p>
          </table:table-cell>
          <table:table-cell office:value-type="string">
            <text:p>0.87581</text:p>
          </table:table-cell>
          <table:table-cell office:value-type="string">
            <text:p>651.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76.5</text:p>
          </table:table-cell>
          <table:table-cell office:value-type="string">
            <text:p>22.33</text:p>
          </table:table-cell>
          <table:table-cell office:value-type="string">
            <text:p>0.87602</text:p>
          </table:table-cell>
          <table:table-cell office:value-type="string">
            <text:p>686.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77.8</text:p>
          </table:table-cell>
          <table:table-cell office:value-type="string">
            <text:p>22.35</text:p>
          </table:table-cell>
          <table:table-cell office:value-type="string">
            <text:p>0.87623</text:p>
          </table:table-cell>
          <table:table-cell office:value-type="string">
            <text:p>694.4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104.3</text:p>
          </table:table-cell>
          <table:table-cell office:value-type="string">
            <text:p>22.41</text:p>
          </table:table-cell>
          <table:table-cell office:value-type="string">
            <text:p>0.87641</text:p>
          </table:table-cell>
          <table:table-cell office:value-type="string">
            <text:p>930.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155.8</text:p>
          </table:table-cell>
          <table:table-cell office:value-type="string">
            <text:p>22.72</text:p>
          </table:table-cell>
          <table:table-cell office:value-type="string">
            <text:p>0.87656</text:p>
          </table:table-cell>
          <table:table-cell office:value-type="string">
            <text:p>1420.6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360.1</text:p>
          </table:table-cell>
          <table:table-cell office:value-type="string">
            <text:p>23.88</text:p>
          </table:table-cell>
          <table:table-cell office:value-type="string">
            <text:p>0.87677</text:p>
          </table:table-cell>
          <table:table-cell office:value-type="string">
            <text:p>3194.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482.3</text:p>
          </table:table-cell>
          <table:table-cell office:value-type="string">
            <text:p>24.88</text:p>
          </table:table-cell>
          <table:table-cell office:value-type="string">
            <text:p>0.87706</text:p>
          </table:table-cell>
          <table:table-cell office:value-type="string">
            <text:p>4383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514.6</text:p>
          </table:table-cell>
          <table:table-cell office:value-type="string">
            <text:p>25.77</text:p>
          </table:table-cell>
          <table:table-cell office:value-type="string">
            <text:p>0.87727</text:p>
          </table:table-cell>
          <table:table-cell office:value-type="string">
            <text:p>4527.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502.7</text:p>
          </table:table-cell>
          <table:table-cell office:value-type="string">
            <text:p>25.77</text:p>
          </table:table-cell>
          <table:table-cell office:value-type="string">
            <text:p>0.87743</text:p>
          </table:table-cell>
          <table:table-cell office:value-type="string">
            <text:p>4455.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599.6</text:p>
          </table:table-cell>
          <table:table-cell office:value-type="string">
            <text:p>26.16</text:p>
          </table:table-cell>
          <table:table-cell office:value-type="string">
            <text:p>0.87762</text:p>
          </table:table-cell>
          <table:table-cell office:value-type="string">
            <text:p>5247.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436.7</text:p>
          </table:table-cell>
          <table:table-cell office:value-type="string">
            <text:p>26.39</text:p>
          </table:table-cell>
          <table:table-cell office:value-type="string">
            <text:p>0.8778</text:p>
          </table:table-cell>
          <table:table-cell office:value-type="string">
            <text:p>3909.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667.6</text:p>
          </table:table-cell>
          <table:table-cell office:value-type="string">
            <text:p>26.55</text:p>
          </table:table-cell>
          <table:table-cell office:value-type="string">
            <text:p>0.87804</text:p>
          </table:table-cell>
          <table:table-cell office:value-type="string">
            <text:p>6118.08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string">
            <text:p>767.9</text:p>
          </table:table-cell>
          <table:table-cell office:value-type="string">
            <text:p>28.47</text:p>
          </table:table-cell>
          <table:table-cell office:value-type="string">
            <text:p>0.87821</text:p>
          </table:table-cell>
          <table:table-cell office:value-type="string">
            <text:p>6795.0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834.6</text:p>
          </table:table-cell>
          <table:table-cell office:value-type="string">
            <text:p>28.79</text:p>
          </table:table-cell>
          <table:table-cell office:value-type="string">
            <text:p>0.87838</text:p>
          </table:table-cell>
          <table:table-cell office:value-type="string">
            <text:p>7286.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959.9</text:p>
          </table:table-cell>
          <table:table-cell office:value-type="string">
            <text:p>29.64</text:p>
          </table:table-cell>
          <table:table-cell office:value-type="string">
            <text:p>0.87853</text:p>
          </table:table-cell>
          <table:table-cell office:value-type="string">
            <text:p>8206.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929.3</text:p>
          </table:table-cell>
          <table:table-cell office:value-type="string">
            <text:p>29.94</text:p>
          </table:table-cell>
          <table:table-cell office:value-type="string">
            <text:p>0.87868</text:p>
          </table:table-cell>
          <table:table-cell office:value-type="string">
            <text:p>7726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937.5</text:p>
          </table:table-cell>
          <table:table-cell office:value-type="string">
            <text:p>29.72</text:p>
          </table:table-cell>
          <table:table-cell office:value-type="string">
            <text:p>0.87883</text:p>
          </table:table-cell>
          <table:table-cell office:value-type="string">
            <text:p>7513.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string">
            <text:p>932.8</text:p>
          </table:table-cell>
          <table:table-cell office:value-type="string">
            <text:p>30.26</text:p>
          </table:table-cell>
          <table:table-cell office:value-type="string">
            <text:p>0.87898</text:p>
          </table:table-cell>
          <table:table-cell office:value-type="string">
            <text:p>7569.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string">
            <text:p>629.2</text:p>
          </table:table-cell>
          <table:table-cell office:value-type="string">
            <text:p>29.79</text:p>
          </table:table-cell>
          <table:table-cell office:value-type="string">
            <text:p>0.87914</text:p>
          </table:table-cell>
          <table:table-cell office:value-type="string">
            <text:p>5544.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string">
            <text:p>653.8</text:p>
          </table:table-cell>
          <table:table-cell office:value-type="string">
            <text:p>30.04</text:p>
          </table:table-cell>
          <table:table-cell office:value-type="string">
            <text:p>0.87929</text:p>
          </table:table-cell>
          <table:table-cell office:value-type="string">
            <text:p>5470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765.6</text:p>
          </table:table-cell>
          <table:table-cell office:value-type="string">
            <text:p>29.64</text:p>
          </table:table-cell>
          <table:table-cell office:value-type="string">
            <text:p>0.87945</text:p>
          </table:table-cell>
          <table:table-cell office:value-type="string">
            <text:p>6088.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string">
            <text:p>1164.2</text:p>
          </table:table-cell>
          <table:table-cell office:value-type="string">
            <text:p>31.38</text:p>
          </table:table-cell>
          <table:table-cell office:value-type="string">
            <text:p>0.87958</text:p>
          </table:table-cell>
          <table:table-cell office:value-type="string">
            <text:p>8335.9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string">
            <text:p>718.3</text:p>
          </table:table-cell>
          <table:table-cell office:value-type="string">
            <text:p>30.96</text:p>
          </table:table-cell>
          <table:table-cell office:value-type="string">
            <text:p>0.87973</text:p>
          </table:table-cell>
          <table:table-cell office:value-type="string">
            <text:p>5749.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825.1</text:p>
          </table:table-cell>
          <table:table-cell office:value-type="string">
            <text:p>31.05</text:p>
          </table:table-cell>
          <table:table-cell office:value-type="string">
            <text:p>0.87982</text:p>
          </table:table-cell>
          <table:table-cell office:value-type="string">
            <text:p>6138.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string">
            <text:p>1209.72</text:p>
          </table:table-cell>
          <table:table-cell office:value-type="string">
            <text:p>32.73</text:p>
          </table:table-cell>
          <table:table-cell office:value-type="string">
            <text:p>0.87996</text:p>
          </table:table-cell>
          <table:table-cell office:value-type="string">
            <text:p>8149.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string">
            <text:p>898.95</text:p>
          </table:table-cell>
          <table:table-cell office:value-type="string">
            <text:p>31.98</text:p>
          </table:table-cell>
          <table:table-cell office:value-type="string">
            <text:p>0.88012</text:p>
          </table:table-cell>
          <table:table-cell office:value-type="string">
            <text:p>6703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468.8</text:p>
          </table:table-cell>
          <table:table-cell office:value-type="string">
            <text:p>31.48</text:p>
          </table:table-cell>
          <table:table-cell office:value-type="string">
            <text:p>0.88024</text:p>
          </table:table-cell>
          <table:table-cell office:value-type="string">
            <text:p>4011.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string">
            <text:p>993.5</text:p>
          </table:table-cell>
          <table:table-cell office:value-type="string">
            <text:p>31.02</text:p>
          </table:table-cell>
          <table:table-cell office:value-type="string">
            <text:p>0.88036</text:p>
          </table:table-cell>
          <table:table-cell office:value-type="string">
            <text:p>7223.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1120.3</text:p>
          </table:table-cell>
          <table:table-cell office:value-type="string">
            <text:p>32.14</text:p>
          </table:table-cell>
          <table:table-cell office:value-type="string">
            <text:p>0.88051</text:p>
          </table:table-cell>
          <table:table-cell office:value-type="string">
            <text:p>8426.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079.4</text:p>
          </table:table-cell>
          <table:table-cell office:value-type="string">
            <text:p>32.39</text:p>
          </table:table-cell>
          <table:table-cell office:value-type="string">
            <text:p>0.88059</text:p>
          </table:table-cell>
          <table:table-cell office:value-type="string">
            <text:p>8420.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083.8</text:p>
          </table:table-cell>
          <table:table-cell office:value-type="string">
            <text:p>32.29</text:p>
          </table:table-cell>
          <table:table-cell office:value-type="string">
            <text:p>0.88074</text:p>
          </table:table-cell>
          <table:table-cell office:value-type="string">
            <text:p>8425.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string">
            <text:p>929.75</text:p>
          </table:table-cell>
          <table:table-cell office:value-type="string">
            <text:p>32.19</text:p>
          </table:table-cell>
          <table:table-cell office:value-type="string">
            <text:p>0.88087</text:p>
          </table:table-cell>
          <table:table-cell office:value-type="string">
            <text:p>7101.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1155.4</text:p>
          </table:table-cell>
          <table:table-cell office:value-type="string">
            <text:p>32.3</text:p>
          </table:table-cell>
          <table:table-cell office:value-type="string">
            <text:p>0.88102</text:p>
          </table:table-cell>
          <table:table-cell office:value-type="string">
            <text:p>8421.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239">
            <text:p>1239</text:p>
          </table:table-cell>
          <table:table-cell office:value-type="string">
            <text:p>33.63</text:p>
          </table:table-cell>
          <table:table-cell office:value-type="string">
            <text:p>0.88113</text:p>
          </table:table-cell>
          <table:table-cell office:value-type="string">
            <text:p>8399.0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string">
            <text:p>1093.1</text:p>
          </table:table-cell>
          <table:table-cell office:value-type="string">
            <text:p>34.46</text:p>
          </table:table-cell>
          <table:table-cell office:value-type="string">
            <text:p>0.88126</text:p>
          </table:table-cell>
          <table:table-cell office:value-type="string">
            <text:p>7112.6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string">
            <text:p>841.8</text:p>
          </table:table-cell>
          <table:table-cell office:value-type="string">
            <text:p>32.93</text:p>
          </table:table-cell>
          <table:table-cell office:value-type="string">
            <text:p>0.88136</text:p>
          </table:table-cell>
          <table:table-cell office:value-type="string">
            <text:p>6011.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string">
            <text:p>651.6</text:p>
          </table:table-cell>
          <table:table-cell office:value-type="string">
            <text:p>32.58</text:p>
          </table:table-cell>
          <table:table-cell office:value-type="string">
            <text:p>0.88147</text:p>
          </table:table-cell>
          <table:table-cell office:value-type="string">
            <text:p>5298.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string">
            <text:p>1128.1</text:p>
          </table:table-cell>
          <table:table-cell office:value-type="string">
            <text:p>33.86</text:p>
          </table:table-cell>
          <table:table-cell office:value-type="string">
            <text:p>0.88157</text:p>
          </table:table-cell>
          <table:table-cell office:value-type="string">
            <text:p>8428.5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string">
            <text:p>1001.5</text:p>
          </table:table-cell>
          <table:table-cell office:value-type="string">
            <text:p>34.48</text:p>
          </table:table-cell>
          <table:table-cell office:value-type="string">
            <text:p>0.88167</text:p>
          </table:table-cell>
          <table:table-cell office:value-type="string">
            <text:p>8002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string">
            <text:p>997.2</text:p>
          </table:table-cell>
          <table:table-cell office:value-type="string">
            <text:p>35.05</text:p>
          </table:table-cell>
          <table:table-cell office:value-type="string">
            <text:p>0.88177</text:p>
          </table:table-cell>
          <table:table-cell office:value-type="string">
            <text:p>7855.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554.4</text:p>
          </table:table-cell>
          <table:table-cell office:value-type="string">
            <text:p>34.16</text:p>
          </table:table-cell>
          <table:table-cell office:value-type="string">
            <text:p>0.88184</text:p>
          </table:table-cell>
          <table:table-cell office:value-type="string">
            <text:p>4397.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string">
            <text:p>656.2</text:p>
          </table:table-cell>
          <table:table-cell office:value-type="string">
            <text:p>33.36</text:p>
          </table:table-cell>
          <table:table-cell office:value-type="string">
            <text:p>0.88195</text:p>
          </table:table-cell>
          <table:table-cell office:value-type="string">
            <text:p>4610.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840.7</text:p>
          </table:table-cell>
          <table:table-cell office:value-type="string">
            <text:p>32.92</text:p>
          </table:table-cell>
          <table:table-cell office:value-type="string">
            <text:p>0.88202</text:p>
          </table:table-cell>
          <table:table-cell office:value-type="string">
            <text:p>6916.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976.3</text:p>
          </table:table-cell>
          <table:table-cell office:value-type="string">
            <text:p>34.71</text:p>
          </table:table-cell>
          <table:table-cell office:value-type="string">
            <text:p>0.88206</text:p>
          </table:table-cell>
          <table:table-cell office:value-type="string">
            <text:p>7789.5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874.3</text:p>
          </table:table-cell>
          <table:table-cell office:value-type="string">
            <text:p>34.97</text:p>
          </table:table-cell>
          <table:table-cell office:value-type="string">
            <text:p>0.88216</text:p>
          </table:table-cell>
          <table:table-cell office:value-type="string">
            <text:p>7059.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string">
            <text:p>597.5</text:p>
          </table:table-cell>
          <table:table-cell office:value-type="string">
            <text:p>35.01</text:p>
          </table:table-cell>
          <table:table-cell office:value-type="string">
            <text:p>0.88225</text:p>
          </table:table-cell>
          <table:table-cell office:value-type="string">
            <text:p>5095.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string">
            <text:p>663.4</text:p>
          </table:table-cell>
          <table:table-cell office:value-type="string">
            <text:p>36.23</text:p>
          </table:table-cell>
          <table:table-cell office:value-type="string">
            <text:p>0.88231</text:p>
          </table:table-cell>
          <table:table-cell office:value-type="string">
            <text:p>5325.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string">
            <text:p>430.7</text:p>
          </table:table-cell>
          <table:table-cell office:value-type="string">
            <text:p>33.19</text:p>
          </table:table-cell>
          <table:table-cell office:value-type="string">
            <text:p>0.8824</text:p>
          </table:table-cell>
          <table:table-cell office:value-type="string">
            <text:p>3327.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string">
            <text:p>682.6</text:p>
          </table:table-cell>
          <table:table-cell office:value-type="string">
            <text:p>35.01</text:p>
          </table:table-cell>
          <table:table-cell office:value-type="string">
            <text:p>0.88244</text:p>
          </table:table-cell>
          <table:table-cell office:value-type="string">
            <text:p>5677.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string">
            <text:p>133.7</text:p>
          </table:table-cell>
          <table:table-cell office:value-type="string">
            <text:p>32.59</text:p>
          </table:table-cell>
          <table:table-cell office:value-type="string">
            <text:p>0.88251</text:p>
          </table:table-cell>
          <table:table-cell office:value-type="string">
            <text:p>1108.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string">
            <text:p>131.1</text:p>
          </table:table-cell>
          <table:table-cell office:value-type="string">
            <text:p>31.93</text:p>
          </table:table-cell>
          <table:table-cell office:value-type="string">
            <text:p>0.88256</text:p>
          </table:table-cell>
          <table:table-cell office:value-type="string">
            <text:p>1082.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string">
            <text:p>434.1</text:p>
          </table:table-cell>
          <table:table-cell office:value-type="string">
            <text:p>32.65</text:p>
          </table:table-cell>
          <table:table-cell office:value-type="string">
            <text:p>0.88258</text:p>
          </table:table-cell>
          <table:table-cell office:value-type="string">
            <text:p>3549.6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246.1</text:p>
          </table:table-cell>
          <table:table-cell office:value-type="string">
            <text:p>34.91</text:p>
          </table:table-cell>
          <table:table-cell office:value-type="string">
            <text:p>0.88263</text:p>
          </table:table-cell>
          <table:table-cell office:value-type="string">
            <text:p>2033.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94.4</text:p>
          </table:table-cell>
          <table:table-cell office:value-type="string">
            <text:p>31.2</text:p>
          </table:table-cell>
          <table:table-cell office:value-type="string">
            <text:p>0.88266</text:p>
          </table:table-cell>
          <table:table-cell office:value-type="string">
            <text:p>784.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string">
            <text:p>203.5</text:p>
          </table:table-cell>
          <table:table-cell office:value-type="string">
            <text:p>32.03</text:p>
          </table:table-cell>
          <table:table-cell office:value-type="string">
            <text:p>0.88266</text:p>
          </table:table-cell>
          <table:table-cell office:value-type="string">
            <text:p>1568.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string">
            <text:p>314.7</text:p>
          </table:table-cell>
          <table:table-cell office:value-type="string">
            <text:p>31.74</text:p>
          </table:table-cell>
          <table:table-cell office:value-type="string">
            <text:p>0.8827</text:p>
          </table:table-cell>
          <table:table-cell office:value-type="string">
            <text:p>2496.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string">
            <text:p>444.6</text:p>
          </table:table-cell>
          <table:table-cell office:value-type="string">
            <text:p>33.76</text:p>
          </table:table-cell>
          <table:table-cell office:value-type="string">
            <text:p>0.8828</text:p>
          </table:table-cell>
          <table:table-cell office:value-type="string">
            <text:p>3519.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378">
            <text:p>378</text:p>
          </table:table-cell>
          <table:table-cell office:value-type="string">
            <text:p>33.7</text:p>
          </table:table-cell>
          <table:table-cell office:value-type="string">
            <text:p>0.88288</text:p>
          </table:table-cell>
          <table:table-cell office:value-type="string">
            <text:p>2931.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string">
            <text:p>278.9</text:p>
          </table:table-cell>
          <table:table-cell office:value-type="string">
            <text:p>33.2</text:p>
          </table:table-cell>
          <table:table-cell office:value-type="string">
            <text:p>0.88295</text:p>
          </table:table-cell>
          <table:table-cell office:value-type="string">
            <text:p>2099.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office:value-type="string">
            <text:p>239.1</text:p>
          </table:table-cell>
          <table:table-cell office:value-type="string">
            <text:p>34.26</text:p>
          </table:table-cell>
          <table:table-cell office:value-type="float" office:value="883">
            <text:p>883</text:p>
          </table:table-cell>
          <table:table-cell office:value-type="string">
            <text:p>1714.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185.7</text:p>
          </table:table-cell>
          <table:table-cell office:value-type="string">
            <text:p>34.08</text:p>
          </table:table-cell>
          <table:table-cell office:value-type="string">
            <text:p>0.88302</text:p>
          </table:table-cell>
          <table:table-cell office:value-type="string">
            <text:p>1261.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106.6</text:p>
          </table:table-cell>
          <table:table-cell office:value-type="string">
            <text:p>32.97</text:p>
          </table:table-cell>
          <table:table-cell office:value-type="string">
            <text:p>0.88305</text:p>
          </table:table-cell>
          <table:table-cell office:value-type="string">
            <text:p>588.6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string">
            <text:p>23.8</text:p>
          </table:table-cell>
          <table:table-cell office:value-type="string">
            <text:p>29.94</text:p>
          </table:table-cell>
          <table:table-cell office:value-type="string">
            <text:p>0.88307</text:p>
          </table:table-cell>
          <table:table-cell office:value-type="string">
            <text:p>193.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string">
            <text:p>17.7</text:p>
          </table:table-cell>
          <table:table-cell office:value-type="string">
            <text:p>29.06</text:p>
          </table:table-cell>
          <table:table-cell office:value-type="string">
            <text:p>0.88316</text:p>
          </table:table-cell>
          <table:table-cell office:value-type="string">
            <text:p>148.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string">
            <text:p>10.6</text:p>
          </table:table-cell>
          <table:table-cell office:value-type="string">
            <text:p>28.69</text:p>
          </table:table-cell>
          <table:table-cell office:value-type="string">
            <text:p>0.8833</text:p>
          </table:table-cell>
          <table:table-cell office:value-type="string">
            <text:p>88.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string">
            <text:p>5.8</text:p>
          </table:table-cell>
          <table:table-cell office:value-type="string">
            <text:p>28.21</text:p>
          </table:table-cell>
          <table:table-cell office:value-type="string">
            <text:p>0.88336</text:p>
          </table:table-cell>
          <table:table-cell office:value-type="string">
            <text:p>50.9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0.4</text:p>
          </table:table-cell>
          <table:table-cell office:value-type="string">
            <text:p>28.13</text:p>
          </table:table-cell>
          <table:table-cell office:value-type="string">
            <text:p>0.8834</text:p>
          </table:table-cell>
          <table:table-cell office:value-type="string">
            <text:p>15.6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.75</text:p>
          </table:table-cell>
          <table:table-cell office:value-type="string">
            <text:p>22.36</text:p>
          </table:table-cell>
          <table:table-cell office:value-type="string">
            <text:p>0.88824</text:p>
          </table:table-cell>
          <table:table-cell office:value-type="string">
            <text:p>22.5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9.1</text:p>
          </table:table-cell>
          <table:table-cell office:value-type="string">
            <text:p>22.48</text:p>
          </table:table-cell>
          <table:table-cell office:value-type="string">
            <text:p>0.88822</text:p>
          </table:table-cell>
          <table:table-cell office:value-type="string">
            <text:p>66.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22.69</text:p>
          </table:table-cell>
          <table:table-cell office:value-type="string">
            <text:p>0.8882</text:p>
          </table:table-cell>
          <table:table-cell office:value-type="string">
            <text:p>159.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24.7</text:p>
          </table:table-cell>
          <table:table-cell office:value-type="string">
            <text:p>23.11</text:p>
          </table:table-cell>
          <table:table-cell office:value-type="string">
            <text:p>0.88819</text:p>
          </table:table-cell>
          <table:table-cell office:value-type="string">
            <text:p>202.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string">
            <text:p>23.39</text:p>
          </table:table-cell>
          <table:table-cell office:value-type="string">
            <text:p>0.88817</text:p>
          </table:table-cell>
          <table:table-cell office:value-type="string">
            <text:p>282.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67.5</text:p>
          </table:table-cell>
          <table:table-cell office:value-type="string">
            <text:p>23.67</text:p>
          </table:table-cell>
          <table:table-cell office:value-type="string">
            <text:p>0.88817</text:p>
          </table:table-cell>
          <table:table-cell office:value-type="string">
            <text:p>585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68.2</text:p>
          </table:table-cell>
          <table:table-cell office:value-type="string">
            <text:p>24.24</text:p>
          </table:table-cell>
          <table:table-cell office:value-type="string">
            <text:p>0.88818</text:p>
          </table:table-cell>
          <table:table-cell office:value-type="string">
            <text:p>591.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44.9</text:p>
          </table:table-cell>
          <table:table-cell office:value-type="string">
            <text:p>24.36</text:p>
          </table:table-cell>
          <table:table-cell office:value-type="string">
            <text:p>0.88816</text:p>
          </table:table-cell>
          <table:table-cell office:value-type="string">
            <text:p>377.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48.5</text:p>
          </table:table-cell>
          <table:table-cell office:value-type="string">
            <text:p>24.35</text:p>
          </table:table-cell>
          <table:table-cell office:value-type="string">
            <text:p>0.88813</text:p>
          </table:table-cell>
          <table:table-cell office:value-type="string">
            <text:p>400.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58.7</text:p>
          </table:table-cell>
          <table:table-cell office:value-type="string">
            <text:p>24.59</text:p>
          </table:table-cell>
          <table:table-cell office:value-type="string">
            <text:p>0.88808</text:p>
          </table:table-cell>
          <table:table-cell office:value-type="string">
            <text:p>504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53.5</text:p>
          </table:table-cell>
          <table:table-cell office:value-type="string">
            <text:p>24.69</text:p>
          </table:table-cell>
          <table:table-cell office:value-type="string">
            <text:p>0.88805</text:p>
          </table:table-cell>
          <table:table-cell office:value-type="string">
            <text:p>450.5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51.9</text:p>
          </table:table-cell>
          <table:table-cell office:value-type="string">
            <text:p>24.68</text:p>
          </table:table-cell>
          <table:table-cell office:value-type="string">
            <text:p>0.88802</text:p>
          </table:table-cell>
          <table:table-cell office:value-type="string">
            <text:p>432.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53.9</text:p>
          </table:table-cell>
          <table:table-cell office:value-type="string">
            <text:p>24.65</text:p>
          </table:table-cell>
          <table:table-cell office:value-type="string">
            <text:p>0.88798</text:p>
          </table:table-cell>
          <table:table-cell office:value-type="string">
            <text:p>449.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70.8</text:p>
          </table:table-cell>
          <table:table-cell office:value-type="string">
            <text:p>25.11</text:p>
          </table:table-cell>
          <table:table-cell office:value-type="string">
            <text:p>0.88794</text:p>
          </table:table-cell>
          <table:table-cell office:value-type="string">
            <text:p>599.9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88.1</text:p>
          </table:table-cell>
          <table:table-cell office:value-type="string">
            <text:p>25.25</text:p>
          </table:table-cell>
          <table:table-cell office:value-type="string">
            <text:p>0.88791</text:p>
          </table:table-cell>
          <table:table-cell office:value-type="string">
            <text:p>765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119.9</text:p>
          </table:table-cell>
          <table:table-cell office:value-type="string">
            <text:p>25.36</text:p>
          </table:table-cell>
          <table:table-cell office:value-type="string">
            <text:p>0.8879</text:p>
          </table:table-cell>
          <table:table-cell office:value-type="string">
            <text:p>1038.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232.7</text:p>
          </table:table-cell>
          <table:table-cell office:value-type="string">
            <text:p>26.34</text:p>
          </table:table-cell>
          <table:table-cell office:value-type="string">
            <text:p>0.88791</text:p>
          </table:table-cell>
          <table:table-cell office:value-type="string">
            <text:p>2068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305.9</text:p>
          </table:table-cell>
          <table:table-cell office:value-type="string">
            <text:p>27.79</text:p>
          </table:table-cell>
          <table:table-cell office:value-type="string">
            <text:p>0.88792</text:p>
          </table:table-cell>
          <table:table-cell office:value-type="string">
            <text:p>2775.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339.2</text:p>
          </table:table-cell>
          <table:table-cell office:value-type="string">
            <text:p>28.58</text:p>
          </table:table-cell>
          <table:table-cell office:value-type="string">
            <text:p>0.88796</text:p>
          </table:table-cell>
          <table:table-cell office:value-type="string">
            <text:p>3016.86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348.2</text:p>
          </table:table-cell>
          <table:table-cell office:value-type="string">
            <text:p>28.87</text:p>
          </table:table-cell>
          <table:table-cell office:value-type="float" office:value="888">
            <text:p>888</text:p>
          </table:table-cell>
          <table:table-cell office:value-type="string">
            <text:p>2978.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350.7</text:p>
          </table:table-cell>
          <table:table-cell office:value-type="string">
            <text:p>28.96</text:p>
          </table:table-cell>
          <table:table-cell office:value-type="string">
            <text:p>0.88806</text:p>
          </table:table-cell>
          <table:table-cell office:value-type="string">
            <text:p>3113.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458.6</text:p>
          </table:table-cell>
          <table:table-cell office:value-type="string">
            <text:p>29.79</text:p>
          </table:table-cell>
          <table:table-cell office:value-type="string">
            <text:p>0.88814</text:p>
          </table:table-cell>
          <table:table-cell office:value-type="string">
            <text:p>4007.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555.5</text:p>
          </table:table-cell>
          <table:table-cell office:value-type="string">
            <text:p>30.12</text:p>
          </table:table-cell>
          <table:table-cell office:value-type="string">
            <text:p>0.88822</text:p>
          </table:table-cell>
          <table:table-cell office:value-type="string">
            <text:p>4890.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38">
            <text:p>638</text:p>
          </table:table-cell>
          <table:table-cell office:value-type="string">
            <text:p>31.57</text:p>
          </table:table-cell>
          <table:table-cell office:value-type="string">
            <text:p>0.88829</text:p>
          </table:table-cell>
          <table:table-cell office:value-type="string">
            <text:p>5594.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832.3</text:p>
          </table:table-cell>
          <table:table-cell office:value-type="string">
            <text:p>30.78</text:p>
          </table:table-cell>
          <table:table-cell office:value-type="string">
            <text:p>0.88839</text:p>
          </table:table-cell>
          <table:table-cell office:value-type="string">
            <text:p>6981.9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745.7</text:p>
          </table:table-cell>
          <table:table-cell office:value-type="string">
            <text:p>30.55</text:p>
          </table:table-cell>
          <table:table-cell office:value-type="string">
            <text:p>0.88845</text:p>
          </table:table-cell>
          <table:table-cell office:value-type="string">
            <text:p>6313.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string">
            <text:p>952.7</text:p>
          </table:table-cell>
          <table:table-cell office:value-type="string">
            <text:p>31.76</text:p>
          </table:table-cell>
          <table:table-cell office:value-type="string">
            <text:p>0.88852</text:p>
          </table:table-cell>
          <table:table-cell office:value-type="string">
            <text:p>7863.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967">
            <text:p>967</text:p>
          </table:table-cell>
          <table:table-cell office:value-type="string">
            <text:p>32.07</text:p>
          </table:table-cell>
          <table:table-cell office:value-type="string">
            <text:p>0.88859</text:p>
          </table:table-cell>
          <table:table-cell office:value-type="string">
            <text:p>7843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924.9</text:p>
          </table:table-cell>
          <table:table-cell office:value-type="string">
            <text:p>32.46</text:p>
          </table:table-cell>
          <table:table-cell office:value-type="string">
            <text:p>0.88867</text:p>
          </table:table-cell>
          <table:table-cell office:value-type="string">
            <text:p>7461.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1117.6</text:p>
          </table:table-cell>
          <table:table-cell office:value-type="string">
            <text:p>32.44</text:p>
          </table:table-cell>
          <table:table-cell office:value-type="string">
            <text:p>0.88878</text:p>
          </table:table-cell>
          <table:table-cell office:value-type="string">
            <text:p>8303.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1074.8</text:p>
          </table:table-cell>
          <table:table-cell office:value-type="string">
            <text:p>32.7</text:p>
          </table:table-cell>
          <table:table-cell office:value-type="string">
            <text:p>0.88892</text:p>
          </table:table-cell>
          <table:table-cell office:value-type="string">
            <text:p>8396.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939.4</text:p>
          </table:table-cell>
          <table:table-cell office:value-type="string">
            <text:p>33.18</text:p>
          </table:table-cell>
          <table:table-cell office:value-type="string">
            <text:p>0.88902</text:p>
          </table:table-cell>
          <table:table-cell office:value-type="string">
            <text:p>7435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string">
            <text:p>1118.6</text:p>
          </table:table-cell>
          <table:table-cell office:value-type="string">
            <text:p>32.86</text:p>
          </table:table-cell>
          <table:table-cell office:value-type="string">
            <text:p>0.8891</text:p>
          </table:table-cell>
          <table:table-cell office:value-type="string">
            <text:p>8340.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string">
            <text:p>1038.9</text:p>
          </table:table-cell>
          <table:table-cell office:value-type="string">
            <text:p>33.06</text:p>
          </table:table-cell>
          <table:table-cell office:value-type="string">
            <text:p>0.88916</text:p>
          </table:table-cell>
          <table:table-cell office:value-type="string">
            <text:p>7827.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903.4</text:p>
          </table:table-cell>
          <table:table-cell office:value-type="string">
            <text:p>32.64</text:p>
          </table:table-cell>
          <table:table-cell office:value-type="string">
            <text:p>0.88924</text:p>
          </table:table-cell>
          <table:table-cell office:value-type="string">
            <text:p>6758.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1141.1</text:p>
          </table:table-cell>
          <table:table-cell office:value-type="string">
            <text:p>33.38</text:p>
          </table:table-cell>
          <table:table-cell office:value-type="string">
            <text:p>0.88934</text:p>
          </table:table-cell>
          <table:table-cell office:value-type="string">
            <text:p>8425.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841.2</text:p>
          </table:table-cell>
          <table:table-cell office:value-type="string">
            <text:p>33.27</text:p>
          </table:table-cell>
          <table:table-cell office:value-type="string">
            <text:p>0.88943</text:p>
          </table:table-cell>
          <table:table-cell office:value-type="string">
            <text:p>6310.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1028.8</text:p>
          </table:table-cell>
          <table:table-cell office:value-type="string">
            <text:p>32.86</text:p>
          </table:table-cell>
          <table:table-cell office:value-type="string">
            <text:p>0.88956</text:p>
          </table:table-cell>
          <table:table-cell office:value-type="string">
            <text:p>7592.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151">
            <text:p>1151</text:p>
          </table:table-cell>
          <table:table-cell office:value-type="string">
            <text:p>33.67</text:p>
          </table:table-cell>
          <table:table-cell office:value-type="string">
            <text:p>0.88965</text:p>
          </table:table-cell>
          <table:table-cell office:value-type="string">
            <text:p>8010.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929.3</text:p>
          </table:table-cell>
          <table:table-cell office:value-type="string">
            <text:p>34.34</text:p>
          </table:table-cell>
          <table:table-cell office:value-type="string">
            <text:p>0.88978</text:p>
          </table:table-cell>
          <table:table-cell office:value-type="string">
            <text:p>6429.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778.3</text:p>
          </table:table-cell>
          <table:table-cell office:value-type="float" office:value="33">
            <text:p>33</text:p>
          </table:table-cell>
          <table:table-cell office:value-type="string">
            <text:p>0.88989</text:p>
          </table:table-cell>
          <table:table-cell office:value-type="string">
            <text:p>5494.9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string">
            <text:p>681.2</text:p>
          </table:table-cell>
          <table:table-cell office:value-type="string">
            <text:p>33.67</text:p>
          </table:table-cell>
          <table:table-cell office:value-type="string">
            <text:p>0.88995</text:p>
          </table:table-cell>
          <table:table-cell office:value-type="string">
            <text:p>5015.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string">
            <text:p>333.7</text:p>
          </table:table-cell>
          <table:table-cell office:value-type="string">
            <text:p>32.55</text:p>
          </table:table-cell>
          <table:table-cell office:value-type="string">
            <text:p>0.89004</text:p>
          </table:table-cell>
          <table:table-cell office:value-type="string">
            <text:p>2555.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string">
            <text:p>462.1</text:p>
          </table:table-cell>
          <table:table-cell office:value-type="string">
            <text:p>31.9</text:p>
          </table:table-cell>
          <table:table-cell office:value-type="string">
            <text:p>0.89013</text:p>
          </table:table-cell>
          <table:table-cell office:value-type="string">
            <text:p>3738.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string">
            <text:p>690.5</text:p>
          </table:table-cell>
          <table:table-cell office:value-type="string">
            <text:p>34.09</text:p>
          </table:table-cell>
          <table:table-cell office:value-type="string">
            <text:p>0.8902</text:p>
          </table:table-cell>
          <table:table-cell office:value-type="string">
            <text:p>5397.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666.9</text:p>
          </table:table-cell>
          <table:table-cell office:value-type="string">
            <text:p>34.54</text:p>
          </table:table-cell>
          <table:table-cell office:value-type="string">
            <text:p>0.89027</text:p>
          </table:table-cell>
          <table:table-cell office:value-type="string">
            <text:p>5221.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112">
            <text:p>1112</text:p>
          </table:table-cell>
          <table:table-cell office:value-type="string">
            <text:p>37.34</text:p>
          </table:table-cell>
          <table:table-cell office:value-type="string">
            <text:p>0.89033</text:p>
          </table:table-cell>
          <table:table-cell office:value-type="string">
            <text:p>8415.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string">
            <text:p>284.2</text:p>
          </table:table-cell>
          <table:table-cell office:value-type="string">
            <text:p>35.13</text:p>
          </table:table-cell>
          <table:table-cell office:value-type="string">
            <text:p>0.8904</text:p>
          </table:table-cell>
          <table:table-cell office:value-type="string">
            <text:p>2255.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string">
            <text:p>487.5</text:p>
          </table:table-cell>
          <table:table-cell office:value-type="string">
            <text:p>34.16</text:p>
          </table:table-cell>
          <table:table-cell office:value-type="string">
            <text:p>0.89046</text:p>
          </table:table-cell>
          <table:table-cell office:value-type="string">
            <text:p>3736.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786.8</text:p>
          </table:table-cell>
          <table:table-cell office:value-type="string">
            <text:p>34.25</text:p>
          </table:table-cell>
          <table:table-cell office:value-type="string">
            <text:p>0.89047</text:p>
          </table:table-cell>
          <table:table-cell office:value-type="string">
            <text:p>6128.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string">
            <text:p>294.8</text:p>
          </table:table-cell>
          <table:table-cell office:value-type="string">
            <text:p>34.91</text:p>
          </table:table-cell>
          <table:table-cell office:value-type="string">
            <text:p>0.89049</text:p>
          </table:table-cell>
          <table:table-cell office:value-type="string">
            <text:p>2398.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string">
            <text:p>258.6</text:p>
          </table:table-cell>
          <table:table-cell office:value-type="string">
            <text:p>33.51</text:p>
          </table:table-cell>
          <table:table-cell office:value-type="string">
            <text:p>0.89049</text:p>
          </table:table-cell>
          <table:table-cell office:value-type="string">
            <text:p>2339.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string">
            <text:p>934.5</text:p>
          </table:table-cell>
          <table:table-cell office:value-type="string">
            <text:p>36.33</text:p>
          </table:table-cell>
          <table:table-cell office:value-type="string">
            <text:p>0.89056</text:p>
          </table:table-cell>
          <table:table-cell office:value-type="string">
            <text:p>7782.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string">
            <text:p>175.1</text:p>
          </table:table-cell>
          <table:table-cell office:value-type="string">
            <text:p>34.69</text:p>
          </table:table-cell>
          <table:table-cell office:value-type="string">
            <text:p>0.89064</text:p>
          </table:table-cell>
          <table:table-cell office:value-type="string">
            <text:p>1450.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string">
            <text:p>191.9</text:p>
          </table:table-cell>
          <table:table-cell office:value-type="string">
            <text:p>32.58</text:p>
          </table:table-cell>
          <table:table-cell office:value-type="string">
            <text:p>0.89067</text:p>
          </table:table-cell>
          <table:table-cell office:value-type="string">
            <text:p>1660.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171">
            <text:p>171</text:p>
          </table:table-cell>
          <table:table-cell office:value-type="string">
            <text:p>32.27</text:p>
          </table:table-cell>
          <table:table-cell office:value-type="string">
            <text:p>0.89072</text:p>
          </table:table-cell>
          <table:table-cell office:value-type="string">
            <text:p>1489.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string">
            <text:p>108.9</text:p>
          </table:table-cell>
          <table:table-cell office:value-type="string">
            <text:p>32.19</text:p>
          </table:table-cell>
          <table:table-cell office:value-type="string">
            <text:p>0.89077</text:p>
          </table:table-cell>
          <table:table-cell office:value-type="string">
            <text:p>926.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string">
            <text:p>103.1</text:p>
          </table:table-cell>
          <table:table-cell office:value-type="string">
            <text:p>31.84</text:p>
          </table:table-cell>
          <table:table-cell office:value-type="string">
            <text:p>0.89078</text:p>
          </table:table-cell>
          <table:table-cell office:value-type="string">
            <text:p>882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string">
            <text:p>446.2</text:p>
          </table:table-cell>
          <table:table-cell office:value-type="string">
            <text:p>34.29</text:p>
          </table:table-cell>
          <table:table-cell office:value-type="string">
            <text:p>0.8908</text:p>
          </table:table-cell>
          <table:table-cell office:value-type="string">
            <text:p>3784.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223.9</text:p>
          </table:table-cell>
          <table:table-cell office:value-type="string">
            <text:p>34.8</text:p>
          </table:table-cell>
          <table:table-cell office:value-type="string">
            <text:p>0.89088</text:p>
          </table:table-cell>
          <table:table-cell office:value-type="string">
            <text:p>1817.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123.6</text:p>
          </table:table-cell>
          <table:table-cell office:value-type="string">
            <text:p>31.81</text:p>
          </table:table-cell>
          <table:table-cell office:value-type="string">
            <text:p>0.89093</text:p>
          </table:table-cell>
          <table:table-cell office:value-type="string">
            <text:p>1088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string">
            <text:p>117.9</text:p>
          </table:table-cell>
          <table:table-cell office:value-type="string">
            <text:p>30.31</text:p>
          </table:table-cell>
          <table:table-cell office:value-type="string">
            <text:p>0.89097</text:p>
          </table:table-cell>
          <table:table-cell office:value-type="string">
            <text:p>1039.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string">
            <text:p>30.16</text:p>
          </table:table-cell>
          <table:table-cell office:value-type="string">
            <text:p>0.89098</text:p>
          </table:table-cell>
          <table:table-cell office:value-type="string">
            <text:p>730.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string">
            <text:p>84.2</text:p>
          </table:table-cell>
          <table:table-cell office:value-type="string">
            <text:p>29.64</text:p>
          </table:table-cell>
          <table:table-cell office:value-type="string">
            <text:p>0.89099</text:p>
          </table:table-cell>
          <table:table-cell office:value-type="string">
            <text:p>731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149.9</text:p>
          </table:table-cell>
          <table:table-cell office:value-type="string">
            <text:p>29.56</text:p>
          </table:table-cell>
          <table:table-cell office:value-type="string">
            <text:p>0.89099</text:p>
          </table:table-cell>
          <table:table-cell office:value-type="string">
            <text:p>1202.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string">
            <text:p>129.1</text:p>
          </table:table-cell>
          <table:table-cell office:value-type="string">
            <text:p>29.71</text:p>
          </table:table-cell>
          <table:table-cell office:value-type="string">
            <text:p>0.89099</text:p>
          </table:table-cell>
          <table:table-cell office:value-type="string">
            <text:p>1044.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string">
            <text:p>73.5</text:p>
          </table:table-cell>
          <table:table-cell office:value-type="string">
            <text:p>28.26</text:p>
          </table:table-cell>
          <table:table-cell office:value-type="string">
            <text:p>0.89101</text:p>
          </table:table-cell>
          <table:table-cell office:value-type="string">
            <text:p>642.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string">
            <text:p>25.6</text:p>
          </table:table-cell>
          <table:table-cell office:value-type="string">
            <text:p>27.37</text:p>
          </table:table-cell>
          <table:table-cell office:value-type="string">
            <text:p>0.89108</text:p>
          </table:table-cell>
          <table:table-cell office:value-type="string">
            <text:p>218.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string">
            <text:p>5.2</text:p>
          </table:table-cell>
          <table:table-cell office:value-type="string">
            <text:p>24.12</text:p>
          </table:table-cell>
          <table:table-cell office:value-type="string">
            <text:p>0.89128</text:p>
          </table:table-cell>
          <table:table-cell office:value-type="string">
            <text:p>43.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9.1</text:p>
          </table:table-cell>
          <table:table-cell office:value-type="string">
            <text:p>21.28</text:p>
          </table:table-cell>
          <table:table-cell office:value-type="string">
            <text:p>0.89134</text:p>
          </table:table-cell>
          <table:table-cell office:value-type="string">
            <text:p>74.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string">
            <text:p>3.6</text:p>
          </table:table-cell>
          <table:table-cell office:value-type="string">
            <text:p>21.18</text:p>
          </table:table-cell>
          <table:table-cell office:value-type="string">
            <text:p>0.8914</text:p>
          </table:table-cell>
          <table:table-cell office:value-type="string">
            <text:p>31.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string">
            <text:p>0.1</text:p>
          </table:table-cell>
          <table:table-cell office:value-type="string">
            <text:p>20.62</text:p>
          </table:table-cell>
          <table:table-cell office:value-type="string">
            <text:p>0.89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0.1</text:p>
          </table:table-cell>
          <table:table-cell office:value-type="string">
            <text:p>21.06</text:p>
          </table:table-cell>
          <table:table-cell office:value-type="string">
            <text:p>0.89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string">
            <text:p>0.1</text:p>
          </table:table-cell>
          <table:table-cell office:value-type="string">
            <text:p>21.46</text:p>
          </table:table-cell>
          <table:table-cell office:value-type="string">
            <text:p>0.89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string">
            <text:p>0.1</text:p>
          </table:table-cell>
          <table:table-cell office:value-type="string">
            <text:p>21.72</text:p>
          </table:table-cell>
          <table:table-cell office:value-type="string">
            <text:p>0.89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0.3</text:p>
          </table:table-cell>
          <table:table-cell office:value-type="string">
            <text:p>22.02</text:p>
          </table:table-cell>
          <table:table-cell office:value-type="string">
            <text:p>0.89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0.38</text:p>
          </table:table-cell>
          <table:table-cell office:value-type="string">
            <text:p>22.14</text:p>
          </table:table-cell>
          <table:table-cell office:value-type="string">
            <text:p>0.89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5.86</text:p>
          </table:table-cell>
          <table:table-cell office:value-type="string">
            <text:p>21.65</text:p>
          </table:table-cell>
          <table:table-cell office:value-type="string">
            <text:p>0.8915</text:p>
          </table:table-cell>
          <table:table-cell office:value-type="string">
            <text:p>54.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10.5</text:p>
          </table:table-cell>
          <table:table-cell office:value-type="string">
            <text:p>21.77</text:p>
          </table:table-cell>
          <table:table-cell office:value-type="string">
            <text:p>0.89145</text:p>
          </table:table-cell>
          <table:table-cell office:value-type="string">
            <text:p>83.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5.9</text:p>
          </table:table-cell>
          <table:table-cell office:value-type="string">
            <text:p>21.77</text:p>
          </table:table-cell>
          <table:table-cell office:value-type="string">
            <text:p>0.89139</text:p>
          </table:table-cell>
          <table:table-cell office:value-type="string">
            <text:p>126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24.9</text:p>
          </table:table-cell>
          <table:table-cell office:value-type="string">
            <text:p>21.98</text:p>
          </table:table-cell>
          <table:table-cell office:value-type="string">
            <text:p>0.89135</text:p>
          </table:table-cell>
          <table:table-cell office:value-type="string">
            <text:p>204.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38.4</text:p>
          </table:table-cell>
          <table:table-cell office:value-type="string">
            <text:p>22.22</text:p>
          </table:table-cell>
          <table:table-cell office:value-type="string">
            <text:p>0.89135</text:p>
          </table:table-cell>
          <table:table-cell office:value-type="string">
            <text:p>321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52.7</text:p>
          </table:table-cell>
          <table:table-cell office:value-type="string">
            <text:p>22.43</text:p>
          </table:table-cell>
          <table:table-cell office:value-type="string">
            <text:p>0.89136</text:p>
          </table:table-cell>
          <table:table-cell office:value-type="string">
            <text:p>451.0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66.8</text:p>
          </table:table-cell>
          <table:table-cell office:value-type="string">
            <text:p>22.84</text:p>
          </table:table-cell>
          <table:table-cell office:value-type="string">
            <text:p>0.89133</text:p>
          </table:table-cell>
          <table:table-cell office:value-type="string">
            <text:p>585.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78.8</text:p>
          </table:table-cell>
          <table:table-cell office:value-type="string">
            <text:p>23.02</text:p>
          </table:table-cell>
          <table:table-cell office:value-type="string">
            <text:p>0.89131</text:p>
          </table:table-cell>
          <table:table-cell office:value-type="string">
            <text:p>689.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87.3</text:p>
          </table:table-cell>
          <table:table-cell office:value-type="string">
            <text:p>23.09</text:p>
          </table:table-cell>
          <table:table-cell office:value-type="string">
            <text:p>0.89131</text:p>
          </table:table-cell>
          <table:table-cell office:value-type="string">
            <text:p>773.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95.4</text:p>
          </table:table-cell>
          <table:table-cell office:value-type="string">
            <text:p>22.98</text:p>
          </table:table-cell>
          <table:table-cell office:value-type="string">
            <text:p>0.89131</text:p>
          </table:table-cell>
          <table:table-cell office:value-type="string">
            <text:p>848.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101.8</text:p>
          </table:table-cell>
          <table:table-cell office:value-type="string">
            <text:p>23.2</text:p>
          </table:table-cell>
          <table:table-cell office:value-type="string">
            <text:p>0.8913</text:p>
          </table:table-cell>
          <table:table-cell office:value-type="string">
            <text:p>904.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108.1</text:p>
          </table:table-cell>
          <table:table-cell office:value-type="string">
            <text:p>23.49</text:p>
          </table:table-cell>
          <table:table-cell office:value-type="string">
            <text:p>0.89129</text:p>
          </table:table-cell>
          <table:table-cell office:value-type="string">
            <text:p>955.3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string">
            <text:p>123.9</text:p>
          </table:table-cell>
          <table:table-cell office:value-type="string">
            <text:p>23.66</text:p>
          </table:table-cell>
          <table:table-cell office:value-type="string">
            <text:p>0.89127</text:p>
          </table:table-cell>
          <table:table-cell office:value-type="string">
            <text:p>1107.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135.6</text:p>
          </table:table-cell>
          <table:table-cell office:value-type="string">
            <text:p>23.72</text:p>
          </table:table-cell>
          <table:table-cell office:value-type="string">
            <text:p>0.89125</text:p>
          </table:table-cell>
          <table:table-cell office:value-type="string">
            <text:p>1213.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156.8</text:p>
          </table:table-cell>
          <table:table-cell office:value-type="string">
            <text:p>23.57</text:p>
          </table:table-cell>
          <table:table-cell office:value-type="string">
            <text:p>0.89128</text:p>
          </table:table-cell>
          <table:table-cell office:value-type="string">
            <text:p>1418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177.3</text:p>
          </table:table-cell>
          <table:table-cell office:value-type="string">
            <text:p>23.92</text:p>
          </table:table-cell>
          <table:table-cell office:value-type="string">
            <text:p>0.89128</text:p>
          </table:table-cell>
          <table:table-cell office:value-type="string">
            <text:p>1607.8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184.4</text:p>
          </table:table-cell>
          <table:table-cell office:value-type="string">
            <text:p>24.23</text:p>
          </table:table-cell>
          <table:table-cell office:value-type="string">
            <text:p>0.8913</text:p>
          </table:table-cell>
          <table:table-cell office:value-type="string">
            <text:p>1675.4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184.7</text:p>
          </table:table-cell>
          <table:table-cell office:value-type="string">
            <text:p>24.4</text:p>
          </table:table-cell>
          <table:table-cell office:value-type="string">
            <text:p>0.89135</text:p>
          </table:table-cell>
          <table:table-cell office:value-type="string">
            <text:p>1658.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87.8</text:p>
          </table:table-cell>
          <table:table-cell office:value-type="string">
            <text:p>24.88</text:p>
          </table:table-cell>
          <table:table-cell office:value-type="string">
            <text:p>0.89137</text:p>
          </table:table-cell>
          <table:table-cell office:value-type="string">
            <text:p>1684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206.6</text:p>
          </table:table-cell>
          <table:table-cell office:value-type="string">
            <text:p>25.39</text:p>
          </table:table-cell>
          <table:table-cell office:value-type="string">
            <text:p>0.89139</text:p>
          </table:table-cell>
          <table:table-cell office:value-type="string">
            <text:p>1864.21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string">
            <text:p>263.4</text:p>
          </table:table-cell>
          <table:table-cell office:value-type="string">
            <text:p>25.53</text:p>
          </table:table-cell>
          <table:table-cell office:value-type="string">
            <text:p>0.89142</text:p>
          </table:table-cell>
          <table:table-cell office:value-type="string">
            <text:p>2391.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321.7</text:p>
          </table:table-cell>
          <table:table-cell office:value-type="string">
            <text:p>26.51</text:p>
          </table:table-cell>
          <table:table-cell office:value-type="string">
            <text:p>0.89144</text:p>
          </table:table-cell>
          <table:table-cell office:value-type="string">
            <text:p>2932.0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string">
            <text:p>371.4</text:p>
          </table:table-cell>
          <table:table-cell office:value-type="string">
            <text:p>27.17</text:p>
          </table:table-cell>
          <table:table-cell office:value-type="string">
            <text:p>0.89146</text:p>
          </table:table-cell>
          <table:table-cell office:value-type="string">
            <text:p>3362.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string">
            <text:p>412.8</text:p>
          </table:table-cell>
          <table:table-cell office:value-type="string">
            <text:p>28.12</text:p>
          </table:table-cell>
          <table:table-cell office:value-type="string">
            <text:p>0.89148</text:p>
          </table:table-cell>
          <table:table-cell office:value-type="string">
            <text:p>3719.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>491.5</text:p>
          </table:table-cell>
          <table:table-cell office:value-type="string">
            <text:p>28.59</text:p>
          </table:table-cell>
          <table:table-cell office:value-type="string">
            <text:p>0.89152</text:p>
          </table:table-cell>
          <table:table-cell office:value-type="string">
            <text:p>4366.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>409.7</text:p>
          </table:table-cell>
          <table:table-cell office:value-type="string">
            <text:p>28.35</text:p>
          </table:table-cell>
          <table:table-cell office:value-type="string">
            <text:p>0.89157</text:p>
          </table:table-cell>
          <table:table-cell office:value-type="string">
            <text:p>3649.3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303.5</text:p>
          </table:table-cell>
          <table:table-cell office:value-type="string">
            <text:p>28.09</text:p>
          </table:table-cell>
          <table:table-cell office:value-type="string">
            <text:p>0.8916</text:p>
          </table:table-cell>
          <table:table-cell office:value-type="string">
            <text:p>2692.4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231.1</text:p>
          </table:table-cell>
          <table:table-cell office:value-type="string">
            <text:p>27.82</text:p>
          </table:table-cell>
          <table:table-cell office:value-type="string">
            <text:p>0.89163</text:p>
          </table:table-cell>
          <table:table-cell office:value-type="string">
            <text:p>2032.8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string">
            <text:p>237.4</text:p>
          </table:table-cell>
          <table:table-cell office:value-type="string">
            <text:p>27.44</text:p>
          </table:table-cell>
          <table:table-cell office:value-type="string">
            <text:p>0.89166</text:p>
          </table:table-cell>
          <table:table-cell office:value-type="string">
            <text:p>2106.8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20">
            <text:p>320</text:p>
          </table:table-cell>
          <table:table-cell office:value-type="string">
            <text:p>28.41</text:p>
          </table:table-cell>
          <table:table-cell office:value-type="string">
            <text:p>0.89165</text:p>
          </table:table-cell>
          <table:table-cell office:value-type="string">
            <text:p>2879.8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48">
            <text:p>448</text:p>
          </table:table-cell>
          <table:table-cell office:value-type="string">
            <text:p>29.53</text:p>
          </table:table-cell>
          <table:table-cell office:value-type="string">
            <text:p>0.89165</text:p>
          </table:table-cell>
          <table:table-cell office:value-type="string">
            <text:p>4015.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string">
            <text:p>519.7</text:p>
          </table:table-cell>
          <table:table-cell office:value-type="string">
            <text:p>29.83</text:p>
          </table:table-cell>
          <table:table-cell office:value-type="string">
            <text:p>0.89166</text:p>
          </table:table-cell>
          <table:table-cell office:value-type="string">
            <text:p>4564.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string">
            <text:p>514.5</text:p>
          </table:table-cell>
          <table:table-cell office:value-type="string">
            <text:p>29.73</text:p>
          </table:table-cell>
          <table:table-cell office:value-type="string">
            <text:p>0.89168</text:p>
          </table:table-cell>
          <table:table-cell office:value-type="string">
            <text:p>4487.8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418.7</text:p>
          </table:table-cell>
          <table:table-cell office:value-type="string">
            <text:p>29.43</text:p>
          </table:table-cell>
          <table:table-cell office:value-type="string">
            <text:p>0.8917</text:p>
          </table:table-cell>
          <table:table-cell office:value-type="string">
            <text:p>3664.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string">
            <text:p>314.9</text:p>
          </table:table-cell>
          <table:table-cell office:value-type="string">
            <text:p>29.24</text:p>
          </table:table-cell>
          <table:table-cell office:value-type="string">
            <text:p>0.8917</text:p>
          </table:table-cell>
          <table:table-cell office:value-type="string">
            <text:p>276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410.8</text:p>
          </table:table-cell>
          <table:table-cell office:value-type="string">
            <text:p>28.71</text:p>
          </table:table-cell>
          <table:table-cell office:value-type="string">
            <text:p>0.89171</text:p>
          </table:table-cell>
          <table:table-cell office:value-type="string">
            <text:p>3425.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419.9</text:p>
          </table:table-cell>
          <table:table-cell office:value-type="string">
            <text:p>30.69</text:p>
          </table:table-cell>
          <table:table-cell office:value-type="string">
            <text:p>0.89169</text:p>
          </table:table-cell>
          <table:table-cell office:value-type="string">
            <text:p>3763.5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63">
            <text:p>563</text:p>
          </table:table-cell>
          <table:table-cell office:value-type="string">
            <text:p>30.85</text:p>
          </table:table-cell>
          <table:table-cell office:value-type="string">
            <text:p>0.89171</text:p>
          </table:table-cell>
          <table:table-cell office:value-type="string">
            <text:p>4907.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string">
            <text:p>767.4</text:p>
          </table:table-cell>
          <table:table-cell office:value-type="string">
            <text:p>30.84</text:p>
          </table:table-cell>
          <table:table-cell office:value-type="string">
            <text:p>0.89172</text:p>
          </table:table-cell>
          <table:table-cell office:value-type="string">
            <text:p>6233.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string">
            <text:p>491.3</text:p>
          </table:table-cell>
          <table:table-cell office:value-type="string">
            <text:p>31.43</text:p>
          </table:table-cell>
          <table:table-cell office:value-type="string">
            <text:p>0.89173</text:p>
          </table:table-cell>
          <table:table-cell office:value-type="string">
            <text:p>4241.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433.2</text:p>
          </table:table-cell>
          <table:table-cell office:value-type="string">
            <text:p>30.12</text:p>
          </table:table-cell>
          <table:table-cell office:value-type="string">
            <text:p>0.89174</text:p>
          </table:table-cell>
          <table:table-cell office:value-type="string">
            <text:p>3721.4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string">
            <text:p>484.7</text:p>
          </table:table-cell>
          <table:table-cell office:value-type="string">
            <text:p>30.53</text:p>
          </table:table-cell>
          <table:table-cell office:value-type="string">
            <text:p>0.89173</text:p>
          </table:table-cell>
          <table:table-cell office:value-type="string">
            <text:p>4086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string">
            <text:p>1011.8</text:p>
          </table:table-cell>
          <table:table-cell office:value-type="string">
            <text:p>32.11</text:p>
          </table:table-cell>
          <table:table-cell office:value-type="string">
            <text:p>0.89176</text:p>
          </table:table-cell>
          <table:table-cell office:value-type="string">
            <text:p>7999.4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string">
            <text:p>691.7</text:p>
          </table:table-cell>
          <table:table-cell office:value-type="string">
            <text:p>30.77</text:p>
          </table:table-cell>
          <table:table-cell office:value-type="string">
            <text:p>0.89178</text:p>
          </table:table-cell>
          <table:table-cell office:value-type="string">
            <text:p>5723.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string">
            <text:p>630.3</text:p>
          </table:table-cell>
          <table:table-cell office:value-type="string">
            <text:p>33.91</text:p>
          </table:table-cell>
          <table:table-cell office:value-type="string">
            <text:p>0.89179</text:p>
          </table:table-cell>
          <table:table-cell office:value-type="string">
            <text:p>4883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string">
            <text:p>412.3</text:p>
          </table:table-cell>
          <table:table-cell office:value-type="string">
            <text:p>31.63</text:p>
          </table:table-cell>
          <table:table-cell office:value-type="string">
            <text:p>0.89183</text:p>
          </table:table-cell>
          <table:table-cell office:value-type="string">
            <text:p>2705.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string">
            <text:p>52.1</text:p>
          </table:table-cell>
          <table:table-cell office:value-type="string">
            <text:p>25.56</text:p>
          </table:table-cell>
          <table:table-cell office:value-type="string">
            <text:p>0.89192</text:p>
          </table:table-cell>
          <table:table-cell office:value-type="string">
            <text:p>455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51.6</text:p>
          </table:table-cell>
          <table:table-cell office:value-type="string">
            <text:p>23.87</text:p>
          </table:table-cell>
          <table:table-cell office:value-type="string">
            <text:p>0.89204</text:p>
          </table:table-cell>
          <table:table-cell office:value-type="string">
            <text:p>459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string">
            <text:p>23.09</text:p>
          </table:table-cell>
          <table:table-cell office:value-type="string">
            <text:p>0.89216</text:p>
          </table:table-cell>
          <table:table-cell office:value-type="string">
            <text:p>657.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29.6</text:p>
          </table:table-cell>
          <table:table-cell office:value-type="string">
            <text:p>22.69</text:p>
          </table:table-cell>
          <table:table-cell office:value-type="string">
            <text:p>0.89222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string">
            <text:p>136.6</text:p>
          </table:table-cell>
          <table:table-cell office:value-type="string">
            <text:p>23.11</text:p>
          </table:table-cell>
          <table:table-cell office:value-type="string">
            <text:p>0.89225</text:p>
          </table:table-cell>
          <table:table-cell office:value-type="string">
            <text:p>1244.5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string">
            <text:p>80.4</text:p>
          </table:table-cell>
          <table:table-cell office:value-type="string">
            <text:p>22.79</text:p>
          </table:table-cell>
          <table:table-cell office:value-type="string">
            <text:p>0.89227</text:p>
          </table:table-cell>
          <table:table-cell office:value-type="string">
            <text:p>716.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string">
            <text:p>22.48</text:p>
          </table:table-cell>
          <table:table-cell office:value-type="string">
            <text:p>0.89227</text:p>
          </table:table-cell>
          <table:table-cell office:value-type="string">
            <text:p>421.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43.5</text:p>
          </table:table-cell>
          <table:table-cell office:value-type="string">
            <text:p>22.14</text:p>
          </table:table-cell>
          <table:table-cell office:value-type="string">
            <text:p>0.89225</text:p>
          </table:table-cell>
          <table:table-cell office:value-type="string">
            <text:p>373.7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string">
            <text:p>73.6</text:p>
          </table:table-cell>
          <table:table-cell office:value-type="string">
            <text:p>21.19</text:p>
          </table:table-cell>
          <table:table-cell office:value-type="string">
            <text:p>0.89225</text:p>
          </table:table-cell>
          <table:table-cell office:value-type="string">
            <text:p>629.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string">
            <text:p>99.9</text:p>
          </table:table-cell>
          <table:table-cell office:value-type="string">
            <text:p>21.36</text:p>
          </table:table-cell>
          <table:table-cell office:value-type="string">
            <text:p>0.89222</text:p>
          </table:table-cell>
          <table:table-cell office:value-type="string">
            <text:p>865.1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string">
            <text:p>159.7</text:p>
          </table:table-cell>
          <table:table-cell office:value-type="string">
            <text:p>21.85</text:p>
          </table:table-cell>
          <table:table-cell office:value-type="string">
            <text:p>0.89217</text:p>
          </table:table-cell>
          <table:table-cell office:value-type="string">
            <text:p>1403.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449.2</text:p>
          </table:table-cell>
          <table:table-cell office:value-type="string">
            <text:p>23.49</text:p>
          </table:table-cell>
          <table:table-cell office:value-type="string">
            <text:p>0.89218</text:p>
          </table:table-cell>
          <table:table-cell office:value-type="string">
            <text:p>3934.2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string">
            <text:p>235.7</text:p>
          </table:table-cell>
          <table:table-cell office:value-type="string">
            <text:p>23.88</text:p>
          </table:table-cell>
          <table:table-cell office:value-type="string">
            <text:p>0.8922</text:p>
          </table:table-cell>
          <table:table-cell office:value-type="string">
            <text:p>2015.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string">
            <text:p>134.9</text:p>
          </table:table-cell>
          <table:table-cell office:value-type="string">
            <text:p>23.4</text:p>
          </table:table-cell>
          <table:table-cell office:value-type="string">
            <text:p>0.8922</text:p>
          </table:table-cell>
          <table:table-cell office:value-type="string">
            <text:p>1165.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string">
            <text:p>119.5</text:p>
          </table:table-cell>
          <table:table-cell office:value-type="string">
            <text:p>23.36</text:p>
          </table:table-cell>
          <table:table-cell office:value-type="string">
            <text:p>0.89225</text:p>
          </table:table-cell>
          <table:table-cell office:value-type="string">
            <text:p>1036.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string">
            <text:p>104.9</text:p>
          </table:table-cell>
          <table:table-cell office:value-type="string">
            <text:p>22.99</text:p>
          </table:table-cell>
          <table:table-cell office:value-type="string">
            <text:p>0.89228</text:p>
          </table:table-cell>
          <table:table-cell office:value-type="string">
            <text:p>909.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string">
            <text:p>99.7</text:p>
          </table:table-cell>
          <table:table-cell office:value-type="string">
            <text:p>23.03</text:p>
          </table:table-cell>
          <table:table-cell office:value-type="string">
            <text:p>0.89231</text:p>
          </table:table-cell>
          <table:table-cell office:value-type="string">
            <text:p>858.5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string">
            <text:p>96.4</text:p>
          </table:table-cell>
          <table:table-cell office:value-type="string">
            <text:p>23.17</text:p>
          </table:table-cell>
          <table:table-cell office:value-type="string">
            <text:p>0.89233</text:p>
          </table:table-cell>
          <table:table-cell office:value-type="string">
            <text:p>846.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string">
            <text:p>74.7</text:p>
          </table:table-cell>
          <table:table-cell office:value-type="string">
            <text:p>23.38</text:p>
          </table:table-cell>
          <table:table-cell office:value-type="string">
            <text:p>0.89232</text:p>
          </table:table-cell>
          <table:table-cell office:value-type="string">
            <text:p>639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office:value-type="string">
            <text:p>69.4</text:p>
          </table:table-cell>
          <table:table-cell office:value-type="string">
            <text:p>23.51</text:p>
          </table:table-cell>
          <table:table-cell office:value-type="string">
            <text:p>0.89232</text:p>
          </table:table-cell>
          <table:table-cell office:value-type="string">
            <text:p>587.8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126.9</text:p>
          </table:table-cell>
          <table:table-cell office:value-type="string">
            <text:p>24.11</text:p>
          </table:table-cell>
          <table:table-cell office:value-type="string">
            <text:p>0.89233</text:p>
          </table:table-cell>
          <table:table-cell office:value-type="string">
            <text:p>586.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float" office:value="104">
            <text:p>104</text:p>
          </table:table-cell>
          <table:table-cell office:value-type="string">
            <text:p>23.81</text:p>
          </table:table-cell>
          <table:table-cell office:value-type="string">
            <text:p>0.89234</text:p>
          </table:table-cell>
          <table:table-cell office:value-type="string">
            <text:p>428.8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string">
            <text:p>39.3</text:p>
          </table:table-cell>
          <table:table-cell office:value-type="string">
            <text:p>23.38</text:p>
          </table:table-cell>
          <table:table-cell office:value-type="string">
            <text:p>0.8923</text:p>
          </table:table-cell>
          <table:table-cell office:value-type="string">
            <text:p>306.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string">
            <text:p>24.9</text:p>
          </table:table-cell>
          <table:table-cell office:value-type="string">
            <text:p>23.34</text:p>
          </table:table-cell>
          <table:table-cell office:value-type="string">
            <text:p>0.89226</text:p>
          </table:table-cell>
          <table:table-cell office:value-type="string">
            <text:p>188.6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string">
            <text:p>6.6</text:p>
          </table:table-cell>
          <table:table-cell office:value-type="string">
            <text:p>22.89</text:p>
          </table:table-cell>
          <table:table-cell office:value-type="string">
            <text:p>0.8922</text:p>
          </table:table-cell>
          <table:table-cell office:value-type="string">
            <text:p>48.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13-07-2020</text:date>, <text:time>10:0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20-07-13T10:00:22</dc:date>
    <dc:creator>Erlandson Saraiva</dc:creator>
    <meta:editing-duration>PT1M59S</meta:editing-duration>
    <meta:editing-cycles>1</meta:editing-cycles>
    <meta:document-statistic meta:table-count="1" meta:cell-count="9390" meta:object-count="0"/>
  </office:meta>
</office:document-meta>
</file>